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system" style:font-pitch="variable"/>
    <style:font-face style:name="Ｍ" svg:font-family="Ｍ" style:font-pitch="variable"/>
    <style:font-face style:name="Ｍ1" svg:font-family="Ｍ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vertical-align="middle" fo:min-height="0.508cm" fo:min-width="2.54cm" fo:padding-top="0.141cm" fo:padding-bottom="0.141cm" fo:padding-left="0.141cm" fo:padding-right="0.141cm"/>
      <style:paragraph-properties style:writing-mode="lr-tb"/>
    </style:style>
    <style:style style:name="gr2" style:family="graphic" style:parent-style-name="standard">
      <style:graphic-properties draw:stroke="none" draw:fill="none" draw:textarea-vertical-align="bottom" fo:min-height="0.353cm" fo:min-width="2.54cm" fo:padding-top="0.141cm" fo:padding-bottom="0.141cm" fo:padding-left="0.141cm" fo:padding-right="0.141cm"/>
      <style:paragraph-properties style:writing-mode="lr-tb"/>
    </style:style>
    <style:style style:name="gr3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gr4" style:family="graphic" style:parent-style-name="standard">
      <style:graphic-properties draw:stroke="none" draw:fill="none" draw:textarea-vertical-align="middle" fo:min-height="0.671cm" fo:min-width="2.54cm" fo:padding-top="0.141cm" fo:padding-bottom="0.141cm" fo:padding-left="0.141cm" fo:padding-right="0.141cm"/>
      <style:paragraph-properties style:writing-mode="lr-tb"/>
    </style:style>
    <style:style style:name="gr5" style:family="graphic" style:parent-style-name="standard">
      <style:graphic-properties draw:stroke="none" draw:fill="solid" draw:fill-color="#ffffff" draw:shadow="hidden"/>
    </style:style>
    <style:style style:name="gr6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7" style:family="graphic" style:parent-style-name="standard">
      <style:graphic-properties draw:stroke="none" draw:fill="none" draw:textarea-vertical-align="middle" fo:min-height="0.932cm" fo:min-width="2.54cm" fo:padding-top="0cm" fo:padding-bottom="0cm" fo:padding-left="0.212cm" fo:padding-right="0.141cm"/>
    </style:style>
    <style:style style:name="gr8" style:family="graphic" style:parent-style-name="standard">
      <style:graphic-properties draw:stroke="none" draw:fill="none" draw:textarea-vertical-align="middle" fo:min-height="0.932cm" fo:min-width="2.54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none" draw:textarea-vertical-align="middle" fo:min-height="0.536cm" fo:min-width="2.54cm" fo:padding-top="0cm" fo:padding-bottom="0.141cm" fo:padding-left="0.141cm" fo:padding-right="0.141cm"/>
      <style:paragraph-properties style:writing-mode="lr-tb"/>
    </style:style>
    <style:style style:name="gr10" style:family="graphic" style:parent-style-name="standard">
      <style:graphic-properties draw:stroke="none" draw:fill="solid" draw:fill-color="#e6e6e6" draw:shadow="hidden"/>
    </style:style>
    <style:style style:name="gr11" style:family="graphic" style:parent-style-name="standard">
      <style:graphic-properties draw:stroke="none" draw:fill="none" draw:textarea-vertical-align="middle" fo:min-height="0.763cm" fo:min-width="2.54cm" fo:padding-top="0.141cm" fo:padding-bottom="0.141cm" fo:padding-left="0.141cm" fo:padding-right="0.141cm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0.985cm" fo:min-width="2.54cm" fo:padding-top="0.071cm" fo:padding-bottom="0.071cm" fo:padding-left="0.071cm" fo:padding-right="0.071cm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0.468cm" fo:min-width="2.54cm" fo:padding-top="0.141cm" fo:padding-bottom="0.141cm" fo:padding-left="0.141cm" fo:padding-right="0.141cm"/>
      <style:paragraph-properties style:writing-mode="lr-tb"/>
    </style:style>
    <style:style style:name="gr14" style:family="graphic" style:parent-style-name="standard">
      <style:graphic-properties draw:stroke="none" draw:fill="solid" draw:fill-color="#000000" draw:shadow="hidden"/>
    </style:style>
    <style:style style:name="gr15" style:family="graphic" style:parent-style-name="standard">
      <style:graphic-properties draw:stroke="none" draw:fill="none" draw:textarea-vertical-align="middle" fo:min-height="0.255cm" fo:min-width="2.54cm" fo:padding-top="0.141cm" fo:padding-bottom="0.141cm" fo:padding-left="0.141cm" fo:padding-right="0.141cm"/>
      <style:paragraph-properties style:writing-mode="lr-tb"/>
    </style:style>
    <style:style style:name="gr16" style:family="graphic" style:parent-style-name="standard">
      <style:graphic-properties draw:stroke="none" draw:fill="none" draw:textarea-vertical-align="middle" fo:min-height="0.834cm" fo:min-width="2.54cm" fo:padding-top="0.071cm" fo:padding-bottom="0.071cm" fo:padding-left="0.071cm" fo:padding-right="0.071cm"/>
      <style:paragraph-properties style:writing-mode="lr-tb"/>
    </style:style>
    <style:style style:name="gr17" style:family="graphic" style:parent-style-name="standard">
      <style:graphic-properties draw:stroke="none" draw:fill="none" draw:textarea-vertical-align="middle" fo:min-height="1.813cm" fo:min-width="2.54cm" fo:padding-top="0.035cm" fo:padding-bottom="0.035cm" fo:padding-left="0.035cm" fo:padding-right="0.035cm"/>
      <style:paragraph-properties style:writing-mode="lr-tb"/>
    </style:style>
    <style:style style:name="gr18" style:family="graphic" style:parent-style-name="standard">
      <style:graphic-properties draw:stroke="none" draw:fill="none" draw:textarea-vertical-align="middle" fo:min-height="0.811cm" fo:min-width="2.54cm" fo:padding-top="0.071cm" fo:padding-bottom="0.071cm" fo:padding-left="0.071cm" fo:padding-right="0.071cm"/>
      <style:paragraph-properties style:writing-mode="lr-tb"/>
    </style:style>
    <style:style style:name="gr19" style:family="graphic" style:parent-style-name="standard">
      <style:graphic-properties draw:stroke="dash" draw:stroke-dash="Dash_5f_0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gr20" style:family="graphic" style:parent-style-name="standard">
      <style:graphic-properties draw:stroke="none" draw:fill="none" draw:textarea-vertical-align="top" fo:min-height="4.497cm" fo:min-width="2.54cm" fo:padding-top="0.071cm" fo:padding-bottom="0.071cm" fo:padding-left="0.071cm" fo:padding-right="0.071cm"/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 fo:min-height="0.652cm" fo:min-width="2.54cm" fo:padding-top="0.071cm" fo:padding-bottom="0.071cm" fo:padding-left="0.071cm" fo:padding-right="0.071cm"/>
      <style:paragraph-properties style:writing-mode="lr-tb"/>
    </style:style>
    <style:style style:name="gr22" style:family="graphic" style:parent-style-name="standard">
      <style:graphic-properties draw:stroke="none" draw:fill="none" draw:textarea-vertical-align="middle" fo:min-height="0.909cm" fo:min-width="2.54cm" fo:padding-top="0.141cm" fo:padding-bottom="0.141cm" fo:padding-left="0.141cm" fo:padding-right="0.141cm"/>
      <style:paragraph-properties style:writing-mode="lr-tb"/>
    </style:style>
    <style:style style:name="gr23" style:family="graphic" style:parent-style-name="standard">
      <style:graphic-properties draw:stroke="none" draw:fill="none" draw:textarea-vertical-align="middle" fo:min-height="1.361cm" fo:min-width="2.54cm" fo:padding-top="0.141cm" fo:padding-bottom="0.141cm" fo:padding-left="0.141cm" fo:padding-right="0.141cm"/>
      <style:paragraph-properties style:writing-mode="lr-tb"/>
    </style:style>
    <style:style style:name="gr24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/>
    </style:style>
    <style:style style:name="gr25" style:family="graphic" style:parent-style-name="standard">
      <style:graphic-properties draw:stroke="none" draw:fill="none" draw:textarea-vertical-align="middle" fo:min-height="1.021cm" fo:min-width="2.54cm" fo:padding-top="0.141cm" fo:padding-bottom="0.141cm" fo:padding-left="0.141cm" fo:padding-right="0.141cm"/>
      <style:paragraph-properties style:writing-mode="lr-tb"/>
    </style:style>
    <style:style style:name="gr26" style:family="graphic" style:parent-style-name="standard">
      <style:graphic-properties draw:stroke="none" draw:fill="none" draw:textarea-vertical-align="top" fo:min-height="4.761cm" fo:min-width="2.54cm" fo:padding-top="0.071cm" fo:padding-bottom="0.071cm" fo:padding-left="0.071cm" fo:padding-right="0.071cm"/>
      <style:paragraph-properties style:writing-mode="lr-tb"/>
    </style:style>
    <style:style style:name="gr27" style:family="graphic" style:parent-style-name="standard">
      <style:graphic-properties draw:stroke="none" draw:fill="none" draw:textarea-vertical-align="middle" fo:min-height="0.341cm" fo:min-width="2.54cm" fo:padding-top="0cm" fo:padding-bottom="0cm" fo:padding-left="0.212cm" fo:padding-right="0.141cm"/>
      <style:paragraph-properties style:writing-mode="lr-tb"/>
    </style:style>
    <style:style style:name="gr28" style:family="graphic" style:parent-style-name="standard">
      <style:graphic-properties draw:stroke="none" draw:fill="none" draw:textarea-vertical-align="middle" fo:min-height="1.425cm" fo:min-width="2.54cm" fo:padding-top="0cm" fo:padding-bottom="0.141cm" fo:padding-left="0.141cm" fo:padding-right="0.141cm"/>
      <style:paragraph-properties style:writing-mode="lr-tb"/>
    </style:style>
    <style:style style:name="gr29" style:family="graphic" style:parent-style-name="standard">
      <style:graphic-properties draw:stroke="none" draw:fill="none" draw:textarea-vertical-align="top" fo:min-height="1.906cm" fo:min-width="2.54cm" fo:padding-top="0.071cm" fo:padding-bottom="0.071cm" fo:padding-left="0.071cm" fo:padding-right="0.071cm"/>
      <style:paragraph-properties style:writing-mode="lr-tb"/>
    </style:style>
    <style:style style:name="gr30" style:family="graphic" style:parent-style-name="standard">
      <style:graphic-properties draw:stroke="none" draw:fill="none" draw:textarea-vertical-align="middle" fo:min-height="0.509cm" fo:min-width="2.54cm" fo:padding-top="0.141cm" fo:padding-bottom="0.141cm" fo:padding-left="0.141cm" fo:padding-right="0.141cm"/>
      <style:paragraph-properties style:writing-mode="lr-tb"/>
    </style:style>
    <style:style style:name="gr31" style:family="graphic" style:parent-style-name="standard">
      <style:graphic-properties draw:stroke="solid" svg:stroke-width="0.025cm" svg:stroke-color="#000000" draw:marker-end="Marker_5f_0" draw:marker-end-width="0.319cm" svg:stroke-opacity="100%" draw:stroke-linejoin="round" svg:stroke-linecap="round" draw:fill="none" fo:padding-top="0.137cm" fo:padding-bottom="0.137cm" fo:padding-left="0.262cm" fo:padding-right="0.262cm"/>
    </style:style>
    <style:style style:name="gr32" style:family="graphic" style:parent-style-name="standard">
      <style:graphic-properties draw:stroke="none" draw:fill="none" draw:textarea-vertical-align="middle" fo:min-height="22.401cm" fo:min-width="2.54cm" fo:padding-top="0.071cm" fo:padding-bottom="0.071cm" fo:padding-left="0.071cm" fo:padding-right="0.071cm"/>
    </style:style>
    <style:style style:name="gr33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draw:opacity="100%" draw:opacity-name="Transparency_20_1" fo:padding-top="0.129cm" fo:padding-bottom="0.129cm" fo:padding-left="0.254cm" fo:padding-right="0.254cm"/>
    </style:style>
    <style:style style:name="gr34" style:family="graphic" style:parent-style-name="standard">
      <style:graphic-properties draw:stroke="none" draw:fill="none" draw:opacity="100%" draw:opacity-name="Transparency_20_1" draw:textarea-vertical-align="middle" fo:min-height="0.932cm" fo:min-width="2.54cm" fo:padding-top="0.141cm" fo:padding-bottom="0.141cm" fo:padding-left="0.141cm" fo:padding-right="0.141cm"/>
    </style:style>
    <style:style style:name="gr35" style:family="graphic" style:parent-style-name="standard">
      <style:graphic-properties draw:stroke="none" draw:fill="none" draw:textarea-vertical-align="middle" fo:min-height="0.937cm" fo:min-width="2.54cm" fo:padding-top="0.141cm" fo:padding-bottom="0.141cm" fo:padding-left="0.141cm" fo:padding-right="0.141cm"/>
    </style:style>
    <style:style style:name="gr36" style:family="graphic" style:parent-style-name="standard" style:list-style-name="L1">
      <style:graphic-properties draw:stroke="none" draw:fill="none" draw:textarea-vertical-align="middle" fo:min-height="0.763cm" fo:min-width="2.54cm" fo:padding-top="0.141cm" fo:padding-bottom="0.141cm" fo:padding-left="0.141cm" fo:padding-right="0.141cm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textarea-vertical-align="middle" fo:min-height="0.763cm" fo:min-width="2.54cm" fo:padding-top="0.141cm" fo:padding-bottom="0.141cm" fo:padding-left="0.141cm" fo:padding-right="0.141cm"/>
      <style:paragraph-properties style:writing-mode="lr-tb"/>
    </style:style>
    <style:style style:name="gr38" style:family="graphic" style:parent-style-name="standard" style:list-style-name="L1">
      <style:graphic-properties draw:stroke="none" draw:fill="none" draw:textarea-vertical-align="middle" fo:min-height="0.763cm" fo:min-width="2.54cm" fo:padding-top="0.141cm" fo:padding-bottom="0.141cm" fo:padding-left="0.141cm" fo:padding-right="0.141cm"/>
      <style:paragraph-properties style:writing-mode="lr-tb"/>
    </style:style>
    <style:style style:name="gr39" style:family="graphic" style:parent-style-name="standard" style:list-style-name="L1">
      <style:graphic-properties draw:stroke="none" draw:fill="none" draw:textarea-vertical-align="middle" fo:min-height="0.763cm" fo:min-width="2.54cm" fo:padding-top="0.141cm" fo:padding-bottom="0.141cm" fo:padding-left="0.141cm" fo:padding-right="0.141cm"/>
      <style:paragraph-properties style:writing-mode="lr-tb"/>
    </style:style>
    <style:style style:name="gr40" style:family="graphic" style:parent-style-name="standard" style:list-style-name="L1">
      <style:graphic-properties draw:stroke="none" draw:fill="none" draw:textarea-vertical-align="middle" fo:min-height="0.763cm" fo:min-width="2.54cm" fo:padding-top="0.141cm" fo:padding-bottom="0.141cm" fo:padding-left="0.141cm" fo:padding-right="0.141cm"/>
      <style:paragraph-properties style:writing-mode="lr-tb"/>
    </style:style>
    <style:style style:name="gr41" style:family="graphic" style:parent-style-name="standard">
      <style:graphic-properties draw:stroke="none" draw:fill="none" draw:textarea-vertical-align="top" fo:min-height="0.763cm" fo:min-width="2.54cm" fo:padding-top="0.071cm" fo:padding-bottom="0.071cm" fo:padding-left="0.071cm" fo:padding-right="0.071cm"/>
      <style:paragraph-properties style:writing-mode="lr-tb"/>
    </style:style>
    <style:style style:name="gr42" style:family="graphic" style:parent-style-name="standard">
      <style:graphic-properties draw:stroke="none" draw:fill="none" draw:textarea-vertical-align="top" fo:min-height="1.144cm" fo:min-width="2.54cm" fo:padding-top="0.071cm" fo:padding-bottom="0.071cm" fo:padding-left="0.071cm" fo:padding-right="0.071cm"/>
      <style:paragraph-properties style:writing-mode="lr-tb"/>
    </style:style>
    <style:style style:name="gr43" style:family="graphic" style:parent-style-name="standard">
      <style:graphic-properties draw:stroke="none" draw:fill="none" draw:opacity="100%" draw:opacity-name="Transparency_20_1" draw:textarea-vertical-align="middle" fo:min-height="0.937cm" fo:min-width="2.54cm" fo:padding-top="0.141cm" fo:padding-bottom="0.141cm" fo:padding-left="0.141cm" fo:padding-right="0.141cm"/>
    </style:style>
    <style:style style:name="gr44" style:family="graphic" style:parent-style-name="standard">
      <style:graphic-properties draw:stroke="none" draw:fill="none" draw:textarea-vertical-align="top" fo:min-height="6.601cm" fo:min-width="2.54cm" fo:padding-top="0.071cm" fo:padding-bottom="0.071cm" fo:padding-left="0.071cm" fo:padding-right="0.071cm"/>
      <style:paragraph-properties style:writing-mode="lr-tb"/>
    </style:style>
    <style:style style:name="gr45" style:family="graphic" style:parent-style-name="standard">
      <style:graphic-properties draw:stroke="none" draw:fill="none" draw:textarea-vertical-align="top" fo:min-height="0.734cm" fo:min-width="2.54cm" fo:padding-top="0.071cm" fo:padding-bottom="0.071cm" fo:padding-left="0.071cm" fo:padding-right="0.071cm"/>
      <style:paragraph-properties style:writing-mode="lr-tb"/>
    </style:style>
    <style:style style:name="gr46" style:family="graphic" style:parent-style-name="standard">
      <style:graphic-properties draw:stroke="none" draw:fill="none" draw:textarea-vertical-align="top" fo:min-height="0.509cm" fo:min-width="2.54cm" fo:padding-top="0.071cm" fo:padding-bottom="0.071cm" fo:padding-left="0.071cm" fo:padding-right="0.071cm"/>
      <style:paragraph-properties style:writing-mode="lr-tb"/>
    </style:style>
    <style:style style:name="gr47" style:family="graphic" style:parent-style-name="standard">
      <style:graphic-properties draw:stroke="none" draw:fill="none" draw:textarea-vertical-align="top" fo:min-height="0.681cm" fo:min-width="2.54cm" fo:padding-top="0.071cm" fo:padding-bottom="0.071cm" fo:padding-left="0.071cm" fo:padding-right="0.071cm"/>
      <style:paragraph-properties style:writing-mode="lr-tb"/>
    </style:style>
    <style:style style:name="gr48" style:family="graphic" style:parent-style-name="standard">
      <style:graphic-properties draw:stroke="none" draw:fill="none" draw:textarea-vertical-align="top" fo:min-height="1.021cm" fo:min-width="2.54cm" fo:padding-top="0.071cm" fo:padding-bottom="0.071cm" fo:padding-left="0.071cm" fo:padding-right="0.071cm"/>
      <style:paragraph-properties style:writing-mode="lr-tb"/>
    </style:style>
    <style:style style:name="gr49" style:family="graphic" style:parent-style-name="standard">
      <style:graphic-properties draw:stroke="none" draw:fill="none" draw:textarea-vertical-align="top" fo:min-height="1.127cm" fo:min-width="2.54cm" fo:padding-top="0.071cm" fo:padding-bottom="0.071cm" fo:padding-left="0.071cm" fo:padding-right="0.071cm"/>
      <style:paragraph-properties style:writing-mode="lr-tb"/>
    </style:style>
    <style:style style:name="gr50" style:family="graphic" style:parent-style-name="objectwithoutfill">
      <style:graphic-properties svg:stroke-color="#000000" draw:marker-end="線の終点_20_1" draw:marker-end-width="0.3cm" draw:fill="none" draw:textarea-vertical-align="middle"/>
    </style:style>
    <style:style style:name="gr51" style:family="graphic" style:parent-style-name="objectwithoutfill">
      <style:graphic-properties svg:stroke-color="#000000" draw:marker-end="線の終点_20_2" draw:marker-end-width="0.3cm" draw:fill="none" draw:textarea-vertical-align="middle"/>
    </style:style>
    <style:style style:name="gr52" style:family="graphic" style:parent-style-name="objectwithoutfill">
      <style:graphic-properties svg:stroke-color="#000000" draw:marker-end="線の終点_20_3" draw:marker-end-width="0.3cm" draw:fill="none" draw:textarea-vertical-align="middle"/>
    </style:style>
    <style:style style:name="gr53" style:family="graphic" style:parent-style-name="standard">
      <style:graphic-properties draw:stroke="none" draw:fill="none" draw:textarea-vertical-align="middle" fo:min-height="0.681cm" fo:min-width="2.54cm" fo:padding-top="0.141cm" fo:padding-bottom="0.141cm" fo:padding-left="0.141cm" fo:padding-right="0.141cm"/>
      <style:paragraph-properties style:writing-mode="lr-tb"/>
    </style:style>
    <style:style style:name="gr54" style:family="graphic" style:parent-style-name="standard">
      <style:graphic-properties draw:stroke="none" draw:fill="none" draw:textarea-vertical-align="top" fo:min-height="1.361cm" fo:min-width="2.54cm" fo:padding-top="0.071cm" fo:padding-bottom="0.071cm" fo:padding-left="0.071cm" fo:padding-right="0.071cm"/>
      <style:paragraph-properties style:writing-mode="lr-tb"/>
    </style:style>
    <style:style style:name="gr55" style:family="graphic" style:parent-style-name="standard">
      <style:graphic-properties draw:stroke="none" draw:fill="none" draw:textarea-vertical-align="top" fo:min-height="0.784cm" fo:min-width="2.54cm" fo:padding-top="0.071cm" fo:padding-bottom="0.071cm" fo:padding-left="0.071cm" fo:padding-right="0.071cm"/>
      <style:paragraph-properties style:writing-mode="lr-tb"/>
    </style:style>
    <style:style style:name="gr56" style:family="graphic" style:parent-style-name="standard">
      <style:graphic-properties draw:stroke="none" draw:fill="none" draw:textarea-vertical-align="middle" fo:min-height="1.193cm" fo:min-width="2.54cm" fo:padding-top="0.141cm" fo:padding-bottom="0.141cm" fo:padding-left="0.141cm" fo:padding-right="0.141cm"/>
      <style:paragraph-properties style:writing-mode="lr-tb"/>
    </style:style>
    <style:style style:name="gr57" style:family="graphic" style:parent-style-name="standard">
      <style:graphic-properties draw:stroke="none" draw:fill="none" draw:textarea-vertical-align="top" fo:min-height="1.05cm" fo:min-width="2.54cm" fo:padding-top="0.071cm" fo:padding-bottom="0.071cm" fo:padding-left="0.071cm" fo:padding-right="0.07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20%" fo:text-align="start" fo:text-indent="0cm"/>
    </style:style>
    <style:style style:name="P2" style:family="paragraph">
      <loext:graphic-properties draw:fill="none"/>
      <style:paragraph-properties style:writing-mode="lr-tb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20%" fo:text-align="end" fo:text-indent="0cm"/>
    </style:style>
    <style:style style:name="P5" style:family="paragraph">
      <loext:graphic-properties draw:fill="solid" draw:fill-color="#ffffff"/>
    </style:style>
    <style:style style:name="P6" style:family="paragraph">
      <style:paragraph-properties fo:margin-left="0cm" fo:margin-right="0cm" fo:margin-top="0cm" fo:margin-bottom="0cm" fo:line-height="120%" fo:text-align="center" fo:text-indent="0cm"/>
    </style:style>
    <style:style style:name="P7" style:family="paragraph">
      <loext:graphic-properties draw:fill="solid" draw:fill-color="#e6e6e6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/>
      <style:paragraph-properties style:writing-mode="lr-tb"/>
      <style:text-properties fo:color="#c9211e" loext:opacity="100%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  <style:text-properties fo:color="#c9211e" loext:opacity="100%"/>
    </style:style>
    <style:style style:name="P12" style:family="paragraph">
      <style:paragraph-properties fo:margin-left="0cm" fo:margin-right="0cm" fo:margin-top="0cm" fo:margin-bottom="0cm" fo:line-height="120%" fo:text-align="center" fo:text-indent="0cm" style:text-autospace="none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3" style:family="paragraph">
      <loext:graphic-properties draw:fill="none" draw:opacity="100%" draw:opacity-name="Transparency_20_1"/>
    </style:style>
    <style:style style:name="P14" style:family="paragraph">
      <loext:graphic-properties draw:fill="solid" draw:fill-color="#e6e6e6"/>
      <style:text-properties fo:color="#c9211e" loext:opacity="100%"/>
    </style:style>
    <style:style style:name="P15" style:family="paragraph">
      <loext:graphic-properties draw:fill="none"/>
      <style:text-properties fo:color="#c9211e" loext:opacity="100%"/>
    </style:style>
    <style:style style:name="P16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Ｍ1" fo:font-size="12pt" style:font-name-asian="Ｍ1" style:font-size-asian="12pt" style:font-name-complex="Ｍ1" style:font-size-complex="12pt"/>
    </style:style>
    <style:style style:name="T2" style:family="text">
      <style:text-properties fo:color="#000000" loext:opacity="100%" style:font-name="Ｍ1" fo:font-size="8pt" style:font-name-asian="Ｍ1" style:font-size-asian="8pt" style:font-name-complex="Ｍ1" style:font-size-complex="8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Ｍ1" fo:font-size="10pt" fo:font-style="normal" fo:text-shadow="none" style:text-underline-style="none" fo:font-weight="normal" style:letter-kerning="true" style:font-name-asian="Ｍ1" style:font-size-asian="10pt" style:font-style-asian="normal" style:font-weight-asian="normal" style:font-name-complex="Ｍ1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c9211e" loext:opacity="100%" style:font-name="Ｍ1" fo:font-size="10pt" style:font-name-asian="Ｍ1" style:font-size-asian="10pt" style:font-name-complex="Ｍ1" style:font-size-complex="10pt"/>
    </style:style>
    <style:style style:name="T5" style:family="text">
      <style:text-properties fo:color="#000000" loext:opacity="100%" style:font-name="Ｍ1" fo:font-size="10pt" style:font-name-asian="Ｍ1" style:font-size-asian="10pt" style:font-name-complex="Ｍ1" style:font-size-complex="10pt"/>
    </style:style>
    <style:style style:name="T6" style:family="text">
      <style:text-properties fo:color="#000000" loext:opacity="100%" style:font-name="Ｍ1" fo:font-size="6pt" style:font-name-asian="Ｍ1" style:font-size-asian="6pt" style:font-name-complex="Ｍ1" style:font-size-complex="6pt"/>
    </style:style>
    <style:style style:name="T7" style:family="text">
      <style:text-properties fo:color="#000000" loext:opacity="100%" style:font-name="Ｍ1" fo:font-size="6pt" fo:background-color="#ffffff" style:font-name-asian="Ｍ1" style:font-size-asian="6pt" style:font-name-complex="Ｍ1" style:font-size-complex="6pt"/>
    </style:style>
    <style:style style:name="T8" style:family="text">
      <style:text-properties fo:color="#000000" loext:opacity="100%" style:font-name="Ｍ1" fo:font-size="9pt" style:text-underline-style="solid" style:text-underline-width="auto" style:text-underline-color="font-color" fo:font-weight="bold" style:font-name-asian="Ｍ1" style:font-size-asian="9pt" style:font-weight-asian="bold" style:font-name-complex="Ｍ1" style:font-size-complex="9pt" style:font-weight-complex="bold"/>
    </style:style>
    <style:style style:name="T9" style:family="text">
      <style:text-properties fo:color="#000000" loext:opacity="100%" style:font-name="Ｍ1" fo:font-size="9pt" style:font-name-asian="Ｍ1" style:font-size-asian="9pt" style:font-name-complex="Ｍ1" style:font-size-complex="9pt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Ｍ1" fo:font-size="9pt" fo:font-style="normal" fo:text-shadow="none" style:text-underline-style="none" fo:font-weight="normal" style:letter-kerning="true" style:font-name-asian="Ｍ1" style:font-size-asian="9pt" style:font-style-asian="normal" style:font-weight-asian="normal" style:font-name-complex="Ｍ1" style:font-size-complex="9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c9211e" loext:opacity="100%" style:text-outline="false" style:text-line-through-style="none" style:text-line-through-type="none" style:font-name="Ｍ1" fo:font-size="9pt" fo:font-style="normal" fo:text-shadow="none" style:text-underline-style="none" fo:font-weight="normal" style:letter-kerning="true" style:font-name-asian="Ｍ1" style:font-size-asian="9pt" style:font-style-asian="normal" style:font-weight-asian="normal" style:font-name-complex="Ｍ1" style:font-size-complex="9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c9211e" loext:opacity="100%" style:font-name="Ｍ1" fo:font-size="9pt" style:font-name-asian="Ｍ1" style:font-size-asian="9pt" style:font-name-complex="Ｍ1" style:font-size-complex="9pt"/>
    </style:style>
    <style:style style:name="T13" style:family="text">
      <style:text-properties fo:color="#c9211e" loext:opacity="100%" style:font-name="Ｍ1" fo:font-size="8pt" fo:background-color="#ffffff" style:font-name-asian="Ｍ1" style:font-size-asian="8pt" style:font-name-complex="Ｍ1" style:font-size-complex="8pt"/>
    </style:style>
    <style:style style:name="T14" style:family="text">
      <style:text-properties fo:color="#c9211e" loext:opacity="100%" style:font-name="Ｍ1" fo:font-size="8pt" style:font-name-asian="Ｍ1" style:font-size-asian="8pt" style:font-name-complex="Ｍ1" style:font-size-complex="8pt"/>
    </style:style>
    <style:style style:name="T15" style:family="text">
      <style:text-properties fo:font-variant="normal" fo:text-transform="none" fo:color="#c9211e" loext:opacity="100%" style:text-outline="false" style:text-line-through-style="none" style:text-line-through-type="none" style:font-name="Ｍ1" fo:font-size="8pt" fo:font-style="normal" fo:text-shadow="none" style:text-underline-style="none" fo:font-weight="normal" style:letter-kerning="true" style:font-name-asian="Ｍ1" style:font-size-asian="8pt" style:font-style-asian="normal" style:font-weight-asian="normal" style:font-name-complex="Ｍ1" style:font-size-complex="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c9211e" loext:opacity="100%" style:font-name="Ｍ1" fo:font-size="6pt" style:font-name-asian="Ｍ1" style:font-size-asian="6pt" style:font-name-complex="Ｍ1" style:font-size-complex="6pt"/>
    </style:style>
    <style:style style:name="T17" style:family="text">
      <style:text-properties fo:font-variant="normal" fo:text-transform="none" fo:color="#c9211e" loext:opacity="100%" style:text-outline="false" style:text-line-through-style="none" style:text-line-through-type="none" style:font-name="Ｍ1" fo:font-size="6pt" fo:font-style="normal" fo:text-shadow="none" style:text-underline-style="none" fo:font-weight="normal" style:letter-kerning="true" style:font-name-asian="Ｍ1" style:font-size-asian="6pt" style:font-style-asian="normal" style:font-weight-asian="normal" style:font-name-complex="Ｍ1" style:font-size-complex="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Ｍ1" fo:font-size="6pt" fo:font-style="normal" fo:text-shadow="none" style:text-underline-style="none" fo:font-weight="normal" style:letter-kerning="true" style:font-name-asian="Ｍ1" style:font-size-asian="6pt" style:font-style-asian="normal" style:font-weight-asian="normal" style:font-name-complex="Ｍ1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FO_005_01" draw:style-name="dp1" draw:master-page-name="PM0">
        <draw:frame draw:style-name="gr1" draw:text-style-name="P2" draw:layer="layout" svg:width="2.54cm" svg:height="0.79cm" svg:x="0.497cm" svg:y="25.155cm">
          <draw:text-box>
            <text:p text:style-name="P1"><text:span text:style-name="T1">凡例</text:span><text:span text:style-name="T1">:</text:span></text:p>
          </draw:text-box>
        </draw:frame>
        <draw:frame draw:style-name="gr2" draw:text-style-name="P2" draw:layer="layout" svg:width="11.591cm" svg:height="0.635cm" svg:x="1.234cm" svg:y="28.407cm">
          <draw:text-box>
            <text:p text:style-name="P1"><text:span text:style-name="T2">ＳＳ</text:span><text:span text:style-name="T2">MD050_SPF_CFO_005_</text:span><text:span text:style-name="T2">支払</text:span><text:span text:style-name="T2">.vsd</text:span></text:p>
          </draw:text-box>
        </draw:frame>
        <draw:g>
          <draw:polygon draw:style-name="gr3" draw:text-style-name="P3" draw:layer="layout" svg:width="13.152cm" svg:height="0.953cm" svg:x="9.887cm" svg:y="0.785cm" svg:viewBox="0 0 13153 954" draw:points="0,954 13153,954 13153,0 0,0">
            <text:p/>
          </draw:polygon>
          <draw:frame draw:style-name="gr4" draw:text-style-name="P2" draw:layer="layout" svg:width="13.152cm" svg:height="0.953cm" svg:x="9.887cm" svg:y="0.785cm">
            <draw:text-box>
              <text:p text:style-name="P1"><text:span text:style-name="T3">説明</text:span><text:span text:style-name="T3">: <text:s/></text:span><text:span text:style-name="T4">支払プロセス要求処理の実行</text:span></text:p>
            </draw:text-box>
          </draw:frame>
        </draw:g>
        <draw:g>
          <draw:polygon draw:style-name="gr3" draw:text-style-name="P3" draw:layer="layout" svg:width="8.599cm" svg:height="0.953cm" svg:x="1.29cm" svg:y="0.785cm" svg:viewBox="0 0 8600 954" draw:points="0,954 8600,954 8600,0 0,0">
            <text:p/>
          </draw:polygon>
          <draw:frame draw:style-name="gr4" draw:text-style-name="P2" draw:layer="layout" svg:width="8.599cm" svg:height="0.953cm" svg:x="1.29cm" svg:y="0.785cm">
            <draw:text-box>
              <text:p text:style-name="P1"><text:span text:style-name="T5">MD050_SPF_CFO_005_</text:span><text:span text:style-name="T5">支払</text:span></text:p>
            </draw:text-box>
          </draw:frame>
        </draw:g>
        <draw:frame draw:style-name="gr2" draw:text-style-name="P2" draw:layer="layout" svg:width="3.971cm" svg:height="0.635cm" svg:x="37.324cm" svg:y="28.407cm">
          <draw:text-box>
            <text:p text:style-name="P4"><text:span text:style-name="T2">1 / 6</text:span></text:p>
          </draw:text-box>
        </draw:frame>
        <draw:g>
          <draw:g>
            <draw:polygon draw:style-name="gr5" draw:text-style-name="P5" draw:layer="layout" svg:width="1.588cm" svg:height="1.175cm" svg:x="4.227cm" svg:y="26.232cm" svg:viewBox="0 0 1589 1176" draw:points="0,0 0,1176 794,858 1589,1176 1589,0">
              <text:p/>
            </draw:polygon>
            <draw:polygon draw:style-name="gr6" draw:text-style-name="P3" draw:layer="layout" svg:width="1.588cm" svg:height="1.175cm" svg:x="4.227cm" svg:y="26.232cm" svg:viewBox="0 0 1589 1176" draw:points="0,0 0,1176 794,858 1589,1176 1589,0">
              <text:p/>
            </draw:polygon>
          </draw:g>
        </draw:g>
        <draw:frame draw:style-name="gr7" draw:text-style-name="P3" draw:layer="layout" svg:width="1.588cm" svg:height="0.932cm" svg:x="4.227cm" svg:y="25.936cm">
          <draw:text-box>
            <text:p/>
          </draw:text-box>
        </draw:frame>
        <draw:frame draw:style-name="gr8" draw:text-style-name="P3" draw:layer="layout" svg:width="1.588cm" svg:height="1.214cm" svg:x="4.862cm" svg:y="26.713cm">
          <draw:text-box>
            <text:p/>
          </draw:text-box>
        </draw:frame>
        <draw:frame draw:style-name="gr9" draw:text-style-name="P2" draw:layer="layout" svg:width="1.588cm" svg:height="0.677cm" svg:x="4.227cm" svg:y="26.571cm">
          <draw:text-box>
            <text:p text:style-name="P6"><text:span text:style-name="T6">帳票名称</text:span></text:p>
          </draw:text-box>
        </draw:frame>
        <draw:g>
          <draw:g>
            <draw:path draw:style-name="gr10" draw:text-style-name="P7" draw:layer="layout" svg:width="1.767cm" svg:height="0.615cm" svg:x="4.931cm" svg:y="27.236cm" svg:viewBox="0 0 1768 616" svg:d="M76 616h1616c51 0 76-26 76-77v-463c0-51-25-76-76-76h-1616c-51 0-76 25-76 76v463c0 51 25 77 76 77z">
              <text:p/>
            </draw:path>
            <draw:path draw:style-name="gr6" draw:text-style-name="P3" draw:layer="layout" svg:width="1.767cm" svg:height="0.615cm" svg:x="4.931cm" svg:y="27.236cm" svg:viewBox="0 0 1768 616" svg:d="M76 616h1616c51 0 76-26 76-77v-463c0-51-25-76-76-76h-1616c-51 0-76 25-76 76v463c0 51 25 77 76 77z">
              <text:p/>
            </draw:path>
          </draw:g>
          <draw:frame draw:style-name="gr11" draw:text-style-name="P2" draw:layer="layout" svg:width="1.767cm" svg:height="1.045cm" svg:x="4.931cm" svg:y="27.021cm">
            <draw:text-box>
              <text:p text:style-name="P1"><text:span text:style-name="T6">BP080_</text:span><text:span text:style-name="T6">システムプロセスステップ</text:span></text:p>
            </draw:text-box>
          </draw:frame>
        </draw:g>
        <draw:g>
          <draw:g>
            <draw:polygon draw:style-name="gr5" draw:text-style-name="P5" draw:layer="layout" svg:width="2.442cm" svg:height="1.127cm" svg:x="12.148cm" svg:y="26.222cm" svg:viewBox="0 0 2443 1128" draw:points="0,1128 1879,1128 2443,0 563,0">
              <text:p/>
            </draw:polygon>
            <draw:polygon draw:style-name="gr6" draw:text-style-name="P3" draw:layer="layout" svg:width="2.442cm" svg:height="1.127cm" svg:x="12.148cm" svg:y="26.222cm" svg:viewBox="0 0 2443 1128" draw:points="0,1128 1879,1128 2443,0 563,0">
              <text:p/>
            </draw:polygon>
          </draw:g>
          <draw:frame draw:style-name="gr12" draw:text-style-name="P2" draw:layer="layout" svg:width="1.252cm" svg:height="1.127cm" svg:x="12.742cm" svg:y="26.222cm">
            <draw:text-box>
              <text:p text:style-name="P6"><text:span text:style-name="T6">データ</text:span></text:p>
              <text:p text:style-name="P6"><text:span text:style-name="T6">ファイル名</text:span></text:p>
            </draw:text-box>
          </draw:frame>
        </draw:g>
        <draw:g>
          <draw:g>
            <draw:polygon draw:style-name="gr5" draw:text-style-name="P5" draw:layer="layout" svg:width="1.588cm" svg:height="1.016cm" svg:x="6.855cm" svg:y="26.173cm" svg:viewBox="0 0 1589 1017" draw:points="158,0 0,158 0,858 158,1017 1430,1017 1589,858 1589,158 1430,0">
              <text:p/>
            </draw:polygon>
            <draw:polygon draw:style-name="gr6" draw:text-style-name="P3" draw:layer="layout" svg:width="1.588cm" svg:height="1.016cm" svg:x="6.855cm" svg:y="26.173cm" svg:viewBox="0 0 1589 1017" draw:points="158,0 0,158 0,858 158,1017 1430,1017 1589,858 1589,158 1430,0">
              <text:p/>
            </draw:polygon>
          </draw:g>
        </draw:g>
        <draw:frame draw:style-name="gr7" draw:text-style-name="P3" draw:layer="layout" svg:width="1.588cm" svg:height="0.932cm" svg:x="6.855cm" svg:y="25.877cm">
          <draw:text-box>
            <text:p/>
          </draw:text-box>
        </draw:frame>
        <draw:frame draw:style-name="gr8" draw:text-style-name="P3" draw:layer="layout" svg:width="1.588cm" svg:height="1.214cm" svg:x="7.49cm" svg:y="26.653cm">
          <draw:text-box>
            <text:p/>
          </draw:text-box>
        </draw:frame>
        <draw:frame draw:style-name="gr9" draw:text-style-name="P2" draw:layer="layout" svg:width="1.588cm" svg:height="0.677cm" svg:x="6.855cm" svg:y="26.511cm">
          <draw:text-box>
            <text:p text:style-name="P6"><text:span text:style-name="T6">バッチ名称</text:span></text:p>
          </draw:text-box>
        </draw:frame>
        <draw:g>
          <draw:g>
            <draw:path draw:style-name="gr10" draw:text-style-name="P7" draw:layer="layout" svg:width="1.767cm" svg:height="0.615cm" svg:x="7.559cm" svg:y="27.177cm" svg:viewBox="0 0 1768 616" svg:d="M76 616h1616c51 0 76-26 76-77v-463c0-51-25-76-76-76h-1616c-51 0-76 25-76 76v463c0 51 25 77 76 77z">
              <text:p/>
            </draw:path>
            <draw:path draw:style-name="gr6" draw:text-style-name="P3" draw:layer="layout" svg:width="1.767cm" svg:height="0.615cm" svg:x="7.559cm" svg:y="27.177cm" svg:viewBox="0 0 1768 616" svg:d="M76 616h1616c51 0 76-26 76-77v-463c0-51-25-76-76-76h-1616c-51 0-76 25-76 76v463c0 51 25 77 76 77z">
              <text:p/>
            </draw:path>
          </draw:g>
          <draw:frame draw:style-name="gr11" draw:text-style-name="P2" draw:layer="layout" svg:width="1.767cm" svg:height="1.045cm" svg:x="7.559cm" svg:y="26.962cm">
            <draw:text-box>
              <text:p text:style-name="P1"><text:span text:style-name="T6">BP080_</text:span><text:span text:style-name="T6">システムプロセスステップ</text:span></text:p>
            </draw:text-box>
          </draw:frame>
        </draw:g>
        <draw:g>
          <draw:g>
            <draw:path draw:style-name="gr5" draw:text-style-name="P5" draw:layer="layout" svg:width="1.733cm" svg:height="1.399cm" svg:x="9.81cm" svg:y="26.055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3" draw:text-style-name="P3" draw:layer="layout" svg:width="1.733cm" svg:height="1.399cm" svg:x="9.81cm" svg:y="26.055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3" draw:text-style-name="P2" draw:layer="layout" svg:width="1.733cm" svg:height="0.75cm" svg:x="9.81cm" svg:y="26.488cm">
            <draw:text-box>
              <text:p text:style-name="P6"><text:span text:style-name="T6">テーブル名称</text:span></text:p>
            </draw:text-box>
          </draw:frame>
        </draw:g>
        <draw:g>
          <draw:polygon draw:style-name="gr5" draw:text-style-name="P5" draw:layer="layout" svg:width="1.283cm" svg:height="1.283cm" svg:x="1.475cm" svg:y="26.264cm" svg:viewBox="0 0 1284 1284" draw:points="280,843 0,843 0,1284 1284,1284 1284,843 1003,843 1003,782 1123,782 1123,0 160,0 160,782 280,782">
            <text:p/>
          </draw:polygon>
          <draw:path draw:style-name="gr3" draw:text-style-name="P3" draw:layer="layout" svg:width="1.283cm" svg:height="1.283cm" svg:x="1.475cm" svg:y="26.264cm" svg:viewBox="0 0 1284 1284" svg:d="M280 843h-280v441h1284v-441h-281v-61h120v-782h-963v782h120zM280 843h723M280 782h723">
            <text:p/>
          </draw:path>
        </draw:g>
        <draw:g>
          <draw:path draw:style-name="gr5" draw:text-style-name="P5" draw:layer="layout" svg:width="0.521cm" svg:height="0.361cm" svg:x="2.137cm" svg:y="27.146cm" svg:viewBox="0 0 522 362" svg:d="M0 362h422v-362h-422zM462 60h60v-60h-60z">
            <text:p/>
          </draw:path>
          <draw:path draw:style-name="gr6" draw:text-style-name="P3" draw:layer="layout" svg:width="0.521cm" svg:height="0.361cm" svg:x="2.137cm" svg:y="27.146cm" svg:viewBox="0 0 522 362" svg:d="M0 362h422v-362h-422zM0 121h422M0 241h422M20 181h382M240 221h121v-80h-121zM462 60h60v-60h-60z">
            <text:p/>
          </draw:path>
        </draw:g>
        <draw:g>
          <draw:path draw:style-name="gr14" draw:text-style-name="P8" draw:layer="layout" svg:width="1.203cm" svg:height="0.862cm" svg:x="1.516cm" svg:y="26.354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6" draw:text-style-name="P3" draw:layer="layout" svg:width="1.203cm" svg:height="0.862cm" svg:x="1.516cm" svg:y="26.354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5" draw:text-style-name="P2" draw:layer="layout" svg:width="2.117cm" svg:height="0.537cm" svg:x="1.059cm" svg:y="27.547cm">
          <draw:text-box>
            <text:p text:style-name="P6"><text:span text:style-name="T7">画面名称</text:span></text:p>
          </draw:text-box>
        </draw:frame>
        <draw:g>
          <draw:g>
            <draw:path draw:style-name="gr10" draw:text-style-name="P7" draw:layer="layout" svg:width="1.767cm" svg:height="0.615cm" svg:x="2.19cm" svg:y="26.972cm" svg:viewBox="0 0 1768 616" svg:d="M76 616h1616c51 0 76-26 76-77v-463c0-51-25-76-76-76h-1616c-51 0-76 25-76 76v463c0 51 25 77 76 77z">
              <text:p/>
            </draw:path>
            <draw:path draw:style-name="gr6" draw:text-style-name="P3" draw:layer="layout" svg:width="1.767cm" svg:height="0.615cm" svg:x="2.19cm" svg:y="26.972cm" svg:viewBox="0 0 1768 616" svg:d="M76 616h1616c51 0 76-26 76-77v-463c0-51-25-76-76-76h-1616c-51 0-76 25-76 76v463c0 51 25 77 76 77z">
              <text:p/>
            </draw:path>
          </draw:g>
          <draw:frame draw:style-name="gr11" draw:text-style-name="P2" draw:layer="layout" svg:width="1.767cm" svg:height="1.045cm" svg:x="2.19cm" svg:y="26.757cm">
            <draw:text-box>
              <text:p text:style-name="P1"><text:span text:style-name="T6">BP080_</text:span><text:span text:style-name="T6">システムプロセスステップ</text:span></text:p>
            </draw:text-box>
          </draw:frame>
        </draw:g>
        <draw:g>
          <draw:polygon draw:style-name="gr3" draw:text-style-name="P3" draw:layer="layout" svg:width="2.143cm" svg:height="0.953cm" svg:x="24.627cm" svg:y="0.785cm" svg:viewBox="0 0 2144 954" draw:points="0,954 2144,954 2144,0 0,0">
            <text:p/>
          </draw:polygon>
          <draw:frame draw:style-name="gr4" draw:text-style-name="P2" draw:layer="layout" svg:width="2.143cm" svg:height="0.953cm" svg:x="24.627cm" svg:y="0.785cm">
            <draw:text-box>
              <text:p text:style-name="P1"><text:span text:style-name="T5">2008/06/18</text:span></text:p>
            </draw:text-box>
          </draw:frame>
        </draw:g>
        <draw:g>
          <draw:polygon draw:style-name="gr3" draw:text-style-name="P3" draw:layer="layout" svg:width="1.59cm" svg:height="0.953cm" svg:x="23.039cm" svg:y="0.785cm" svg:viewBox="0 0 1591 954" draw:points="0,954 1591,954 1591,0 0,0">
            <text:p/>
          </draw:polygon>
          <draw:frame draw:style-name="gr4" draw:text-style-name="P2" draw:layer="layout" svg:width="1.59cm" svg:height="0.953cm" svg:x="23.039cm" svg:y="0.785cm">
            <draw:text-box>
              <text:p text:style-name="P1"><text:span text:style-name="T5">作成日</text:span></text:p>
            </draw:text-box>
          </draw:frame>
        </draw:g>
        <draw:polygon draw:style-name="gr3" draw:text-style-name="P3" draw:layer="layout" svg:width="2.064cm" svg:height="0.953cm" svg:x="32.009cm" svg:y="0.785cm" svg:viewBox="0 0 2065 954" draw:points="0,954 2065,954 2065,0 0,0">
          <text:p/>
        </draw:polygon>
        <draw:g>
          <draw:polygon draw:style-name="gr3" draw:text-style-name="P3" draw:layer="layout" svg:width="1.429cm" svg:height="0.953cm" svg:x="30.58cm" svg:y="0.785cm" svg:viewBox="0 0 1430 954" draw:points="0,954 1430,954 1430,0 0,0">
            <text:p/>
          </draw:polygon>
          <draw:frame draw:style-name="gr4" draw:text-style-name="P2" draw:layer="layout" svg:width="1.429cm" svg:height="0.953cm" svg:x="30.58cm" svg:y="0.785cm">
            <draw:text-box>
              <text:p text:style-name="P1"><text:span text:style-name="T5">更新日</text:span></text:p>
            </draw:text-box>
          </draw:frame>
        </draw:g>
        <draw:polygon draw:style-name="gr3" draw:text-style-name="P3" draw:layer="layout" svg:width="2.143cm" svg:height="0.953cm" svg:x="35.58cm" svg:y="0.785cm" svg:viewBox="0 0 2144 954" draw:points="0,954 2144,954 2144,0 0,0">
          <text:p/>
        </draw:polygon>
        <draw:g>
          <draw:polygon draw:style-name="gr3" draw:text-style-name="P3" draw:layer="layout" svg:width="1.508cm" svg:height="0.953cm" svg:x="34.072cm" svg:y="0.785cm" svg:viewBox="0 0 1509 954" draw:points="0,954 1509,954 1509,0 0,0">
            <text:p/>
          </draw:polygon>
          <draw:frame draw:style-name="gr4" draw:text-style-name="P2" draw:layer="layout" svg:width="1.508cm" svg:height="0.953cm" svg:x="34.072cm" svg:y="0.785cm">
            <draw:text-box>
              <text:p text:style-name="P1"><text:span text:style-name="T5">更新者</text:span></text:p>
            </draw:text-box>
          </draw:frame>
        </draw:g>
        <draw:g>
          <draw:polygon draw:style-name="gr3" draw:text-style-name="P3" draw:layer="layout" svg:width="2.223cm" svg:height="0.953cm" svg:x="28.357cm" svg:y="0.785cm" svg:viewBox="0 0 2224 954" draw:points="0,954 2224,954 2224,0 0,0">
            <text:p/>
          </draw:polygon>
          <draw:frame draw:style-name="gr4" draw:text-style-name="P2" draw:layer="layout" svg:width="2.223cm" svg:height="0.953cm" svg:x="28.357cm" svg:y="0.785cm">
            <draw:text-box>
              <text:p text:style-name="P1"><text:span text:style-name="T5">ORA</text:span><text:span text:style-name="T5">長岡</text:span></text:p>
            </draw:text-box>
          </draw:frame>
        </draw:g>
        <draw:g>
          <draw:polygon draw:style-name="gr3" draw:text-style-name="P3" draw:layer="layout" svg:width="1.588cm" svg:height="0.953cm" svg:x="26.77cm" svg:y="0.785cm" svg:viewBox="0 0 1589 954" draw:points="0,954 1589,954 1589,0 0,0">
            <text:p/>
          </draw:polygon>
          <draw:frame draw:style-name="gr4" draw:text-style-name="P2" draw:layer="layout" svg:width="1.588cm" svg:height="0.953cm" svg:x="26.77cm" svg:y="0.785cm">
            <draw:text-box>
              <text:p text:style-name="P1"><text:span text:style-name="T5">作成者</text:span></text:p>
            </draw:text-box>
          </draw:frame>
        </draw:g>
        <draw:g>
          <draw:polygon draw:style-name="gr3" draw:text-style-name="P3" draw:layer="layout" svg:width="1.866cm" svg:height="0.953cm" svg:x="38.755cm" svg:y="0.785cm" svg:viewBox="0 0 1867 954" draw:points="0,954 1867,954 1867,0 0,0">
            <text:p/>
          </draw:polygon>
          <draw:frame draw:style-name="gr4" draw:text-style-name="P9" draw:layer="layout" svg:width="1.866cm" svg:height="0.953cm" svg:x="38.755cm" svg:y="0.785cm">
            <draw:text-box>
              <text:p text:style-name="P1"><text:span text:style-name="T4">Issue3.2</text:span></text:p>
            </draw:text-box>
          </draw:frame>
        </draw:g>
        <draw:g>
          <draw:polygon draw:style-name="gr3" draw:text-style-name="P3" draw:layer="layout" svg:width="1.032cm" svg:height="0.953cm" svg:x="37.724cm" svg:y="0.785cm" svg:viewBox="0 0 1033 954" draw:points="0,954 1033,954 1033,0 0,0">
            <text:p/>
          </draw:polygon>
          <draw:frame draw:style-name="gr4" draw:text-style-name="P2" draw:layer="layout" svg:width="1.032cm" svg:height="0.953cm" svg:x="37.724cm" svg:y="0.785cm">
            <draw:text-box>
              <text:p text:style-name="P1"><text:span text:style-name="T5">Ver.</text:span></text:p>
            </draw:text-box>
          </draw:frame>
        </draw:g>
        <draw:g>
          <draw:g>
            <draw:path draw:style-name="gr5" draw:text-style-name="P5" draw:layer="layout" svg:width="0.976cm" svg:height="0.976cm" svg:x="15.26cm" svg:y="26.267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6" draw:text-style-name="P3" draw:layer="layout" svg:width="0.976cm" svg:height="0.976cm" svg:x="15.26cm" svg:y="26.267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6" draw:text-style-name="P2" draw:layer="layout" svg:width="0.976cm" svg:height="0.976cm" svg:x="15.26cm" svg:y="26.267cm">
            <draw:text-box>
              <text:p text:style-name="P6"><text:span text:style-name="T6">番号</text:span></text:p>
            </draw:text-box>
          </draw:frame>
        </draw:g>
        <draw:g>
          <draw:g>
            <draw:path draw:style-name="gr5" draw:text-style-name="P5" draw:layer="layout" svg:width="2.226cm" svg:height="1.887cm" svg:x="16.769cm" svg:y="25.687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6" draw:text-style-name="P3" draw:layer="layout" svg:width="2.226cm" svg:height="1.887cm" svg:x="16.769cm" svg:y="25.687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17" draw:text-style-name="P2" draw:layer="layout" svg:width="2.223cm" svg:height="1.883cm" svg:x="16.769cm" svg:y="25.687cm">
            <draw:text-box>
              <text:p text:style-name="P6"><text:span text:style-name="T6">他システム名</text:span></text:p>
              <text:p text:style-name="P6"><text:span text:style-name="T6">/</text:span><text:span text:style-name="T6">他領域名</text:span></text:p>
              <text:p text:style-name="P6"><text:span text:style-name="T6">(INBOUND</text:span><text:span text:style-name="T6">、</text:span><text:span text:style-name="T6">OUTBOUND)</text:span></text:p>
            </draw:text-box>
          </draw:frame>
        </draw:g>
        <draw:g>
          <draw:g>
            <draw:path draw:style-name="gr5" draw:text-style-name="P5" draw:layer="layout" svg:width="2.539cm" svg:height="0.953cm" svg:x="2.391cm" svg:y="14.479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6" draw:text-style-name="P3" draw:layer="layout" svg:width="2.539cm" svg:height="0.953cm" svg:x="2.391cm" svg:y="14.479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18" draw:text-style-name="P2" draw:layer="layout" svg:width="2.54cm" svg:height="0.953cm" svg:x="2.391cm" svg:y="14.479cm">
            <draw:text-box>
              <text:p text:style-name="P6"><text:span text:style-name="T5">START</text:span></text:p>
            </draw:text-box>
          </draw:frame>
        </draw:g>
        <draw:g>
          <draw:polygon draw:style-name="gr19" draw:text-style-name="P3" draw:layer="layout" svg:width="14.526cm" svg:height="4.639cm" svg:x="1.925cm" svg:y="3.007cm" svg:viewBox="0 0 14527 4640" draw:points="0,4640 14527,4640 14527,0 0,0">
            <text:p/>
          </draw:polygon>
          <draw:frame draw:style-name="gr20" draw:text-style-name="P2" draw:layer="layout" svg:width="14.526cm" svg:height="4.639cm" svg:x="1.925cm" svg:y="3.007cm">
            <draw:text-box>
              <text:p text:style-name="P1"><text:span text:style-name="T8">処理概要</text:span></text:p>
              <text:p text:style-name="P1"><text:span text:style-name="T9">　当該機能は以下のとおり</text:span></text:p>
              <text:p text:style-name="P1"><text:span text:style-name="T10">　　</text:span><text:span text:style-name="T11">①</text:span><text:span text:style-name="T12">支払プロセス要求の発行より支払プロセス要求の実行</text:span></text:p>
              <text:p text:style-name="P1"><text:span text:style-name="T9">　</text:span></text:p>
              <text:p text:style-name="P1"><text:span text:style-name="T9">　</text:span></text:p>
              <text:p text:style-name="P1"><text:span text:style-name="T8">システム利用者</text:span></text:p>
              <text:p text:style-name="P1"><text:span text:style-name="T9">　システム利用者は財務経理部担当、各部門・拠点担当</text:span></text:p>
              <text:p text:style-name="P1"><text:span text:style-name="T9"/></text:p>
              <text:p text:style-name="P1"><text:span text:style-name="T8">処理タイミング、その他</text:span></text:p>
              <text:p text:style-name="P1"><text:span text:style-name="T9">　・処理タイミングはハンドにて随時とする。</text:span></text:p>
              <text:p text:style-name="P1"><text:span text:style-name="T9"/></text:p>
            </draw:text-box>
          </draw:frame>
        </draw:g>
        <draw:g>
          <draw:g>
            <draw:path draw:style-name="gr5" draw:text-style-name="P5" draw:layer="layout" svg:width="2.117cm" svg:height="0.794cm" svg:x="19.573cm" svg:y="26.344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6" draw:text-style-name="P3" draw:layer="layout" svg:width="2.117cm" svg:height="0.794cm" svg:x="19.573cm" svg:y="26.344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1" draw:text-style-name="P2" draw:layer="layout" svg:width="2.117cm" svg:height="0.794cm" svg:x="19.573cm" svg:y="26.344cm">
            <draw:text-box>
              <text:p text:style-name="P6"><text:span text:style-name="T6">START/END</text:span></text:p>
            </draw:text-box>
          </draw:frame>
        </draw:g>
        <draw:path draw:style-name="gr3" draw:text-style-name="P3" draw:layer="layout" svg:width="2.111cm" svg:height="2.111cm" svg:x="20.753cm" svg:y="11.635cm" svg:viewBox="0 0 2112 2112" svg:d="M461 1386h-461v726h2112v-726h-462v-99h198v-1287h-1585v1287h198zM461 1386h1189M461 1287h1189">
          <text:p/>
        </draw:path>
        <draw:path draw:style-name="gr6" draw:text-style-name="P3" draw:layer="layout" svg:width="0.858cm" svg:height="0.594cm" svg:x="21.841cm" svg:y="13.087cm" svg:viewBox="0 0 859 595" svg:d="M0 595h694v-595h-694zM0 198h694M0 396h694M32 297h629M396 363h198v-132h-198zM760 98h99v-98h-99z">
          <text:p/>
        </draw:path>
        <draw:path draw:style-name="gr6" draw:text-style-name="P3" draw:layer="layout" svg:width="1.979cm" svg:height="1.419cm" svg:x="20.819cm" svg:y="11.784cm" svg:viewBox="0 0 1980 1420" svg:d="M1658 1015h74v-25h-74zM445 842v-744h1089v744zM395 891h1189v-842h49v-49h-1287v941h49zM197 1064h1585M593 1140v-76M989 1140v-76M0 1371h197v-66h-197zM1155 1420h429v-33h-429zM1914 1338h66v-33h-66zM1914 1403h66v-32h-66z">
          <text:p/>
        </draw:path>
        <draw:frame draw:style-name="gr22" draw:text-style-name="P2" draw:layer="layout" svg:width="3.765cm" svg:height="1.191cm" svg:x="19.926cm" svg:y="13.743cm">
          <draw:text-box>
            <text:p text:style-name="P6"><text:span text:style-name="T13">CFO_005_S01</text:span><text:span text:style-name="T13">：</text:span></text:p>
            <text:p text:style-name="P10"><text:span text:style-name="T13">ERP</text:span><text:span text:style-name="T13">標準：支払プロセス要求の発行</text:span></text:p>
          </draw:text-box>
        </draw:frame>
        <draw:g>
          <draw:g>
            <draw:path draw:style-name="gr5" draw:text-style-name="P5" draw:layer="layout" svg:width="2.17cm" svg:height="1.752cm" svg:x="9.326cm" svg:y="14.08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9.326cm" svg:y="14.08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23" draw:text-style-name="P2" draw:layer="layout" svg:width="2.17cm" svg:height="1.643cm" svg:x="9.326cm" svg:y="14.271cm">
            <draw:text-box>
              <text:p text:style-name="P6"><text:span text:style-name="T14">ERP</text:span><text:span text:style-name="T2">標準：</text:span><text:span text:style-name="T14">支払プロセス要求テンプレートテーブル</text:span></text:p>
            </draw:text-box>
          </draw:frame>
        </draw:g>
        <draw:g>
          <draw:path draw:style-name="gr24" draw:text-style-name="P3" draw:layer="layout" svg:width="9.258cm" svg:height="1.659cm" svg:x="11.495cm" svg:y="13.324cm" svg:viewBox="0 0 9259 1660" svg:d="M0 1660h1998c106 0 159-53 159-159v-1343c0-105 53-158 160-158h6942">
            <text:p/>
          </draw:path>
          <draw:frame draw:style-name="gr8" draw:text-style-name="P3" draw:layer="layout" svg:width="1.058cm" svg:height="1.214cm" svg:x="14.661cm" svg:y="12.717cm">
            <draw:text-box>
              <text:p/>
            </draw:text-box>
          </draw:frame>
        </draw:g>
        <draw:g>
          <draw:path draw:style-name="gr24" draw:text-style-name="P3" draw:layer="layout" svg:width="4.394cm" svg:height="0.028cm" svg:x="4.931cm" svg:y="14.955cm" svg:viewBox="0 0 4395 29" svg:d="M0 0h2039c10 0 14 5 14 15 0 9 5 14 14 14h2328">
            <text:p/>
          </draw:path>
          <draw:frame draw:style-name="gr8" draw:text-style-name="P3" draw:layer="layout" svg:width="1.058cm" svg:height="1.214cm" svg:x="6.513cm" svg:y="14.376cm">
            <draw:text-box>
              <text:p/>
            </draw:text-box>
          </draw:frame>
        </draw:g>
        <draw:g>
          <draw:g>
            <draw:path draw:style-name="gr5" draw:text-style-name="P5" draw:layer="layout" svg:width="2.17cm" svg:height="1.752cm" svg:x="28.129cm" svg:y="14.974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28.129cm" svg:y="14.974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25" draw:text-style-name="P2" draw:layer="layout" svg:width="2.17cm" svg:height="1.303cm" svg:x="28.129cm" svg:y="15.335cm">
            <draw:text-box>
              <text:p text:style-name="P6"><text:span text:style-name="T14">ERP</text:span><text:span text:style-name="T2">標準：</text:span><text:span text:style-name="T14">支払</text:span></text:p>
              <text:p text:style-name="P6"><text:span text:style-name="T14">プロセス要求</text:span></text:p>
              <text:p text:style-name="P6"><text:span text:style-name="T14">テーブル</text:span></text:p>
            </draw:text-box>
          </draw:frame>
        </draw:g>
        <draw:g>
          <draw:path draw:style-name="gr24" draw:text-style-name="P3" draw:layer="layout" svg:width="5.265cm" svg:height="3.16cm" svg:x="22.864cm" svg:y="12.691cm" svg:viewBox="0 0 5266 3161" svg:d="M0 0h2960c106 0 159 53 159 158v2845c0 105 53 158 159 158h1988">
            <text:p/>
          </draw:path>
          <draw:frame draw:style-name="gr8" draw:text-style-name="P3" draw:layer="layout" svg:width="1.058cm" svg:height="1.214cm" svg:x="25.453cm" svg:y="13.026cm">
            <draw:text-box>
              <text:p/>
            </draw:text-box>
          </draw:frame>
        </draw:g>
        <draw:g>
          <draw:path draw:style-name="gr24" draw:text-style-name="P3" draw:layer="layout" svg:width="2.627cm" svg:height="1.152cm" svg:x="30.299cm" svg:y="14.699cm" svg:viewBox="0 0 2628 1153" svg:d="M0 1153h975c106 0 159-53 159-158v-837c0-105 53-158 159-158h1335">
            <text:p/>
          </draw:path>
          <draw:frame draw:style-name="gr8" draw:text-style-name="P3" draw:layer="layout" svg:width="1.058cm" svg:height="1.214cm" svg:x="30.903cm" svg:y="14.554cm">
            <draw:text-box>
              <text:p/>
            </draw:text-box>
          </draw:frame>
        </draw:g>
        <draw:g>
          <draw:g>
            <draw:path draw:style-name="gr5" draw:text-style-name="P5" draw:layer="layout" svg:width="0.976cm" svg:height="0.976cm" svg:x="37.324cm" svg:y="14.211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6" draw:text-style-name="P3" draw:layer="layout" svg:width="0.976cm" svg:height="0.976cm" svg:x="37.324cm" svg:y="14.211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6" draw:text-style-name="P2" draw:layer="layout" svg:width="0.976cm" svg:height="0.976cm" svg:x="37.324cm" svg:y="14.211cm">
            <draw:text-box>
              <text:p text:style-name="P6"><text:span text:style-name="T6">1</text:span></text:p>
            </draw:text-box>
          </draw:frame>
        </draw:g>
        <draw:frame draw:style-name="gr26" draw:text-style-name="P11" draw:layer="layout" svg:width="5.827cm" svg:height="4.903cm" svg:x="19.723cm" svg:y="14.883cm">
          <draw:text-box>
            <text:p text:style-name="P1"><text:span text:style-name="T14">支払プロセス要求の発行より支払プロセス要求を作成し、以下、支払プロセス処理を実行する</text:span></text:p>
            <text:p text:style-name="P1"><text:span text:style-name="T14">・賦払選択</text:span></text:p>
            <text:p text:style-name="P1"><text:span text:style-name="T14">・支払プロセス要求ステータス・レポート</text:span></text:p>
            <text:p text:style-name="P1"><text:span text:style-name="T14">・支払検証</text:span></text:p>
            <text:p text:style-name="P1"><text:span text:style-name="T14">・支払フォーマット</text:span></text:p>
            <text:p text:style-name="P1"><text:span text:style-name="T14">・支払の確認</text:span></text:p>
            <text:p text:style-name="P1"><text:span text:style-name="T14">・支払ファイル台帳</text:span></text:p>
            <text:p text:style-name="P1"><text:span text:style-name="T14">・支払バッチの取消</text:span></text:p>
            <text:p text:style-name="P1"><text:span text:style-name="T15">※</text:span><text:span text:style-name="T15">各処理は一気通貫で実行することも可能（</text:span><text:span text:style-name="T14">支払バッチの取消を除く）</text:span></text:p>
          </draw:text-box>
        </draw:frame>
        <draw:g>
          <draw:polygon draw:style-name="gr6" draw:text-style-name="P3" draw:layer="layout" svg:width="2.54cm" svg:height="1.905cm" svg:x="32.926cm" svg:y="13.746cm" svg:viewBox="0 0 2541 1906" draw:points="158,0 0,158 0,1747 158,1906 2382,1906 2541,1747 2541,158 2382,0">
            <text:p/>
          </draw:polygon>
        </draw:g>
        <draw:frame draw:style-name="gr27" draw:text-style-name="P9" draw:layer="layout" svg:width="2.54cm" svg:height="0.341cm" svg:x="32.926cm" svg:y="13.745cm">
          <draw:text-box>
            <text:p text:style-name="P1"><text:span text:style-name="T14">CFO_005_S02</text:span></text:p>
          </draw:text-box>
        </draw:frame>
        <draw:frame draw:style-name="gr28" draw:text-style-name="P9" draw:layer="layout" svg:width="2.54cm" svg:height="1.566cm" svg:x="32.926cm" svg:y="14.085cm">
          <draw:text-box>
            <text:p text:style-name="P10"><text:span text:style-name="T14">支払プロセス要求の管理</text:span></text:p>
          </draw:text-box>
        </draw:frame>
        <draw:g>
          <draw:line draw:style-name="gr24" draw:text-style-name="P3" draw:layer="layout" svg:x1="35.466cm" svg:y1="14.699cm" svg:x2="37.324cm" svg:y2="14.699cm">
            <text:p/>
          </draw:line>
          <draw:frame draw:style-name="gr8" draw:text-style-name="P3" draw:layer="layout" svg:width="1.058cm" svg:height="1.214cm" svg:x="35.831cm" svg:y="14.092cm">
            <draw:text-box>
              <text:p/>
            </draw:text-box>
          </draw:frame>
        </draw:g>
        <draw:frame draw:style-name="gr29" draw:text-style-name="P9" draw:layer="layout" svg:width="3.476cm" svg:height="2.048cm" svg:x="32.926cm" svg:y="18.133cm">
          <draw:text-box>
            <text:p text:style-name="P1"><text:span text:style-name="T12">・支払プロセス要求が起動</text:span></text:p>
            <text:p text:style-name="P1"><text:span text:style-name="T12">・支払プロセス要求の管理にてステータス確認可能</text:span></text:p>
          </draw:text-box>
        </draw:frame>
        <draw:g>
          <draw:polygon draw:style-name="gr3" draw:text-style-name="P3" draw:layer="layout" svg:width="2.064cm" svg:height="0.953cm" svg:x="32.009cm" svg:y="0.785cm" svg:viewBox="0 0 2065 954" draw:points="0,954 2065,954 2065,0 0,0">
            <text:p/>
          </draw:polygon>
          <draw:frame draw:style-name="gr4" draw:text-style-name="P9" draw:layer="layout" svg:width="2.064cm" svg:height="0.953cm" svg:x="32.009cm" svg:y="0.785cm">
            <draw:text-box>
              <text:p text:style-name="P1"><text:span text:style-name="T4">2022/08/17</text:span></text:p>
            </draw:text-box>
          </draw:frame>
        </draw:g>
        <draw:g>
          <draw:polygon draw:style-name="gr3" draw:text-style-name="P3" draw:layer="layout" svg:width="2.143cm" svg:height="0.953cm" svg:x="35.58cm" svg:y="0.785cm" svg:viewBox="0 0 2144 954" draw:points="0,954 2144,954 2144,0 0,0">
            <text:p/>
          </draw:polygon>
          <draw:frame draw:style-name="gr4" draw:text-style-name="P9" draw:layer="layout" svg:width="2.143cm" svg:height="0.953cm" svg:x="35.58cm" svg:y="0.785cm">
            <draw:text-box>
              <text:p text:style-name="P1"><text:span text:style-name="T4">SCSK</text:span><text:span text:style-name="T4">村澤</text:span></text:p>
            </draw:text-box>
          </draw:frame>
        </draw:g>
        <draw:frame draw:style-name="gr15" draw:text-style-name="P2" draw:layer="layout" svg:width="10.358cm" svg:height="0.537cm" svg:x="16.351cm" svg:y="28.9cm">
          <draw:text-box>
            <text:p text:style-name="P12"><text:span text:style-name="T6">Copyright © 2022, SCSK Corporation. All rights reserved.</text:span></text:p>
          </draw:text-box>
        </draw:frame>
        <draw:frame draw:style-name="gr15" draw:text-style-name="P2" draw:layer="layout" svg:width="10.358cm" svg:height="0.537cm" svg:x="16.435cm" svg:y="28.61cm">
          <draw:text-box>
            <text:p text:style-name="P12"><text:span text:style-name="T6">CONFIDENTIAL</text:span><text:span text:style-name="T6">　株式会社伊藤園　</text:span><text:span text:style-name="T6">SCSK</text:span><text:span text:style-name="T6">株式会社</text:span></text:p>
          </draw:text-box>
        </draw:frame>
        <draw:g>
          <draw:g>
            <draw:path draw:style-name="gr10" draw:text-style-name="P7" draw:layer="layout" svg:width="3.123cm" svg:height="0.601cm" svg:x="19.823cm" svg:y="9.095cm" svg:viewBox="0 0 3124 602" svg:d="M101 602h2921c68 0 102-34 102-101v-400c0-67-34-101-102-101h-2921c-67 0-101 34-101 101v400c0 67 34 101 101 101z">
              <text:p/>
            </draw:path>
            <draw:path draw:style-name="gr6" draw:text-style-name="P3" draw:layer="layout" svg:width="3.123cm" svg:height="0.601cm" svg:x="19.823cm" svg:y="9.095cm" svg:viewBox="0 0 3124 602" svg:d="M101 602h2921c68 0 102-34 102-101v-400c0-67-34-101-102-101h-2921c-67 0-101 34-101 101v400c0 67 34 101 101 101z">
              <text:p/>
            </draw:path>
          </draw:g>
          <draw:frame draw:style-name="gr30" draw:text-style-name="P2" draw:layer="layout" svg:width="3.123cm" svg:height="0.791cm" svg:x="19.823cm" svg:y="9cm">
            <draw:text-box>
              <text:p text:style-name="P1"><text:span text:style-name="T16">K0306_01_025</text:span><text:span text:style-name="T6">:</text:span><text:span text:style-name="T6">支払</text:span></text:p>
              <text:p text:style-name="P1"><text:span text:style-name="T6"/></text:p>
            </draw:text-box>
          </draw:frame>
        </draw:g>
        <draw:g>
          <draw:g>
            <draw:path draw:style-name="gr10" draw:text-style-name="P7" draw:layer="layout" svg:width="2.778cm" svg:height="0.675cm" svg:x="20.216cm" svg:y="9.493cm" svg:viewBox="0 0 2779 676" svg:d="M76 676h2626c51 0 77-25 77-76v-524c0-51-26-76-77-76h-2626c-51 0-76 25-76 76v524c0 51 25 76 76 76z">
              <text:p/>
            </draw:path>
            <draw:path draw:style-name="gr6" draw:text-style-name="P3" draw:layer="layout" svg:width="2.778cm" svg:height="0.675cm" svg:x="20.216cm" svg:y="9.493cm" svg:viewBox="0 0 2779 676" svg:d="M76 676h2626c51 0 77-25 77-76v-524c0-51-26-76-77-76h-2626c-51 0-76 25-76 76v524c0 51 25 76 76 76z">
              <text:p/>
            </draw:path>
          </draw:g>
          <draw:frame draw:style-name="gr30" draw:text-style-name="P2" draw:layer="layout" svg:width="2.778cm" svg:height="0.791cm" svg:x="20.216cm" svg:y="9.435cm">
            <draw:text-box>
              <text:p text:style-name="P1"><text:span text:style-name="T16">K0307_01_022</text:span><text:span text:style-name="T6">:</text:span><text:span text:style-name="T6">支払</text:span></text:p>
              <text:p text:style-name="P1"><text:span text:style-name="T6"/></text:p>
            </draw:text-box>
          </draw:frame>
        </draw:g>
        <draw:g>
          <draw:g>
            <draw:path draw:style-name="gr10" draw:text-style-name="P7" draw:layer="layout" svg:width="2.778cm" svg:height="0.675cm" svg:x="20.914cm" svg:y="9.876cm" svg:viewBox="0 0 2779 676" svg:d="M76 676h2626c51 0 77-25 77-76v-524c0-51-26-76-77-76h-2626c-51 0-76 25-76 76v524c0 51 25 76 76 76z">
              <text:p/>
            </draw:path>
            <draw:path draw:style-name="gr6" draw:text-style-name="P3" draw:layer="layout" svg:width="2.778cm" svg:height="0.675cm" svg:x="20.914cm" svg:y="9.876cm" svg:viewBox="0 0 2779 676" svg:d="M76 676h2626c51 0 77-25 77-76v-524c0-51-26-76-77-76h-2626c-51 0-76 25-76 76v524c0 51 25 76 76 76z">
              <text:p/>
            </draw:path>
          </draw:g>
          <draw:frame draw:style-name="gr30" draw:text-style-name="P2" draw:layer="layout" svg:width="2.778cm" svg:height="0.791cm" svg:x="20.914cm" svg:y="9.818cm">
            <draw:text-box>
              <text:p text:style-name="P1"><text:span text:style-name="T16">K0308_01_023</text:span><text:span text:style-name="T6">:</text:span><text:span text:style-name="T6">支払</text:span></text:p>
              <text:p text:style-name="P1"><text:span text:style-name="T6"/></text:p>
            </draw:text-box>
          </draw:frame>
        </draw:g>
        <draw:g>
          <draw:g>
            <draw:path draw:style-name="gr10" draw:text-style-name="P7" draw:layer="layout" svg:width="2.778cm" svg:height="0.675cm" svg:x="21.472cm" svg:y="10.24cm" svg:viewBox="0 0 2779 676" svg:d="M76 676h2626c51 0 77-25 77-76v-524c0-51-26-76-77-76h-2626c-51 0-76 25-76 76v524c0 51 25 76 76 76z">
              <text:p/>
            </draw:path>
            <draw:path draw:style-name="gr6" draw:text-style-name="P3" draw:layer="layout" svg:width="2.778cm" svg:height="0.675cm" svg:x="21.472cm" svg:y="10.24cm" svg:viewBox="0 0 2779 676" svg:d="M76 676h2626c51 0 77-25 77-76v-524c0-51-26-76-77-76h-2626c-51 0-76 25-76 76v524c0 51 25 76 76 76z">
              <text:p/>
            </draw:path>
          </draw:g>
          <draw:frame draw:style-name="gr30" draw:text-style-name="P2" draw:layer="layout" svg:width="2.778cm" svg:height="0.791cm" svg:x="21.472cm" svg:y="10.182cm">
            <draw:text-box>
              <text:p text:style-name="P1"><text:span text:style-name="T16">K0309_01_033</text:span><text:span text:style-name="T6">:</text:span><text:span text:style-name="T6">支払</text:span></text:p>
              <text:p text:style-name="P1"><text:span text:style-name="T6"/></text:p>
            </draw:text-box>
          </draw:frame>
        </draw:g>
        <draw:g>
          <draw:g>
            <draw:path draw:style-name="gr10" draw:text-style-name="P7" draw:layer="layout" svg:width="2.778cm" svg:height="0.675cm" svg:x="22.046cm" svg:y="10.643cm" svg:viewBox="0 0 2779 676" svg:d="M76 676h2626c51 0 77-25 77-76v-524c0-51-26-76-77-76h-2626c-51 0-76 25-76 76v524c0 51 25 76 76 76z">
              <text:p/>
            </draw:path>
            <draw:path draw:style-name="gr6" draw:text-style-name="P3" draw:layer="layout" svg:width="2.778cm" svg:height="0.675cm" svg:x="22.046cm" svg:y="10.643cm" svg:viewBox="0 0 2779 676" svg:d="M76 676h2626c51 0 77-25 77-76v-524c0-51-26-76-77-76h-2626c-51 0-76 25-76 76v524c0 51 25 76 76 76z">
              <text:p/>
            </draw:path>
          </draw:g>
          <draw:frame draw:style-name="gr30" draw:text-style-name="P2" draw:layer="layout" svg:width="2.778cm" svg:height="0.791cm" svg:x="22.046cm" svg:y="10.585cm">
            <draw:text-box>
              <text:p text:style-name="P1"><text:span text:style-name="T16">K0311_01_022</text:span><text:span text:style-name="T6">:</text:span><text:span text:style-name="T6">支払</text:span></text:p>
              <text:p text:style-name="P1"><text:span text:style-name="T6"/></text:p>
            </draw:text-box>
          </draw:frame>
        </draw:g>
        <draw:g>
          <draw:g>
            <draw:path draw:style-name="gr10" draw:text-style-name="P7" draw:layer="layout" svg:width="2.778cm" svg:height="0.675cm" svg:x="22.721cm" svg:y="11.07cm" svg:viewBox="0 0 2779 676" svg:d="M76 676h2626c51 0 77-25 77-76v-524c0-51-26-76-77-76h-2626c-51 0-76 25-76 76v524c0 51 25 76 76 76z">
              <text:p/>
            </draw:path>
            <draw:path draw:style-name="gr6" draw:text-style-name="P3" draw:layer="layout" svg:width="2.778cm" svg:height="0.675cm" svg:x="22.721cm" svg:y="11.07cm" svg:viewBox="0 0 2779 676" svg:d="M76 676h2626c51 0 77-25 77-76v-524c0-51-26-76-77-76h-2626c-51 0-76 25-76 76v524c0 51 25 76 76 76z">
              <text:p/>
            </draw:path>
          </draw:g>
          <draw:frame draw:style-name="gr30" draw:text-style-name="P2" draw:layer="layout" svg:width="2.778cm" svg:height="0.791cm" svg:x="22.721cm" svg:y="11.012cm">
            <draw:text-box>
              <text:p text:style-name="P1"><text:span text:style-name="T16">K0313_01_032</text:span><text:span text:style-name="T6">:</text:span><text:span text:style-name="T6">支払</text:span></text:p>
              <text:p text:style-name="P1"><text:span text:style-name="T6"/></text:p>
            </draw:text-box>
          </draw:frame>
        </draw:g>
        <draw:g>
          <draw:g>
            <draw:path draw:style-name="gr10" draw:text-style-name="P7" draw:layer="layout" svg:width="3.123cm" svg:height="0.601cm" svg:x="33.573cm" svg:y="15.542cm" svg:viewBox="0 0 3124 602" svg:d="M101 602h2921c68 0 102-34 102-101v-400c0-67-34-101-102-101h-2921c-67 0-101 34-101 101v400c0 67 34 101 101 101z">
              <text:p/>
            </draw:path>
            <draw:path draw:style-name="gr6" draw:text-style-name="P3" draw:layer="layout" svg:width="3.123cm" svg:height="0.601cm" svg:x="33.573cm" svg:y="15.542cm" svg:viewBox="0 0 3124 602" svg:d="M101 602h2921c68 0 102-34 102-101v-400c0-67-34-101-102-101h-2921c-67 0-101 34-101 101v400c0 67 34 101 101 101z">
              <text:p/>
            </draw:path>
          </draw:g>
          <draw:frame draw:style-name="gr30" draw:text-style-name="P2" draw:layer="layout" svg:width="3.123cm" svg:height="0.791cm" svg:x="33.573cm" svg:y="15.447cm">
            <draw:text-box>
              <text:p text:style-name="P1"><text:span text:style-name="T16">K0306_01_025</text:span><text:span text:style-name="T6">:</text:span><text:span text:style-name="T6">支払</text:span></text:p>
              <text:p text:style-name="P1"><text:span text:style-name="T6"/></text:p>
            </draw:text-box>
          </draw:frame>
        </draw:g>
        <draw:g>
          <draw:g>
            <draw:path draw:style-name="gr10" draw:text-style-name="P7" draw:layer="layout" svg:width="2.778cm" svg:height="0.675cm" svg:x="33.966cm" svg:y="15.94cm" svg:viewBox="0 0 2779 676" svg:d="M76 676h2626c51 0 77-25 77-76v-524c0-51-26-76-77-76h-2626c-51 0-76 25-76 76v524c0 51 25 76 76 76z">
              <text:p/>
            </draw:path>
            <draw:path draw:style-name="gr6" draw:text-style-name="P3" draw:layer="layout" svg:width="2.778cm" svg:height="0.675cm" svg:x="33.966cm" svg:y="15.94cm" svg:viewBox="0 0 2779 676" svg:d="M76 676h2626c51 0 77-25 77-76v-524c0-51-26-76-77-76h-2626c-51 0-76 25-76 76v524c0 51 25 76 76 76z">
              <text:p/>
            </draw:path>
          </draw:g>
          <draw:frame draw:style-name="gr30" draw:text-style-name="P2" draw:layer="layout" svg:width="2.778cm" svg:height="0.791cm" svg:x="33.966cm" svg:y="15.882cm">
            <draw:text-box>
              <text:p text:style-name="P1"><text:span text:style-name="T16">K0307_01_022</text:span><text:span text:style-name="T6">:</text:span><text:span text:style-name="T6">支払</text:span></text:p>
              <text:p text:style-name="P1"><text:span text:style-name="T6"/></text:p>
            </draw:text-box>
          </draw:frame>
        </draw:g>
        <draw:g>
          <draw:g>
            <draw:path draw:style-name="gr10" draw:text-style-name="P7" draw:layer="layout" svg:width="2.778cm" svg:height="0.675cm" svg:x="34.664cm" svg:y="16.323cm" svg:viewBox="0 0 2779 676" svg:d="M76 676h2626c51 0 77-25 77-76v-524c0-51-26-76-77-76h-2626c-51 0-76 25-76 76v524c0 51 25 76 76 76z">
              <text:p/>
            </draw:path>
            <draw:path draw:style-name="gr6" draw:text-style-name="P3" draw:layer="layout" svg:width="2.778cm" svg:height="0.675cm" svg:x="34.664cm" svg:y="16.323cm" svg:viewBox="0 0 2779 676" svg:d="M76 676h2626c51 0 77-25 77-76v-524c0-51-26-76-77-76h-2626c-51 0-76 25-76 76v524c0 51 25 76 76 76z">
              <text:p/>
            </draw:path>
          </draw:g>
          <draw:frame draw:style-name="gr30" draw:text-style-name="P2" draw:layer="layout" svg:width="2.778cm" svg:height="0.791cm" svg:x="34.664cm" svg:y="16.265cm">
            <draw:text-box>
              <text:p text:style-name="P1"><text:span text:style-name="T16">K0308_01_023</text:span><text:span text:style-name="T6">:</text:span><text:span text:style-name="T6">支払</text:span></text:p>
              <text:p text:style-name="P1"><text:span text:style-name="T6"/></text:p>
            </draw:text-box>
          </draw:frame>
        </draw:g>
        <draw:g>
          <draw:g>
            <draw:path draw:style-name="gr10" draw:text-style-name="P7" draw:layer="layout" svg:width="2.778cm" svg:height="0.675cm" svg:x="35.222cm" svg:y="16.687cm" svg:viewBox="0 0 2779 676" svg:d="M76 676h2626c51 0 77-25 77-76v-524c0-51-26-76-77-76h-2626c-51 0-76 25-76 76v524c0 51 25 76 76 76z">
              <text:p/>
            </draw:path>
            <draw:path draw:style-name="gr6" draw:text-style-name="P3" draw:layer="layout" svg:width="2.778cm" svg:height="0.675cm" svg:x="35.222cm" svg:y="16.687cm" svg:viewBox="0 0 2779 676" svg:d="M76 676h2626c51 0 77-25 77-76v-524c0-51-26-76-77-76h-2626c-51 0-76 25-76 76v524c0 51 25 76 76 76z">
              <text:p/>
            </draw:path>
          </draw:g>
          <draw:frame draw:style-name="gr30" draw:text-style-name="P2" draw:layer="layout" svg:width="2.778cm" svg:height="0.791cm" svg:x="35.222cm" svg:y="16.629cm">
            <draw:text-box>
              <text:p text:style-name="P1"><text:span text:style-name="T16">K0309_01_033</text:span><text:span text:style-name="T6">:</text:span><text:span text:style-name="T6">支払</text:span></text:p>
              <text:p text:style-name="P1"><text:span text:style-name="T6"/></text:p>
            </draw:text-box>
          </draw:frame>
        </draw:g>
        <draw:g>
          <draw:g>
            <draw:path draw:style-name="gr10" draw:text-style-name="P7" draw:layer="layout" svg:width="2.778cm" svg:height="0.675cm" svg:x="35.796cm" svg:y="17.09cm" svg:viewBox="0 0 2779 676" svg:d="M76 676h2626c51 0 77-25 77-76v-524c0-51-26-76-77-76h-2626c-51 0-76 25-76 76v524c0 51 25 76 76 76z">
              <text:p/>
            </draw:path>
            <draw:path draw:style-name="gr6" draw:text-style-name="P3" draw:layer="layout" svg:width="2.778cm" svg:height="0.675cm" svg:x="35.796cm" svg:y="17.09cm" svg:viewBox="0 0 2779 676" svg:d="M76 676h2626c51 0 77-25 77-76v-524c0-51-26-76-77-76h-2626c-51 0-76 25-76 76v524c0 51 25 76 76 76z">
              <text:p/>
            </draw:path>
          </draw:g>
          <draw:frame draw:style-name="gr30" draw:text-style-name="P2" draw:layer="layout" svg:width="2.778cm" svg:height="0.791cm" svg:x="35.796cm" svg:y="17.032cm">
            <draw:text-box>
              <text:p text:style-name="P1"><text:span text:style-name="T16">K0311_01_022</text:span><text:span text:style-name="T6">:</text:span><text:span text:style-name="T6">支払</text:span></text:p>
              <text:p text:style-name="P1"><text:span text:style-name="T6"/></text:p>
            </draw:text-box>
          </draw:frame>
        </draw:g>
        <draw:g>
          <draw:g>
            <draw:path draw:style-name="gr10" draw:text-style-name="P7" draw:layer="layout" svg:width="2.778cm" svg:height="0.675cm" svg:x="36.471cm" svg:y="17.517cm" svg:viewBox="0 0 2779 676" svg:d="M76 676h2626c51 0 77-25 77-76v-524c0-51-26-76-77-76h-2626c-51 0-76 25-76 76v524c0 51 25 76 76 76z">
              <text:p/>
            </draw:path>
            <draw:path draw:style-name="gr6" draw:text-style-name="P3" draw:layer="layout" svg:width="2.778cm" svg:height="0.675cm" svg:x="36.471cm" svg:y="17.517cm" svg:viewBox="0 0 2779 676" svg:d="M76 676h2626c51 0 77-25 77-76v-524c0-51-26-76-77-76h-2626c-51 0-76 25-76 76v524c0 51 25 76 76 76z">
              <text:p/>
            </draw:path>
          </draw:g>
          <draw:frame draw:style-name="gr30" draw:text-style-name="P2" draw:layer="layout" svg:width="2.778cm" svg:height="0.791cm" svg:x="36.471cm" svg:y="17.459cm">
            <draw:text-box>
              <text:p text:style-name="P1"><text:span text:style-name="T16">K0313_01_032</text:span><text:span text:style-name="T6">:</text:span><text:span text:style-name="T6">支払</text:span></text:p>
              <text:p text:style-name="P1"><text:span text:style-name="T6"/></text:p>
            </draw:text-box>
          </draw:frame>
        </draw:g>
        <draw:g>
          <draw:polygon draw:style-name="gr31" draw:text-style-name="P3" draw:layer="layout" svg:width="39.292cm" svg:height="22.543cm" svg:x="1.351cm" svg:y="2.55cm" svg:viewBox="0 0 39293 22544" draw:points="0,22544 39293,22544 39293,0 0,0">
            <text:p/>
          </draw:polygon>
          <draw:frame draw:style-name="gr32" draw:text-style-name="P3" draw:layer="layout" svg:width="39.292cm" svg:height="22.543cm" svg:x="1.351cm" svg:y="2.55cm">
            <draw:text-box>
              <text:p/>
            </draw:text-box>
          </draw:frame>
        </draw:g>
      </draw:page>
      <draw:page draw:name="CFO_005_02" draw:style-name="dp1" draw:master-page-name="PM1">
        <draw:g>
          <draw:polygon draw:style-name="gr31" draw:text-style-name="P3" draw:layer="layout" svg:width="39.292cm" svg:height="22.543cm" svg:x="1.25cm" svg:y="2.5cm" svg:viewBox="0 0 39293 22544" draw:points="0,22544 39293,22544 39293,0 0,0">
            <text:p/>
          </draw:polygon>
          <draw:frame draw:style-name="gr32" draw:text-style-name="P3" draw:layer="layout" svg:width="39.292cm" svg:height="22.543cm" svg:x="1.25cm" svg:y="2.5cm">
            <draw:text-box>
              <text:p/>
            </draw:text-box>
          </draw:frame>
        </draw:g>
        <draw:frame draw:style-name="gr1" draw:text-style-name="P2" draw:layer="layout" svg:width="2.54cm" svg:height="0.79cm" svg:x="0.509cm" svg:y="25.155cm">
          <draw:text-box>
            <text:p text:style-name="P1"><text:span text:style-name="T1">凡例</text:span><text:span text:style-name="T1">:</text:span></text:p>
          </draw:text-box>
        </draw:frame>
        <draw:frame draw:style-name="gr2" draw:text-style-name="P2" draw:layer="layout" svg:width="11.591cm" svg:height="0.635cm" svg:x="1.246cm" svg:y="28.407cm">
          <draw:text-box>
            <text:p text:style-name="P1"><text:span text:style-name="T2">ＳＳ</text:span><text:span text:style-name="T2">MD050_SPF_CFO_005_</text:span><text:span text:style-name="T2">支払</text:span><text:span text:style-name="T2">.vsd</text:span></text:p>
          </draw:text-box>
        </draw:frame>
        <draw:g>
          <draw:polygon draw:style-name="gr3" draw:text-style-name="P3" draw:layer="layout" svg:width="13.152cm" svg:height="0.953cm" svg:x="9.899cm" svg:y="0.785cm" svg:viewBox="0 0 13153 954" draw:points="0,954 13153,954 13153,0 0,0">
            <text:p/>
          </draw:polygon>
          <draw:frame draw:style-name="gr4" draw:text-style-name="P2" draw:layer="layout" svg:width="13.152cm" svg:height="0.953cm" svg:x="9.899cm" svg:y="0.785cm">
            <draw:text-box>
              <text:p text:style-name="P1"><text:span text:style-name="T5">説明</text:span><text:span text:style-name="T5">: <text:s/></text:span><text:span text:style-name="T4">支払プロセス要求処理の実行</text:span></text:p>
            </draw:text-box>
          </draw:frame>
        </draw:g>
        <draw:g>
          <draw:polygon draw:style-name="gr3" draw:text-style-name="P3" draw:layer="layout" svg:width="8.599cm" svg:height="0.953cm" svg:x="1.303cm" svg:y="0.785cm" svg:viewBox="0 0 8600 954" draw:points="0,954 8600,954 8600,0 0,0">
            <text:p/>
          </draw:polygon>
          <draw:frame draw:style-name="gr4" draw:text-style-name="P2" draw:layer="layout" svg:width="8.599cm" svg:height="0.953cm" svg:x="1.303cm" svg:y="0.785cm">
            <draw:text-box>
              <text:p text:style-name="P1"><text:span text:style-name="T5">MD050_SPF_CFO_005_</text:span><text:span text:style-name="T5">支払</text:span></text:p>
            </draw:text-box>
          </draw:frame>
        </draw:g>
        <draw:frame draw:style-name="gr2" draw:text-style-name="P2" draw:layer="layout" svg:width="3.971cm" svg:height="0.635cm" svg:x="37.336cm" svg:y="28.407cm">
          <draw:text-box>
            <text:p text:style-name="P4"><text:span text:style-name="T2">2 / 6</text:span></text:p>
          </draw:text-box>
        </draw:frame>
        <draw:g>
          <draw:g>
            <draw:polygon draw:style-name="gr5" draw:text-style-name="P5" draw:layer="layout" svg:width="1.588cm" svg:height="1.175cm" svg:x="4.24cm" svg:y="26.232cm" svg:viewBox="0 0 1589 1176" draw:points="0,0 0,1176 794,858 1589,1176 1589,0">
              <text:p/>
            </draw:polygon>
            <draw:polygon draw:style-name="gr6" draw:text-style-name="P3" draw:layer="layout" svg:width="1.588cm" svg:height="1.175cm" svg:x="4.24cm" svg:y="26.232cm" svg:viewBox="0 0 1589 1176" draw:points="0,0 0,1176 794,858 1589,1176 1589,0">
              <text:p/>
            </draw:polygon>
          </draw:g>
        </draw:g>
        <draw:frame draw:style-name="gr7" draw:text-style-name="P3" draw:layer="layout" svg:width="1.588cm" svg:height="0.932cm" svg:x="4.24cm" svg:y="25.936cm">
          <draw:text-box>
            <text:p/>
          </draw:text-box>
        </draw:frame>
        <draw:frame draw:style-name="gr8" draw:text-style-name="P3" draw:layer="layout" svg:width="1.588cm" svg:height="1.214cm" svg:x="4.875cm" svg:y="26.713cm">
          <draw:text-box>
            <text:p/>
          </draw:text-box>
        </draw:frame>
        <draw:frame draw:style-name="gr9" draw:text-style-name="P2" draw:layer="layout" svg:width="1.588cm" svg:height="0.677cm" svg:x="4.24cm" svg:y="26.571cm">
          <draw:text-box>
            <text:p text:style-name="P6"><text:span text:style-name="T6">帳票名称</text:span></text:p>
          </draw:text-box>
        </draw:frame>
        <draw:g>
          <draw:g>
            <draw:path draw:style-name="gr10" draw:text-style-name="P7" draw:layer="layout" svg:width="1.767cm" svg:height="0.615cm" svg:x="4.944cm" svg:y="27.236cm" svg:viewBox="0 0 1768 616" svg:d="M76 616h1616c51 0 76-26 76-77v-463c0-51-25-76-76-76h-1616c-51 0-76 25-76 76v463c0 51 25 77 76 77z">
              <text:p/>
            </draw:path>
            <draw:path draw:style-name="gr6" draw:text-style-name="P3" draw:layer="layout" svg:width="1.767cm" svg:height="0.615cm" svg:x="4.944cm" svg:y="27.236cm" svg:viewBox="0 0 1768 616" svg:d="M76 616h1616c51 0 76-26 76-77v-463c0-51-25-76-76-76h-1616c-51 0-76 25-76 76v463c0 51 25 77 76 77z">
              <text:p/>
            </draw:path>
          </draw:g>
          <draw:frame draw:style-name="gr11" draw:text-style-name="P2" draw:layer="layout" svg:width="1.767cm" svg:height="1.045cm" svg:x="4.944cm" svg:y="27.021cm">
            <draw:text-box>
              <text:p text:style-name="P1"><text:span text:style-name="T6">BP080_</text:span><text:span text:style-name="T6">システムプロセスステップ</text:span></text:p>
            </draw:text-box>
          </draw:frame>
        </draw:g>
        <draw:g>
          <draw:g>
            <draw:polygon draw:style-name="gr5" draw:text-style-name="P5" draw:layer="layout" svg:width="2.442cm" svg:height="1.127cm" svg:x="12.16cm" svg:y="26.222cm" svg:viewBox="0 0 2443 1128" draw:points="0,1128 1879,1128 2443,0 563,0">
              <text:p/>
            </draw:polygon>
            <draw:polygon draw:style-name="gr6" draw:text-style-name="P3" draw:layer="layout" svg:width="2.442cm" svg:height="1.127cm" svg:x="12.16cm" svg:y="26.222cm" svg:viewBox="0 0 2443 1128" draw:points="0,1128 1879,1128 2443,0 563,0">
              <text:p/>
            </draw:polygon>
          </draw:g>
          <draw:frame draw:style-name="gr12" draw:text-style-name="P2" draw:layer="layout" svg:width="1.252cm" svg:height="1.127cm" svg:x="12.755cm" svg:y="26.222cm">
            <draw:text-box>
              <text:p text:style-name="P6"><text:span text:style-name="T6">データ</text:span></text:p>
              <text:p text:style-name="P6"><text:span text:style-name="T6">ファイル名</text:span></text:p>
            </draw:text-box>
          </draw:frame>
        </draw:g>
        <draw:g>
          <draw:g>
            <draw:polygon draw:style-name="gr5" draw:text-style-name="P5" draw:layer="layout" svg:width="1.588cm" svg:height="1.016cm" svg:x="6.867cm" svg:y="26.173cm" svg:viewBox="0 0 1589 1017" draw:points="158,0 0,158 0,858 158,1017 1430,1017 1589,858 1589,158 1430,0">
              <text:p/>
            </draw:polygon>
            <draw:polygon draw:style-name="gr6" draw:text-style-name="P3" draw:layer="layout" svg:width="1.588cm" svg:height="1.016cm" svg:x="6.867cm" svg:y="26.173cm" svg:viewBox="0 0 1589 1017" draw:points="158,0 0,158 0,858 158,1017 1430,1017 1589,858 1589,158 1430,0">
              <text:p/>
            </draw:polygon>
          </draw:g>
        </draw:g>
        <draw:frame draw:style-name="gr7" draw:text-style-name="P3" draw:layer="layout" svg:width="1.588cm" svg:height="0.932cm" svg:x="6.867cm" svg:y="25.877cm">
          <draw:text-box>
            <text:p/>
          </draw:text-box>
        </draw:frame>
        <draw:frame draw:style-name="gr8" draw:text-style-name="P3" draw:layer="layout" svg:width="1.588cm" svg:height="1.214cm" svg:x="7.502cm" svg:y="26.653cm">
          <draw:text-box>
            <text:p/>
          </draw:text-box>
        </draw:frame>
        <draw:frame draw:style-name="gr9" draw:text-style-name="P2" draw:layer="layout" svg:width="1.588cm" svg:height="0.677cm" svg:x="6.867cm" svg:y="26.511cm">
          <draw:text-box>
            <text:p text:style-name="P6"><text:span text:style-name="T6">バッチ名称</text:span></text:p>
          </draw:text-box>
        </draw:frame>
        <draw:g>
          <draw:g>
            <draw:path draw:style-name="gr10" draw:text-style-name="P7" draw:layer="layout" svg:width="1.767cm" svg:height="0.615cm" svg:x="7.571cm" svg:y="27.177cm" svg:viewBox="0 0 1768 616" svg:d="M76 616h1616c51 0 76-26 76-77v-463c0-51-25-76-76-76h-1616c-51 0-76 25-76 76v463c0 51 25 77 76 77z">
              <text:p/>
            </draw:path>
            <draw:path draw:style-name="gr6" draw:text-style-name="P3" draw:layer="layout" svg:width="1.767cm" svg:height="0.615cm" svg:x="7.571cm" svg:y="27.177cm" svg:viewBox="0 0 1768 616" svg:d="M76 616h1616c51 0 76-26 76-77v-463c0-51-25-76-76-76h-1616c-51 0-76 25-76 76v463c0 51 25 77 76 77z">
              <text:p/>
            </draw:path>
          </draw:g>
          <draw:frame draw:style-name="gr11" draw:text-style-name="P2" draw:layer="layout" svg:width="1.767cm" svg:height="1.045cm" svg:x="7.571cm" svg:y="26.962cm">
            <draw:text-box>
              <text:p text:style-name="P1"><text:span text:style-name="T6">BP080_</text:span><text:span text:style-name="T6">システムプロセスステップ</text:span></text:p>
            </draw:text-box>
          </draw:frame>
        </draw:g>
        <draw:g>
          <draw:g>
            <draw:path draw:style-name="gr5" draw:text-style-name="P5" draw:layer="layout" svg:width="1.733cm" svg:height="1.399cm" svg:x="9.822cm" svg:y="26.055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3" draw:text-style-name="P3" draw:layer="layout" svg:width="1.733cm" svg:height="1.399cm" svg:x="9.822cm" svg:y="26.055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3" draw:text-style-name="P2" draw:layer="layout" svg:width="1.733cm" svg:height="0.75cm" svg:x="9.822cm" svg:y="26.488cm">
            <draw:text-box>
              <text:p text:style-name="P6"><text:span text:style-name="T6">テーブル名称</text:span></text:p>
            </draw:text-box>
          </draw:frame>
        </draw:g>
        <draw:g>
          <draw:polygon draw:style-name="gr5" draw:text-style-name="P5" draw:layer="layout" svg:width="1.283cm" svg:height="1.283cm" svg:x="1.488cm" svg:y="26.264cm" svg:viewBox="0 0 1284 1284" draw:points="280,843 0,843 0,1284 1284,1284 1284,843 1003,843 1003,782 1123,782 1123,0 160,0 160,782 280,782">
            <text:p/>
          </draw:polygon>
          <draw:path draw:style-name="gr3" draw:text-style-name="P3" draw:layer="layout" svg:width="1.283cm" svg:height="1.283cm" svg:x="1.488cm" svg:y="26.264cm" svg:viewBox="0 0 1284 1284" svg:d="M280 843h-280v441h1284v-441h-281v-61h120v-782h-963v782h120zM280 843h723M280 782h723">
            <text:p/>
          </draw:path>
        </draw:g>
        <draw:g>
          <draw:path draw:style-name="gr5" draw:text-style-name="P5" draw:layer="layout" svg:width="0.521cm" svg:height="0.361cm" svg:x="2.15cm" svg:y="27.146cm" svg:viewBox="0 0 522 362" svg:d="M0 362h422v-362h-422zM462 60h60v-60h-60z">
            <text:p/>
          </draw:path>
          <draw:path draw:style-name="gr6" draw:text-style-name="P3" draw:layer="layout" svg:width="0.521cm" svg:height="0.361cm" svg:x="2.15cm" svg:y="27.146cm" svg:viewBox="0 0 522 362" svg:d="M0 362h422v-362h-422zM0 121h422M0 241h422M20 181h382M240 221h121v-80h-121zM462 60h60v-60h-60z">
            <text:p/>
          </draw:path>
        </draw:g>
        <draw:g>
          <draw:path draw:style-name="gr14" draw:text-style-name="P8" draw:layer="layout" svg:width="1.203cm" svg:height="0.862cm" svg:x="1.528cm" svg:y="26.354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6" draw:text-style-name="P3" draw:layer="layout" svg:width="1.203cm" svg:height="0.862cm" svg:x="1.528cm" svg:y="26.354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5" draw:text-style-name="P2" draw:layer="layout" svg:width="2.117cm" svg:height="0.537cm" svg:x="1.071cm" svg:y="27.547cm">
          <draw:text-box>
            <text:p text:style-name="P6"><text:span text:style-name="T7">画面名称</text:span></text:p>
          </draw:text-box>
        </draw:frame>
        <draw:g>
          <draw:g>
            <draw:path draw:style-name="gr10" draw:text-style-name="P7" draw:layer="layout" svg:width="1.767cm" svg:height="0.615cm" svg:x="2.202cm" svg:y="26.972cm" svg:viewBox="0 0 1768 616" svg:d="M76 616h1616c51 0 76-26 76-77v-463c0-51-25-76-76-76h-1616c-51 0-76 25-76 76v463c0 51 25 77 76 77z">
              <text:p/>
            </draw:path>
            <draw:path draw:style-name="gr6" draw:text-style-name="P3" draw:layer="layout" svg:width="1.767cm" svg:height="0.615cm" svg:x="2.202cm" svg:y="26.972cm" svg:viewBox="0 0 1768 616" svg:d="M76 616h1616c51 0 76-26 76-77v-463c0-51-25-76-76-76h-1616c-51 0-76 25-76 76v463c0 51 25 77 76 77z">
              <text:p/>
            </draw:path>
          </draw:g>
          <draw:frame draw:style-name="gr11" draw:text-style-name="P2" draw:layer="layout" svg:width="1.767cm" svg:height="1.045cm" svg:x="2.202cm" svg:y="26.757cm">
            <draw:text-box>
              <text:p text:style-name="P1"><text:span text:style-name="T6">BP080_</text:span><text:span text:style-name="T6">システムプロセスステップ</text:span></text:p>
            </draw:text-box>
          </draw:frame>
        </draw:g>
        <draw:g>
          <draw:polygon draw:style-name="gr3" draw:text-style-name="P3" draw:layer="layout" svg:width="2.143cm" svg:height="0.953cm" svg:x="24.639cm" svg:y="0.785cm" svg:viewBox="0 0 2144 954" draw:points="0,954 2144,954 2144,0 0,0">
            <text:p/>
          </draw:polygon>
          <draw:frame draw:style-name="gr4" draw:text-style-name="P2" draw:layer="layout" svg:width="2.143cm" svg:height="0.953cm" svg:x="24.639cm" svg:y="0.785cm">
            <draw:text-box>
              <text:p text:style-name="P1"><text:span text:style-name="T5">2008/06/18</text:span></text:p>
            </draw:text-box>
          </draw:frame>
        </draw:g>
        <draw:g>
          <draw:polygon draw:style-name="gr3" draw:text-style-name="P3" draw:layer="layout" svg:width="1.59cm" svg:height="0.953cm" svg:x="23.052cm" svg:y="0.785cm" svg:viewBox="0 0 1591 954" draw:points="0,954 1591,954 1591,0 0,0">
            <text:p/>
          </draw:polygon>
          <draw:frame draw:style-name="gr4" draw:text-style-name="P2" draw:layer="layout" svg:width="1.59cm" svg:height="0.953cm" svg:x="23.052cm" svg:y="0.785cm">
            <draw:text-box>
              <text:p text:style-name="P1"><text:span text:style-name="T5">作成日</text:span></text:p>
            </draw:text-box>
          </draw:frame>
        </draw:g>
        <draw:polygon draw:style-name="gr3" draw:text-style-name="P3" draw:layer="layout" svg:width="2.064cm" svg:height="0.953cm" svg:x="32.021cm" svg:y="0.785cm" svg:viewBox="0 0 2065 954" draw:points="0,954 2065,954 2065,0 0,0">
          <text:p/>
        </draw:polygon>
        <draw:g>
          <draw:polygon draw:style-name="gr3" draw:text-style-name="P3" draw:layer="layout" svg:width="1.429cm" svg:height="0.953cm" svg:x="30.592cm" svg:y="0.785cm" svg:viewBox="0 0 1430 954" draw:points="0,954 1430,954 1430,0 0,0">
            <text:p/>
          </draw:polygon>
          <draw:frame draw:style-name="gr4" draw:text-style-name="P2" draw:layer="layout" svg:width="1.429cm" svg:height="0.953cm" svg:x="30.592cm" svg:y="0.785cm">
            <draw:text-box>
              <text:p text:style-name="P1"><text:span text:style-name="T5">更新日</text:span></text:p>
            </draw:text-box>
          </draw:frame>
        </draw:g>
        <draw:polygon draw:style-name="gr3" draw:text-style-name="P3" draw:layer="layout" svg:width="2.143cm" svg:height="0.953cm" svg:x="35.593cm" svg:y="0.785cm" svg:viewBox="0 0 2144 954" draw:points="0,954 2144,954 2144,0 0,0">
          <text:p/>
        </draw:polygon>
        <draw:g>
          <draw:polygon draw:style-name="gr3" draw:text-style-name="P3" draw:layer="layout" svg:width="1.508cm" svg:height="0.953cm" svg:x="34.085cm" svg:y="0.785cm" svg:viewBox="0 0 1509 954" draw:points="0,954 1509,954 1509,0 0,0">
            <text:p/>
          </draw:polygon>
          <draw:frame draw:style-name="gr4" draw:text-style-name="P2" draw:layer="layout" svg:width="1.508cm" svg:height="0.953cm" svg:x="34.085cm" svg:y="0.785cm">
            <draw:text-box>
              <text:p text:style-name="P1"><text:span text:style-name="T5">更新者</text:span></text:p>
            </draw:text-box>
          </draw:frame>
        </draw:g>
        <draw:g>
          <draw:polygon draw:style-name="gr3" draw:text-style-name="P3" draw:layer="layout" svg:width="2.223cm" svg:height="0.953cm" svg:x="28.37cm" svg:y="0.785cm" svg:viewBox="0 0 2224 954" draw:points="0,954 2224,954 2224,0 0,0">
            <text:p/>
          </draw:polygon>
          <draw:frame draw:style-name="gr4" draw:text-style-name="P2" draw:layer="layout" svg:width="2.223cm" svg:height="0.953cm" svg:x="28.37cm" svg:y="0.785cm">
            <draw:text-box>
              <text:p text:style-name="P1"><text:span text:style-name="T5">ORA</text:span><text:span text:style-name="T5">長岡</text:span></text:p>
            </draw:text-box>
          </draw:frame>
        </draw:g>
        <draw:g>
          <draw:polygon draw:style-name="gr3" draw:text-style-name="P3" draw:layer="layout" svg:width="1.588cm" svg:height="0.953cm" svg:x="26.782cm" svg:y="0.785cm" svg:viewBox="0 0 1589 954" draw:points="0,954 1589,954 1589,0 0,0">
            <text:p/>
          </draw:polygon>
          <draw:frame draw:style-name="gr4" draw:text-style-name="P2" draw:layer="layout" svg:width="1.588cm" svg:height="0.953cm" svg:x="26.782cm" svg:y="0.785cm">
            <draw:text-box>
              <text:p text:style-name="P1"><text:span text:style-name="T5">作成者</text:span></text:p>
            </draw:text-box>
          </draw:frame>
        </draw:g>
        <draw:g>
          <draw:polygon draw:style-name="gr3" draw:text-style-name="P3" draw:layer="layout" svg:width="1.866cm" svg:height="0.953cm" svg:x="38.768cm" svg:y="0.785cm" svg:viewBox="0 0 1867 954" draw:points="0,954 1867,954 1867,0 0,0">
            <text:p/>
          </draw:polygon>
          <draw:frame draw:style-name="gr4" draw:text-style-name="P9" draw:layer="layout" svg:width="1.866cm" svg:height="0.953cm" svg:x="38.768cm" svg:y="0.785cm">
            <draw:text-box>
              <text:p text:style-name="P1"><text:span text:style-name="T4">Issue3.2</text:span></text:p>
            </draw:text-box>
          </draw:frame>
        </draw:g>
        <draw:g>
          <draw:polygon draw:style-name="gr3" draw:text-style-name="P3" draw:layer="layout" svg:width="1.032cm" svg:height="0.953cm" svg:x="37.736cm" svg:y="0.785cm" svg:viewBox="0 0 1033 954" draw:points="0,954 1033,954 1033,0 0,0">
            <text:p/>
          </draw:polygon>
          <draw:frame draw:style-name="gr4" draw:text-style-name="P2" draw:layer="layout" svg:width="1.032cm" svg:height="0.953cm" svg:x="37.736cm" svg:y="0.785cm">
            <draw:text-box>
              <text:p text:style-name="P1"><text:span text:style-name="T5">Ver.</text:span></text:p>
            </draw:text-box>
          </draw:frame>
        </draw:g>
        <draw:g>
          <draw:g>
            <draw:path draw:style-name="gr5" draw:text-style-name="P5" draw:layer="layout" svg:width="0.976cm" svg:height="0.976cm" svg:x="15.273cm" svg:y="26.267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6" draw:text-style-name="P3" draw:layer="layout" svg:width="0.976cm" svg:height="0.976cm" svg:x="15.273cm" svg:y="26.267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6" draw:text-style-name="P2" draw:layer="layout" svg:width="0.976cm" svg:height="0.976cm" svg:x="15.273cm" svg:y="26.267cm">
            <draw:text-box>
              <text:p text:style-name="P6"><text:span text:style-name="T6">番号</text:span></text:p>
            </draw:text-box>
          </draw:frame>
        </draw:g>
        <draw:g>
          <draw:g>
            <draw:path draw:style-name="gr5" draw:text-style-name="P5" draw:layer="layout" svg:width="2.226cm" svg:height="1.887cm" svg:x="16.781cm" svg:y="25.687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6" draw:text-style-name="P3" draw:layer="layout" svg:width="2.226cm" svg:height="1.887cm" svg:x="16.781cm" svg:y="25.687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17" draw:text-style-name="P2" draw:layer="layout" svg:width="2.223cm" svg:height="1.883cm" svg:x="16.781cm" svg:y="25.687cm">
            <draw:text-box>
              <text:p text:style-name="P6"><text:span text:style-name="T6">他システム名</text:span></text:p>
              <text:p text:style-name="P6"><text:span text:style-name="T6">/</text:span><text:span text:style-name="T6">他領域名</text:span></text:p>
              <text:p text:style-name="P6"><text:span text:style-name="T6">(INBOUND</text:span><text:span text:style-name="T6">、</text:span><text:span text:style-name="T6">OUTBOUND)</text:span></text:p>
            </draw:text-box>
          </draw:frame>
        </draw:g>
        <draw:g>
          <draw:polygon draw:style-name="gr19" draw:text-style-name="P3" draw:layer="layout" svg:width="14.526cm" svg:height="4.639cm" svg:x="1.938cm" svg:y="3.007cm" svg:viewBox="0 0 14527 4640" draw:points="0,4640 14527,4640 14527,0 0,0">
            <text:p/>
          </draw:polygon>
          <draw:frame draw:style-name="gr20" draw:text-style-name="P2" draw:layer="layout" svg:width="14.526cm" svg:height="4.639cm" svg:x="1.938cm" svg:y="3.007cm">
            <draw:text-box>
              <text:p text:style-name="P1"><text:span text:style-name="T8">処理概要</text:span></text:p>
              <text:p text:style-name="P1"><text:span text:style-name="T9">　当該機能は以下のとおり</text:span></text:p>
              <text:p text:style-name="P1"><text:span text:style-name="T9">　　</text:span><text:span text:style-name="T12">①支払プロセス要求による、支払対象請求書選択処理</text:span></text:p>
              <text:p text:style-name="P1"><text:span text:style-name="T12">　　②賦払の選択および、支払プロセス要求ステータス・レポートの作成</text:span></text:p>
              <text:p text:style-name="P1"><text:span text:style-name="T9">　</text:span></text:p>
              <text:p text:style-name="P1"><text:span text:style-name="T8">システム利用者</text:span></text:p>
              <text:p text:style-name="P1"><text:span text:style-name="T9">　システム利用者は財務経理部担当、各部門・拠点担当</text:span></text:p>
              <text:p text:style-name="P1"><text:span text:style-name="T9"/></text:p>
              <text:p text:style-name="P1"><text:span text:style-name="T8">処理タイミング、その他</text:span></text:p>
              <text:p text:style-name="P1"><text:span text:style-name="T9">　・処理タイミングはハンドにて随時とする。</text:span></text:p>
              <text:p text:style-name="P1"><text:span text:style-name="T9"/></text:p>
            </draw:text-box>
          </draw:frame>
        </draw:g>
        <draw:g>
          <draw:g>
            <draw:path draw:style-name="gr5" draw:text-style-name="P5" draw:layer="layout" svg:width="2.117cm" svg:height="0.794cm" svg:x="19.586cm" svg:y="26.344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6" draw:text-style-name="P3" draw:layer="layout" svg:width="2.117cm" svg:height="0.794cm" svg:x="19.586cm" svg:y="26.344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1" draw:text-style-name="P2" draw:layer="layout" svg:width="2.117cm" svg:height="0.794cm" svg:x="19.586cm" svg:y="26.344cm">
            <draw:text-box>
              <text:p text:style-name="P6"><text:span text:style-name="T6">START/END</text:span></text:p>
            </draw:text-box>
          </draw:frame>
        </draw:g>
        <draw:g>
          <draw:polygon draw:style-name="gr6" draw:text-style-name="P3" draw:layer="layout" svg:width="2.54cm" svg:height="1.905cm" svg:x="16.061cm" svg:y="10.247cm" svg:viewBox="0 0 2541 1906" draw:points="158,0 0,158 0,1747 158,1906 2382,1906 2541,1747 2541,158 2382,0">
            <text:p/>
          </draw:polygon>
        </draw:g>
        <draw:frame draw:style-name="gr27" draw:text-style-name="P9" draw:layer="layout" svg:width="2.54cm" svg:height="0.341cm" svg:x="16.061cm" svg:y="10.246cm">
          <draw:text-box>
            <text:p text:style-name="P1"><text:span text:style-name="T14">CFO_005_S04</text:span></text:p>
          </draw:text-box>
        </draw:frame>
        <draw:frame draw:style-name="gr28" draw:text-style-name="P9" draw:layer="layout" svg:width="2.54cm" svg:height="1.566cm" svg:x="16.061cm" svg:y="10.586cm">
          <draw:text-box>
            <text:p text:style-name="P10"><text:span text:style-name="T14">ERP</text:span><text:span text:style-name="T14">標準：支払プロセス要求（賦払選択）</text:span></text:p>
          </draw:text-box>
        </draw:frame>
        <draw:g>
          <draw:g>
            <draw:path draw:style-name="gr5" draw:text-style-name="P5" draw:layer="layout" svg:width="2.17cm" svg:height="1.752cm" svg:x="12.236cm" svg:y="21.587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12.236cm" svg:y="21.587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25" draw:text-style-name="P9" draw:layer="layout" svg:width="2.17cm" svg:height="1.303cm" svg:x="12.236cm" svg:y="21.947cm">
            <draw:text-box>
              <text:p text:style-name="P6"><text:span text:style-name="T14">ERP</text:span><text:span text:style-name="T14">標準：支払プロセス要求</text:span></text:p>
              <text:p text:style-name="P6"><text:span text:style-name="T14">テーブル</text:span></text:p>
            </draw:text-box>
          </draw:frame>
        </draw:g>
        <draw:g>
          <draw:polyline draw:style-name="gr24" draw:text-style-name="P3" draw:layer="layout" svg:width="3.574cm" svg:height="0cm" svg:x="8.561cm" svg:y="22.463cm" svg:viewBox="0 0 3575 0" draw:points="0,0 2622,0 3575,0">
            <text:p/>
          </draw:polyline>
          <draw:frame draw:style-name="gr8" draw:text-style-name="P3" draw:layer="layout" svg:width="1.058cm" svg:height="1.214cm" svg:x="9.754cm" svg:y="21.856cm">
            <draw:text-box>
              <text:p/>
            </draw:text-box>
          </draw:frame>
        </draw:g>
        <draw:g>
          <draw:g>
            <draw:path draw:style-name="gr5" draw:text-style-name="P5" draw:layer="layout" svg:width="2.17cm" svg:height="1.752cm" svg:x="9.952cm" svg:y="13.691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9.952cm" svg:y="13.691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25" draw:text-style-name="P2" draw:layer="layout" svg:width="2.17cm" svg:height="1.303cm" svg:x="9.952cm" svg:y="14.051cm">
            <draw:text-box>
              <text:p text:style-name="P6"><text:span text:style-name="T14">ERP</text:span><text:span text:style-name="T2">標準：支払保留</text:span></text:p>
              <text:p text:style-name="P6"><text:span text:style-name="T2">テーブル</text:span></text:p>
            </draw:text-box>
          </draw:frame>
        </draw:g>
        <draw:g>
          <draw:g>
            <draw:path draw:style-name="gr5" draw:text-style-name="P5" draw:layer="layout" svg:width="2.17cm" svg:height="1.752cm" svg:x="9.952cm" svg:y="12.258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9.952cm" svg:y="12.258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25" draw:text-style-name="P2" draw:layer="layout" svg:width="2.17cm" svg:height="1.303cm" svg:x="9.952cm" svg:y="12.618cm">
            <draw:text-box>
              <text:p text:style-name="P6"><text:span text:style-name="T14">ERP</text:span><text:span text:style-name="T2">標準：支払予定</text:span></text:p>
              <text:p text:style-name="P6"><text:span text:style-name="T2">テーブル</text:span></text:p>
            </draw:text-box>
          </draw:frame>
        </draw:g>
        <draw:g>
          <draw:g>
            <draw:path draw:style-name="gr5" draw:text-style-name="P5" draw:layer="layout" svg:width="2.17cm" svg:height="1.752cm" svg:x="9.952cm" svg:y="10.825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9.952cm" svg:y="10.825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25" draw:text-style-name="P2" draw:layer="layout" svg:width="2.17cm" svg:height="1.303cm" svg:x="9.952cm" svg:y="11.186cm">
            <draw:text-box>
              <text:p text:style-name="P6"><text:span text:style-name="T14">ERP</text:span><text:span text:style-name="T2">標準：請求書明細</text:span></text:p>
              <text:p text:style-name="P6"><text:span text:style-name="T2">テーブル</text:span></text:p>
            </draw:text-box>
          </draw:frame>
        </draw:g>
        <draw:g>
          <draw:g>
            <draw:path draw:style-name="gr5" draw:text-style-name="P5" draw:layer="layout" svg:width="2.17cm" svg:height="1.752cm" svg:x="9.952cm" svg:y="9.392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9.952cm" svg:y="9.392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25" draw:text-style-name="P2" draw:layer="layout" svg:width="2.17cm" svg:height="1.303cm" svg:x="9.952cm" svg:y="9.752cm">
            <draw:text-box>
              <text:p text:style-name="P6"><text:span text:style-name="T14">ERP</text:span><text:span text:style-name="T2">標準：請求書ヘッダ</text:span></text:p>
              <text:p text:style-name="P6"><text:span text:style-name="T2">テーブル</text:span></text:p>
            </draw:text-box>
          </draw:frame>
        </draw:g>
        <draw:g>
          <draw:path draw:style-name="gr33" draw:text-style-name="P13" draw:layer="layout" svg:width="1.455cm" svg:height="10.946cm" svg:x="14.606cm" svg:y="11.517cm" svg:viewBox="0 0 1456 10947" svg:d="M0 10947h528c106 0 158-53 158-159v-10630c0-105 54-158 160-158h610">
            <text:p/>
          </draw:path>
          <draw:frame draw:style-name="gr34" draw:text-style-name="P13" draw:layer="layout" svg:width="1.058cm" svg:height="1.214cm" svg:x="14.764cm" svg:y="16.567cm">
            <draw:text-box>
              <text:p/>
            </draw:text-box>
          </draw:frame>
        </draw:g>
        <draw:g>
          <draw:path draw:style-name="gr24" draw:text-style-name="P3" draw:layer="layout" svg:width="3.94cm" svg:height="0.614cm" svg:x="12.122cm" svg:y="10.268cm" svg:viewBox="0 0 3941 615" svg:d="M0 0h1460c106 0 159 53 159 159v297c0 106 53 159 158 159h2164">
            <text:p/>
          </draw:path>
          <draw:frame draw:style-name="gr8" draw:text-style-name="P3" draw:layer="layout" svg:width="1.058cm" svg:height="1.214cm" svg:x="13.298cm" svg:y="10.203cm">
            <draw:text-box>
              <text:p/>
            </draw:text-box>
          </draw:frame>
        </draw:g>
        <draw:g>
          <draw:path draw:style-name="gr24" draw:text-style-name="P3" draw:layer="layout" svg:width="3.94cm" svg:height="0.819cm" svg:x="12.122cm" svg:y="10.882cm" svg:viewBox="0 0 3941 820" svg:d="M0 820h1460c106 0 159-53 159-159v-503c0-105 53-158 158-158h2164">
            <text:p/>
          </draw:path>
          <draw:frame draw:style-name="gr8" draw:text-style-name="P3" draw:layer="layout" svg:width="1.058cm" svg:height="1.214cm" svg:x="13.222cm" svg:y="10.422cm">
            <draw:text-box>
              <text:p/>
            </draw:text-box>
          </draw:frame>
        </draw:g>
        <draw:g>
          <draw:path draw:style-name="gr24" draw:text-style-name="P3" draw:layer="layout" svg:width="3.94cm" svg:height="2.252cm" svg:x="12.122cm" svg:y="10.882cm" svg:viewBox="0 0 3941 2253" svg:d="M0 2253h1460c106 0 159-53 159-159v-1936c0-105 53-158 158-158h2164">
            <text:p/>
          </draw:path>
          <draw:frame draw:style-name="gr8" draw:text-style-name="P3" draw:layer="layout" svg:width="1.058cm" svg:height="1.214cm" svg:x="13.211cm" svg:y="11.16cm">
            <draw:text-box>
              <text:p/>
            </draw:text-box>
          </draw:frame>
        </draw:g>
        <draw:g>
          <draw:path draw:style-name="gr24" draw:text-style-name="P3" draw:layer="layout" svg:width="3.94cm" svg:height="3.685cm" svg:x="12.122cm" svg:y="10.882cm" svg:viewBox="0 0 3941 3686" svg:d="M0 3686h1460c106 0 159-53 159-159v-3369c0-105 53-158 158-158h2164">
            <text:p/>
          </draw:path>
          <draw:frame draw:style-name="gr8" draw:text-style-name="P3" draw:layer="layout" svg:width="1.058cm" svg:height="1.214cm" svg:x="13.211cm" svg:y="11.903cm">
            <draw:text-box>
              <text:p/>
            </draw:text-box>
          </draw:frame>
        </draw:g>
        <draw:g>
          <draw:g>
            <draw:path draw:style-name="gr5" draw:text-style-name="P5" draw:layer="layout" svg:width="2.17cm" svg:height="1.752cm" svg:x="20.406cm" svg:y="10.323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20.406cm" svg:y="10.323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25" draw:text-style-name="P2" draw:layer="layout" svg:width="2.17cm" svg:height="1.303cm" svg:x="20.406cm" svg:y="10.684cm">
            <draw:text-box>
              <text:p text:style-name="P6"><text:span text:style-name="T14">ERP</text:span><text:span text:style-name="T2">標準：請求書選択</text:span></text:p>
              <text:p text:style-name="P6"><text:span text:style-name="T2">テーブル</text:span></text:p>
            </draw:text-box>
          </draw:frame>
        </draw:g>
        <draw:g>
          <draw:line draw:style-name="gr24" draw:text-style-name="P3" draw:layer="layout" svg:x1="18.601cm" svg:y1="11.2cm" svg:x2="20.405cm" svg:y2="11.2cm">
            <text:p/>
          </draw:line>
          <draw:frame draw:style-name="gr8" draw:text-style-name="P3" draw:layer="layout" svg:width="1.058cm" svg:height="1.214cm" svg:x="18.941cm" svg:y="10.592cm">
            <draw:text-box>
              <text:p/>
            </draw:text-box>
          </draw:frame>
        </draw:g>
        <draw:g>
          <draw:path draw:style-name="gr24" draw:text-style-name="P3" draw:layer="layout" svg:width="6.72cm" svg:height="6.592cm" svg:x="16.88cm" svg:y="11.2cm" svg:viewBox="0 0 6721 6593" svg:d="M5695 0h867c106 0 159 53 159 158v4532c0 105-53 158-159 158h-6404c-105 0-158 53-158 159v1427c0 106 53 159 158 159h995">
            <text:p/>
          </draw:path>
          <draw:frame draw:style-name="gr8" draw:text-style-name="P3" draw:layer="layout" svg:width="1.058cm" svg:height="1.214cm" svg:x="21.477cm" svg:y="15.44cm">
            <draw:text-box>
              <text:p/>
            </draw:text-box>
          </draw:frame>
        </draw:g>
        <draw:g>
          <draw:path draw:style-name="gr24" draw:text-style-name="P3" draw:layer="layout" svg:width="9.926cm" svg:height="1.627cm" svg:x="20.573cm" svg:y="17.792cm" svg:viewBox="0 0 9927 1628" svg:d="M0 0h7742c216 0 324 53 324 158v1312c0 105 109 158 327 158h1534">
            <text:p/>
          </draw:path>
          <draw:frame draw:style-name="gr35" draw:text-style-name="P3" draw:layer="layout" svg:width="2.172cm" svg:height="1.219cm" svg:x="25.693cm" svg:y="17.183cm">
            <draw:text-box>
              <text:p/>
            </draw:text-box>
          </draw:frame>
        </draw:g>
        <draw:g>
          <draw:g>
            <draw:path draw:style-name="gr5" draw:text-style-name="P5" draw:layer="layout" svg:width="0.976cm" svg:height="0.976cm" svg:x="7.485cm" svg:y="21.975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6" draw:text-style-name="P3" draw:layer="layout" svg:width="0.976cm" svg:height="0.976cm" svg:x="7.485cm" svg:y="21.975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6" draw:text-style-name="P2" draw:layer="layout" svg:width="0.976cm" svg:height="0.976cm" svg:x="7.485cm" svg:y="21.975cm">
            <draw:text-box>
              <text:p text:style-name="P6"><text:span text:style-name="T6">1</text:span></text:p>
            </draw:text-box>
          </draw:frame>
        </draw:g>
        <draw:g>
          <draw:g>
            <draw:polygon draw:style-name="gr5" draw:text-style-name="P5" draw:layer="layout" svg:width="2.54cm" svg:height="2.136cm" svg:x="17.977cm" svg:y="16.697cm" svg:viewBox="0 0 2541 2137" draw:points="0,0 0,2137 1271,1820 2541,2137 2541,0">
              <text:p/>
            </draw:polygon>
            <draw:polygon draw:style-name="gr6" draw:text-style-name="P3" draw:layer="layout" svg:width="2.54cm" svg:height="2.136cm" svg:x="17.977cm" svg:y="16.697cm" svg:viewBox="0 0 2541 2137" draw:points="0,0 0,2137 1271,1820 2541,2137 2541,0">
              <text:p/>
            </draw:polygon>
          </draw:g>
        </draw:g>
        <draw:frame draw:style-name="gr27" draw:text-style-name="P9" draw:layer="layout" svg:width="2.54cm" svg:height="0.341cm" svg:x="18cm" svg:y="16.8cm">
          <draw:text-box>
            <text:p text:style-name="P1"><text:span text:style-name="T14">CFO_005_S05</text:span></text:p>
          </draw:text-box>
        </draw:frame>
        <draw:g>
          <draw:g>
            <draw:path draw:style-name="gr10" draw:text-style-name="P7" draw:layer="layout" svg:width="3.416cm" svg:height="0.612cm" svg:x="18.333cm" svg:y="18.636cm" svg:viewBox="0 0 3417 613" svg:d="M105 613h3207c70 0 105-34 105-102v-410c0-67-35-101-105-101h-3207c-70 0-105 34-105 101v410c0 68 35 102 105 102z">
              <text:p/>
            </draw:path>
            <draw:path draw:style-name="gr6" draw:text-style-name="P3" draw:layer="layout" svg:width="3.416cm" svg:height="0.612cm" svg:x="18.333cm" svg:y="18.636cm" svg:viewBox="0 0 3417 613" svg:d="M105 613h3207c70 0 105-34 105-102v-410c0-67-35-101-105-101h-3207c-70 0-105 34-105 101v410c0 68 35 102 105 102z">
              <text:p/>
            </draw:path>
          </draw:g>
          <draw:frame draw:style-name="gr11" draw:text-style-name="P11" draw:layer="layout" svg:width="3.416cm" svg:height="1.045cm" svg:x="18.333cm" svg:y="18.42cm">
            <draw:text-box>
              <text:p text:style-name="P1"><text:span text:style-name="T16">K0306_01_026:</text:span><text:span text:style-name="T16">支払プロセス要求ステータス・レポート</text:span></text:p>
            </draw:text-box>
          </draw:frame>
        </draw:g>
        <draw:frame draw:style-name="gr28" draw:text-style-name="P9" draw:layer="layout" svg:width="2.54cm" svg:height="1.566cm" svg:x="17.96cm" svg:y="17.134cm">
          <draw:text-box>
            <text:p text:style-name="P6"><text:span text:style-name="T14">ERP</text:span><text:span text:style-name="T14">標準：支払プロセス要求ステータス・レポート</text:span></text:p>
          </draw:text-box>
        </draw:frame>
        <draw:g>
          <draw:g>
            <draw:path draw:style-name="gr5" draw:text-style-name="P5" draw:layer="layout" svg:width="0.976cm" svg:height="0.976cm" svg:x="30.476cm" svg:y="19.00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6" draw:text-style-name="P3" draw:layer="layout" svg:width="0.976cm" svg:height="0.976cm" svg:x="30.476cm" svg:y="19.00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6" draw:text-style-name="P2" draw:layer="layout" svg:width="0.976cm" svg:height="0.976cm" svg:x="30.476cm" svg:y="19.003cm">
            <draw:text-box>
              <text:p text:style-name="P6"><text:span text:style-name="T6">２</text:span></text:p>
            </draw:text-box>
          </draw:frame>
        </draw:g>
        <draw:g>
          <draw:g>
            <draw:path draw:style-name="gr10" draw:text-style-name="P7" draw:layer="layout" svg:width="3.522cm" svg:height="0.675cm" svg:x="18.977cm" svg:y="19.016cm" svg:viewBox="0 0 3523 676" svg:d="M96 676h3329c65 0 98-25 98-76v-524c0-51-33-76-98-76h-3329c-64 0-96 25-96 76v524c0 51 32 76 96 76z">
              <text:p/>
            </draw:path>
            <draw:path draw:style-name="gr6" draw:text-style-name="P3" draw:layer="layout" svg:width="3.522cm" svg:height="0.675cm" svg:x="18.977cm" svg:y="19.016cm" svg:viewBox="0 0 3523 676" svg:d="M96 676h3329c65 0 98-25 98-76v-524c0-51-33-76-98-76h-3329c-64 0-96 25-96 76v524c0 51 32 76 96 76z">
              <text:p/>
            </draw:path>
          </draw:g>
          <draw:frame draw:style-name="gr36" draw:text-style-name="P11" draw:layer="layout" svg:width="3.522cm" svg:height="1.045cm" svg:x="18.977cm" svg:y="18.831cm">
            <draw:text-box>
              <text:p text:style-name="P1"><text:span text:style-name="T17">K0307_01_023:</text:span><text:span text:style-name="T16">支払プロセス要求ステータス・レポート</text:span></text:p>
            </draw:text-box>
          </draw:frame>
        </draw:g>
        <draw:g>
          <draw:g>
            <draw:path draw:style-name="gr10" draw:text-style-name="P7" draw:layer="layout" svg:width="3.37cm" svg:height="0.675cm" svg:x="19.879cm" svg:y="19.4cm" svg:viewBox="0 0 3371 676" svg:d="M92 676h3186c61 0 93-25 93-76v-524c0-51-32-76-93-76h-3186c-62 0-92 25-92 76v524c0 51 30 76 92 76z">
              <text:p/>
            </draw:path>
            <draw:path draw:style-name="gr6" draw:text-style-name="P3" draw:layer="layout" svg:width="3.37cm" svg:height="0.675cm" svg:x="19.879cm" svg:y="19.4cm" svg:viewBox="0 0 3371 676" svg:d="M92 676h3186c61 0 93-25 93-76v-524c0-51-32-76-93-76h-3186c-62 0-92 25-92 76v524c0 51 30 76 92 76z">
              <text:p/>
            </draw:path>
          </draw:g>
          <draw:frame draw:style-name="gr37" draw:text-style-name="P11" draw:layer="layout" svg:width="3.37cm" svg:height="1.045cm" svg:x="19.879cm" svg:y="19.215cm">
            <draw:text-box>
              <text:p text:style-name="P1"><text:span text:style-name="T17">K0308_01_024:</text:span><text:span text:style-name="T16">支払プロセス要求ステータス・レポート</text:span></text:p>
            </draw:text-box>
          </draw:frame>
        </draw:g>
        <draw:g>
          <draw:g>
            <draw:path draw:style-name="gr10" draw:text-style-name="P7" draw:layer="layout" svg:width="3.467cm" svg:height="0.675cm" svg:x="20.682cm" svg:y="19.764cm" svg:viewBox="0 0 3468 676" svg:d="M95 676h3277c64 0 96-25 96-76v-524c0-51-32-76-96-76h-3277c-64 0-95 25-95 76v524c0 51 31 76 95 76z">
              <text:p/>
            </draw:path>
            <draw:path draw:style-name="gr6" draw:text-style-name="P3" draw:layer="layout" svg:width="3.467cm" svg:height="0.675cm" svg:x="20.682cm" svg:y="19.764cm" svg:viewBox="0 0 3468 676" svg:d="M95 676h3277c64 0 96-25 96-76v-524c0-51-32-76-96-76h-3277c-64 0-95 25-95 76v524c0 51 31 76 95 76z">
              <text:p/>
            </draw:path>
          </draw:g>
          <draw:frame draw:style-name="gr38" draw:text-style-name="P11" draw:layer="layout" svg:width="3.467cm" svg:height="1.045cm" svg:x="20.682cm" svg:y="19.579cm">
            <draw:text-box>
              <text:p text:style-name="P1"><text:span text:style-name="T17">K0309_01_034:</text:span><text:span text:style-name="T16">支払プロセス要求ステータス・レポート</text:span></text:p>
            </draw:text-box>
          </draw:frame>
        </draw:g>
        <draw:g>
          <draw:g>
            <draw:path draw:style-name="gr10" draw:text-style-name="P7" draw:layer="layout" svg:width="3.352cm" svg:height="0.675cm" svg:x="21.647cm" svg:y="20.167cm" svg:viewBox="0 0 3353 676" svg:d="M92 676h3168c62 0 93-25 93-76v-524c0-51-31-76-93-76h-3168c-62 0-92 25-92 76v524c0 51 30 76 92 76z">
              <text:p/>
            </draw:path>
            <draw:path draw:style-name="gr6" draw:text-style-name="P3" draw:layer="layout" svg:width="3.352cm" svg:height="0.675cm" svg:x="21.647cm" svg:y="20.167cm" svg:viewBox="0 0 3353 676" svg:d="M92 676h3168c62 0 93-25 93-76v-524c0-51-31-76-93-76h-3168c-62 0-92 25-92 76v524c0 51 30 76 92 76z">
              <text:p/>
            </draw:path>
          </draw:g>
          <draw:frame draw:style-name="gr39" draw:text-style-name="P11" draw:layer="layout" svg:width="3.352cm" svg:height="1.045cm" svg:x="21.647cm" svg:y="19.982cm">
            <draw:text-box>
              <text:p text:style-name="P1"><text:span text:style-name="T17">K0311_01_023:</text:span><text:span text:style-name="T16">支払プロセス要求ステータス・レポート</text:span></text:p>
            </draw:text-box>
          </draw:frame>
        </draw:g>
        <draw:g>
          <draw:g>
            <draw:path draw:style-name="gr10" draw:text-style-name="P14" draw:layer="layout" svg:width="3.428cm" svg:height="0.675cm" svg:x="22.571cm" svg:y="20.567cm" svg:viewBox="0 0 3429 676" svg:d="M94 676h3240c63 0 95-25 95-76v-524c0-51-32-76-95-76h-3240c-63 0-94 25-94 76v524c0 51 31 76 94 76z">
              <text:p/>
            </draw:path>
            <draw:path draw:style-name="gr6" draw:text-style-name="P15" draw:layer="layout" svg:width="3.428cm" svg:height="0.675cm" svg:x="22.571cm" svg:y="20.567cm" svg:viewBox="0 0 3429 676" svg:d="M94 676h3240c63 0 95-25 95-76v-524c0-51-32-76-95-76h-3240c-63 0-94 25-94 76v524c0 51 31 76 94 76z">
              <text:p/>
            </draw:path>
          </draw:g>
          <draw:frame draw:style-name="gr40" draw:text-style-name="P11" draw:layer="layout" svg:width="3.428cm" svg:height="1.045cm" svg:x="22.571cm" svg:y="20.382cm">
            <draw:text-box>
              <text:p text:style-name="P1"><text:span text:style-name="T17">K0313_01_033:</text:span><text:span text:style-name="T16">支払プロセス要求ステータス・レポート</text:span></text:p>
            </draw:text-box>
          </draw:frame>
        </draw:g>
        <draw:frame draw:style-name="gr41" draw:text-style-name="P2" draw:layer="layout" svg:width="3.476cm" svg:height="0.905cm" svg:x="16.154cm" svg:y="14.567cm">
          <draw:text-box>
            <text:p text:style-name="P1"><text:span text:style-name="T9">・支払対象の請求書を選択する</text:span></text:p>
          </draw:text-box>
        </draw:frame>
        <draw:frame draw:style-name="gr42" draw:text-style-name="P9" draw:layer="layout" svg:width="3.476cm" svg:height="1.286cm" svg:x="18cm" svg:y="20.9cm">
          <draw:text-box>
            <text:p text:style-name="P1"><text:span text:style-name="T12">・支払プロセス要求ステータス・レポートを出力する</text:span></text:p>
          </draw:text-box>
        </draw:frame>
        <draw:g>
          <draw:polygon draw:style-name="gr3" draw:text-style-name="P3" draw:layer="layout" svg:width="2.064cm" svg:height="0.953cm" svg:x="32.021cm" svg:y="0.785cm" svg:viewBox="0 0 2065 954" draw:points="0,954 2065,954 2065,0 0,0">
            <text:p/>
          </draw:polygon>
          <draw:frame draw:style-name="gr4" draw:text-style-name="P9" draw:layer="layout" svg:width="2.064cm" svg:height="0.953cm" svg:x="32.021cm" svg:y="0.785cm">
            <draw:text-box>
              <text:p text:style-name="P1"><text:span text:style-name="T4">2022/08/17</text:span></text:p>
            </draw:text-box>
          </draw:frame>
        </draw:g>
        <draw:g>
          <draw:polygon draw:style-name="gr3" draw:text-style-name="P3" draw:layer="layout" svg:width="2.143cm" svg:height="0.953cm" svg:x="35.593cm" svg:y="0.785cm" svg:viewBox="0 0 2144 954" draw:points="0,954 2144,954 2144,0 0,0">
            <text:p/>
          </draw:polygon>
          <draw:frame draw:style-name="gr4" draw:text-style-name="P9" draw:layer="layout" svg:width="2.143cm" svg:height="0.953cm" svg:x="35.593cm" svg:y="0.785cm">
            <draw:text-box>
              <text:p text:style-name="P1"><text:span text:style-name="T4">SCSK</text:span><text:span text:style-name="T4">村澤</text:span></text:p>
            </draw:text-box>
          </draw:frame>
        </draw:g>
        <draw:frame draw:style-name="gr15" draw:text-style-name="P2" draw:layer="layout" svg:width="10.358cm" svg:height="0.537cm" svg:x="16.351cm" svg:y="28.9cm">
          <draw:text-box>
            <text:p text:style-name="P12"><text:span text:style-name="T6">Copyright © 2022, SCSK Corporation. All rights reserved.</text:span></text:p>
          </draw:text-box>
        </draw:frame>
        <draw:frame draw:style-name="gr15" draw:text-style-name="P2" draw:layer="layout" svg:width="10.358cm" svg:height="0.537cm" svg:x="16.435cm" svg:y="28.61cm">
          <draw:text-box>
            <text:p text:style-name="P12"><text:span text:style-name="T6">CONFIDENTIAL</text:span><text:span text:style-name="T6">　株式会社伊藤園　</text:span><text:span text:style-name="T6">SCSK</text:span><text:span text:style-name="T6">株式会社</text:span></text:p>
          </draw:text-box>
        </draw:frame>
        <draw:g>
          <draw:path draw:style-name="gr14" draw:text-style-name="P8" draw:layer="layout" svg:width="1.203cm" svg:height="0.862cm" svg:x="1.528cm" svg:y="26.355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6" draw:text-style-name="P3" draw:layer="layout" svg:width="1.203cm" svg:height="0.862cm" svg:x="1.528cm" svg:y="26.355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g>
          <draw:g>
            <draw:path draw:style-name="gr10" draw:text-style-name="P7" draw:layer="layout" svg:width="3.123cm" svg:height="0.601cm" svg:x="16.5cm" svg:y="11.845cm" svg:viewBox="0 0 3124 602" svg:d="M101 602h2921c68 0 102-34 102-101v-400c0-67-34-101-102-101h-2921c-67 0-101 34-101 101v400c0 67 34 101 101 101z">
              <text:p/>
            </draw:path>
            <draw:path draw:style-name="gr6" draw:text-style-name="P3" draw:layer="layout" svg:width="3.123cm" svg:height="0.601cm" svg:x="16.5cm" svg:y="11.845cm" svg:viewBox="0 0 3124 602" svg:d="M101 602h2921c68 0 102-34 102-101v-400c0-67-34-101-102-101h-2921c-67 0-101 34-101 101v400c0 67 34 101 101 101z">
              <text:p/>
            </draw:path>
          </draw:g>
          <draw:frame draw:style-name="gr30" draw:text-style-name="P2" draw:layer="layout" svg:width="3.123cm" svg:height="0.791cm" svg:x="16.5cm" svg:y="11.75cm">
            <draw:text-box>
              <text:p text:style-name="P1"><text:span text:style-name="T16">K0306_01_025</text:span><text:span text:style-name="T6">:</text:span><text:span text:style-name="T6">支払</text:span></text:p>
              <text:p text:style-name="P1"><text:span text:style-name="T6"/></text:p>
            </draw:text-box>
          </draw:frame>
        </draw:g>
        <draw:g>
          <draw:g>
            <draw:path draw:style-name="gr10" draw:text-style-name="P7" draw:layer="layout" svg:width="2.778cm" svg:height="0.675cm" svg:x="16.893cm" svg:y="12.243cm" svg:viewBox="0 0 2779 676" svg:d="M76 676h2626c51 0 77-25 77-76v-524c0-51-26-76-77-76h-2626c-51 0-76 25-76 76v524c0 51 25 76 76 76z">
              <text:p/>
            </draw:path>
            <draw:path draw:style-name="gr6" draw:text-style-name="P3" draw:layer="layout" svg:width="2.778cm" svg:height="0.675cm" svg:x="16.893cm" svg:y="12.243cm" svg:viewBox="0 0 2779 676" svg:d="M76 676h2626c51 0 77-25 77-76v-524c0-51-26-76-77-76h-2626c-51 0-76 25-76 76v524c0 51 25 76 76 76z">
              <text:p/>
            </draw:path>
          </draw:g>
          <draw:frame draw:style-name="gr30" draw:text-style-name="P2" draw:layer="layout" svg:width="2.778cm" svg:height="0.791cm" svg:x="16.893cm" svg:y="12.185cm">
            <draw:text-box>
              <text:p text:style-name="P1"><text:span text:style-name="T16">K0307_01_022</text:span><text:span text:style-name="T6">:</text:span><text:span text:style-name="T6">支払</text:span></text:p>
              <text:p text:style-name="P1"><text:span text:style-name="T6"/></text:p>
            </draw:text-box>
          </draw:frame>
        </draw:g>
        <draw:g>
          <draw:g>
            <draw:path draw:style-name="gr10" draw:text-style-name="P7" draw:layer="layout" svg:width="2.778cm" svg:height="0.675cm" svg:x="17.591cm" svg:y="12.626cm" svg:viewBox="0 0 2779 676" svg:d="M76 676h2626c51 0 77-25 77-76v-524c0-51-26-76-77-76h-2626c-51 0-76 25-76 76v524c0 51 25 76 76 76z">
              <text:p/>
            </draw:path>
            <draw:path draw:style-name="gr6" draw:text-style-name="P3" draw:layer="layout" svg:width="2.778cm" svg:height="0.675cm" svg:x="17.591cm" svg:y="12.626cm" svg:viewBox="0 0 2779 676" svg:d="M76 676h2626c51 0 77-25 77-76v-524c0-51-26-76-77-76h-2626c-51 0-76 25-76 76v524c0 51 25 76 76 76z">
              <text:p/>
            </draw:path>
          </draw:g>
          <draw:frame draw:style-name="gr30" draw:text-style-name="P2" draw:layer="layout" svg:width="2.778cm" svg:height="0.791cm" svg:x="17.591cm" svg:y="12.568cm">
            <draw:text-box>
              <text:p text:style-name="P1"><text:span text:style-name="T16">K0308_01_023</text:span><text:span text:style-name="T6">:</text:span><text:span text:style-name="T6">支払</text:span></text:p>
              <text:p text:style-name="P1"><text:span text:style-name="T6"/></text:p>
            </draw:text-box>
          </draw:frame>
        </draw:g>
        <draw:g>
          <draw:g>
            <draw:path draw:style-name="gr10" draw:text-style-name="P7" draw:layer="layout" svg:width="2.778cm" svg:height="0.675cm" svg:x="18.149cm" svg:y="12.99cm" svg:viewBox="0 0 2779 676" svg:d="M76 676h2626c51 0 77-25 77-76v-524c0-51-26-76-77-76h-2626c-51 0-76 25-76 76v524c0 51 25 76 76 76z">
              <text:p/>
            </draw:path>
            <draw:path draw:style-name="gr6" draw:text-style-name="P3" draw:layer="layout" svg:width="2.778cm" svg:height="0.675cm" svg:x="18.149cm" svg:y="12.99cm" svg:viewBox="0 0 2779 676" svg:d="M76 676h2626c51 0 77-25 77-76v-524c0-51-26-76-77-76h-2626c-51 0-76 25-76 76v524c0 51 25 76 76 76z">
              <text:p/>
            </draw:path>
          </draw:g>
          <draw:frame draw:style-name="gr30" draw:text-style-name="P2" draw:layer="layout" svg:width="2.778cm" svg:height="0.791cm" svg:x="18.149cm" svg:y="12.932cm">
            <draw:text-box>
              <text:p text:style-name="P1"><text:span text:style-name="T16">K0309_01_033</text:span><text:span text:style-name="T6">:</text:span><text:span text:style-name="T6">支払</text:span></text:p>
              <text:p text:style-name="P1"><text:span text:style-name="T6"/></text:p>
            </draw:text-box>
          </draw:frame>
        </draw:g>
        <draw:g>
          <draw:g>
            <draw:path draw:style-name="gr10" draw:text-style-name="P7" draw:layer="layout" svg:width="2.778cm" svg:height="0.675cm" svg:x="18.723cm" svg:y="13.393cm" svg:viewBox="0 0 2779 676" svg:d="M76 676h2626c51 0 77-25 77-76v-524c0-51-26-76-77-76h-2626c-51 0-76 25-76 76v524c0 51 25 76 76 76z">
              <text:p/>
            </draw:path>
            <draw:path draw:style-name="gr6" draw:text-style-name="P3" draw:layer="layout" svg:width="2.778cm" svg:height="0.675cm" svg:x="18.723cm" svg:y="13.393cm" svg:viewBox="0 0 2779 676" svg:d="M76 676h2626c51 0 77-25 77-76v-524c0-51-26-76-77-76h-2626c-51 0-76 25-76 76v524c0 51 25 76 76 76z">
              <text:p/>
            </draw:path>
          </draw:g>
          <draw:frame draw:style-name="gr30" draw:text-style-name="P2" draw:layer="layout" svg:width="2.778cm" svg:height="0.791cm" svg:x="18.723cm" svg:y="13.335cm">
            <draw:text-box>
              <text:p text:style-name="P1"><text:span text:style-name="T16">K0311_01_022</text:span><text:span text:style-name="T6">:</text:span><text:span text:style-name="T6">支払</text:span></text:p>
              <text:p text:style-name="P1"><text:span text:style-name="T6"/></text:p>
            </draw:text-box>
          </draw:frame>
        </draw:g>
        <draw:g>
          <draw:g>
            <draw:path draw:style-name="gr10" draw:text-style-name="P7" draw:layer="layout" svg:width="2.778cm" svg:height="0.675cm" svg:x="19.398cm" svg:y="13.82cm" svg:viewBox="0 0 2779 676" svg:d="M76 676h2626c51 0 77-25 77-76v-524c0-51-26-76-77-76h-2626c-51 0-76 25-76 76v524c0 51 25 76 76 76z">
              <text:p/>
            </draw:path>
            <draw:path draw:style-name="gr6" draw:text-style-name="P3" draw:layer="layout" svg:width="2.778cm" svg:height="0.675cm" svg:x="19.398cm" svg:y="13.82cm" svg:viewBox="0 0 2779 676" svg:d="M76 676h2626c51 0 77-25 77-76v-524c0-51-26-76-77-76h-2626c-51 0-76 25-76 76v524c0 51 25 76 76 76z">
              <text:p/>
            </draw:path>
          </draw:g>
          <draw:frame draw:style-name="gr30" draw:text-style-name="P2" draw:layer="layout" svg:width="2.778cm" svg:height="0.791cm" svg:x="19.398cm" svg:y="13.762cm">
            <draw:text-box>
              <text:p text:style-name="P1"><text:span text:style-name="T16">K0313_01_032</text:span><text:span text:style-name="T6">:</text:span><text:span text:style-name="T6">支払</text:span></text:p>
              <text:p text:style-name="P1"><text:span text:style-name="T6"/></text:p>
            </draw:text-box>
          </draw:frame>
        </draw:g>
        <draw:g>
          <draw:path draw:style-name="gr33" draw:text-style-name="P13" draw:layer="layout" svg:width="3.395cm" svg:height="4.747cm" svg:x="14.604cm" svg:y="17.75cm" svg:viewBox="0 0 3396 4748" svg:d="M0 4748h1232c247 0 368-23 368-69v-4610c0-46 126-69 373-69h1423">
            <text:p/>
          </draw:path>
          <draw:frame draw:style-name="gr43" draw:text-style-name="P13" draw:layer="layout" svg:width="2.467cm" svg:height="1.219cm" svg:x="14.973cm" svg:y="19.594cm">
            <draw:text-box>
              <text:p/>
            </draw:text-box>
          </draw:frame>
        </draw:g>
      </draw:page>
      <draw:page draw:name="CFO_005_03" draw:style-name="dp1" draw:master-page-name="PM2">
        <draw:frame draw:style-name="gr1" draw:text-style-name="P2" draw:layer="layout" svg:width="2.54cm" svg:height="0.79cm" svg:x="0.497cm" svg:y="25.155cm">
          <draw:text-box>
            <text:p text:style-name="P1"><text:span text:style-name="T1">凡例</text:span><text:span text:style-name="T1">:</text:span></text:p>
          </draw:text-box>
        </draw:frame>
        <draw:frame draw:style-name="gr2" draw:text-style-name="P2" draw:layer="layout" svg:width="11.591cm" svg:height="0.635cm" svg:x="1.234cm" svg:y="28.407cm">
          <draw:text-box>
            <text:p text:style-name="P1"><text:span text:style-name="T2">ＳＳ</text:span><text:span text:style-name="T2">MD050_SPF_CFO_005_</text:span><text:span text:style-name="T2">支払</text:span><text:span text:style-name="T2">.vsd</text:span></text:p>
          </draw:text-box>
        </draw:frame>
        <draw:g>
          <draw:polygon draw:style-name="gr3" draw:text-style-name="P3" draw:layer="layout" svg:width="13.152cm" svg:height="0.953cm" svg:x="9.887cm" svg:y="0.785cm" svg:viewBox="0 0 13153 954" draw:points="0,954 13153,954 13153,0 0,0">
            <text:p/>
          </draw:polygon>
          <draw:frame draw:style-name="gr4" draw:text-style-name="P2" draw:layer="layout" svg:width="13.152cm" svg:height="0.953cm" svg:x="9.887cm" svg:y="0.785cm">
            <draw:text-box>
              <text:p text:style-name="P1"><text:span text:style-name="T3">説明</text:span><text:span text:style-name="T3">: <text:s/></text:span><text:span text:style-name="T4">支払プロセス要求処理の実行</text:span></text:p>
            </draw:text-box>
          </draw:frame>
        </draw:g>
        <draw:g>
          <draw:polygon draw:style-name="gr3" draw:text-style-name="P3" draw:layer="layout" svg:width="8.599cm" svg:height="0.953cm" svg:x="1.29cm" svg:y="0.785cm" svg:viewBox="0 0 8600 954" draw:points="0,954 8600,954 8600,0 0,0">
            <text:p/>
          </draw:polygon>
          <draw:frame draw:style-name="gr4" draw:text-style-name="P2" draw:layer="layout" svg:width="8.599cm" svg:height="0.953cm" svg:x="1.29cm" svg:y="0.785cm">
            <draw:text-box>
              <text:p text:style-name="P1"><text:span text:style-name="T5">MD050_SPF_CFO_005_</text:span><text:span text:style-name="T5">支払</text:span></text:p>
            </draw:text-box>
          </draw:frame>
        </draw:g>
        <draw:frame draw:style-name="gr2" draw:text-style-name="P2" draw:layer="layout" svg:width="3.971cm" svg:height="0.635cm" svg:x="37.324cm" svg:y="28.407cm">
          <draw:text-box>
            <text:p text:style-name="P4"><text:span text:style-name="T2">3 / 6</text:span></text:p>
          </draw:text-box>
        </draw:frame>
        <draw:g>
          <draw:g>
            <draw:polygon draw:style-name="gr5" draw:text-style-name="P5" draw:layer="layout" svg:width="1.588cm" svg:height="1.175cm" svg:x="4.227cm" svg:y="26.232cm" svg:viewBox="0 0 1589 1176" draw:points="0,0 0,1176 794,858 1589,1176 1589,0">
              <text:p/>
            </draw:polygon>
            <draw:polygon draw:style-name="gr6" draw:text-style-name="P3" draw:layer="layout" svg:width="1.588cm" svg:height="1.175cm" svg:x="4.227cm" svg:y="26.232cm" svg:viewBox="0 0 1589 1176" draw:points="0,0 0,1176 794,858 1589,1176 1589,0">
              <text:p/>
            </draw:polygon>
          </draw:g>
        </draw:g>
        <draw:frame draw:style-name="gr7" draw:text-style-name="P3" draw:layer="layout" svg:width="1.588cm" svg:height="0.932cm" svg:x="4.227cm" svg:y="25.936cm">
          <draw:text-box>
            <text:p/>
          </draw:text-box>
        </draw:frame>
        <draw:frame draw:style-name="gr8" draw:text-style-name="P3" draw:layer="layout" svg:width="1.588cm" svg:height="1.214cm" svg:x="4.862cm" svg:y="26.713cm">
          <draw:text-box>
            <text:p/>
          </draw:text-box>
        </draw:frame>
        <draw:frame draw:style-name="gr9" draw:text-style-name="P2" draw:layer="layout" svg:width="1.588cm" svg:height="0.677cm" svg:x="4.227cm" svg:y="26.571cm">
          <draw:text-box>
            <text:p text:style-name="P6"><text:span text:style-name="T6">帳票名称</text:span></text:p>
          </draw:text-box>
        </draw:frame>
        <draw:g>
          <draw:g>
            <draw:path draw:style-name="gr10" draw:text-style-name="P7" draw:layer="layout" svg:width="1.767cm" svg:height="0.615cm" svg:x="4.931cm" svg:y="27.236cm" svg:viewBox="0 0 1768 616" svg:d="M76 616h1616c51 0 76-26 76-77v-463c0-51-25-76-76-76h-1616c-51 0-76 25-76 76v463c0 51 25 77 76 77z">
              <text:p/>
            </draw:path>
            <draw:path draw:style-name="gr6" draw:text-style-name="P3" draw:layer="layout" svg:width="1.767cm" svg:height="0.615cm" svg:x="4.931cm" svg:y="27.236cm" svg:viewBox="0 0 1768 616" svg:d="M76 616h1616c51 0 76-26 76-77v-463c0-51-25-76-76-76h-1616c-51 0-76 25-76 76v463c0 51 25 77 76 77z">
              <text:p/>
            </draw:path>
          </draw:g>
          <draw:frame draw:style-name="gr11" draw:text-style-name="P2" draw:layer="layout" svg:width="1.767cm" svg:height="1.045cm" svg:x="4.931cm" svg:y="27.021cm">
            <draw:text-box>
              <text:p text:style-name="P1"><text:span text:style-name="T6">BP080_</text:span><text:span text:style-name="T6">システムプロセスステップ</text:span></text:p>
            </draw:text-box>
          </draw:frame>
        </draw:g>
        <draw:g>
          <draw:polygon draw:style-name="gr31" draw:text-style-name="P3" draw:layer="layout" svg:width="39.292cm" svg:height="22.543cm" svg:x="1.707cm" svg:y="2.206cm" svg:viewBox="0 0 39293 22544" draw:points="0,22544 39293,22544 39293,0 0,0">
            <text:p/>
          </draw:polygon>
          <draw:frame draw:style-name="gr32" draw:text-style-name="P3" draw:layer="layout" svg:width="39.292cm" svg:height="22.543cm" svg:x="1.707cm" svg:y="2.206cm">
            <draw:text-box>
              <text:p/>
            </draw:text-box>
          </draw:frame>
        </draw:g>
        <draw:g>
          <draw:g>
            <draw:polygon draw:style-name="gr5" draw:text-style-name="P5" draw:layer="layout" svg:width="2.442cm" svg:height="1.127cm" svg:x="12.148cm" svg:y="26.222cm" svg:viewBox="0 0 2443 1128" draw:points="0,1128 1879,1128 2443,0 563,0">
              <text:p/>
            </draw:polygon>
            <draw:polygon draw:style-name="gr6" draw:text-style-name="P3" draw:layer="layout" svg:width="2.442cm" svg:height="1.127cm" svg:x="12.148cm" svg:y="26.222cm" svg:viewBox="0 0 2443 1128" draw:points="0,1128 1879,1128 2443,0 563,0">
              <text:p/>
            </draw:polygon>
          </draw:g>
          <draw:frame draw:style-name="gr12" draw:text-style-name="P2" draw:layer="layout" svg:width="1.252cm" svg:height="1.127cm" svg:x="12.742cm" svg:y="26.222cm">
            <draw:text-box>
              <text:p text:style-name="P6"><text:span text:style-name="T6">データ</text:span></text:p>
              <text:p text:style-name="P6"><text:span text:style-name="T6">ファイル名</text:span></text:p>
            </draw:text-box>
          </draw:frame>
        </draw:g>
        <draw:g>
          <draw:g>
            <draw:polygon draw:style-name="gr5" draw:text-style-name="P5" draw:layer="layout" svg:width="1.588cm" svg:height="1.016cm" svg:x="6.855cm" svg:y="26.173cm" svg:viewBox="0 0 1589 1017" draw:points="158,0 0,158 0,858 158,1017 1430,1017 1589,858 1589,158 1430,0">
              <text:p/>
            </draw:polygon>
            <draw:polygon draw:style-name="gr6" draw:text-style-name="P3" draw:layer="layout" svg:width="1.588cm" svg:height="1.016cm" svg:x="6.855cm" svg:y="26.173cm" svg:viewBox="0 0 1589 1017" draw:points="158,0 0,158 0,858 158,1017 1430,1017 1589,858 1589,158 1430,0">
              <text:p/>
            </draw:polygon>
          </draw:g>
        </draw:g>
        <draw:frame draw:style-name="gr7" draw:text-style-name="P3" draw:layer="layout" svg:width="1.588cm" svg:height="0.932cm" svg:x="6.855cm" svg:y="25.877cm">
          <draw:text-box>
            <text:p/>
          </draw:text-box>
        </draw:frame>
        <draw:frame draw:style-name="gr8" draw:text-style-name="P3" draw:layer="layout" svg:width="1.588cm" svg:height="1.214cm" svg:x="7.49cm" svg:y="26.653cm">
          <draw:text-box>
            <text:p/>
          </draw:text-box>
        </draw:frame>
        <draw:frame draw:style-name="gr9" draw:text-style-name="P2" draw:layer="layout" svg:width="1.588cm" svg:height="0.677cm" svg:x="6.855cm" svg:y="26.511cm">
          <draw:text-box>
            <text:p text:style-name="P6"><text:span text:style-name="T6">バッチ名称</text:span></text:p>
          </draw:text-box>
        </draw:frame>
        <draw:g>
          <draw:g>
            <draw:path draw:style-name="gr10" draw:text-style-name="P7" draw:layer="layout" svg:width="1.767cm" svg:height="0.615cm" svg:x="7.559cm" svg:y="27.177cm" svg:viewBox="0 0 1768 616" svg:d="M76 616h1616c51 0 76-26 76-77v-463c0-51-25-76-76-76h-1616c-51 0-76 25-76 76v463c0 51 25 77 76 77z">
              <text:p/>
            </draw:path>
            <draw:path draw:style-name="gr6" draw:text-style-name="P3" draw:layer="layout" svg:width="1.767cm" svg:height="0.615cm" svg:x="7.559cm" svg:y="27.177cm" svg:viewBox="0 0 1768 616" svg:d="M76 616h1616c51 0 76-26 76-77v-463c0-51-25-76-76-76h-1616c-51 0-76 25-76 76v463c0 51 25 77 76 77z">
              <text:p/>
            </draw:path>
          </draw:g>
          <draw:frame draw:style-name="gr11" draw:text-style-name="P2" draw:layer="layout" svg:width="1.767cm" svg:height="1.045cm" svg:x="7.559cm" svg:y="26.962cm">
            <draw:text-box>
              <text:p text:style-name="P1"><text:span text:style-name="T6">BP080_</text:span><text:span text:style-name="T6">システムプロセスステップ</text:span></text:p>
            </draw:text-box>
          </draw:frame>
        </draw:g>
        <draw:g>
          <draw:g>
            <draw:path draw:style-name="gr5" draw:text-style-name="P5" draw:layer="layout" svg:width="1.733cm" svg:height="1.399cm" svg:x="9.81cm" svg:y="26.055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3" draw:text-style-name="P3" draw:layer="layout" svg:width="1.733cm" svg:height="1.399cm" svg:x="9.81cm" svg:y="26.055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3" draw:text-style-name="P2" draw:layer="layout" svg:width="1.733cm" svg:height="0.75cm" svg:x="9.81cm" svg:y="26.488cm">
            <draw:text-box>
              <text:p text:style-name="P6"><text:span text:style-name="T6">テーブル名称</text:span></text:p>
            </draw:text-box>
          </draw:frame>
        </draw:g>
        <draw:g>
          <draw:polygon draw:style-name="gr5" draw:text-style-name="P5" draw:layer="layout" svg:width="1.283cm" svg:height="1.283cm" svg:x="1.475cm" svg:y="26.264cm" svg:viewBox="0 0 1284 1284" draw:points="280,843 0,843 0,1284 1284,1284 1284,843 1003,843 1003,782 1123,782 1123,0 160,0 160,782 280,782">
            <text:p/>
          </draw:polygon>
          <draw:path draw:style-name="gr3" draw:text-style-name="P3" draw:layer="layout" svg:width="1.283cm" svg:height="1.283cm" svg:x="1.475cm" svg:y="26.264cm" svg:viewBox="0 0 1284 1284" svg:d="M280 843h-280v441h1284v-441h-281v-61h120v-782h-963v782h120zM280 843h723M280 782h723">
            <text:p/>
          </draw:path>
        </draw:g>
        <draw:g>
          <draw:path draw:style-name="gr5" draw:text-style-name="P5" draw:layer="layout" svg:width="0.521cm" svg:height="0.361cm" svg:x="2.137cm" svg:y="27.146cm" svg:viewBox="0 0 522 362" svg:d="M0 362h422v-362h-422zM462 60h60v-60h-60z">
            <text:p/>
          </draw:path>
          <draw:path draw:style-name="gr6" draw:text-style-name="P3" draw:layer="layout" svg:width="0.521cm" svg:height="0.361cm" svg:x="2.137cm" svg:y="27.146cm" svg:viewBox="0 0 522 362" svg:d="M0 362h422v-362h-422zM0 121h422M0 241h422M20 181h382M240 221h121v-80h-121zM462 60h60v-60h-60z">
            <text:p/>
          </draw:path>
        </draw:g>
        <draw:g>
          <draw:path draw:style-name="gr14" draw:text-style-name="P8" draw:layer="layout" svg:width="1.203cm" svg:height="0.862cm" svg:x="1.516cm" svg:y="26.354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6" draw:text-style-name="P3" draw:layer="layout" svg:width="1.203cm" svg:height="0.862cm" svg:x="1.516cm" svg:y="26.354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5" draw:text-style-name="P2" draw:layer="layout" svg:width="2.117cm" svg:height="0.537cm" svg:x="1.059cm" svg:y="27.547cm">
          <draw:text-box>
            <text:p text:style-name="P6"><text:span text:style-name="T7">画面名称</text:span></text:p>
          </draw:text-box>
        </draw:frame>
        <draw:g>
          <draw:g>
            <draw:path draw:style-name="gr10" draw:text-style-name="P7" draw:layer="layout" svg:width="1.767cm" svg:height="0.615cm" svg:x="2.19cm" svg:y="26.972cm" svg:viewBox="0 0 1768 616" svg:d="M76 616h1616c51 0 76-26 76-77v-463c0-51-25-76-76-76h-1616c-51 0-76 25-76 76v463c0 51 25 77 76 77z">
              <text:p/>
            </draw:path>
            <draw:path draw:style-name="gr6" draw:text-style-name="P3" draw:layer="layout" svg:width="1.767cm" svg:height="0.615cm" svg:x="2.19cm" svg:y="26.972cm" svg:viewBox="0 0 1768 616" svg:d="M76 616h1616c51 0 76-26 76-77v-463c0-51-25-76-76-76h-1616c-51 0-76 25-76 76v463c0 51 25 77 76 77z">
              <text:p/>
            </draw:path>
          </draw:g>
          <draw:frame draw:style-name="gr11" draw:text-style-name="P2" draw:layer="layout" svg:width="1.767cm" svg:height="1.045cm" svg:x="2.19cm" svg:y="26.757cm">
            <draw:text-box>
              <text:p text:style-name="P1"><text:span text:style-name="T6">BP080_</text:span><text:span text:style-name="T6">システムプロセスステップ</text:span></text:p>
            </draw:text-box>
          </draw:frame>
        </draw:g>
        <draw:g>
          <draw:polygon draw:style-name="gr3" draw:text-style-name="P3" draw:layer="layout" svg:width="2.143cm" svg:height="0.953cm" svg:x="24.627cm" svg:y="0.785cm" svg:viewBox="0 0 2144 954" draw:points="0,954 2144,954 2144,0 0,0">
            <text:p/>
          </draw:polygon>
          <draw:frame draw:style-name="gr4" draw:text-style-name="P2" draw:layer="layout" svg:width="2.143cm" svg:height="0.953cm" svg:x="24.627cm" svg:y="0.785cm">
            <draw:text-box>
              <text:p text:style-name="P1"><text:span text:style-name="T5">2008/06/18</text:span></text:p>
            </draw:text-box>
          </draw:frame>
        </draw:g>
        <draw:g>
          <draw:polygon draw:style-name="gr3" draw:text-style-name="P3" draw:layer="layout" svg:width="1.59cm" svg:height="0.953cm" svg:x="23.039cm" svg:y="0.785cm" svg:viewBox="0 0 1591 954" draw:points="0,954 1591,954 1591,0 0,0">
            <text:p/>
          </draw:polygon>
          <draw:frame draw:style-name="gr4" draw:text-style-name="P2" draw:layer="layout" svg:width="1.59cm" svg:height="0.953cm" svg:x="23.039cm" svg:y="0.785cm">
            <draw:text-box>
              <text:p text:style-name="P1"><text:span text:style-name="T5">作成日</text:span></text:p>
            </draw:text-box>
          </draw:frame>
        </draw:g>
        <draw:polygon draw:style-name="gr3" draw:text-style-name="P3" draw:layer="layout" svg:width="2.064cm" svg:height="0.953cm" svg:x="32.009cm" svg:y="0.785cm" svg:viewBox="0 0 2065 954" draw:points="0,954 2065,954 2065,0 0,0">
          <text:p/>
        </draw:polygon>
        <draw:g>
          <draw:polygon draw:style-name="gr3" draw:text-style-name="P3" draw:layer="layout" svg:width="1.429cm" svg:height="0.953cm" svg:x="30.58cm" svg:y="0.785cm" svg:viewBox="0 0 1430 954" draw:points="0,954 1430,954 1430,0 0,0">
            <text:p/>
          </draw:polygon>
          <draw:frame draw:style-name="gr4" draw:text-style-name="P2" draw:layer="layout" svg:width="1.429cm" svg:height="0.953cm" svg:x="30.58cm" svg:y="0.785cm">
            <draw:text-box>
              <text:p text:style-name="P1"><text:span text:style-name="T5">更新日</text:span></text:p>
            </draw:text-box>
          </draw:frame>
        </draw:g>
        <draw:polygon draw:style-name="gr3" draw:text-style-name="P3" draw:layer="layout" svg:width="2.143cm" svg:height="0.953cm" svg:x="35.58cm" svg:y="0.785cm" svg:viewBox="0 0 2144 954" draw:points="0,954 2144,954 2144,0 0,0">
          <text:p/>
        </draw:polygon>
        <draw:g>
          <draw:polygon draw:style-name="gr3" draw:text-style-name="P3" draw:layer="layout" svg:width="1.508cm" svg:height="0.953cm" svg:x="34.072cm" svg:y="0.785cm" svg:viewBox="0 0 1509 954" draw:points="0,954 1509,954 1509,0 0,0">
            <text:p/>
          </draw:polygon>
          <draw:frame draw:style-name="gr4" draw:text-style-name="P2" draw:layer="layout" svg:width="1.508cm" svg:height="0.953cm" svg:x="34.072cm" svg:y="0.785cm">
            <draw:text-box>
              <text:p text:style-name="P1"><text:span text:style-name="T5">更新者</text:span></text:p>
            </draw:text-box>
          </draw:frame>
        </draw:g>
        <draw:g>
          <draw:polygon draw:style-name="gr3" draw:text-style-name="P3" draw:layer="layout" svg:width="2.223cm" svg:height="0.953cm" svg:x="28.357cm" svg:y="0.785cm" svg:viewBox="0 0 2224 954" draw:points="0,954 2224,954 2224,0 0,0">
            <text:p/>
          </draw:polygon>
          <draw:frame draw:style-name="gr4" draw:text-style-name="P2" draw:layer="layout" svg:width="2.223cm" svg:height="0.953cm" svg:x="28.357cm" svg:y="0.785cm">
            <draw:text-box>
              <text:p text:style-name="P1"><text:span text:style-name="T5">ORA</text:span><text:span text:style-name="T5">長岡</text:span></text:p>
            </draw:text-box>
          </draw:frame>
        </draw:g>
        <draw:g>
          <draw:polygon draw:style-name="gr3" draw:text-style-name="P3" draw:layer="layout" svg:width="1.588cm" svg:height="0.953cm" svg:x="26.77cm" svg:y="0.785cm" svg:viewBox="0 0 1589 954" draw:points="0,954 1589,954 1589,0 0,0">
            <text:p/>
          </draw:polygon>
          <draw:frame draw:style-name="gr4" draw:text-style-name="P2" draw:layer="layout" svg:width="1.588cm" svg:height="0.953cm" svg:x="26.77cm" svg:y="0.785cm">
            <draw:text-box>
              <text:p text:style-name="P1"><text:span text:style-name="T5">作成者</text:span></text:p>
            </draw:text-box>
          </draw:frame>
        </draw:g>
        <draw:g>
          <draw:polygon draw:style-name="gr3" draw:text-style-name="P3" draw:layer="layout" svg:width="1.866cm" svg:height="0.953cm" svg:x="38.755cm" svg:y="0.785cm" svg:viewBox="0 0 1867 954" draw:points="0,954 1867,954 1867,0 0,0">
            <text:p/>
          </draw:polygon>
          <draw:frame draw:style-name="gr4" draw:text-style-name="P9" draw:layer="layout" svg:width="1.866cm" svg:height="0.953cm" svg:x="38.755cm" svg:y="0.785cm">
            <draw:text-box>
              <text:p text:style-name="P1"><text:span text:style-name="T4">Issue3.2</text:span></text:p>
            </draw:text-box>
          </draw:frame>
        </draw:g>
        <draw:g>
          <draw:polygon draw:style-name="gr3" draw:text-style-name="P3" draw:layer="layout" svg:width="1.032cm" svg:height="0.953cm" svg:x="37.724cm" svg:y="0.785cm" svg:viewBox="0 0 1033 954" draw:points="0,954 1033,954 1033,0 0,0">
            <text:p/>
          </draw:polygon>
          <draw:frame draw:style-name="gr4" draw:text-style-name="P2" draw:layer="layout" svg:width="1.032cm" svg:height="0.953cm" svg:x="37.724cm" svg:y="0.785cm">
            <draw:text-box>
              <text:p text:style-name="P1"><text:span text:style-name="T5">Ver.</text:span></text:p>
            </draw:text-box>
          </draw:frame>
        </draw:g>
        <draw:g>
          <draw:g>
            <draw:path draw:style-name="gr5" draw:text-style-name="P5" draw:layer="layout" svg:width="0.976cm" svg:height="0.976cm" svg:x="15.26cm" svg:y="26.267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6" draw:text-style-name="P3" draw:layer="layout" svg:width="0.976cm" svg:height="0.976cm" svg:x="15.26cm" svg:y="26.267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6" draw:text-style-name="P2" draw:layer="layout" svg:width="0.976cm" svg:height="0.976cm" svg:x="15.26cm" svg:y="26.267cm">
            <draw:text-box>
              <text:p text:style-name="P6"><text:span text:style-name="T6">番号</text:span></text:p>
            </draw:text-box>
          </draw:frame>
        </draw:g>
        <draw:g>
          <draw:g>
            <draw:path draw:style-name="gr5" draw:text-style-name="P5" draw:layer="layout" svg:width="2.226cm" svg:height="1.887cm" svg:x="16.769cm" svg:y="25.687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6" draw:text-style-name="P3" draw:layer="layout" svg:width="2.226cm" svg:height="1.887cm" svg:x="16.769cm" svg:y="25.687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17" draw:text-style-name="P2" draw:layer="layout" svg:width="2.223cm" svg:height="1.883cm" svg:x="16.769cm" svg:y="25.687cm">
            <draw:text-box>
              <text:p text:style-name="P6"><text:span text:style-name="T6">他システム名</text:span></text:p>
              <text:p text:style-name="P6"><text:span text:style-name="T6">/</text:span><text:span text:style-name="T6">他領域名</text:span></text:p>
              <text:p text:style-name="P6"><text:span text:style-name="T6">(INBOUND</text:span><text:span text:style-name="T6">、</text:span><text:span text:style-name="T6">OUTBOUND)</text:span></text:p>
            </draw:text-box>
          </draw:frame>
        </draw:g>
        <draw:g>
          <draw:polygon draw:style-name="gr19" draw:text-style-name="P3" draw:layer="layout" svg:width="14.574cm" svg:height="5.929cm" svg:x="1.925cm" svg:y="3.007cm" svg:viewBox="0 0 14575 5930" draw:points="0,5930 14575,5930 14575,0 0,0">
            <text:p/>
          </draw:polygon>
          <draw:frame draw:style-name="gr44" draw:text-style-name="P16" draw:layer="layout" svg:width="14.574cm" svg:height="6.743cm" svg:x="1.925cm" svg:y="3.007cm">
            <draw:text-box>
              <text:p text:style-name="P1"><text:span text:style-name="T8">処理概要</text:span></text:p>
              <text:p text:style-name="P1"><text:span text:style-name="T9">　当該機能は以下のとおり</text:span></text:p>
              <text:p text:style-name="P1"><text:span text:style-name="T9">　　①</text:span><text:span text:style-name="T9">FB</text:span><text:span text:style-name="T9">ファイルの作成</text:span></text:p>
              <text:p text:style-name="P1"><text:span text:style-name="T9">　　②</text:span><text:span text:style-name="T9">FB</text:span><text:span text:style-name="T9">ファイルのダウンロード</text:span></text:p>
              <text:p text:style-name="P1"><text:span text:style-name="T9">　　③標準</text:span><text:span text:style-name="T9">Oracle</text:span><text:span text:style-name="T9">支払フォーマットの出力</text:span></text:p>
              <text:p text:style-name="P1"><text:span text:style-name="T9">　　④銀行振込依頼の出力</text:span></text:p>
              <text:p text:style-name="P1"><text:span text:style-name="T9"/></text:p>
              <text:p text:style-name="P1"><text:span text:style-name="T8">システム利用者</text:span></text:p>
              <text:p text:style-name="P1"><text:span text:style-name="T9">　システム利用者は財務経理部担当、各部門・拠点担当</text:span></text:p>
              <text:p text:style-name="P1"><text:span text:style-name="T9"/></text:p>
              <text:p text:style-name="P1"><text:span text:style-name="T8">処理タイミング、その他</text:span></text:p>
              <text:p text:style-name="P1"><text:span text:style-name="T9">　・処理タイミングはハンドにて随時とする。</text:span></text:p>
              <text:p text:style-name="P1"><text:span text:style-name="T9"/></text:p>
            </draw:text-box>
          </draw:frame>
        </draw:g>
        <draw:g>
          <draw:g>
            <draw:path draw:style-name="gr5" draw:text-style-name="P5" draw:layer="layout" svg:width="2.117cm" svg:height="0.794cm" svg:x="19.573cm" svg:y="26.344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6" draw:text-style-name="P3" draw:layer="layout" svg:width="2.117cm" svg:height="0.794cm" svg:x="19.573cm" svg:y="26.344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1" draw:text-style-name="P2" draw:layer="layout" svg:width="2.117cm" svg:height="0.794cm" svg:x="19.573cm" svg:y="26.344cm">
            <draw:text-box>
              <text:p text:style-name="P6"><text:span text:style-name="T6">START/END</text:span></text:p>
            </draw:text-box>
          </draw:frame>
        </draw:g>
        <draw:g>
          <draw:polygon draw:style-name="gr6" draw:text-style-name="P3" draw:layer="layout" svg:width="2.54cm" svg:height="1.905cm" svg:x="31.2cm" svg:y="5.582cm" svg:viewBox="0 0 2541 1906" draw:points="158,0 0,158 0,1747 158,1906 2382,1906 2541,1747 2541,158 2382,0">
            <text:p/>
          </draw:polygon>
        </draw:g>
        <draw:frame draw:style-name="gr27" draw:text-style-name="P9" draw:layer="layout" svg:width="2.54cm" svg:height="0.341cm" svg:x="31.2cm" svg:y="5.581cm">
          <draw:text-box>
            <text:p text:style-name="P1"><text:span text:style-name="T14">CFO_005_S07</text:span></text:p>
          </draw:text-box>
        </draw:frame>
        <draw:g>
          <draw:g>
            <draw:path draw:style-name="gr10" draw:text-style-name="P7" draw:layer="layout" svg:width="3.123cm" svg:height="0.601cm" svg:x="31.82cm" svg:y="7.317cm" svg:viewBox="0 0 3124 602" svg:d="M101 602h2921c68 0 102-34 102-101v-400c0-67-34-101-102-101h-2921c-67 0-101 34-101 101v400c0 67 34 101 101 101z">
              <text:p/>
            </draw:path>
            <draw:path draw:style-name="gr6" draw:text-style-name="P3" draw:layer="layout" svg:width="3.123cm" svg:height="0.601cm" svg:x="31.82cm" svg:y="7.317cm" svg:viewBox="0 0 3124 602" svg:d="M101 602h2921c68 0 102-34 102-101v-400c0-67-34-101-102-101h-2921c-67 0-101 34-101 101v400c0 67 34 101 101 101z">
              <text:p/>
            </draw:path>
          </draw:g>
          <draw:frame draw:style-name="gr30" draw:text-style-name="P9" draw:layer="layout" svg:width="3.123cm" svg:height="0.791cm" svg:x="31.82cm" svg:y="7.222cm">
            <draw:text-box>
              <text:p text:style-name="P1"><text:span text:style-name="T16">K0306_01_027:</text:span><text:span text:style-name="T16">支払データ作成（ＦＢデータ）</text:span></text:p>
            </draw:text-box>
          </draw:frame>
        </draw:g>
        <draw:frame draw:style-name="gr28" draw:text-style-name="P2" draw:layer="layout" svg:width="2.54cm" svg:height="1.566cm" svg:x="31.2cm" svg:y="5.921cm">
          <draw:text-box>
            <text:p text:style-name="P10"><text:span text:style-name="T14">ERP</text:span><text:span text:style-name="T14">標準：支払フォーマット </text:span><text:span text:style-name="T14">(</text:span><text:span text:style-name="T14">全銀</text:span><text:span text:style-name="T14">)</text:span></text:p>
          </draw:text-box>
        </draw:frame>
        <draw:g>
          <draw:polygon draw:style-name="gr6" draw:text-style-name="P3" draw:layer="layout" svg:width="2.54cm" svg:height="1.905cm" svg:x="19.897cm" svg:y="5.582cm" svg:viewBox="0 0 2541 1906" draw:points="158,0 0,158 0,1747 158,1906 2382,1906 2541,1747 2541,158 2382,0">
            <text:p/>
          </draw:polygon>
        </draw:g>
        <draw:frame draw:style-name="gr27" draw:text-style-name="P9" draw:layer="layout" svg:width="2.54cm" svg:height="0.341cm" svg:x="19.897cm" svg:y="5.581cm">
          <draw:text-box>
            <text:p text:style-name="P1"><text:span text:style-name="T14">CFO_005_S06</text:span></text:p>
          </draw:text-box>
        </draw:frame>
        <draw:frame draw:style-name="gr28" draw:text-style-name="P9" xml:id="id1" draw:id="id1" draw:layer="layout" svg:width="2.54cm" svg:height="1.566cm" svg:x="19.897cm" svg:y="5.921cm">
          <draw:text-box>
            <text:p text:style-name="P10"><text:span text:style-name="T14">ERP</text:span><text:span text:style-name="T14">標準：支払プロセス要求（支払検証）</text:span></text:p>
          </draw:text-box>
        </draw:frame>
        <draw:g>
          <draw:polygon draw:style-name="gr6" draw:text-style-name="P3" draw:layer="layout" svg:width="2.54cm" svg:height="1.905cm" svg:x="20.395cm" svg:y="16.58cm" svg:viewBox="0 0 2541 1906" draw:points="158,0 0,158 0,1747 158,1906 2382,1906 2541,1747 2541,158 2382,0">
            <text:p/>
          </draw:polygon>
        </draw:g>
        <draw:frame draw:style-name="gr27" draw:text-style-name="P9" xml:id="id2" draw:id="id2" draw:layer="layout" svg:width="2.54cm" svg:height="0.341cm" svg:x="20.395cm" svg:y="16.579cm">
          <draw:text-box>
            <text:p text:style-name="P1"><text:span text:style-name="T14">CFO_005_S09</text:span></text:p>
          </draw:text-box>
        </draw:frame>
        <draw:g>
          <draw:g>
            <draw:path draw:style-name="gr10" draw:text-style-name="P7" draw:layer="layout" svg:width="3.123cm" svg:height="0.601cm" svg:x="21.015cm" svg:y="18.315cm" svg:viewBox="0 0 3124 602" svg:d="M101 602h2921c68 0 102-34 102-101v-400c0-67-34-101-102-101h-2921c-67 0-101 34-101 101v400c0 67 34 101 101 101z">
              <text:p/>
            </draw:path>
            <draw:path draw:style-name="gr6" draw:text-style-name="P3" draw:layer="layout" svg:width="3.123cm" svg:height="0.601cm" svg:x="21.015cm" svg:y="18.315cm" svg:viewBox="0 0 3124 602" svg:d="M101 602h2921c68 0 102-34 102-101v-400c0-67-34-101-102-101h-2921c-67 0-101 34-101 101v400c0 67 34 101 101 101z">
              <text:p/>
            </draw:path>
          </draw:g>
          <draw:frame draw:style-name="gr30" draw:text-style-name="P2" draw:layer="layout" svg:width="3.123cm" svg:height="0.791cm" svg:x="21.015cm" svg:y="18.22cm">
            <draw:text-box>
              <text:p text:style-name="P1"><text:span text:style-name="T16">K0308_01_025</text:span><text:span text:style-name="T6">:</text:span><text:span text:style-name="T6">支払フォーマット処理</text:span></text:p>
            </draw:text-box>
          </draw:frame>
        </draw:g>
        <draw:frame draw:style-name="gr28" draw:text-style-name="P2" draw:layer="layout" svg:width="2.54cm" svg:height="1.566cm" svg:x="20.395cm" svg:y="16.919cm">
          <draw:text-box>
            <text:p text:style-name="P10"><text:span text:style-name="T14">ERP</text:span><text:span text:style-name="T2">標準：支払フォーマット</text:span><text:span text:style-name="T2">(</text:span><text:span text:style-name="T2">標準</text:span><text:span text:style-name="T2">Oracle)</text:span></text:p>
          </draw:text-box>
        </draw:frame>
        <draw:g>
          <draw:polygon draw:style-name="gr6" draw:text-style-name="P3" draw:layer="layout" svg:width="2.54cm" svg:height="1.905cm" svg:x="24.44cm" svg:y="9.333cm" svg:viewBox="0 0 2541 1906" draw:points="158,0 0,158 0,1747 158,1906 2382,1906 2541,1747 2541,158 2382,0">
            <text:p/>
          </draw:polygon>
        </draw:g>
        <draw:frame draw:style-name="gr27" draw:text-style-name="P9" draw:layer="layout" svg:width="2.54cm" svg:height="0.341cm" svg:x="24.44cm" svg:y="9.332cm">
          <draw:text-box>
            <text:p text:style-name="P1"><text:span text:style-name="T14">CFO_005_S10</text:span></text:p>
          </draw:text-box>
        </draw:frame>
        <draw:g>
          <draw:g>
            <draw:path draw:style-name="gr10" draw:text-style-name="P7" draw:layer="layout" svg:width="3.123cm" svg:height="0.601cm" svg:x="25.059cm" svg:y="11.068cm" svg:viewBox="0 0 3124 602" svg:d="M101 602h2921c68 0 102-34 102-101v-400c0-67-34-101-102-101h-2921c-67 0-101 34-101 101v400c0 67 34 101 101 101z">
              <text:p/>
            </draw:path>
            <draw:path draw:style-name="gr6" draw:text-style-name="P3" draw:layer="layout" svg:width="3.123cm" svg:height="0.601cm" svg:x="25.059cm" svg:y="11.068cm" svg:viewBox="0 0 3124 602" svg:d="M101 602h2921c68 0 102-34 102-101v-400c0-67-34-101-102-101h-2921c-67 0-101 34-101 101v400c0 67 34 101 101 101z">
              <text:p/>
            </draw:path>
          </draw:g>
          <draw:frame draw:style-name="gr30" draw:text-style-name="P2" draw:layer="layout" svg:width="3.123cm" svg:height="0.791cm" svg:x="25.059cm" svg:y="10.973cm">
            <draw:text-box>
              <text:p text:style-name="P1"><text:span text:style-name="T16">K0306_01_030</text:span><text:span text:style-name="T6">:</text:span><text:span text:style-name="T6">ＦＢデータ吸上</text:span></text:p>
            </draw:text-box>
          </draw:frame>
        </draw:g>
        <draw:frame draw:style-name="gr28" draw:text-style-name="P9" draw:layer="layout" svg:width="2.54cm" svg:height="1.566cm" svg:x="24.44cm" svg:y="9.672cm">
          <draw:text-box>
            <text:p text:style-name="P10"><text:span text:style-name="T14">ERP</text:span><text:span text:style-name="T14">標準：支払ファイルの管理（支払ファイル作成）</text:span></text:p>
          </draw:text-box>
        </draw:frame>
        <draw:g>
          <draw:path draw:style-name="gr24" draw:text-style-name="P3" draw:layer="layout" svg:width="6.173cm" svg:height="1.742cm" svg:x="8.014cm" svg:y="17.116cm" svg:viewBox="0 0 6174 1743" svg:d="M0 1743h2092c106 0 159-53 159-159v-1426c0-105 53-158 159-158h3764">
            <text:p/>
          </draw:path>
          <draw:frame draw:style-name="gr8" draw:text-style-name="P3" draw:layer="layout" svg:width="1.058cm" svg:height="1.214cm" svg:x="9.737cm" svg:y="16.687cm">
            <draw:text-box>
              <text:p/>
            </draw:text-box>
          </draw:frame>
        </draw:g>
        <draw:g>
          <draw:g>
            <draw:path draw:style-name="gr5" draw:text-style-name="P5" draw:layer="layout" svg:width="2.17cm" svg:height="1.752cm" svg:x="14.188cm" svg:y="16.24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14.188cm" svg:y="16.24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25" draw:text-style-name="P2" draw:layer="layout" svg:width="2.17cm" svg:height="1.303cm" svg:x="14.188cm" svg:y="16.601cm">
            <draw:text-box>
              <text:p text:style-name="P6"><text:span text:style-name="T14">ERP</text:span><text:span text:style-name="T14">標準：支払プロセス要求</text:span></text:p>
              <text:p text:style-name="P6"><text:span text:style-name="T14">テーブル</text:span></text:p>
            </draw:text-box>
          </draw:frame>
        </draw:g>
        <draw:g>
          <draw:path draw:style-name="gr24" draw:text-style-name="P3" draw:layer="layout" svg:width="4.038cm" svg:height="0.416cm" svg:x="16.357cm" svg:y="17.116cm" svg:viewBox="0 0 4039 417" svg:d="M0 0h1515c105 0 158 53 158 158v100c0 106 53 159 159 159h2207">
            <text:p/>
          </draw:path>
          <draw:frame draw:style-name="gr8" draw:text-style-name="P3" draw:layer="layout" svg:width="1.058cm" svg:height="1.214cm" svg:x="17.655cm" svg:y="16.921cm">
            <draw:text-box>
              <text:p/>
            </draw:text-box>
          </draw:frame>
        </draw:g>
        <draw:g>
          <draw:g>
            <draw:path draw:style-name="gr5" draw:text-style-name="P5" draw:layer="layout" svg:width="2.17cm" svg:height="1.752cm" svg:x="14.188cm" svg:y="11.58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14.188cm" svg:y="11.58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25" draw:text-style-name="P2" draw:layer="layout" svg:width="2.17cm" svg:height="1.303cm" svg:x="14.188cm" svg:y="11.94cm">
            <draw:text-box>
              <text:p text:style-name="P6"><text:span text:style-name="T14">ERP</text:span><text:span text:style-name="T2">標準：請求書選択</text:span></text:p>
              <text:p text:style-name="P6"><text:span text:style-name="T2">テーブル</text:span></text:p>
            </draw:text-box>
          </draw:frame>
        </draw:g>
        <draw:g>
          <draw:path draw:style-name="gr24" draw:text-style-name="P3" draw:layer="layout" svg:width="3.539cm" svg:height="5.921cm" svg:x="16.357cm" svg:y="6.535cm" svg:viewBox="0 0 3540 5922" svg:d="M0 5922h1514c106 0 158-53 158-159v-5605c0-105 53-158 160-158h1708">
            <text:p/>
          </draw:path>
          <draw:frame draw:style-name="gr8" draw:text-style-name="P3" draw:layer="layout" svg:width="1.058cm" svg:height="1.214cm" svg:x="17.501cm" svg:y="8.962cm">
            <draw:text-box>
              <text:p/>
            </draw:text-box>
          </draw:frame>
        </draw:g>
        <draw:g>
          <draw:path draw:style-name="gr24" draw:text-style-name="P3" draw:layer="layout" svg:width="4.038cm" svg:height="5.076cm" svg:x="16.357cm" svg:y="12.456cm" svg:viewBox="0 0 4039 5077" svg:d="M0 0h1515c105 0 158 53 158 158v4760c0 106 53 159 159 159h2207">
            <text:p/>
          </draw:path>
          <draw:frame draw:style-name="gr8" draw:text-style-name="P3" draw:layer="layout" svg:width="1.058cm" svg:height="1.214cm" svg:x="17.501cm" svg:y="14.569cm">
            <draw:text-box>
              <text:p/>
            </draw:text-box>
          </draw:frame>
        </draw:g>
        <draw:g>
          <draw:path draw:style-name="gr24" draw:text-style-name="P3" draw:layer="layout" svg:width="3.913cm" svg:height="4.906cm" svg:x="16.357cm" svg:y="17.116cm" svg:viewBox="0 0 3914 4907" svg:d="M0 0h1514c106 0 158 53 158 158v4590c0 106 53 159 159 159h2083">
            <text:p/>
          </draw:path>
          <draw:frame draw:style-name="gr8" draw:text-style-name="P3" draw:layer="layout" svg:width="1.058cm" svg:height="1.214cm" svg:x="17.501cm" svg:y="19.087cm">
            <draw:text-box>
              <text:p/>
            </draw:text-box>
          </draw:frame>
        </draw:g>
        <draw:g>
          <draw:line draw:style-name="gr24" draw:text-style-name="P3" draw:layer="layout" svg:x1="22.935cm" svg:y1="17.533cm" svg:x2="25.767cm" svg:y2="17.533cm">
            <text:p/>
          </draw:line>
          <draw:frame draw:style-name="gr8" draw:text-style-name="P3" draw:layer="layout" svg:width="1.058cm" svg:height="1.214cm" svg:x="23.77cm" svg:y="16.925cm">
            <draw:text-box>
              <text:p/>
            </draw:text-box>
          </draw:frame>
        </draw:g>
        <draw:g>
          <draw:g>
            <draw:polygon draw:style-name="gr5" draw:text-style-name="P5" draw:layer="layout" svg:width="2.442cm" svg:height="1.127cm" svg:x="20.499cm" svg:y="9.722cm" svg:viewBox="0 0 2443 1128" draw:points="0,1128 1879,1128 2443,0 563,0">
              <text:p/>
            </draw:polygon>
            <draw:polygon draw:style-name="gr6" draw:text-style-name="P3" draw:layer="layout" svg:width="2.442cm" svg:height="1.127cm" svg:x="20.499cm" svg:y="9.722cm" svg:viewBox="0 0 2443 1128" draw:points="0,1128 1879,1128 2443,0 563,0">
              <text:p/>
            </draw:polygon>
          </draw:g>
          <draw:frame draw:style-name="gr12" draw:text-style-name="P2" draw:layer="layout" svg:width="1.252cm" svg:height="1.127cm" svg:x="21.094cm" svg:y="9.722cm">
            <draw:text-box>
              <text:p text:style-name="P6"><text:span text:style-name="T6">FB</text:span></text:p>
              <text:p text:style-name="P6"><text:span text:style-name="T6">ファイル</text:span></text:p>
            </draw:text-box>
          </draw:frame>
        </draw:g>
        <draw:g>
          <draw:path draw:style-name="gr24" draw:text-style-name="P3" draw:layer="layout" svg:width="16.193cm" svg:height="3.751cm" svg:x="19.606cm" svg:y="6.535cm" svg:viewBox="0 0 16194 3752" svg:d="M14136 0h1899c106 0 159 53 159 158v2106c0 106-53 159-159 159h-15877c-105 0-158 53-158 158v1012c0 106 53 159 158 159h1017">
            <text:p/>
          </draw:path>
          <draw:frame draw:style-name="gr8" draw:text-style-name="P3" draw:layer="layout" svg:width="1.058cm" svg:height="1.214cm" svg:x="28.58cm" svg:y="8.35cm">
            <draw:text-box>
              <text:p/>
            </draw:text-box>
          </draw:frame>
        </draw:g>
        <draw:g>
          <draw:line draw:style-name="gr24" draw:text-style-name="P3" draw:layer="layout" svg:x1="22.66cm" svg:y1="10.285cm" svg:x2="24.439cm" svg:y2="10.285cm">
            <text:p/>
          </draw:line>
          <draw:frame draw:style-name="gr8" draw:text-style-name="P3" draw:layer="layout" svg:width="1.058cm" svg:height="1.214cm" svg:x="22.988cm" svg:y="9.678cm">
            <draw:text-box>
              <text:p/>
            </draw:text-box>
          </draw:frame>
        </draw:g>
        <draw:g xml:id="id4" draw:id="id4">
          <draw:g>
            <draw:polygon draw:style-name="gr5" draw:text-style-name="P5" draw:layer="layout" svg:width="2.442cm" svg:height="1.127cm" svg:x="25.486cm" svg:y="16.969cm" svg:viewBox="0 0 2443 1128" draw:points="0,1128 1879,1128 2443,0 563,0">
              <text:p/>
            </draw:polygon>
            <draw:polygon draw:style-name="gr6" draw:text-style-name="P3" draw:layer="layout" svg:width="2.442cm" svg:height="1.127cm" svg:x="25.486cm" svg:y="16.969cm" svg:viewBox="0 0 2443 1128" draw:points="0,1128 1879,1128 2443,0 563,0">
              <text:p/>
            </draw:polygon>
          </draw:g>
          <draw:frame draw:style-name="gr12" draw:text-style-name="P2" draw:layer="layout" svg:width="1.252cm" svg:height="1.127cm" svg:x="26.08cm" svg:y="16.969cm">
            <draw:text-box>
              <text:p text:style-name="P6"><text:span text:style-name="T6">データ</text:span></text:p>
              <text:p text:style-name="P6"><text:span text:style-name="T6">ファイル</text:span></text:p>
            </draw:text-box>
          </draw:frame>
        </draw:g>
        <draw:g>
          <draw:g>
            <draw:polygon draw:style-name="gr5" draw:text-style-name="P5" draw:layer="layout" svg:width="2.442cm" svg:height="1.127cm" svg:x="25.386cm" svg:y="21.459cm" svg:viewBox="0 0 2443 1128" draw:points="0,1128 1879,1128 2443,0 563,0">
              <text:p/>
            </draw:polygon>
            <draw:polygon draw:style-name="gr6" draw:text-style-name="P3" draw:layer="layout" svg:width="2.442cm" svg:height="1.127cm" svg:x="25.386cm" svg:y="21.459cm" svg:viewBox="0 0 2443 1128" draw:points="0,1128 1879,1128 2443,0 563,0">
              <text:p/>
            </draw:polygon>
          </draw:g>
          <draw:frame draw:style-name="gr12" draw:text-style-name="P2" draw:layer="layout" svg:width="1.252cm" svg:height="1.127cm" svg:x="25.98cm" svg:y="21.459cm">
            <draw:text-box>
              <text:p text:style-name="P6"><text:span text:style-name="T6">振込依頼書</text:span></text:p>
            </draw:text-box>
          </draw:frame>
        </draw:g>
        <draw:frame draw:style-name="gr45" draw:text-style-name="P2" draw:layer="layout" svg:width="3.476cm" svg:height="0.876cm" svg:x="19.674cm" svg:y="24cm">
          <draw:text-box>
            <text:p text:style-name="P1"><text:span text:style-name="T9">・銀行振込依頼の作成</text:span></text:p>
          </draw:text-box>
        </draw:frame>
        <draw:frame draw:style-name="gr27" draw:text-style-name="P9" xml:id="id3" draw:id="id3" draw:layer="layout" svg:width="2.54cm" svg:height="0.341cm" svg:x="20.17cm" svg:y="21.069cm">
          <draw:text-box>
            <text:p text:style-name="P1"><text:span text:style-name="T14">CFO_005_S08</text:span></text:p>
          </draw:text-box>
        </draw:frame>
        <draw:g>
          <draw:g>
            <draw:path draw:style-name="gr10" draw:text-style-name="P7" draw:layer="layout" svg:width="3.281cm" svg:height="0.612cm" svg:x="21.218cm" svg:y="22.798cm" svg:viewBox="0 0 3282 613" svg:d="M101 613h3080c67 0 101-34 101-102v-410c0-67-34-101-101-101h-3080c-67 0-101 34-101 101v410c0 68 34 102 101 102z">
              <text:p/>
            </draw:path>
            <draw:path draw:style-name="gr6" draw:text-style-name="P3" draw:layer="layout" svg:width="3.281cm" svg:height="0.612cm" svg:x="21.218cm" svg:y="22.798cm" svg:viewBox="0 0 3282 613" svg:d="M101 613h3080c67 0 101-34 101-102v-410c0-67-34-101-101-101h-3080c-67 0-101 34-101 101v410c0 68 34 102 101 102z">
              <text:p/>
            </draw:path>
          </draw:g>
          <draw:frame draw:style-name="gr30" draw:text-style-name="P2" draw:layer="layout" svg:width="3.281cm" svg:height="0.791cm" svg:x="21.218cm" svg:y="22.709cm">
            <draw:text-box>
              <text:p text:style-name="P1"><text:span text:style-name="T16">K0307_01_024</text:span><text:span text:style-name="T6">:</text:span><text:span text:style-name="T6">銀行振込依頼データ印刷</text:span></text:p>
            </draw:text-box>
          </draw:frame>
        </draw:g>
        <draw:frame draw:style-name="gr28" draw:text-style-name="P2" draw:layer="layout" svg:width="2.54cm" svg:height="1.566cm" svg:x="20.17cm" svg:y="21.409cm">
          <draw:text-box>
            <text:p text:style-name="P6"><text:span text:style-name="T14">ERP</text:span><text:span text:style-name="T2">標準：銀行振込依頼</text:span></text:p>
          </draw:text-box>
        </draw:frame>
        <draw:g>
          <draw:path draw:style-name="gr24" draw:text-style-name="P3" draw:layer="layout" svg:width="3.539cm" svg:height="10.582cm" svg:x="16.357cm" svg:y="6.535cm" svg:viewBox="0 0 3540 10583" svg:d="M0 10583h1514c106 0 158-53 158-159v-10266c0-105 53-158 160-158h1708">
            <text:p/>
          </draw:path>
          <draw:frame draw:style-name="gr8" draw:text-style-name="P3" draw:layer="layout" svg:width="1.058cm" svg:height="1.214cm" svg:x="17.501cm" svg:y="11.378cm">
            <draw:text-box>
              <text:p/>
            </draw:text-box>
          </draw:frame>
        </draw:g>
        <draw:g>
          <draw:line draw:style-name="gr24" draw:text-style-name="P3" draw:layer="layout" svg:x1="22.71cm" svg:y1="22.022cm" svg:x2="25.666cm" svg:y2="22.022cm">
            <text:p/>
          </draw:line>
          <draw:frame draw:style-name="gr8" draw:text-style-name="P3" draw:layer="layout" svg:width="1.058cm" svg:height="1.214cm" svg:x="23.605cm" svg:y="21.415cm">
            <draw:text-box>
              <text:p/>
            </draw:text-box>
          </draw:frame>
        </draw:g>
        <draw:g>
          <draw:line draw:style-name="gr24" draw:text-style-name="P3" draw:layer="layout" svg:x1="26.98cm" svg:y1="10.285cm" svg:x2="28.557cm" svg:y2="10.285cm">
            <text:p/>
          </draw:line>
          <draw:frame draw:style-name="gr8" draw:text-style-name="P3" draw:layer="layout" svg:width="1.058cm" svg:height="1.214cm" svg:x="27.21cm" svg:y="9.678cm">
            <draw:text-box>
              <text:p/>
            </draw:text-box>
          </draw:frame>
        </draw:g>
        <draw:g>
          <draw:line draw:style-name="gr24" draw:text-style-name="P3" draw:layer="layout" svg:x1="22.437cm" svg:y1="6.535cm" svg:x2="31cm" svg:y2="6.535cm">
            <text:p/>
          </draw:line>
          <draw:frame draw:style-name="gr35" draw:text-style-name="P3" draw:layer="layout" svg:width="2.787cm" svg:height="1.219cm" svg:x="25.166cm" svg:y="5.925cm">
            <draw:text-box>
              <text:p/>
            </draw:text-box>
          </draw:frame>
        </draw:g>
        <draw:g>
          <draw:path draw:style-name="gr24" draw:text-style-name="P3" draw:layer="layout" svg:width="6.173cm" svg:height="0.007cm" svg:x="8.014cm" svg:y="17.116cm" svg:viewBox="0 0 6174 8" svg:d="M0 8h472c3 0 4-2 4-5 0-2 1-3 3-3h5695">
            <text:p/>
          </draw:path>
          <draw:frame draw:style-name="gr8" draw:text-style-name="P3" draw:layer="layout" svg:width="1.058cm" svg:height="1.214cm" svg:x="10.457cm" svg:y="16.509cm">
            <draw:text-box>
              <text:p/>
            </draw:text-box>
          </draw:frame>
        </draw:g>
        <draw:g>
          <draw:g>
            <draw:path draw:style-name="gr5" draw:text-style-name="P5" draw:layer="layout" svg:width="0.976cm" svg:height="0.976cm" svg:x="7.038cm" svg:y="16.635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6" draw:text-style-name="P3" draw:layer="layout" svg:width="0.976cm" svg:height="0.976cm" svg:x="7.038cm" svg:y="16.635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6" draw:text-style-name="P2" draw:layer="layout" svg:width="0.976cm" svg:height="0.976cm" svg:x="7.038cm" svg:y="16.635cm">
            <draw:text-box>
              <text:p text:style-name="P6"><text:span text:style-name="T6">1</text:span></text:p>
            </draw:text-box>
          </draw:frame>
        </draw:g>
        <draw:g>
          <draw:g>
            <draw:path draw:style-name="gr5" draw:text-style-name="P5" draw:layer="layout" svg:width="0.976cm" svg:height="0.976cm" svg:x="7.038cm" svg:y="18.37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6" draw:text-style-name="P3" draw:layer="layout" svg:width="0.976cm" svg:height="0.976cm" svg:x="7.038cm" svg:y="18.37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6" draw:text-style-name="P2" draw:layer="layout" svg:width="0.976cm" svg:height="0.976cm" svg:x="7.038cm" svg:y="18.37cm">
            <draw:text-box>
              <text:p text:style-name="P6"><text:span text:style-name="T6">2</text:span></text:p>
            </draw:text-box>
          </draw:frame>
        </draw:g>
        <draw:g xml:id="id5" draw:id="id5">
          <draw:g>
            <draw:path draw:style-name="gr5" draw:text-style-name="P5" draw:layer="layout" svg:width="0.976cm" svg:height="0.976cm" svg:x="35.31cm" svg:y="17.906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6" draw:text-style-name="P3" draw:layer="layout" svg:width="0.976cm" svg:height="0.976cm" svg:x="35.31cm" svg:y="17.906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6" draw:text-style-name="P2" draw:layer="layout" svg:width="0.976cm" svg:height="0.976cm" svg:x="35.31cm" svg:y="17.906cm">
            <draw:text-box>
              <text:p text:style-name="P6"><text:span text:style-name="T6">３</text:span></text:p>
            </draw:text-box>
          </draw:frame>
        </draw:g>
        <draw:g>
          <draw:path draw:style-name="gr24" draw:text-style-name="P3" draw:layer="layout" svg:width="7.664cm" svg:height="3.628cm" svg:x="27.646cm" svg:y="18.394cm" svg:viewBox="0 0 7665 3629" svg:d="M0 3629h3719c106 0 160-53 160-159v-3312c0-105 52-158 158-158h3628">
            <text:p/>
          </draw:path>
          <draw:frame draw:style-name="gr8" draw:text-style-name="P3" draw:layer="layout" svg:width="1.058cm" svg:height="1.214cm" svg:x="30.995cm" svg:y="19.851cm">
            <draw:text-box>
              <text:p/>
            </draw:text-box>
          </draw:frame>
        </draw:g>
        <draw:g>
          <draw:path draw:style-name="gr24" draw:text-style-name="P3" draw:layer="layout" svg:width="4.874cm" svg:height="8.109cm" svg:x="30.436cm" svg:y="10.285cm" svg:viewBox="0 0 4875 8110" svg:d="M0 0h920c106 0 159 53 159 158v7794c0 105 53 158 159 158h3637">
            <text:p/>
          </draw:path>
          <draw:frame draw:style-name="gr8" draw:text-style-name="P3" draw:layer="layout" svg:width="1.058cm" svg:height="1.214cm" svg:x="30.986cm" svg:y="14.855cm">
            <draw:text-box>
              <text:p/>
            </draw:text-box>
          </draw:frame>
        </draw:g>
        <draw:g>
          <draw:g>
            <draw:path draw:style-name="gr10" draw:text-style-name="P7" draw:layer="layout" svg:width="2.778cm" svg:height="0.675cm" svg:x="21.809cm" svg:y="18.661cm" svg:viewBox="0 0 2779 676" svg:d="M76 676h2626c51 0 77-25 77-76v-524c0-51-26-76-77-76h-2626c-51 0-76 25-76 76v524c0 51 25 76 76 76z">
              <text:p/>
            </draw:path>
            <draw:path draw:style-name="gr6" draw:text-style-name="P3" draw:layer="layout" svg:width="2.778cm" svg:height="0.675cm" svg:x="21.809cm" svg:y="18.661cm" svg:viewBox="0 0 2779 676" svg:d="M76 676h2626c51 0 77-25 77-76v-524c0-51-26-76-77-76h-2626c-51 0-76 25-76 76v524c0 51 25 76 76 76z">
              <text:p/>
            </draw:path>
          </draw:g>
          <draw:frame draw:style-name="gr30" draw:text-style-name="P2" draw:layer="layout" svg:width="2.778cm" svg:height="0.791cm" svg:x="21.809cm" svg:y="18.603cm">
            <draw:text-box>
              <text:p text:style-name="P1"><text:span text:style-name="T16">K0309_01_036</text:span><text:span text:style-name="T6">:</text:span><text:span text:style-name="T6">支払フォーマット処理</text:span></text:p>
            </draw:text-box>
          </draw:frame>
        </draw:g>
        <draw:g>
          <draw:g>
            <draw:path draw:style-name="gr10" draw:text-style-name="P7" draw:layer="layout" svg:width="2.778cm" svg:height="0.675cm" svg:x="22.939cm" svg:y="19.037cm" svg:viewBox="0 0 2779 676" svg:d="M76 676h2626c51 0 77-25 77-76v-524c0-51-26-76-77-76h-2626c-51 0-76 25-76 76v524c0 51 25 76 76 76z">
              <text:p/>
            </draw:path>
            <draw:path draw:style-name="gr6" draw:text-style-name="P3" draw:layer="layout" svg:width="2.778cm" svg:height="0.675cm" svg:x="22.939cm" svg:y="19.037cm" svg:viewBox="0 0 2779 676" svg:d="M76 676h2626c51 0 77-25 77-76v-524c0-51-26-76-77-76h-2626c-51 0-76 25-76 76v524c0 51 25 76 76 76z">
              <text:p/>
            </draw:path>
          </draw:g>
          <draw:frame draw:style-name="gr30" draw:text-style-name="P2" draw:layer="layout" svg:width="2.778cm" svg:height="0.791cm" svg:x="22.939cm" svg:y="18.979cm">
            <draw:text-box>
              <text:p text:style-name="P1"><text:span text:style-name="T16">K0313_01_035</text:span><text:span text:style-name="T6">:</text:span><text:span text:style-name="T6">支払フォーマット処理</text:span></text:p>
            </draw:text-box>
          </draw:frame>
        </draw:g>
        <draw:g>
          <draw:g>
            <draw:path draw:style-name="gr10" draw:text-style-name="P7" draw:layer="layout" svg:width="3.278cm" svg:height="0.675cm" svg:x="22.721cm" svg:y="23.267cm" svg:viewBox="0 0 3279 676" svg:d="M90 676h3098c60 0 91-25 91-76v-524c0-51-31-76-91-76h-3098c-61 0-90 25-90 76v524c0 51 29 76 90 76z">
              <text:p/>
            </draw:path>
            <draw:path draw:style-name="gr6" draw:text-style-name="P3" draw:layer="layout" svg:width="3.278cm" svg:height="0.675cm" svg:x="22.721cm" svg:y="23.267cm" svg:viewBox="0 0 3279 676" svg:d="M90 676h3098c60 0 91-25 91-76v-524c0-51-31-76-91-76h-3098c-61 0-90 25-90 76v524c0 51 29 76 90 76z">
              <text:p/>
            </draw:path>
          </draw:g>
          <draw:frame draw:style-name="gr30" draw:text-style-name="P16" draw:layer="layout" svg:width="3.278cm" svg:height="0.791cm" svg:x="22.721cm" svg:y="23.209cm">
            <draw:text-box>
              <text:p text:style-name="P1"><text:span text:style-name="T16">K0311_01_024</text:span><text:span text:style-name="T6">:</text:span><text:span text:style-name="T6">銀行振込依頼データ印刷</text:span></text:p>
            </draw:text-box>
          </draw:frame>
        </draw:g>
        <draw:frame draw:style-name="gr46" draw:text-style-name="P16" draw:layer="layout" svg:width="3.7cm" svg:height="0.651cm" svg:x="19.779cm" svg:y="7.499cm">
          <draw:text-box>
            <text:p text:style-name="P1"><text:span text:style-name="T14">・支払の検証を実施</text:span></text:p>
          </draw:text-box>
        </draw:frame>
        <draw:frame draw:style-name="gr47" draw:text-style-name="P2" draw:layer="layout" svg:width="3.7cm" svg:height="0.823cm" svg:x="30.903cm" svg:y="7.999cm">
          <draw:text-box>
            <text:p text:style-name="P1"><text:span text:style-name="T2">・</text:span><text:span text:style-name="T2">FB</text:span><text:span text:style-name="T2">ファイルを作成する</text:span></text:p>
            <text:p text:style-name="P1"><text:span text:style-name="T2"/></text:p>
          </draw:text-box>
        </draw:frame>
        <draw:frame draw:style-name="gr48" draw:text-style-name="P2" draw:layer="layout" svg:width="3.7cm" svg:height="1.163cm" svg:x="25.13cm" svg:y="11.803cm">
          <draw:text-box>
            <text:p text:style-name="P1"><text:span text:style-name="T2">・</text:span><text:span text:style-name="T2">FB</text:span><text:span text:style-name="T2">ファイルのダウンロードを行う</text:span></text:p>
            <text:p text:style-name="P1"><text:span text:style-name="T2"/></text:p>
          </draw:text-box>
        </draw:frame>
        <draw:g>
          <draw:g>
            <draw:polygon draw:style-name="gr5" draw:text-style-name="P5" draw:layer="layout" svg:width="2.442cm" svg:height="1.127cm" svg:x="28.276cm" svg:y="9.722cm" svg:viewBox="0 0 2443 1128" draw:points="0,1128 1879,1128 2443,0 563,0">
              <text:p/>
            </draw:polygon>
            <draw:polygon draw:style-name="gr6" draw:text-style-name="P3" draw:layer="layout" svg:width="2.442cm" svg:height="1.127cm" svg:x="28.276cm" svg:y="9.722cm" svg:viewBox="0 0 2443 1128" draw:points="0,1128 1879,1128 2443,0 563,0">
              <text:p/>
            </draw:polygon>
          </draw:g>
          <draw:frame draw:style-name="gr12" draw:text-style-name="P2" draw:layer="layout" svg:width="1.252cm" svg:height="1.127cm" svg:x="28.87cm" svg:y="9.722cm">
            <draw:text-box>
              <text:p text:style-name="P6"><text:span text:style-name="T6">FB</text:span></text:p>
              <text:p text:style-name="P6"><text:span text:style-name="T6">ファイル</text:span></text:p>
            </draw:text-box>
          </draw:frame>
        </draw:g>
        <draw:frame draw:style-name="gr49" draw:text-style-name="P2" draw:layer="layout" svg:width="3.351cm" svg:height="1.269cm" svg:x="20.195cm" svg:y="19.668cm">
          <draw:text-box>
            <text:p text:style-name="P1"><text:span text:style-name="T2">・</text:span><text:span text:style-name="T14">ERP</text:span><text:span text:style-name="T12">標準</text:span><text:span text:style-name="T12">Oracle</text:span><text:span text:style-name="T12">支払フォーマットの作成</text:span></text:p>
            <text:p text:style-name="P1"><text:span text:style-name="T14"/></text:p>
          </draw:text-box>
        </draw:frame>
        <draw:g>
          <draw:polygon draw:style-name="gr3" draw:text-style-name="P3" draw:layer="layout" svg:width="2.064cm" svg:height="0.953cm" svg:x="32.009cm" svg:y="0.785cm" svg:viewBox="0 0 2065 954" draw:points="0,954 2065,954 2065,0 0,0">
            <text:p/>
          </draw:polygon>
          <draw:frame draw:style-name="gr4" draw:text-style-name="P9" draw:layer="layout" svg:width="2.064cm" svg:height="0.953cm" svg:x="32.009cm" svg:y="0.785cm">
            <draw:text-box>
              <text:p text:style-name="P1"><text:span text:style-name="T4">2022/08/17</text:span></text:p>
            </draw:text-box>
          </draw:frame>
        </draw:g>
        <draw:g>
          <draw:polygon draw:style-name="gr3" draw:text-style-name="P3" draw:layer="layout" svg:width="2.143cm" svg:height="0.953cm" svg:x="35.58cm" svg:y="0.785cm" svg:viewBox="0 0 2144 954" draw:points="0,954 2144,954 2144,0 0,0">
            <text:p/>
          </draw:polygon>
          <draw:frame draw:style-name="gr4" draw:text-style-name="P9" draw:layer="layout" svg:width="2.143cm" svg:height="0.953cm" svg:x="35.58cm" svg:y="0.785cm">
            <draw:text-box>
              <text:p text:style-name="P1"><text:span text:style-name="T4">SCSK</text:span><text:span text:style-name="T4">村澤</text:span></text:p>
            </draw:text-box>
          </draw:frame>
        </draw:g>
        <draw:frame draw:style-name="gr15" draw:text-style-name="P2" draw:layer="layout" svg:width="10.358cm" svg:height="0.537cm" svg:x="16.351cm" svg:y="28.9cm">
          <draw:text-box>
            <text:p text:style-name="P12"><text:span text:style-name="T6">Copyright © 2022, SCSK Corporation. All rights reserved.</text:span></text:p>
          </draw:text-box>
        </draw:frame>
        <draw:frame draw:style-name="gr15" draw:text-style-name="P2" draw:layer="layout" svg:width="10.358cm" svg:height="0.537cm" svg:x="16.435cm" svg:y="28.61cm">
          <draw:text-box>
            <text:p text:style-name="P12"><text:span text:style-name="T6">CONFIDENTIAL</text:span><text:span text:style-name="T6">　株式会社伊藤園　</text:span><text:span text:style-name="T6">SCSK</text:span><text:span text:style-name="T6">株式会社</text:span></text:p>
          </draw:text-box>
        </draw:frame>
        <draw:g>
          <draw:g>
            <draw:path draw:style-name="gr10" draw:text-style-name="P7" draw:layer="layout" svg:width="3.123cm" svg:height="0.601cm" svg:x="20.5cm" svg:y="2.845cm" svg:viewBox="0 0 3124 602" svg:d="M101 602h2921c68 0 102-34 102-101v-400c0-67-34-101-102-101h-2921c-67 0-101 34-101 101v400c0 67 34 101 101 101z">
              <text:p/>
            </draw:path>
            <draw:path draw:style-name="gr6" draw:text-style-name="P3" draw:layer="layout" svg:width="3.123cm" svg:height="0.601cm" svg:x="20.5cm" svg:y="2.845cm" svg:viewBox="0 0 3124 602" svg:d="M101 602h2921c68 0 102-34 102-101v-400c0-67-34-101-102-101h-2921c-67 0-101 34-101 101v400c0 67 34 101 101 101z">
              <text:p/>
            </draw:path>
          </draw:g>
          <draw:frame draw:style-name="gr30" draw:text-style-name="P9" draw:layer="layout" svg:width="3.123cm" svg:height="0.791cm" svg:x="20.5cm" svg:y="2.75cm">
            <draw:text-box>
              <text:p text:style-name="P1"><text:span text:style-name="T16">K0306_01_031:</text:span><text:span text:style-name="T16">支払検証</text:span></text:p>
            </draw:text-box>
          </draw:frame>
        </draw:g>
        <draw:g>
          <draw:g>
            <draw:path draw:style-name="gr10" draw:text-style-name="P7" draw:layer="layout" svg:width="3.123cm" svg:height="0.601cm" svg:x="20.876cm" svg:y="3.345cm" svg:viewBox="0 0 3124 602" svg:d="M101 602h2921c68 0 102-34 102-101v-400c0-67-34-101-102-101h-2921c-67 0-101 34-101 101v400c0 67 34 101 101 101z">
              <text:p/>
            </draw:path>
            <draw:path draw:style-name="gr6" draw:text-style-name="P3" draw:layer="layout" svg:width="3.123cm" svg:height="0.601cm" svg:x="20.876cm" svg:y="3.345cm" svg:viewBox="0 0 3124 602" svg:d="M101 602h2921c68 0 102-34 102-101v-400c0-67-34-101-102-101h-2921c-67 0-101 34-101 101v400c0 67 34 101 101 101z">
              <text:p/>
            </draw:path>
          </draw:g>
          <draw:frame draw:style-name="gr30" draw:text-style-name="P9" draw:layer="layout" svg:width="3.123cm" svg:height="0.791cm" svg:x="20.876cm" svg:y="3.25cm">
            <draw:text-box>
              <text:p text:style-name="P1"><text:span text:style-name="T16">K0307_01_028:</text:span><text:span text:style-name="T16">支払検証</text:span></text:p>
            </draw:text-box>
          </draw:frame>
        </draw:g>
        <draw:g>
          <draw:g>
            <draw:path draw:style-name="gr10" draw:text-style-name="P7" draw:layer="layout" svg:width="3.123cm" svg:height="0.601cm" svg:x="21.276cm" svg:y="3.846cm" svg:viewBox="0 0 3124 602" svg:d="M101 602h2921c68 0 102-34 102-101v-400c0-67-34-101-102-101h-2921c-67 0-101 34-101 101v400c0 67 34 101 101 101z">
              <text:p/>
            </draw:path>
            <draw:path draw:style-name="gr6" draw:text-style-name="P3" draw:layer="layout" svg:width="3.123cm" svg:height="0.601cm" svg:x="21.276cm" svg:y="3.846cm" svg:viewBox="0 0 3124 602" svg:d="M101 602h2921c68 0 102-34 102-101v-400c0-67-34-101-102-101h-2921c-67 0-101 34-101 101v400c0 67 34 101 101 101z">
              <text:p/>
            </draw:path>
          </draw:g>
          <draw:frame draw:style-name="gr30" draw:text-style-name="P9" draw:layer="layout" svg:width="3.123cm" svg:height="0.791cm" svg:x="21.276cm" svg:y="3.751cm">
            <draw:text-box>
              <text:p text:style-name="P1"><text:span text:style-name="T16">K0308_01_030:</text:span><text:span text:style-name="T16">支払検証</text:span></text:p>
            </draw:text-box>
          </draw:frame>
        </draw:g>
        <draw:g>
          <draw:g>
            <draw:path draw:style-name="gr10" draw:text-style-name="P7" draw:layer="layout" svg:width="3.123cm" svg:height="0.601cm" svg:x="21.676cm" svg:y="4.347cm" svg:viewBox="0 0 3124 602" svg:d="M101 602h2921c68 0 102-34 102-101v-400c0-67-34-101-102-101h-2921c-67 0-101 34-101 101v400c0 67 34 101 101 101z">
              <text:p/>
            </draw:path>
            <draw:path draw:style-name="gr6" draw:text-style-name="P3" draw:layer="layout" svg:width="3.123cm" svg:height="0.601cm" svg:x="21.676cm" svg:y="4.347cm" svg:viewBox="0 0 3124 602" svg:d="M101 602h2921c68 0 102-34 102-101v-400c0-67-34-101-102-101h-2921c-67 0-101 34-101 101v400c0 67 34 101 101 101z">
              <text:p/>
            </draw:path>
          </draw:g>
          <draw:frame draw:style-name="gr30" draw:text-style-name="P9" draw:layer="layout" svg:width="3.123cm" svg:height="0.791cm" svg:x="21.676cm" svg:y="4.252cm">
            <draw:text-box>
              <text:p text:style-name="P1"><text:span text:style-name="T16">K0309_01_040:</text:span><text:span text:style-name="T16">支払検証</text:span></text:p>
            </draw:text-box>
          </draw:frame>
        </draw:g>
        <draw:g>
          <draw:g>
            <draw:path draw:style-name="gr10" draw:text-style-name="P7" draw:layer="layout" svg:width="3.123cm" svg:height="0.601cm" svg:x="21.976cm" svg:y="4.848cm" svg:viewBox="0 0 3124 602" svg:d="M101 602h2921c68 0 102-34 102-101v-400c0-67-34-101-102-101h-2921c-67 0-101 34-101 101v400c0 67 34 101 101 101z">
              <text:p/>
            </draw:path>
            <draw:path draw:style-name="gr6" draw:text-style-name="P3" draw:layer="layout" svg:width="3.123cm" svg:height="0.601cm" svg:x="21.976cm" svg:y="4.848cm" svg:viewBox="0 0 3124 602" svg:d="M101 602h2921c68 0 102-34 102-101v-400c0-67-34-101-102-101h-2921c-67 0-101 34-101 101v400c0 67 34 101 101 101z">
              <text:p/>
            </draw:path>
          </draw:g>
          <draw:frame draw:style-name="gr30" draw:text-style-name="P9" draw:layer="layout" svg:width="3.123cm" svg:height="0.791cm" svg:x="21.976cm" svg:y="4.753cm">
            <draw:text-box>
              <text:p text:style-name="P1"><text:span text:style-name="T16">K0311_01_028:</text:span><text:span text:style-name="T16">支払検証</text:span></text:p>
            </draw:text-box>
          </draw:frame>
        </draw:g>
        <draw:g>
          <draw:g>
            <draw:path draw:style-name="gr10" draw:text-style-name="P7" draw:layer="layout" svg:width="3.123cm" svg:height="0.601cm" svg:x="22.476cm" svg:y="5.349cm" svg:viewBox="0 0 3124 602" svg:d="M101 602h2921c68 0 102-34 102-101v-400c0-67-34-101-102-101h-2921c-67 0-101 34-101 101v400c0 67 34 101 101 101z">
              <text:p/>
            </draw:path>
            <draw:path draw:style-name="gr6" draw:text-style-name="P3" draw:layer="layout" svg:width="3.123cm" svg:height="0.601cm" svg:x="22.476cm" svg:y="5.349cm" svg:viewBox="0 0 3124 602" svg:d="M101 602h2921c68 0 102-34 102-101v-400c0-67-34-101-102-101h-2921c-67 0-101 34-101 101v400c0 67 34 101 101 101z">
              <text:p/>
            </draw:path>
          </draw:g>
          <draw:frame draw:style-name="gr30" draw:text-style-name="P9" draw:layer="layout" svg:width="3.123cm" svg:height="0.791cm" svg:x="22.476cm" svg:y="5.254cm">
            <draw:text-box>
              <text:p text:style-name="P1"><text:span text:style-name="T16">K0313_01_039:</text:span><text:span text:style-name="T16">支払検証</text:span></text:p>
            </draw:text-box>
          </draw:frame>
        </draw:g>
        <draw:connector draw:style-name="gr50" draw:text-style-name="P17" draw:layer="layout" svg:x1="19.897cm" svg:y1="6.704cm" svg:x2="20.395cm" svg:y2="16.749cm" draw:start-shape="id1" draw:end-shape="id2" draw:end-glue-point="3" svg:d="M19897 6704h-500v10045h998" svg:viewBox="0 0 999 10046">
          <text:p/>
        </draw:connector>
        <draw:connector draw:style-name="gr51" draw:text-style-name="P17" draw:layer="layout" svg:x1="19.897cm" svg:y1="6.704cm" svg:x2="20.17cm" svg:y2="21.239cm" draw:start-shape="id1" draw:start-glue-point="3" draw:end-shape="id3" draw:end-glue-point="3" svg:d="M19897 6704h-500v14535h773" svg:viewBox="0 0 774 14536">
          <text:p/>
        </draw:connector>
        <draw:g>
          <draw:polygon draw:style-name="gr6" draw:text-style-name="P3" draw:layer="layout" svg:width="2.54cm" svg:height="1.905cm" svg:x="20.196cm" svg:y="20.98cm" svg:viewBox="0 0 2541 1906" draw:points="158,0 0,158 0,1747 158,1906 2382,1906 2541,1747 2541,158 2382,0">
            <text:p/>
          </draw:polygon>
        </draw:g>
        <draw:connector draw:style-name="gr52" draw:text-style-name="P17" draw:layer="layout" draw:line-skew="-0.12cm" svg:x1="27.929cm" svg:y1="17.533cm" svg:x2="35.31cm" svg:y2="18.394cm" draw:start-shape="id4" draw:start-glue-point="1" draw:end-shape="id5" svg:d="M27929 17533h3571v861h3810" svg:viewBox="0 0 7382 862">
          <text:p/>
        </draw:connector>
      </draw:page>
      <draw:page draw:name="CFO_005_04" draw:style-name="dp1" draw:master-page-name="PM3">
        <draw:frame draw:style-name="gr1" draw:text-style-name="P2" draw:layer="layout" svg:width="2.54cm" svg:height="0.79cm" svg:x="0.497cm" svg:y="25.155cm">
          <draw:text-box>
            <text:p text:style-name="P1"><text:span text:style-name="T1">凡例</text:span><text:span text:style-name="T1">:</text:span></text:p>
          </draw:text-box>
        </draw:frame>
        <draw:frame draw:style-name="gr2" draw:text-style-name="P2" draw:layer="layout" svg:width="11.591cm" svg:height="0.635cm" svg:x="1.234cm" svg:y="28.407cm">
          <draw:text-box>
            <text:p text:style-name="P1"><text:span text:style-name="T2">ＳＳ</text:span><text:span text:style-name="T2">MD050_SPF_CFO_005_</text:span><text:span text:style-name="T2">支払</text:span><text:span text:style-name="T2">.vsd</text:span></text:p>
          </draw:text-box>
        </draw:frame>
        <draw:g>
          <draw:polygon draw:style-name="gr3" draw:text-style-name="P3" draw:layer="layout" svg:width="13.152cm" svg:height="0.953cm" svg:x="9.887cm" svg:y="0.785cm" svg:viewBox="0 0 13153 954" draw:points="0,954 13153,954 13153,0 0,0">
            <text:p/>
          </draw:polygon>
          <draw:frame draw:style-name="gr4" draw:text-style-name="P2" draw:layer="layout" svg:width="13.152cm" svg:height="0.953cm" svg:x="9.887cm" svg:y="0.785cm">
            <draw:text-box>
              <text:p text:style-name="P1"><text:span text:style-name="T3">説明</text:span><text:span text:style-name="T3">: <text:s/></text:span><text:span text:style-name="T4">支払プロセス要求処理の実行</text:span></text:p>
            </draw:text-box>
          </draw:frame>
        </draw:g>
        <draw:g>
          <draw:polygon draw:style-name="gr3" draw:text-style-name="P3" draw:layer="layout" svg:width="8.599cm" svg:height="0.953cm" svg:x="1.29cm" svg:y="0.785cm" svg:viewBox="0 0 8600 954" draw:points="0,954 8600,954 8600,0 0,0">
            <text:p/>
          </draw:polygon>
          <draw:frame draw:style-name="gr4" draw:text-style-name="P2" draw:layer="layout" svg:width="8.599cm" svg:height="0.953cm" svg:x="1.29cm" svg:y="0.785cm">
            <draw:text-box>
              <text:p text:style-name="P1"><text:span text:style-name="T5">MD050_SPF_CFO_005_</text:span><text:span text:style-name="T5">支払</text:span></text:p>
            </draw:text-box>
          </draw:frame>
        </draw:g>
        <draw:frame draw:style-name="gr2" draw:text-style-name="P2" draw:layer="layout" svg:width="3.971cm" svg:height="0.635cm" svg:x="37.324cm" svg:y="28.407cm">
          <draw:text-box>
            <text:p text:style-name="P4"><text:span text:style-name="T2">4 / 6</text:span></text:p>
          </draw:text-box>
        </draw:frame>
        <draw:g>
          <draw:g>
            <draw:polygon draw:style-name="gr5" draw:text-style-name="P5" draw:layer="layout" svg:width="1.588cm" svg:height="1.175cm" svg:x="4.227cm" svg:y="26.232cm" svg:viewBox="0 0 1589 1176" draw:points="0,0 0,1176 794,858 1589,1176 1589,0">
              <text:p/>
            </draw:polygon>
            <draw:polygon draw:style-name="gr6" draw:text-style-name="P3" draw:layer="layout" svg:width="1.588cm" svg:height="1.175cm" svg:x="4.227cm" svg:y="26.232cm" svg:viewBox="0 0 1589 1176" draw:points="0,0 0,1176 794,858 1589,1176 1589,0">
              <text:p/>
            </draw:polygon>
          </draw:g>
        </draw:g>
        <draw:frame draw:style-name="gr7" draw:text-style-name="P3" draw:layer="layout" svg:width="1.588cm" svg:height="0.932cm" svg:x="4.227cm" svg:y="25.936cm">
          <draw:text-box>
            <text:p/>
          </draw:text-box>
        </draw:frame>
        <draw:frame draw:style-name="gr8" draw:text-style-name="P3" draw:layer="layout" svg:width="1.588cm" svg:height="1.214cm" svg:x="4.862cm" svg:y="26.713cm">
          <draw:text-box>
            <text:p/>
          </draw:text-box>
        </draw:frame>
        <draw:frame draw:style-name="gr9" draw:text-style-name="P2" draw:layer="layout" svg:width="1.588cm" svg:height="0.677cm" svg:x="4.227cm" svg:y="26.571cm">
          <draw:text-box>
            <text:p text:style-name="P6"><text:span text:style-name="T6">帳票名称</text:span></text:p>
          </draw:text-box>
        </draw:frame>
        <draw:g>
          <draw:g>
            <draw:path draw:style-name="gr10" draw:text-style-name="P7" draw:layer="layout" svg:width="1.767cm" svg:height="0.615cm" svg:x="4.931cm" svg:y="27.236cm" svg:viewBox="0 0 1768 616" svg:d="M76 616h1616c51 0 76-26 76-77v-463c0-51-25-76-76-76h-1616c-51 0-76 25-76 76v463c0 51 25 77 76 77z">
              <text:p/>
            </draw:path>
            <draw:path draw:style-name="gr6" draw:text-style-name="P3" draw:layer="layout" svg:width="1.767cm" svg:height="0.615cm" svg:x="4.931cm" svg:y="27.236cm" svg:viewBox="0 0 1768 616" svg:d="M76 616h1616c51 0 76-26 76-77v-463c0-51-25-76-76-76h-1616c-51 0-76 25-76 76v463c0 51 25 77 76 77z">
              <text:p/>
            </draw:path>
          </draw:g>
          <draw:frame draw:style-name="gr11" draw:text-style-name="P2" draw:layer="layout" svg:width="1.767cm" svg:height="1.045cm" svg:x="4.931cm" svg:y="27.021cm">
            <draw:text-box>
              <text:p text:style-name="P1"><text:span text:style-name="T6">BP080_</text:span><text:span text:style-name="T6">システムプロセスステップ</text:span></text:p>
            </draw:text-box>
          </draw:frame>
        </draw:g>
        <draw:g>
          <draw:polygon draw:style-name="gr31" draw:text-style-name="P3" draw:layer="layout" svg:width="39.292cm" svg:height="22.543cm" svg:x="1.352cm" svg:y="2.372cm" svg:viewBox="0 0 39293 22544" draw:points="0,22544 39293,22544 39293,0 0,0">
            <text:p/>
          </draw:polygon>
          <draw:frame draw:style-name="gr32" draw:text-style-name="P3" draw:layer="layout" svg:width="39.292cm" svg:height="22.543cm" svg:x="1.352cm" svg:y="2.372cm">
            <draw:text-box>
              <text:p/>
            </draw:text-box>
          </draw:frame>
        </draw:g>
        <draw:g>
          <draw:g>
            <draw:polygon draw:style-name="gr5" draw:text-style-name="P5" draw:layer="layout" svg:width="2.442cm" svg:height="1.127cm" svg:x="12.148cm" svg:y="26.222cm" svg:viewBox="0 0 2443 1128" draw:points="0,1128 1879,1128 2443,0 563,0">
              <text:p/>
            </draw:polygon>
            <draw:polygon draw:style-name="gr6" draw:text-style-name="P3" draw:layer="layout" svg:width="2.442cm" svg:height="1.127cm" svg:x="12.148cm" svg:y="26.222cm" svg:viewBox="0 0 2443 1128" draw:points="0,1128 1879,1128 2443,0 563,0">
              <text:p/>
            </draw:polygon>
          </draw:g>
          <draw:frame draw:style-name="gr12" draw:text-style-name="P2" draw:layer="layout" svg:width="1.252cm" svg:height="1.127cm" svg:x="12.742cm" svg:y="26.222cm">
            <draw:text-box>
              <text:p text:style-name="P6"><text:span text:style-name="T6">データ</text:span></text:p>
              <text:p text:style-name="P6"><text:span text:style-name="T6">ファイル名</text:span></text:p>
            </draw:text-box>
          </draw:frame>
        </draw:g>
        <draw:g>
          <draw:g>
            <draw:polygon draw:style-name="gr5" draw:text-style-name="P5" draw:layer="layout" svg:width="1.588cm" svg:height="1.016cm" svg:x="6.855cm" svg:y="26.173cm" svg:viewBox="0 0 1589 1017" draw:points="158,0 0,158 0,858 158,1017 1430,1017 1589,858 1589,158 1430,0">
              <text:p/>
            </draw:polygon>
            <draw:polygon draw:style-name="gr6" draw:text-style-name="P3" draw:layer="layout" svg:width="1.588cm" svg:height="1.016cm" svg:x="6.855cm" svg:y="26.173cm" svg:viewBox="0 0 1589 1017" draw:points="158,0 0,158 0,858 158,1017 1430,1017 1589,858 1589,158 1430,0">
              <text:p/>
            </draw:polygon>
          </draw:g>
        </draw:g>
        <draw:frame draw:style-name="gr7" draw:text-style-name="P3" draw:layer="layout" svg:width="1.588cm" svg:height="0.932cm" svg:x="6.855cm" svg:y="25.877cm">
          <draw:text-box>
            <text:p/>
          </draw:text-box>
        </draw:frame>
        <draw:frame draw:style-name="gr8" draw:text-style-name="P3" draw:layer="layout" svg:width="1.588cm" svg:height="1.214cm" svg:x="7.49cm" svg:y="26.653cm">
          <draw:text-box>
            <text:p/>
          </draw:text-box>
        </draw:frame>
        <draw:frame draw:style-name="gr9" draw:text-style-name="P2" draw:layer="layout" svg:width="1.588cm" svg:height="0.677cm" svg:x="6.855cm" svg:y="26.511cm">
          <draw:text-box>
            <text:p text:style-name="P6"><text:span text:style-name="T6">バッチ名称</text:span></text:p>
          </draw:text-box>
        </draw:frame>
        <draw:g>
          <draw:g>
            <draw:path draw:style-name="gr10" draw:text-style-name="P7" draw:layer="layout" svg:width="1.767cm" svg:height="0.615cm" svg:x="7.559cm" svg:y="27.177cm" svg:viewBox="0 0 1768 616" svg:d="M76 616h1616c51 0 76-26 76-77v-463c0-51-25-76-76-76h-1616c-51 0-76 25-76 76v463c0 51 25 77 76 77z">
              <text:p/>
            </draw:path>
            <draw:path draw:style-name="gr6" draw:text-style-name="P3" draw:layer="layout" svg:width="1.767cm" svg:height="0.615cm" svg:x="7.559cm" svg:y="27.177cm" svg:viewBox="0 0 1768 616" svg:d="M76 616h1616c51 0 76-26 76-77v-463c0-51-25-76-76-76h-1616c-51 0-76 25-76 76v463c0 51 25 77 76 77z">
              <text:p/>
            </draw:path>
          </draw:g>
          <draw:frame draw:style-name="gr11" draw:text-style-name="P2" draw:layer="layout" svg:width="1.767cm" svg:height="1.045cm" svg:x="7.559cm" svg:y="26.962cm">
            <draw:text-box>
              <text:p text:style-name="P1"><text:span text:style-name="T6">BP080_</text:span><text:span text:style-name="T6">システムプロセスステップ</text:span></text:p>
            </draw:text-box>
          </draw:frame>
        </draw:g>
        <draw:g>
          <draw:g>
            <draw:path draw:style-name="gr5" draw:text-style-name="P5" draw:layer="layout" svg:width="1.733cm" svg:height="1.399cm" svg:x="9.81cm" svg:y="26.055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3" draw:text-style-name="P3" draw:layer="layout" svg:width="1.733cm" svg:height="1.399cm" svg:x="9.81cm" svg:y="26.055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3" draw:text-style-name="P2" draw:layer="layout" svg:width="1.733cm" svg:height="0.75cm" svg:x="9.81cm" svg:y="26.488cm">
            <draw:text-box>
              <text:p text:style-name="P6"><text:span text:style-name="T6">テーブル名称</text:span></text:p>
            </draw:text-box>
          </draw:frame>
        </draw:g>
        <draw:g>
          <draw:polygon draw:style-name="gr5" draw:text-style-name="P5" draw:layer="layout" svg:width="1.283cm" svg:height="1.283cm" svg:x="1.475cm" svg:y="26.264cm" svg:viewBox="0 0 1284 1284" draw:points="280,843 0,843 0,1284 1284,1284 1284,843 1003,843 1003,782 1123,782 1123,0 160,0 160,782 280,782">
            <text:p/>
          </draw:polygon>
          <draw:path draw:style-name="gr3" draw:text-style-name="P3" draw:layer="layout" svg:width="1.283cm" svg:height="1.283cm" svg:x="1.475cm" svg:y="26.264cm" svg:viewBox="0 0 1284 1284" svg:d="M280 843h-280v441h1284v-441h-281v-61h120v-782h-963v782h120zM280 843h723M280 782h723">
            <text:p/>
          </draw:path>
        </draw:g>
        <draw:g>
          <draw:path draw:style-name="gr5" draw:text-style-name="P5" draw:layer="layout" svg:width="0.521cm" svg:height="0.361cm" svg:x="2.137cm" svg:y="27.146cm" svg:viewBox="0 0 522 362" svg:d="M0 362h422v-362h-422zM462 60h60v-60h-60z">
            <text:p/>
          </draw:path>
          <draw:path draw:style-name="gr6" draw:text-style-name="P3" draw:layer="layout" svg:width="0.521cm" svg:height="0.361cm" svg:x="2.137cm" svg:y="27.146cm" svg:viewBox="0 0 522 362" svg:d="M0 362h422v-362h-422zM0 121h422M0 241h422M20 181h382M240 221h121v-80h-121zM462 60h60v-60h-60z">
            <text:p/>
          </draw:path>
        </draw:g>
        <draw:g>
          <draw:path draw:style-name="gr14" draw:text-style-name="P8" draw:layer="layout" svg:width="1.203cm" svg:height="0.862cm" svg:x="1.516cm" svg:y="26.354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6" draw:text-style-name="P3" draw:layer="layout" svg:width="1.203cm" svg:height="0.862cm" svg:x="1.516cm" svg:y="26.354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5" draw:text-style-name="P2" draw:layer="layout" svg:width="2.117cm" svg:height="0.537cm" svg:x="1.059cm" svg:y="27.547cm">
          <draw:text-box>
            <text:p text:style-name="P6"><text:span text:style-name="T7">画面名称</text:span></text:p>
          </draw:text-box>
        </draw:frame>
        <draw:g>
          <draw:g>
            <draw:path draw:style-name="gr10" draw:text-style-name="P7" draw:layer="layout" svg:width="1.767cm" svg:height="0.615cm" svg:x="2.19cm" svg:y="26.972cm" svg:viewBox="0 0 1768 616" svg:d="M76 616h1616c51 0 76-26 76-77v-463c0-51-25-76-76-76h-1616c-51 0-76 25-76 76v463c0 51 25 77 76 77z">
              <text:p/>
            </draw:path>
            <draw:path draw:style-name="gr6" draw:text-style-name="P3" draw:layer="layout" svg:width="1.767cm" svg:height="0.615cm" svg:x="2.19cm" svg:y="26.972cm" svg:viewBox="0 0 1768 616" svg:d="M76 616h1616c51 0 76-26 76-77v-463c0-51-25-76-76-76h-1616c-51 0-76 25-76 76v463c0 51 25 77 76 77z">
              <text:p/>
            </draw:path>
          </draw:g>
          <draw:frame draw:style-name="gr11" draw:text-style-name="P2" draw:layer="layout" svg:width="1.767cm" svg:height="1.045cm" svg:x="2.19cm" svg:y="26.757cm">
            <draw:text-box>
              <text:p text:style-name="P1"><text:span text:style-name="T6">BP080_</text:span><text:span text:style-name="T6">システムプロセスステップ</text:span></text:p>
            </draw:text-box>
          </draw:frame>
        </draw:g>
        <draw:g>
          <draw:polygon draw:style-name="gr3" draw:text-style-name="P3" draw:layer="layout" svg:width="2.143cm" svg:height="0.953cm" svg:x="24.627cm" svg:y="0.785cm" svg:viewBox="0 0 2144 954" draw:points="0,954 2144,954 2144,0 0,0">
            <text:p/>
          </draw:polygon>
          <draw:frame draw:style-name="gr4" draw:text-style-name="P2" draw:layer="layout" svg:width="2.143cm" svg:height="0.953cm" svg:x="24.627cm" svg:y="0.785cm">
            <draw:text-box>
              <text:p text:style-name="P1"><text:span text:style-name="T5">2008/06/18</text:span></text:p>
            </draw:text-box>
          </draw:frame>
        </draw:g>
        <draw:g>
          <draw:polygon draw:style-name="gr3" draw:text-style-name="P3" draw:layer="layout" svg:width="1.59cm" svg:height="0.953cm" svg:x="23.039cm" svg:y="0.785cm" svg:viewBox="0 0 1591 954" draw:points="0,954 1591,954 1591,0 0,0">
            <text:p/>
          </draw:polygon>
          <draw:frame draw:style-name="gr4" draw:text-style-name="P2" draw:layer="layout" svg:width="1.59cm" svg:height="0.953cm" svg:x="23.039cm" svg:y="0.785cm">
            <draw:text-box>
              <text:p text:style-name="P1"><text:span text:style-name="T5">作成日</text:span></text:p>
            </draw:text-box>
          </draw:frame>
        </draw:g>
        <draw:polygon draw:style-name="gr3" draw:text-style-name="P3" draw:layer="layout" svg:width="2.064cm" svg:height="0.953cm" svg:x="32.009cm" svg:y="0.785cm" svg:viewBox="0 0 2065 954" draw:points="0,954 2065,954 2065,0 0,0">
          <text:p/>
        </draw:polygon>
        <draw:g>
          <draw:polygon draw:style-name="gr3" draw:text-style-name="P3" draw:layer="layout" svg:width="1.429cm" svg:height="0.953cm" svg:x="30.58cm" svg:y="0.785cm" svg:viewBox="0 0 1430 954" draw:points="0,954 1430,954 1430,0 0,0">
            <text:p/>
          </draw:polygon>
          <draw:frame draw:style-name="gr4" draw:text-style-name="P2" draw:layer="layout" svg:width="1.429cm" svg:height="0.953cm" svg:x="30.58cm" svg:y="0.785cm">
            <draw:text-box>
              <text:p text:style-name="P1"><text:span text:style-name="T5">更新日</text:span></text:p>
            </draw:text-box>
          </draw:frame>
        </draw:g>
        <draw:polygon draw:style-name="gr3" draw:text-style-name="P3" draw:layer="layout" svg:width="2.143cm" svg:height="0.953cm" svg:x="35.58cm" svg:y="0.785cm" svg:viewBox="0 0 2144 954" draw:points="0,954 2144,954 2144,0 0,0">
          <text:p/>
        </draw:polygon>
        <draw:g>
          <draw:polygon draw:style-name="gr3" draw:text-style-name="P3" draw:layer="layout" svg:width="1.508cm" svg:height="0.953cm" svg:x="34.072cm" svg:y="0.785cm" svg:viewBox="0 0 1509 954" draw:points="0,954 1509,954 1509,0 0,0">
            <text:p/>
          </draw:polygon>
          <draw:frame draw:style-name="gr4" draw:text-style-name="P2" draw:layer="layout" svg:width="1.508cm" svg:height="0.953cm" svg:x="34.072cm" svg:y="0.785cm">
            <draw:text-box>
              <text:p text:style-name="P1"><text:span text:style-name="T5">更新者</text:span></text:p>
            </draw:text-box>
          </draw:frame>
        </draw:g>
        <draw:g>
          <draw:polygon draw:style-name="gr3" draw:text-style-name="P3" draw:layer="layout" svg:width="2.223cm" svg:height="0.953cm" svg:x="28.357cm" svg:y="0.785cm" svg:viewBox="0 0 2224 954" draw:points="0,954 2224,954 2224,0 0,0">
            <text:p/>
          </draw:polygon>
          <draw:frame draw:style-name="gr4" draw:text-style-name="P2" draw:layer="layout" svg:width="2.223cm" svg:height="0.953cm" svg:x="28.357cm" svg:y="0.785cm">
            <draw:text-box>
              <text:p text:style-name="P1"><text:span text:style-name="T5">ORA</text:span><text:span text:style-name="T5">長岡</text:span></text:p>
            </draw:text-box>
          </draw:frame>
        </draw:g>
        <draw:g>
          <draw:polygon draw:style-name="gr3" draw:text-style-name="P3" draw:layer="layout" svg:width="1.588cm" svg:height="0.953cm" svg:x="26.77cm" svg:y="0.785cm" svg:viewBox="0 0 1589 954" draw:points="0,954 1589,954 1589,0 0,0">
            <text:p/>
          </draw:polygon>
          <draw:frame draw:style-name="gr4" draw:text-style-name="P2" draw:layer="layout" svg:width="1.588cm" svg:height="0.953cm" svg:x="26.77cm" svg:y="0.785cm">
            <draw:text-box>
              <text:p text:style-name="P1"><text:span text:style-name="T5">作成者</text:span></text:p>
            </draw:text-box>
          </draw:frame>
        </draw:g>
        <draw:g>
          <draw:polygon draw:style-name="gr3" draw:text-style-name="P3" draw:layer="layout" svg:width="1.866cm" svg:height="0.953cm" svg:x="38.755cm" svg:y="0.785cm" svg:viewBox="0 0 1867 954" draw:points="0,954 1867,954 1867,0 0,0">
            <text:p/>
          </draw:polygon>
          <draw:frame draw:style-name="gr4" draw:text-style-name="P9" draw:layer="layout" svg:width="1.866cm" svg:height="0.953cm" svg:x="38.755cm" svg:y="0.785cm">
            <draw:text-box>
              <text:p text:style-name="P1"><text:span text:style-name="T4">Issue3.2</text:span></text:p>
            </draw:text-box>
          </draw:frame>
        </draw:g>
        <draw:g>
          <draw:polygon draw:style-name="gr3" draw:text-style-name="P3" draw:layer="layout" svg:width="1.032cm" svg:height="0.953cm" svg:x="37.724cm" svg:y="0.785cm" svg:viewBox="0 0 1033 954" draw:points="0,954 1033,954 1033,0 0,0">
            <text:p/>
          </draw:polygon>
          <draw:frame draw:style-name="gr4" draw:text-style-name="P2" draw:layer="layout" svg:width="1.032cm" svg:height="0.953cm" svg:x="37.724cm" svg:y="0.785cm">
            <draw:text-box>
              <text:p text:style-name="P1"><text:span text:style-name="T5">Ver.</text:span></text:p>
            </draw:text-box>
          </draw:frame>
        </draw:g>
        <draw:g>
          <draw:g>
            <draw:path draw:style-name="gr5" draw:text-style-name="P5" draw:layer="layout" svg:width="0.976cm" svg:height="0.976cm" svg:x="15.26cm" svg:y="26.267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6" draw:text-style-name="P3" draw:layer="layout" svg:width="0.976cm" svg:height="0.976cm" svg:x="15.26cm" svg:y="26.267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6" draw:text-style-name="P2" draw:layer="layout" svg:width="0.976cm" svg:height="0.976cm" svg:x="15.26cm" svg:y="26.267cm">
            <draw:text-box>
              <text:p text:style-name="P6"><text:span text:style-name="T6">番号</text:span></text:p>
            </draw:text-box>
          </draw:frame>
        </draw:g>
        <draw:g>
          <draw:g>
            <draw:path draw:style-name="gr5" draw:text-style-name="P5" draw:layer="layout" svg:width="2.226cm" svg:height="1.887cm" svg:x="16.769cm" svg:y="25.687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6" draw:text-style-name="P3" draw:layer="layout" svg:width="2.226cm" svg:height="1.887cm" svg:x="16.769cm" svg:y="25.687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17" draw:text-style-name="P2" draw:layer="layout" svg:width="2.223cm" svg:height="1.883cm" svg:x="16.769cm" svg:y="25.687cm">
            <draw:text-box>
              <text:p text:style-name="P6"><text:span text:style-name="T6">他システム名</text:span></text:p>
              <text:p text:style-name="P6"><text:span text:style-name="T6">/</text:span><text:span text:style-name="T6">他領域名</text:span></text:p>
              <text:p text:style-name="P6"><text:span text:style-name="T6">(INBOUND</text:span><text:span text:style-name="T6">、</text:span><text:span text:style-name="T6">OUTBOUND)</text:span></text:p>
            </draw:text-box>
          </draw:frame>
        </draw:g>
        <draw:g>
          <draw:polygon draw:style-name="gr19" draw:text-style-name="P3" draw:layer="layout" svg:width="14.526cm" svg:height="4.639cm" svg:x="1.925cm" svg:y="3.007cm" svg:viewBox="0 0 14527 4640" draw:points="0,4640 14527,4640 14527,0 0,0">
            <text:p/>
          </draw:polygon>
          <draw:frame draw:style-name="gr20" draw:text-style-name="P2" draw:layer="layout" svg:width="14.526cm" svg:height="4.639cm" svg:x="1.925cm" svg:y="3.007cm">
            <draw:text-box>
              <text:p text:style-name="P1"><text:span text:style-name="T8">処理概要</text:span></text:p>
              <text:p text:style-name="P1"><text:span text:style-name="T9">　当該機能は以下のとおり</text:span></text:p>
              <text:p text:style-name="P1"><text:span text:style-name="T9">　　</text:span><text:span text:style-name="T12">①支払プロセス要求の確認（確定処理）</text:span></text:p>
              <text:p text:style-name="P1"><text:span text:style-name="T12">　　②支払ファイル台帳の出力</text:span></text:p>
              <text:p text:style-name="P1"><text:span text:style-name="T9"/></text:p>
              <text:p text:style-name="P1"><text:span text:style-name="T8">システム利用者</text:span></text:p>
              <text:p text:style-name="P1"><text:span text:style-name="T9">　システム利用者は財務経理部担当、各部門・拠点担当</text:span></text:p>
              <text:p text:style-name="P1"><text:span text:style-name="T9"/></text:p>
              <text:p text:style-name="P1"><text:span text:style-name="T8">処理タイミング、その他</text:span></text:p>
              <text:p text:style-name="P1"><text:span text:style-name="T9">　・処理タイミングはハンドにて随時とする。</text:span></text:p>
              <text:p text:style-name="P1"><text:span text:style-name="T9"/></text:p>
            </draw:text-box>
          </draw:frame>
        </draw:g>
        <draw:g>
          <draw:g>
            <draw:path draw:style-name="gr5" draw:text-style-name="P5" draw:layer="layout" svg:width="2.117cm" svg:height="0.794cm" svg:x="19.573cm" svg:y="26.344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6" draw:text-style-name="P3" draw:layer="layout" svg:width="2.117cm" svg:height="0.794cm" svg:x="19.573cm" svg:y="26.344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1" draw:text-style-name="P2" draw:layer="layout" svg:width="2.117cm" svg:height="0.794cm" svg:x="19.573cm" svg:y="26.344cm">
            <draw:text-box>
              <text:p text:style-name="P6"><text:span text:style-name="T6">START/END</text:span></text:p>
            </draw:text-box>
          </draw:frame>
        </draw:g>
        <draw:g>
          <draw:g>
            <draw:path draw:style-name="gr5" draw:text-style-name="P5" draw:layer="layout" svg:width="2.54cm" svg:height="0.953cm" svg:x="35.184cm" svg:y="14.475cm" svg:viewBox="0 0 2541 954" svg:d="M476 954h1589c83 0 165-22 238-64 72-42 132-102 174-174 42-73 64-155 64-239s-22-166-64-239c-42-72-102-132-174-174-73-42-155-64-238-64h-1589c-83 0-165 22-238 64-72 42-132 102-174 175-42 72-64 154-64 238s22 166 64 239c42 72 102 132 174 174 73 42 155 64 238 64z">
              <text:p/>
            </draw:path>
            <draw:path draw:style-name="gr6" draw:text-style-name="P3" draw:layer="layout" svg:width="2.54cm" svg:height="0.953cm" svg:x="35.184cm" svg:y="14.475cm" svg:viewBox="0 0 2541 954" svg:d="M476 954h1589c83 0 165-22 238-64 72-42 132-102 174-174 42-73 64-155 64-239s-22-166-64-239c-42-72-102-132-174-174-73-42-155-64-238-64h-1589c-83 0-165 22-238 64-72 42-132 102-174 175-42 72-64 154-64 238s22 166 64 239c42 72 102 132 174 174 73 42 155 64 238 64z">
              <text:p/>
            </draw:path>
          </draw:g>
          <draw:frame draw:style-name="gr18" draw:text-style-name="P2" draw:layer="layout" svg:width="2.54cm" svg:height="0.953cm" svg:x="35.184cm" svg:y="14.475cm">
            <draw:text-box>
              <text:p text:style-name="P6"><text:span text:style-name="T5">END</text:span></text:p>
            </draw:text-box>
          </draw:frame>
        </draw:g>
        <draw:g>
          <draw:polygon draw:style-name="gr6" draw:text-style-name="P3" draw:layer="layout" svg:width="2.54cm" svg:height="1.905cm" svg:x="14.791cm" svg:y="14.135cm" svg:viewBox="0 0 2541 1906" draw:points="158,0 0,158 0,1747 158,1906 2382,1906 2541,1747 2541,158 2382,0">
            <text:p/>
          </draw:polygon>
        </draw:g>
        <draw:frame draw:style-name="gr27" draw:text-style-name="P9" draw:layer="layout" svg:width="2.54cm" svg:height="0.341cm" svg:x="14.791cm" svg:y="14.134cm">
          <draw:text-box>
            <text:p text:style-name="P1"><text:span text:style-name="T14">CFO_005_S13</text:span></text:p>
          </draw:text-box>
        </draw:frame>
        <draw:g>
          <draw:g>
            <draw:path draw:style-name="gr10" draw:text-style-name="P7" draw:layer="layout" svg:width="3.123cm" svg:height="0.601cm" svg:x="15.411cm" svg:y="15.87cm" svg:viewBox="0 0 3124 602" svg:d="M101 602h2921c68 0 102-34 102-101v-400c0-67-34-101-102-101h-2921c-67 0-101 34-101 101v400c0 67 34 101 101 101z">
              <text:p/>
            </draw:path>
            <draw:path draw:style-name="gr6" draw:text-style-name="P3" draw:layer="layout" svg:width="3.123cm" svg:height="0.601cm" svg:x="15.411cm" svg:y="15.87cm" svg:viewBox="0 0 3124 602" svg:d="M101 602h2921c68 0 102-34 102-101v-400c0-67-34-101-102-101h-2921c-67 0-101 34-101 101v400c0 67 34 101 101 101z">
              <text:p/>
            </draw:path>
          </draw:g>
          <draw:frame draw:style-name="gr30" draw:text-style-name="P2" draw:layer="layout" svg:width="3.123cm" svg:height="0.791cm" svg:x="15.411cm" svg:y="15.775cm">
            <draw:text-box>
              <text:p text:style-name="P1"><text:span text:style-name="T16">K0306_01_028</text:span><text:span text:style-name="T6">:</text:span><text:span text:style-name="T6">支払確定</text:span></text:p>
              <text:p text:style-name="P1"><text:span text:style-name="T6"/></text:p>
            </draw:text-box>
          </draw:frame>
        </draw:g>
        <draw:frame draw:style-name="gr28" draw:text-style-name="P9" draw:layer="layout" svg:width="2.54cm" svg:height="1.566cm" svg:x="14.791cm" svg:y="14.474cm">
          <draw:text-box>
            <text:p text:style-name="P10"><text:span text:style-name="T14">ERP</text:span><text:span text:style-name="T14">標準</text:span><text:span text:style-name="T14">:</text:span></text:p>
            <text:p text:style-name="P10"><text:span text:style-name="T14">支払ファイルの管理</text:span></text:p>
          </draw:text-box>
        </draw:frame>
        <draw:g>
          <draw:g>
            <draw:path draw:style-name="gr5" draw:text-style-name="P5" draw:layer="layout" svg:width="2.17cm" svg:height="1.752cm" svg:x="10.687cm" svg:y="14.211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10.687cm" svg:y="14.211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25" draw:text-style-name="P2" draw:layer="layout" svg:width="2.17cm" svg:height="1.303cm" svg:x="10.687cm" svg:y="14.572cm">
            <draw:text-box>
              <text:p text:style-name="P6"><text:span text:style-name="T14">ERP</text:span><text:span text:style-name="T14">標準：支払プロセス要求</text:span></text:p>
              <text:p text:style-name="P6"><text:span text:style-name="T14">テーブル</text:span></text:p>
            </draw:text-box>
          </draw:frame>
        </draw:g>
        <draw:g>
          <draw:g>
            <draw:path draw:style-name="gr5" draw:text-style-name="P5" draw:layer="layout" svg:width="2.17cm" svg:height="1.752cm" svg:x="25.361cm" svg:y="13.13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25.361cm" svg:y="13.13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53" draw:text-style-name="P2" draw:layer="layout" svg:width="2.17cm" svg:height="0.963cm" svg:x="25.361cm" svg:y="13.66cm">
            <draw:text-box>
              <text:p text:style-name="P6"><text:span text:style-name="T14">ERP</text:span><text:span text:style-name="T2">標準：支払</text:span></text:p>
              <text:p text:style-name="P6"><text:span text:style-name="T2">テーブル</text:span></text:p>
            </draw:text-box>
          </draw:frame>
        </draw:g>
        <draw:g>
          <draw:g>
            <draw:path draw:style-name="gr5" draw:text-style-name="P5" draw:layer="layout" svg:width="2.17cm" svg:height="1.752cm" svg:x="10.687cm" svg:y="16.894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10.687cm" svg:y="16.894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25" draw:text-style-name="P2" draw:layer="layout" svg:width="2.17cm" svg:height="1.303cm" svg:x="10.687cm" svg:y="17.255cm">
            <draw:text-box>
              <text:p text:style-name="P6"><text:span text:style-name="T14">ERP</text:span><text:span text:style-name="T2">標準：請求書選択</text:span></text:p>
              <text:p text:style-name="P6"><text:span text:style-name="T2">テーブル</text:span></text:p>
            </draw:text-box>
          </draw:frame>
        </draw:g>
        <draw:g>
          <draw:g>
            <draw:path draw:style-name="gr5" draw:text-style-name="P5" draw:layer="layout" svg:width="2.17cm" svg:height="1.752cm" svg:x="25.361cm" svg:y="15.504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25.361cm" svg:y="15.504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25" draw:text-style-name="P2" draw:layer="layout" svg:width="2.17cm" svg:height="1.303cm" svg:x="25.361cm" svg:y="15.865cm">
            <draw:text-box>
              <text:p text:style-name="P6"><text:span text:style-name="T14">ERP</text:span><text:span text:style-name="T2">標準：請求書支払</text:span></text:p>
              <text:p text:style-name="P6"><text:span text:style-name="T2">テーブル</text:span></text:p>
            </draw:text-box>
          </draw:frame>
        </draw:g>
        <draw:g>
          <draw:path draw:style-name="gr24" draw:text-style-name="P3" draw:layer="layout" svg:width="1.934cm" svg:height="2.683cm" svg:x="12.856cm" svg:y="15.087cm" svg:viewBox="0 0 1935 2684" svg:d="M0 2684h934c107 0 160-53 160-159v-2367c0-105 53-158 159-158h682">
            <text:p/>
          </draw:path>
          <draw:frame draw:style-name="gr8" draw:text-style-name="P3" draw:layer="layout" svg:width="1.058cm" svg:height="1.214cm" svg:x="13.421cm" svg:y="16.03cm">
            <draw:text-box>
              <text:p/>
            </draw:text-box>
          </draw:frame>
        </draw:g>
        <draw:g>
          <draw:line draw:style-name="gr24" draw:text-style-name="P3" draw:layer="layout" svg:x1="12.856cm" svg:y1="15.087cm" svg:x2="14.79cm" svg:y2="15.087cm">
            <text:p/>
          </draw:line>
          <draw:frame draw:style-name="gr8" draw:text-style-name="P3" draw:layer="layout" svg:width="1.058cm" svg:height="1.214cm" svg:x="13.259cm" svg:y="14.48cm">
            <draw:text-box>
              <text:p/>
            </draw:text-box>
          </draw:frame>
        </draw:g>
        <draw:g>
          <draw:path draw:style-name="gr24" draw:text-style-name="P3" draw:layer="layout" svg:width="8.031cm" svg:height="1.082cm" svg:x="17.331cm" svg:y="14.006cm" svg:viewBox="0 0 8032 1083" svg:d="M0 1083h5371c106 0 159-53 159-159v-766c0-105 53-158 159-158h2343">
            <text:p/>
          </draw:path>
          <draw:frame draw:style-name="gr8" draw:text-style-name="P3" draw:layer="layout" svg:width="1.058cm" svg:height="1.214cm" svg:x="21.101cm" svg:y="14.48cm">
            <draw:text-box>
              <text:p/>
            </draw:text-box>
          </draw:frame>
        </draw:g>
        <draw:g>
          <draw:path draw:style-name="gr24" draw:text-style-name="P3" draw:layer="layout" svg:width="8.031cm" svg:height="1.293cm" svg:x="17.331cm" svg:y="15.087cm" svg:viewBox="0 0 8032 1294" svg:d="M0 0h5371c106 0 159 53 159 158v977c0 106 53 159 159 159h2343">
            <text:p/>
          </draw:path>
          <draw:frame draw:style-name="gr8" draw:text-style-name="P3" draw:layer="layout" svg:width="1.058cm" svg:height="1.214cm" svg:x="21.202cm" svg:y="14.48cm">
            <draw:text-box>
              <text:p/>
            </draw:text-box>
          </draw:frame>
        </draw:g>
        <draw:g>
          <draw:path draw:style-name="gr24" draw:text-style-name="P3" draw:layer="layout" svg:width="2.52cm" svg:height="0.946cm" svg:x="27.531cm" svg:y="14.006cm" svg:viewBox="0 0 2521 947" svg:d="M0 0h1118c106 0 159 53 159 158v631c0 105 53 158 158 158h1086">
            <text:p/>
          </draw:path>
          <draw:frame draw:style-name="gr8" draw:text-style-name="P3" draw:layer="layout" svg:width="1.058cm" svg:height="1.214cm" svg:x="28.278cm" svg:y="13.795cm">
            <draw:text-box>
              <text:p/>
            </draw:text-box>
          </draw:frame>
        </draw:g>
        <draw:g>
          <draw:path draw:style-name="gr24" draw:text-style-name="P3" draw:layer="layout" svg:width="2.52cm" svg:height="1.429cm" svg:x="27.531cm" svg:y="14.952cm" svg:viewBox="0 0 2521 1430" svg:d="M0 1430h1118c106 0 159-53 159-159v-1113c0-105 53-158 158-158h1086">
            <text:p/>
          </draw:path>
          <draw:frame draw:style-name="gr8" draw:text-style-name="P3" draw:layer="layout" svg:width="1.058cm" svg:height="1.214cm" svg:x="28.278cm" svg:y="15.144cm">
            <draw:text-box>
              <text:p/>
            </draw:text-box>
          </draw:frame>
        </draw:g>
        <draw:g>
          <draw:g>
            <draw:polygon draw:style-name="gr5" draw:text-style-name="P5" draw:layer="layout" svg:width="2.54cm" svg:height="2.136cm" svg:x="30.05cm" svg:y="13.927cm" svg:viewBox="0 0 2541 2137" draw:points="0,0 0,2137 1271,1820 2541,2137 2541,0">
              <text:p/>
            </draw:polygon>
            <draw:polygon draw:style-name="gr6" draw:text-style-name="P3" draw:layer="layout" svg:width="2.54cm" svg:height="2.136cm" svg:x="30.05cm" svg:y="13.927cm" svg:viewBox="0 0 2541 2137" draw:points="0,0 0,2137 1271,1820 2541,2137 2541,0">
              <text:p/>
            </draw:polygon>
          </draw:g>
        </draw:g>
        <draw:frame draw:style-name="gr27" draw:text-style-name="P9" draw:layer="layout" svg:width="2.54cm" svg:height="0.341cm" svg:x="30.05cm" svg:y="13.998cm">
          <draw:text-box>
            <text:p text:style-name="P1"><text:span text:style-name="T14">CFO_005_S11</text:span></text:p>
          </draw:text-box>
        </draw:frame>
        <draw:g>
          <draw:g>
            <draw:path draw:style-name="gr10" draw:text-style-name="P7" draw:layer="layout" svg:width="3.281cm" svg:height="0.612cm" svg:x="30.831cm" svg:y="15.609cm" svg:viewBox="0 0 3282 613" svg:d="M101 613h3080c67 0 101-34 101-102v-410c0-67-34-101-101-101h-3080c-67 0-101 34-101 101v410c0 68 34 102 101 102z">
              <text:p/>
            </draw:path>
            <draw:path draw:style-name="gr6" draw:text-style-name="P3" draw:layer="layout" svg:width="3.281cm" svg:height="0.612cm" svg:x="30.831cm" svg:y="15.609cm" svg:viewBox="0 0 3282 613" svg:d="M101 613h3080c67 0 101-34 101-102v-410c0-67-34-101-101-101h-3080c-67 0-101 34-101 101v410c0 68 34 102 101 102z">
              <text:p/>
            </draw:path>
          </draw:g>
          <draw:frame draw:style-name="gr11" draw:text-style-name="P2" draw:layer="layout" svg:width="3.281cm" svg:height="1.045cm" svg:x="30.831cm" svg:y="15.393cm">
            <draw:text-box>
              <text:p text:style-name="P1"><text:span text:style-name="T16">K0306_01_029</text:span><text:span text:style-name="T6">:</text:span><text:span text:style-name="T16">支払ファイル台帳</text:span></text:p>
            </draw:text-box>
          </draw:frame>
        </draw:g>
        <draw:frame draw:style-name="gr28" draw:text-style-name="P9" draw:layer="layout" svg:width="2.54cm" svg:height="1.566cm" svg:x="30.05cm" svg:y="14.338cm">
          <draw:text-box>
            <text:p text:style-name="P10"><text:span text:style-name="T14">ERP</text:span><text:span text:style-name="T14">標準：支払ファイル台帳</text:span></text:p>
          </draw:text-box>
        </draw:frame>
        <draw:g>
          <draw:polyline draw:style-name="gr24" draw:text-style-name="P3" draw:layer="layout" svg:width="2.591cm" svg:height="0cm" svg:x="32.59cm" svg:y="14.951cm" svg:viewBox="0 0 2592 0" draw:points="0,0 476,0 476,0 476,0 2592,0">
            <text:p/>
          </draw:polyline>
          <draw:frame draw:style-name="gr8" draw:text-style-name="P3" draw:layer="layout" svg:width="1.058cm" svg:height="1.214cm" svg:x="33.31cm" svg:y="14.344cm">
            <draw:text-box>
              <text:p/>
            </draw:text-box>
          </draw:frame>
        </draw:g>
        <draw:g>
          <draw:path draw:style-name="gr24" draw:text-style-name="P3" draw:layer="layout" svg:width="4.755cm" svg:height="1.848cm" svg:x="5.932cm" svg:y="15.087cm" svg:viewBox="0 0 4756 1849" svg:d="M0 1849h1850c106 0 159-53 159-159v-1532c0-105 53-158 159-158h2588">
            <text:p/>
          </draw:path>
          <draw:frame draw:style-name="gr8" draw:text-style-name="P3" draw:layer="layout" svg:width="1.058cm" svg:height="1.214cm" svg:x="7.412cm" svg:y="15.154cm">
            <draw:text-box>
              <text:p/>
            </draw:text-box>
          </draw:frame>
        </draw:g>
        <draw:g>
          <draw:line draw:style-name="gr24" draw:text-style-name="P3" draw:layer="layout" svg:x1="5.932cm" svg:y1="15.087cm" svg:x2="10.687cm" svg:y2="15.087cm">
            <text:p/>
          </draw:line>
          <draw:frame draw:style-name="gr8" draw:text-style-name="P3" draw:layer="layout" svg:width="1.058cm" svg:height="1.214cm" svg:x="7.693cm" svg:y="14.48cm">
            <draw:text-box>
              <text:p/>
            </draw:text-box>
          </draw:frame>
        </draw:g>
        <draw:g>
          <draw:g>
            <draw:path draw:style-name="gr5" draw:text-style-name="P5" draw:layer="layout" svg:width="0.976cm" svg:height="0.976cm" svg:x="4.956cm" svg:y="14.599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6" draw:text-style-name="P3" draw:layer="layout" svg:width="0.976cm" svg:height="0.976cm" svg:x="4.956cm" svg:y="14.599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6" draw:text-style-name="P2" draw:layer="layout" svg:width="0.976cm" svg:height="0.976cm" svg:x="4.956cm" svg:y="14.599cm">
            <draw:text-box>
              <text:p text:style-name="P6"><text:span text:style-name="T6">1</text:span></text:p>
            </draw:text-box>
          </draw:frame>
        </draw:g>
        <draw:g>
          <draw:g>
            <draw:path draw:style-name="gr5" draw:text-style-name="P5" draw:layer="layout" svg:width="0.976cm" svg:height="0.976cm" svg:x="4.956cm" svg:y="16.447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6" draw:text-style-name="P3" draw:layer="layout" svg:width="0.976cm" svg:height="0.976cm" svg:x="4.956cm" svg:y="16.447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6" draw:text-style-name="P2" draw:layer="layout" svg:width="0.976cm" svg:height="0.976cm" svg:x="4.956cm" svg:y="16.447cm">
            <draw:text-box>
              <text:p text:style-name="P6"><text:span text:style-name="T6">3</text:span></text:p>
            </draw:text-box>
          </draw:frame>
        </draw:g>
        <draw:g>
          <draw:g>
            <draw:path draw:style-name="gr10" draw:text-style-name="P7" draw:layer="layout" svg:width="2.778cm" svg:height="0.675cm" svg:x="15.981cm" svg:y="16.269cm" svg:viewBox="0 0 2779 676" svg:d="M76 676h2626c51 0 77-25 77-76v-524c0-51-26-76-77-76h-2626c-51 0-76 25-76 76v524c0 51 25 76 76 76z">
              <text:p/>
            </draw:path>
            <draw:path draw:style-name="gr6" draw:text-style-name="P3" draw:layer="layout" svg:width="2.778cm" svg:height="0.675cm" svg:x="15.981cm" svg:y="16.269cm" svg:viewBox="0 0 2779 676" svg:d="M76 676h2626c51 0 77-25 77-76v-524c0-51-26-76-77-76h-2626c-51 0-76 25-76 76v524c0 51 25 76 76 76z">
              <text:p/>
            </draw:path>
          </draw:g>
          <draw:frame draw:style-name="gr30" draw:text-style-name="P2" draw:layer="layout" svg:width="2.778cm" svg:height="0.791cm" svg:x="15.981cm" svg:y="16.211cm">
            <draw:text-box>
              <text:p text:style-name="P1"><text:span text:style-name="T16">K0307_01_025</text:span><text:span text:style-name="T6">:</text:span><text:span text:style-name="T6">支払確定</text:span></text:p>
              <text:p text:style-name="P1"><text:span text:style-name="T6"/></text:p>
            </draw:text-box>
          </draw:frame>
        </draw:g>
        <draw:g>
          <draw:g>
            <draw:path draw:style-name="gr10" draw:text-style-name="P7" draw:layer="layout" svg:width="2.778cm" svg:height="0.675cm" svg:x="16.679cm" svg:y="16.652cm" svg:viewBox="0 0 2779 676" svg:d="M76 676h2626c51 0 77-25 77-76v-524c0-51-26-76-77-76h-2626c-51 0-76 25-76 76v524c0 51 25 76 76 76z">
              <text:p/>
            </draw:path>
            <draw:path draw:style-name="gr6" draw:text-style-name="P3" draw:layer="layout" svg:width="2.778cm" svg:height="0.675cm" svg:x="16.679cm" svg:y="16.652cm" svg:viewBox="0 0 2779 676" svg:d="M76 676h2626c51 0 77-25 77-76v-524c0-51-26-76-77-76h-2626c-51 0-76 25-76 76v524c0 51 25 76 76 76z">
              <text:p/>
            </draw:path>
          </draw:g>
          <draw:frame draw:style-name="gr30" draw:text-style-name="P2" draw:layer="layout" svg:width="2.778cm" svg:height="0.791cm" svg:x="16.679cm" svg:y="16.594cm">
            <draw:text-box>
              <text:p text:style-name="P1"><text:span text:style-name="T16">K0308_01_026</text:span><text:span text:style-name="T6">:</text:span><text:span text:style-name="T6">支払確定</text:span></text:p>
              <text:p text:style-name="P1"><text:span text:style-name="T6"/></text:p>
            </draw:text-box>
          </draw:frame>
        </draw:g>
        <draw:g>
          <draw:g>
            <draw:path draw:style-name="gr10" draw:text-style-name="P7" draw:layer="layout" svg:width="2.778cm" svg:height="0.675cm" svg:x="17.37cm" svg:y="16.99cm" svg:viewBox="0 0 2779 676" svg:d="M76 676h2626c51 0 77-25 77-76v-524c0-51-26-76-77-76h-2626c-51 0-76 25-76 76v524c0 51 25 76 76 76z">
              <text:p/>
            </draw:path>
            <draw:path draw:style-name="gr6" draw:text-style-name="P3" draw:layer="layout" svg:width="2.778cm" svg:height="0.675cm" svg:x="17.37cm" svg:y="16.99cm" svg:viewBox="0 0 2779 676" svg:d="M76 676h2626c51 0 77-25 77-76v-524c0-51-26-76-77-76h-2626c-51 0-76 25-76 76v524c0 51 25 76 76 76z">
              <text:p/>
            </draw:path>
          </draw:g>
          <draw:frame draw:style-name="gr30" draw:text-style-name="P2" draw:layer="layout" svg:width="2.778cm" svg:height="0.791cm" svg:x="17.37cm" svg:y="16.932cm">
            <draw:text-box>
              <text:p text:style-name="P1"><text:span text:style-name="T16">K0309_01_037</text:span><text:span text:style-name="T6">:</text:span><text:span text:style-name="T6">支払確定</text:span></text:p>
              <text:p text:style-name="P1"><text:span text:style-name="T6"/></text:p>
            </draw:text-box>
          </draw:frame>
        </draw:g>
        <draw:g>
          <draw:g>
            <draw:path draw:style-name="gr10" draw:text-style-name="P7" draw:layer="layout" svg:width="2.778cm" svg:height="0.675cm" svg:x="18.068cm" svg:y="17.373cm" svg:viewBox="0 0 2779 676" svg:d="M76 676h2626c51 0 77-25 77-76v-524c0-51-26-76-77-76h-2626c-51 0-76 25-76 76v524c0 51 25 76 76 76z">
              <text:p/>
            </draw:path>
            <draw:path draw:style-name="gr6" draw:text-style-name="P3" draw:layer="layout" svg:width="2.778cm" svg:height="0.675cm" svg:x="18.068cm" svg:y="17.373cm" svg:viewBox="0 0 2779 676" svg:d="M76 676h2626c51 0 77-25 77-76v-524c0-51-26-76-77-76h-2626c-51 0-76 25-76 76v524c0 51 25 76 76 76z">
              <text:p/>
            </draw:path>
          </draw:g>
          <draw:frame draw:style-name="gr30" draw:text-style-name="P2" draw:layer="layout" svg:width="2.778cm" svg:height="0.791cm" svg:x="18.068cm" svg:y="17.315cm">
            <draw:text-box>
              <text:p text:style-name="P1"><text:span text:style-name="T16">K0313_01_025</text:span><text:span text:style-name="T6">:</text:span><text:span text:style-name="T6">支払確定</text:span></text:p>
              <text:p text:style-name="P1"><text:span text:style-name="T6"/></text:p>
            </draw:text-box>
          </draw:frame>
        </draw:g>
        <draw:g>
          <draw:g>
            <draw:path draw:style-name="gr10" draw:text-style-name="P7" draw:layer="layout" svg:width="2.778cm" svg:height="0.675cm" svg:x="18.759cm" svg:y="17.711cm" svg:viewBox="0 0 2779 676" svg:d="M76 676h2626c51 0 77-25 77-76v-524c0-51-26-76-77-76h-2626c-51 0-76 25-76 76v524c0 51 25 76 76 76z">
              <text:p/>
            </draw:path>
            <draw:path draw:style-name="gr6" draw:text-style-name="P3" draw:layer="layout" svg:width="2.778cm" svg:height="0.675cm" svg:x="18.759cm" svg:y="17.711cm" svg:viewBox="0 0 2779 676" svg:d="M76 676h2626c51 0 77-25 77-76v-524c0-51-26-76-77-76h-2626c-51 0-76 25-76 76v524c0 51 25 76 76 76z">
              <text:p/>
            </draw:path>
          </draw:g>
          <draw:frame draw:style-name="gr30" draw:text-style-name="P2" draw:layer="layout" svg:width="2.778cm" svg:height="0.791cm" svg:x="18.759cm" svg:y="17.653cm">
            <draw:text-box>
              <text:p text:style-name="P1"><text:span text:style-name="T16">K0313_01_036</text:span><text:span text:style-name="T6">:</text:span><text:span text:style-name="T6">支払確定</text:span></text:p>
              <text:p text:style-name="P1"><text:span text:style-name="T6"/></text:p>
            </draw:text-box>
          </draw:frame>
        </draw:g>
        <draw:frame draw:style-name="gr54" draw:text-style-name="P9" draw:layer="layout" svg:width="3.85cm" svg:height="1.503cm" svg:x="14.791cm" svg:y="18.727cm">
          <draw:text-box>
            <text:p text:style-name="P1"><text:span text:style-name="T14">・支払プロセス要求の確認により、支払対象となった請求書が確定し、支払データが作成される</text:span></text:p>
          </draw:text-box>
        </draw:frame>
        <draw:frame draw:style-name="gr55" draw:text-style-name="P9" draw:layer="layout" svg:width="3.751cm" svg:height="0.926cm" svg:x="29.845cm" svg:y="17.979cm">
          <draw:text-box>
            <text:p text:style-name="P1"><text:span text:style-name="T14">・確定した支払が支払ファイル台帳として出力される</text:span></text:p>
          </draw:text-box>
        </draw:frame>
        <draw:g>
          <draw:g>
            <draw:path draw:style-name="gr10" draw:text-style-name="P7" draw:layer="layout" svg:width="2.778cm" svg:height="0.675cm" svg:x="31.433cm" svg:y="16.137cm" svg:viewBox="0 0 2779 676" svg:d="M76 676h2626c51 0 77-25 77-76v-524c0-51-26-76-77-76h-2626c-51 0-76 25-76 76v524c0 51 25 76 76 76z">
              <text:p/>
            </draw:path>
            <draw:path draw:style-name="gr6" draw:text-style-name="P3" draw:layer="layout" svg:width="2.778cm" svg:height="0.675cm" svg:x="31.433cm" svg:y="16.137cm" svg:viewBox="0 0 2779 676" svg:d="M76 676h2626c51 0 77-25 77-76v-524c0-51-26-76-77-76h-2626c-51 0-76 25-76 76v524c0 51 25 76 76 76z">
              <text:p/>
            </draw:path>
          </draw:g>
          <draw:frame draw:style-name="gr30" draw:text-style-name="P2" draw:layer="layout" svg:width="2.778cm" svg:height="0.791cm" svg:x="31.433cm" svg:y="16.079cm">
            <draw:text-box>
              <text:p text:style-name="P1"><text:span text:style-name="T17">K0307_01_026</text:span><text:span text:style-name="T18">:</text:span><text:span text:style-name="T16">支払ファイル台帳</text:span></text:p>
            </draw:text-box>
          </draw:frame>
        </draw:g>
        <draw:g>
          <draw:g>
            <draw:path draw:style-name="gr10" draw:text-style-name="P7" draw:layer="layout" svg:width="2.778cm" svg:height="0.675cm" svg:x="32.368cm" svg:y="16.52cm" svg:viewBox="0 0 2779 676" svg:d="M76 676h2626c51 0 77-25 77-76v-524c0-51-26-76-77-76h-2626c-51 0-76 25-76 76v524c0 51 25 76 76 76z">
              <text:p/>
            </draw:path>
            <draw:path draw:style-name="gr6" draw:text-style-name="P3" draw:layer="layout" svg:width="2.778cm" svg:height="0.675cm" svg:x="32.368cm" svg:y="16.52cm" svg:viewBox="0 0 2779 676" svg:d="M76 676h2626c51 0 77-25 77-76v-524c0-51-26-76-77-76h-2626c-51 0-76 25-76 76v524c0 51 25 76 76 76z">
              <text:p/>
            </draw:path>
          </draw:g>
          <draw:frame draw:style-name="gr30" draw:text-style-name="P2" draw:layer="layout" svg:width="2.778cm" svg:height="0.791cm" svg:x="32.368cm" svg:y="16.462cm">
            <draw:text-box>
              <text:p text:style-name="P1"><text:span text:style-name="T17">K0308_01_027</text:span><text:span text:style-name="T18">:</text:span><text:span text:style-name="T16">支払ファイル台帳</text:span></text:p>
            </draw:text-box>
          </draw:frame>
        </draw:g>
        <draw:g>
          <draw:g>
            <draw:path draw:style-name="gr10" draw:text-style-name="P7" draw:layer="layout" svg:width="2.778cm" svg:height="0.675cm" svg:x="33.245cm" svg:y="16.857cm" svg:viewBox="0 0 2779 676" svg:d="M76 676h2626c51 0 77-25 77-76v-524c0-51-26-76-77-76h-2626c-51 0-76 25-76 76v524c0 51 25 76 76 76z">
              <text:p/>
            </draw:path>
            <draw:path draw:style-name="gr6" draw:text-style-name="P3" draw:layer="layout" svg:width="2.778cm" svg:height="0.675cm" svg:x="33.245cm" svg:y="16.857cm" svg:viewBox="0 0 2779 676" svg:d="M76 676h2626c51 0 77-25 77-76v-524c0-51-26-76-77-76h-2626c-51 0-76 25-76 76v524c0 51 25 76 76 76z">
              <text:p/>
            </draw:path>
          </draw:g>
          <draw:frame draw:style-name="gr30" draw:text-style-name="P2" draw:layer="layout" svg:width="2.778cm" svg:height="0.791cm" svg:x="33.245cm" svg:y="16.799cm">
            <draw:text-box>
              <text:p text:style-name="P1"><text:span text:style-name="T17">K0309_01_038</text:span><text:span text:style-name="T18">:</text:span><text:span text:style-name="T16">支払ファイル台帳</text:span></text:p>
            </draw:text-box>
          </draw:frame>
        </draw:g>
        <draw:g>
          <draw:g>
            <draw:path draw:style-name="gr10" draw:text-style-name="P7" draw:layer="layout" svg:width="2.778cm" svg:height="0.675cm" svg:x="34.128cm" svg:y="17.241cm" svg:viewBox="0 0 2779 676" svg:d="M76 676h2626c51 0 77-25 77-76v-524c0-51-26-76-77-76h-2626c-51 0-76 25-76 76v524c0 51 25 76 76 76z">
              <text:p/>
            </draw:path>
            <draw:path draw:style-name="gr6" draw:text-style-name="P3" draw:layer="layout" svg:width="2.778cm" svg:height="0.675cm" svg:x="34.128cm" svg:y="17.241cm" svg:viewBox="0 0 2779 676" svg:d="M76 676h2626c51 0 77-25 77-76v-524c0-51-26-76-77-76h-2626c-51 0-76 25-76 76v524c0 51 25 76 76 76z">
              <text:p/>
            </draw:path>
          </draw:g>
          <draw:frame draw:style-name="gr30" draw:text-style-name="P2" draw:layer="layout" svg:width="2.778cm" svg:height="0.791cm" svg:x="34.128cm" svg:y="17.183cm">
            <draw:text-box>
              <text:p text:style-name="P1"><text:span text:style-name="T17">K0311_01_026</text:span><text:span text:style-name="T18">:</text:span><text:span text:style-name="T16">支払ファイル台帳</text:span></text:p>
            </draw:text-box>
          </draw:frame>
        </draw:g>
        <draw:g>
          <draw:g>
            <draw:path draw:style-name="gr10" draw:text-style-name="P7" draw:layer="layout" svg:width="2.778cm" svg:height="0.675cm" svg:x="35.057cm" svg:y="17.679cm" svg:viewBox="0 0 2779 676" svg:d="M76 676h2626c51 0 77-25 77-76v-524c0-51-26-76-77-76h-2626c-51 0-76 25-76 76v524c0 51 25 76 76 76z">
              <text:p/>
            </draw:path>
            <draw:path draw:style-name="gr6" draw:text-style-name="P3" draw:layer="layout" svg:width="2.778cm" svg:height="0.675cm" svg:x="35.057cm" svg:y="17.679cm" svg:viewBox="0 0 2779 676" svg:d="M76 676h2626c51 0 77-25 77-76v-524c0-51-26-76-77-76h-2626c-51 0-76 25-76 76v524c0 51 25 76 76 76z">
              <text:p/>
            </draw:path>
          </draw:g>
          <draw:frame draw:style-name="gr30" draw:text-style-name="P2" draw:layer="layout" svg:width="2.778cm" svg:height="0.791cm" svg:x="35.057cm" svg:y="17.621cm">
            <draw:text-box>
              <text:p text:style-name="P1"><text:span text:style-name="T17">K0313_01_037</text:span><text:span text:style-name="T18">:</text:span><text:span text:style-name="T16">支払ファイル台帳</text:span></text:p>
            </draw:text-box>
          </draw:frame>
        </draw:g>
        <draw:g>
          <draw:polygon draw:style-name="gr3" draw:text-style-name="P3" draw:layer="layout" svg:width="2.064cm" svg:height="0.953cm" svg:x="32.009cm" svg:y="0.785cm" svg:viewBox="0 0 2065 954" draw:points="0,954 2065,954 2065,0 0,0">
            <text:p/>
          </draw:polygon>
          <draw:frame draw:style-name="gr4" draw:text-style-name="P2" draw:layer="layout" svg:width="2.064cm" svg:height="0.953cm" svg:x="32.009cm" svg:y="0.785cm">
            <draw:text-box>
              <text:p text:style-name="P1"><text:span text:style-name="T5">2022/08/17</text:span></text:p>
            </draw:text-box>
          </draw:frame>
        </draw:g>
        <draw:g>
          <draw:polygon draw:style-name="gr3" draw:text-style-name="P3" draw:layer="layout" svg:width="2.143cm" svg:height="0.953cm" svg:x="35.58cm" svg:y="0.785cm" svg:viewBox="0 0 2144 954" draw:points="0,954 2144,954 2144,0 0,0">
            <text:p/>
          </draw:polygon>
          <draw:frame draw:style-name="gr4" draw:text-style-name="P9" draw:layer="layout" svg:width="2.143cm" svg:height="0.953cm" svg:x="35.58cm" svg:y="0.785cm">
            <draw:text-box>
              <text:p text:style-name="P1"><text:span text:style-name="T4">SCSK</text:span><text:span text:style-name="T4">村澤</text:span></text:p>
            </draw:text-box>
          </draw:frame>
        </draw:g>
        <draw:frame draw:style-name="gr15" draw:text-style-name="P2" draw:layer="layout" svg:width="10.358cm" svg:height="0.537cm" svg:x="16.351cm" svg:y="28.9cm">
          <draw:text-box>
            <text:p text:style-name="P12"><text:span text:style-name="T6">Copyright © 2022, SCSK Corporation. All rights reserved.</text:span></text:p>
          </draw:text-box>
        </draw:frame>
        <draw:frame draw:style-name="gr15" draw:text-style-name="P2" draw:layer="layout" svg:width="10.358cm" svg:height="0.537cm" svg:x="16.435cm" svg:y="28.61cm">
          <draw:text-box>
            <text:p text:style-name="P12"><text:span text:style-name="T6">CONFIDENTIAL</text:span><text:span text:style-name="T6">　株式会社伊藤園　</text:span><text:span text:style-name="T6">SCSK</text:span><text:span text:style-name="T6">株式会社</text:span></text:p>
          </draw:text-box>
        </draw:frame>
      </draw:page>
      <draw:page draw:name="CFO_005_05" draw:style-name="dp1" draw:master-page-name="PM4">
        <draw:frame draw:style-name="gr1" draw:text-style-name="P2" draw:layer="layout" svg:width="2.54cm" svg:height="0.79cm" svg:x="0.497cm" svg:y="25.155cm">
          <draw:text-box>
            <text:p text:style-name="P1"><text:span text:style-name="T1">凡例</text:span><text:span text:style-name="T1">:</text:span></text:p>
          </draw:text-box>
        </draw:frame>
        <draw:frame draw:style-name="gr2" draw:text-style-name="P2" draw:layer="layout" svg:width="11.591cm" svg:height="0.635cm" svg:x="1.234cm" svg:y="28.407cm">
          <draw:text-box>
            <text:p text:style-name="P1"><text:span text:style-name="T2">ＳＳ</text:span><text:span text:style-name="T2">MD050_SPF_CFO_005_</text:span><text:span text:style-name="T2">支払</text:span><text:span text:style-name="T2">.vsd</text:span></text:p>
          </draw:text-box>
        </draw:frame>
        <draw:g>
          <draw:polygon draw:style-name="gr3" draw:text-style-name="P3" draw:layer="layout" svg:width="13.152cm" svg:height="0.953cm" svg:x="9.887cm" svg:y="0.785cm" svg:viewBox="0 0 13153 954" draw:points="0,954 13153,954 13153,0 0,0">
            <text:p/>
          </draw:polygon>
          <draw:frame draw:style-name="gr4" draw:text-style-name="P2" draw:layer="layout" svg:width="13.152cm" svg:height="0.953cm" svg:x="9.887cm" svg:y="0.785cm">
            <draw:text-box>
              <text:p text:style-name="P1"><text:span text:style-name="T3">説明</text:span><text:span text:style-name="T3">: <text:s/></text:span><text:span text:style-name="T4">支払プロセス要求処理の実行</text:span></text:p>
            </draw:text-box>
          </draw:frame>
        </draw:g>
        <draw:g>
          <draw:polygon draw:style-name="gr3" draw:text-style-name="P3" draw:layer="layout" svg:width="8.599cm" svg:height="0.953cm" svg:x="1.29cm" svg:y="0.785cm" svg:viewBox="0 0 8600 954" draw:points="0,954 8600,954 8600,0 0,0">
            <text:p/>
          </draw:polygon>
          <draw:frame draw:style-name="gr4" draw:text-style-name="P2" draw:layer="layout" svg:width="8.599cm" svg:height="0.953cm" svg:x="1.29cm" svg:y="0.785cm">
            <draw:text-box>
              <text:p text:style-name="P1"><text:span text:style-name="T5">MD050_SPF_CFO_005_</text:span><text:span text:style-name="T5">支払</text:span></text:p>
            </draw:text-box>
          </draw:frame>
        </draw:g>
        <draw:frame draw:style-name="gr2" draw:text-style-name="P2" draw:layer="layout" svg:width="3.971cm" svg:height="0.635cm" svg:x="37.324cm" svg:y="28.407cm">
          <draw:text-box>
            <text:p text:style-name="P4"><text:span text:style-name="T2">5 / 6</text:span></text:p>
          </draw:text-box>
        </draw:frame>
        <draw:g>
          <draw:g>
            <draw:polygon draw:style-name="gr5" draw:text-style-name="P5" draw:layer="layout" svg:width="1.588cm" svg:height="1.175cm" svg:x="4.227cm" svg:y="26.232cm" svg:viewBox="0 0 1589 1176" draw:points="0,0 0,1176 794,858 1589,1176 1589,0">
              <text:p/>
            </draw:polygon>
            <draw:polygon draw:style-name="gr6" draw:text-style-name="P3" draw:layer="layout" svg:width="1.588cm" svg:height="1.175cm" svg:x="4.227cm" svg:y="26.232cm" svg:viewBox="0 0 1589 1176" draw:points="0,0 0,1176 794,858 1589,1176 1589,0">
              <text:p/>
            </draw:polygon>
          </draw:g>
        </draw:g>
        <draw:frame draw:style-name="gr7" draw:text-style-name="P3" draw:layer="layout" svg:width="1.588cm" svg:height="0.932cm" svg:x="4.227cm" svg:y="25.936cm">
          <draw:text-box>
            <text:p/>
          </draw:text-box>
        </draw:frame>
        <draw:frame draw:style-name="gr8" draw:text-style-name="P3" draw:layer="layout" svg:width="1.588cm" svg:height="1.214cm" svg:x="4.862cm" svg:y="26.713cm">
          <draw:text-box>
            <text:p/>
          </draw:text-box>
        </draw:frame>
        <draw:frame draw:style-name="gr9" draw:text-style-name="P2" draw:layer="layout" svg:width="1.588cm" svg:height="0.677cm" svg:x="4.227cm" svg:y="26.571cm">
          <draw:text-box>
            <text:p text:style-name="P6"><text:span text:style-name="T6">帳票名称</text:span></text:p>
          </draw:text-box>
        </draw:frame>
        <draw:g>
          <draw:g>
            <draw:path draw:style-name="gr10" draw:text-style-name="P7" draw:layer="layout" svg:width="1.767cm" svg:height="0.615cm" svg:x="4.931cm" svg:y="27.236cm" svg:viewBox="0 0 1768 616" svg:d="M76 616h1616c51 0 76-26 76-77v-463c0-51-25-76-76-76h-1616c-51 0-76 25-76 76v463c0 51 25 77 76 77z">
              <text:p/>
            </draw:path>
            <draw:path draw:style-name="gr6" draw:text-style-name="P3" draw:layer="layout" svg:width="1.767cm" svg:height="0.615cm" svg:x="4.931cm" svg:y="27.236cm" svg:viewBox="0 0 1768 616" svg:d="M76 616h1616c51 0 76-26 76-77v-463c0-51-25-76-76-76h-1616c-51 0-76 25-76 76v463c0 51 25 77 76 77z">
              <text:p/>
            </draw:path>
          </draw:g>
          <draw:frame draw:style-name="gr11" draw:text-style-name="P2" draw:layer="layout" svg:width="1.767cm" svg:height="1.045cm" svg:x="4.931cm" svg:y="27.021cm">
            <draw:text-box>
              <text:p text:style-name="P1"><text:span text:style-name="T6">BP080_</text:span><text:span text:style-name="T6">システムプロセスステップ</text:span></text:p>
            </draw:text-box>
          </draw:frame>
        </draw:g>
        <draw:g>
          <draw:polygon draw:style-name="gr31" draw:text-style-name="P3" draw:layer="layout" svg:width="39.292cm" svg:height="22.543cm" svg:x="1.352cm" svg:y="2.372cm" svg:viewBox="0 0 39293 22544" draw:points="0,22544 39293,22544 39293,0 0,0">
            <text:p/>
          </draw:polygon>
          <draw:frame draw:style-name="gr32" draw:text-style-name="P3" draw:layer="layout" svg:width="39.292cm" svg:height="22.543cm" svg:x="1.352cm" svg:y="2.372cm">
            <draw:text-box>
              <text:p/>
            </draw:text-box>
          </draw:frame>
        </draw:g>
        <draw:g>
          <draw:g>
            <draw:polygon draw:style-name="gr5" draw:text-style-name="P5" draw:layer="layout" svg:width="2.442cm" svg:height="1.127cm" svg:x="12.148cm" svg:y="26.222cm" svg:viewBox="0 0 2443 1128" draw:points="0,1128 1879,1128 2443,0 563,0">
              <text:p/>
            </draw:polygon>
            <draw:polygon draw:style-name="gr6" draw:text-style-name="P3" draw:layer="layout" svg:width="2.442cm" svg:height="1.127cm" svg:x="12.148cm" svg:y="26.222cm" svg:viewBox="0 0 2443 1128" draw:points="0,1128 1879,1128 2443,0 563,0">
              <text:p/>
            </draw:polygon>
          </draw:g>
          <draw:frame draw:style-name="gr12" draw:text-style-name="P2" draw:layer="layout" svg:width="1.252cm" svg:height="1.127cm" svg:x="12.742cm" svg:y="26.222cm">
            <draw:text-box>
              <text:p text:style-name="P6"><text:span text:style-name="T6">データ</text:span></text:p>
              <text:p text:style-name="P6"><text:span text:style-name="T6">ファイル名</text:span></text:p>
            </draw:text-box>
          </draw:frame>
        </draw:g>
        <draw:g>
          <draw:g>
            <draw:polygon draw:style-name="gr5" draw:text-style-name="P5" draw:layer="layout" svg:width="1.588cm" svg:height="1.016cm" svg:x="6.855cm" svg:y="26.173cm" svg:viewBox="0 0 1589 1017" draw:points="158,0 0,158 0,858 158,1017 1430,1017 1589,858 1589,158 1430,0">
              <text:p/>
            </draw:polygon>
            <draw:polygon draw:style-name="gr6" draw:text-style-name="P3" draw:layer="layout" svg:width="1.588cm" svg:height="1.016cm" svg:x="6.855cm" svg:y="26.173cm" svg:viewBox="0 0 1589 1017" draw:points="158,0 0,158 0,858 158,1017 1430,1017 1589,858 1589,158 1430,0">
              <text:p/>
            </draw:polygon>
          </draw:g>
        </draw:g>
        <draw:frame draw:style-name="gr7" draw:text-style-name="P3" draw:layer="layout" svg:width="1.588cm" svg:height="0.932cm" svg:x="6.855cm" svg:y="25.877cm">
          <draw:text-box>
            <text:p/>
          </draw:text-box>
        </draw:frame>
        <draw:frame draw:style-name="gr8" draw:text-style-name="P3" draw:layer="layout" svg:width="1.588cm" svg:height="1.214cm" svg:x="7.49cm" svg:y="26.653cm">
          <draw:text-box>
            <text:p/>
          </draw:text-box>
        </draw:frame>
        <draw:frame draw:style-name="gr9" draw:text-style-name="P2" draw:layer="layout" svg:width="1.588cm" svg:height="0.677cm" svg:x="6.855cm" svg:y="26.511cm">
          <draw:text-box>
            <text:p text:style-name="P6"><text:span text:style-name="T6">バッチ名称</text:span></text:p>
          </draw:text-box>
        </draw:frame>
        <draw:g>
          <draw:g>
            <draw:path draw:style-name="gr10" draw:text-style-name="P7" draw:layer="layout" svg:width="1.767cm" svg:height="0.615cm" svg:x="7.559cm" svg:y="27.177cm" svg:viewBox="0 0 1768 616" svg:d="M76 616h1616c51 0 76-26 76-77v-463c0-51-25-76-76-76h-1616c-51 0-76 25-76 76v463c0 51 25 77 76 77z">
              <text:p/>
            </draw:path>
            <draw:path draw:style-name="gr6" draw:text-style-name="P3" draw:layer="layout" svg:width="1.767cm" svg:height="0.615cm" svg:x="7.559cm" svg:y="27.177cm" svg:viewBox="0 0 1768 616" svg:d="M76 616h1616c51 0 76-26 76-77v-463c0-51-25-76-76-76h-1616c-51 0-76 25-76 76v463c0 51 25 77 76 77z">
              <text:p/>
            </draw:path>
          </draw:g>
          <draw:frame draw:style-name="gr11" draw:text-style-name="P2" draw:layer="layout" svg:width="1.767cm" svg:height="1.045cm" svg:x="7.559cm" svg:y="26.962cm">
            <draw:text-box>
              <text:p text:style-name="P1"><text:span text:style-name="T6">BP080_</text:span><text:span text:style-name="T6">システムプロセスステップ</text:span></text:p>
            </draw:text-box>
          </draw:frame>
        </draw:g>
        <draw:g>
          <draw:g>
            <draw:path draw:style-name="gr5" draw:text-style-name="P5" draw:layer="layout" svg:width="1.733cm" svg:height="1.399cm" svg:x="9.81cm" svg:y="26.055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3" draw:text-style-name="P3" draw:layer="layout" svg:width="1.733cm" svg:height="1.399cm" svg:x="9.81cm" svg:y="26.055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3" draw:text-style-name="P2" draw:layer="layout" svg:width="1.733cm" svg:height="0.75cm" svg:x="9.81cm" svg:y="26.488cm">
            <draw:text-box>
              <text:p text:style-name="P6"><text:span text:style-name="T6">テーブル名称</text:span></text:p>
            </draw:text-box>
          </draw:frame>
        </draw:g>
        <draw:g>
          <draw:polygon draw:style-name="gr5" draw:text-style-name="P5" draw:layer="layout" svg:width="1.283cm" svg:height="1.283cm" svg:x="1.475cm" svg:y="26.264cm" svg:viewBox="0 0 1284 1284" draw:points="280,843 0,843 0,1284 1284,1284 1284,843 1003,843 1003,782 1123,782 1123,0 160,0 160,782 280,782">
            <text:p/>
          </draw:polygon>
          <draw:path draw:style-name="gr3" draw:text-style-name="P3" draw:layer="layout" svg:width="1.283cm" svg:height="1.283cm" svg:x="1.475cm" svg:y="26.264cm" svg:viewBox="0 0 1284 1284" svg:d="M280 843h-280v441h1284v-441h-281v-61h120v-782h-963v782h120zM280 843h723M280 782h723">
            <text:p/>
          </draw:path>
        </draw:g>
        <draw:g>
          <draw:path draw:style-name="gr5" draw:text-style-name="P5" draw:layer="layout" svg:width="0.521cm" svg:height="0.361cm" svg:x="2.137cm" svg:y="27.146cm" svg:viewBox="0 0 522 362" svg:d="M0 362h422v-362h-422zM462 60h60v-60h-60z">
            <text:p/>
          </draw:path>
          <draw:path draw:style-name="gr6" draw:text-style-name="P3" draw:layer="layout" svg:width="0.521cm" svg:height="0.361cm" svg:x="2.137cm" svg:y="27.146cm" svg:viewBox="0 0 522 362" svg:d="M0 362h422v-362h-422zM0 121h422M0 241h422M20 181h382M240 221h121v-80h-121zM462 60h60v-60h-60z">
            <text:p/>
          </draw:path>
        </draw:g>
        <draw:g>
          <draw:path draw:style-name="gr14" draw:text-style-name="P8" draw:layer="layout" svg:width="1.203cm" svg:height="0.862cm" svg:x="1.516cm" svg:y="26.354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6" draw:text-style-name="P3" draw:layer="layout" svg:width="1.203cm" svg:height="0.862cm" svg:x="1.516cm" svg:y="26.354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5" draw:text-style-name="P2" draw:layer="layout" svg:width="2.117cm" svg:height="0.537cm" svg:x="1.059cm" svg:y="27.547cm">
          <draw:text-box>
            <text:p text:style-name="P6"><text:span text:style-name="T7">画面名称</text:span></text:p>
          </draw:text-box>
        </draw:frame>
        <draw:g>
          <draw:g>
            <draw:path draw:style-name="gr10" draw:text-style-name="P7" draw:layer="layout" svg:width="1.767cm" svg:height="0.615cm" svg:x="2.19cm" svg:y="26.972cm" svg:viewBox="0 0 1768 616" svg:d="M76 616h1616c51 0 76-26 76-77v-463c0-51-25-76-76-76h-1616c-51 0-76 25-76 76v463c0 51 25 77 76 77z">
              <text:p/>
            </draw:path>
            <draw:path draw:style-name="gr6" draw:text-style-name="P3" draw:layer="layout" svg:width="1.767cm" svg:height="0.615cm" svg:x="2.19cm" svg:y="26.972cm" svg:viewBox="0 0 1768 616" svg:d="M76 616h1616c51 0 76-26 76-77v-463c0-51-25-76-76-76h-1616c-51 0-76 25-76 76v463c0 51 25 77 76 77z">
              <text:p/>
            </draw:path>
          </draw:g>
          <draw:frame draw:style-name="gr11" draw:text-style-name="P2" draw:layer="layout" svg:width="1.767cm" svg:height="1.045cm" svg:x="2.19cm" svg:y="26.757cm">
            <draw:text-box>
              <text:p text:style-name="P1"><text:span text:style-name="T6">BP080_</text:span><text:span text:style-name="T6">システムプロセスステップ</text:span></text:p>
            </draw:text-box>
          </draw:frame>
        </draw:g>
        <draw:g>
          <draw:polygon draw:style-name="gr3" draw:text-style-name="P3" draw:layer="layout" svg:width="2.143cm" svg:height="0.953cm" svg:x="24.627cm" svg:y="0.785cm" svg:viewBox="0 0 2144 954" draw:points="0,954 2144,954 2144,0 0,0">
            <text:p/>
          </draw:polygon>
          <draw:frame draw:style-name="gr4" draw:text-style-name="P2" draw:layer="layout" svg:width="2.143cm" svg:height="0.953cm" svg:x="24.627cm" svg:y="0.785cm">
            <draw:text-box>
              <text:p text:style-name="P1"><text:span text:style-name="T5">2008/06/18</text:span></text:p>
            </draw:text-box>
          </draw:frame>
        </draw:g>
        <draw:g>
          <draw:polygon draw:style-name="gr3" draw:text-style-name="P3" draw:layer="layout" svg:width="1.59cm" svg:height="0.953cm" svg:x="23.039cm" svg:y="0.785cm" svg:viewBox="0 0 1591 954" draw:points="0,954 1591,954 1591,0 0,0">
            <text:p/>
          </draw:polygon>
          <draw:frame draw:style-name="gr4" draw:text-style-name="P2" draw:layer="layout" svg:width="1.59cm" svg:height="0.953cm" svg:x="23.039cm" svg:y="0.785cm">
            <draw:text-box>
              <text:p text:style-name="P1"><text:span text:style-name="T5">作成日</text:span></text:p>
            </draw:text-box>
          </draw:frame>
        </draw:g>
        <draw:polygon draw:style-name="gr3" draw:text-style-name="P3" draw:layer="layout" svg:width="2.064cm" svg:height="0.953cm" svg:x="32.009cm" svg:y="0.785cm" svg:viewBox="0 0 2065 954" draw:points="0,954 2065,954 2065,0 0,0">
          <text:p/>
        </draw:polygon>
        <draw:g>
          <draw:polygon draw:style-name="gr3" draw:text-style-name="P3" draw:layer="layout" svg:width="1.429cm" svg:height="0.953cm" svg:x="30.58cm" svg:y="0.785cm" svg:viewBox="0 0 1430 954" draw:points="0,954 1430,954 1430,0 0,0">
            <text:p/>
          </draw:polygon>
          <draw:frame draw:style-name="gr4" draw:text-style-name="P2" draw:layer="layout" svg:width="1.429cm" svg:height="0.953cm" svg:x="30.58cm" svg:y="0.785cm">
            <draw:text-box>
              <text:p text:style-name="P1"><text:span text:style-name="T5">更新日</text:span></text:p>
            </draw:text-box>
          </draw:frame>
        </draw:g>
        <draw:polygon draw:style-name="gr3" draw:text-style-name="P3" draw:layer="layout" svg:width="2.143cm" svg:height="0.953cm" svg:x="35.58cm" svg:y="0.785cm" svg:viewBox="0 0 2144 954" draw:points="0,954 2144,954 2144,0 0,0">
          <text:p/>
        </draw:polygon>
        <draw:g>
          <draw:polygon draw:style-name="gr3" draw:text-style-name="P3" draw:layer="layout" svg:width="1.508cm" svg:height="0.953cm" svg:x="34.072cm" svg:y="0.785cm" svg:viewBox="0 0 1509 954" draw:points="0,954 1509,954 1509,0 0,0">
            <text:p/>
          </draw:polygon>
          <draw:frame draw:style-name="gr4" draw:text-style-name="P2" draw:layer="layout" svg:width="1.508cm" svg:height="0.953cm" svg:x="34.072cm" svg:y="0.785cm">
            <draw:text-box>
              <text:p text:style-name="P1"><text:span text:style-name="T5">更新者</text:span></text:p>
            </draw:text-box>
          </draw:frame>
        </draw:g>
        <draw:g>
          <draw:polygon draw:style-name="gr3" draw:text-style-name="P3" draw:layer="layout" svg:width="2.223cm" svg:height="0.953cm" svg:x="28.357cm" svg:y="0.785cm" svg:viewBox="0 0 2224 954" draw:points="0,954 2224,954 2224,0 0,0">
            <text:p/>
          </draw:polygon>
          <draw:frame draw:style-name="gr4" draw:text-style-name="P2" draw:layer="layout" svg:width="2.223cm" svg:height="0.953cm" svg:x="28.357cm" svg:y="0.785cm">
            <draw:text-box>
              <text:p text:style-name="P1"><text:span text:style-name="T5">ORA</text:span><text:span text:style-name="T5">長岡</text:span></text:p>
            </draw:text-box>
          </draw:frame>
        </draw:g>
        <draw:g>
          <draw:polygon draw:style-name="gr3" draw:text-style-name="P3" draw:layer="layout" svg:width="1.588cm" svg:height="0.953cm" svg:x="26.77cm" svg:y="0.785cm" svg:viewBox="0 0 1589 954" draw:points="0,954 1589,954 1589,0 0,0">
            <text:p/>
          </draw:polygon>
          <draw:frame draw:style-name="gr4" draw:text-style-name="P2" draw:layer="layout" svg:width="1.588cm" svg:height="0.953cm" svg:x="26.77cm" svg:y="0.785cm">
            <draw:text-box>
              <text:p text:style-name="P1"><text:span text:style-name="T5">作成者</text:span></text:p>
            </draw:text-box>
          </draw:frame>
        </draw:g>
        <draw:g>
          <draw:polygon draw:style-name="gr3" draw:text-style-name="P3" draw:layer="layout" svg:width="1.866cm" svg:height="0.953cm" svg:x="38.755cm" svg:y="0.785cm" svg:viewBox="0 0 1867 954" draw:points="0,954 1867,954 1867,0 0,0">
            <text:p/>
          </draw:polygon>
          <draw:frame draw:style-name="gr4" draw:text-style-name="P9" draw:layer="layout" svg:width="1.866cm" svg:height="0.953cm" svg:x="38.755cm" svg:y="0.785cm">
            <draw:text-box>
              <text:p text:style-name="P1"><text:span text:style-name="T4">Issue3.2</text:span></text:p>
            </draw:text-box>
          </draw:frame>
        </draw:g>
        <draw:g>
          <draw:polygon draw:style-name="gr3" draw:text-style-name="P3" draw:layer="layout" svg:width="1.032cm" svg:height="0.953cm" svg:x="37.724cm" svg:y="0.785cm" svg:viewBox="0 0 1033 954" draw:points="0,954 1033,954 1033,0 0,0">
            <text:p/>
          </draw:polygon>
          <draw:frame draw:style-name="gr4" draw:text-style-name="P2" draw:layer="layout" svg:width="1.032cm" svg:height="0.953cm" svg:x="37.724cm" svg:y="0.785cm">
            <draw:text-box>
              <text:p text:style-name="P1"><text:span text:style-name="T5">Ver.</text:span></text:p>
            </draw:text-box>
          </draw:frame>
        </draw:g>
        <draw:g>
          <draw:g>
            <draw:path draw:style-name="gr5" draw:text-style-name="P5" draw:layer="layout" svg:width="0.976cm" svg:height="0.976cm" svg:x="15.26cm" svg:y="26.267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6" draw:text-style-name="P3" draw:layer="layout" svg:width="0.976cm" svg:height="0.976cm" svg:x="15.26cm" svg:y="26.267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6" draw:text-style-name="P2" draw:layer="layout" svg:width="0.976cm" svg:height="0.976cm" svg:x="15.26cm" svg:y="26.267cm">
            <draw:text-box>
              <text:p text:style-name="P6"><text:span text:style-name="T6">番号</text:span></text:p>
            </draw:text-box>
          </draw:frame>
        </draw:g>
        <draw:g>
          <draw:g>
            <draw:path draw:style-name="gr5" draw:text-style-name="P5" draw:layer="layout" svg:width="2.226cm" svg:height="1.887cm" svg:x="16.769cm" svg:y="25.687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6" draw:text-style-name="P3" draw:layer="layout" svg:width="2.226cm" svg:height="1.887cm" svg:x="16.769cm" svg:y="25.687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17" draw:text-style-name="P2" draw:layer="layout" svg:width="2.223cm" svg:height="1.883cm" svg:x="16.769cm" svg:y="25.687cm">
            <draw:text-box>
              <text:p text:style-name="P6"><text:span text:style-name="T6">他システム名</text:span></text:p>
              <text:p text:style-name="P6"><text:span text:style-name="T6">/</text:span><text:span text:style-name="T6">他領域名</text:span></text:p>
              <text:p text:style-name="P6"><text:span text:style-name="T6">(INBOUND</text:span><text:span text:style-name="T6">、</text:span><text:span text:style-name="T6">OUTBOUND)</text:span></text:p>
            </draw:text-box>
          </draw:frame>
        </draw:g>
        <draw:g>
          <draw:polygon draw:style-name="gr19" draw:text-style-name="P3" draw:layer="layout" svg:width="14.526cm" svg:height="4.639cm" svg:x="1.925cm" svg:y="3.007cm" svg:viewBox="0 0 14527 4640" draw:points="0,4640 14527,4640 14527,0 0,0">
            <text:p/>
          </draw:polygon>
          <draw:frame draw:style-name="gr20" draw:text-style-name="P2" draw:layer="layout" svg:width="14.526cm" svg:height="4.639cm" svg:x="1.925cm" svg:y="3.007cm">
            <draw:text-box>
              <text:p text:style-name="P1"><text:span text:style-name="T8">処理概要</text:span></text:p>
              <text:p text:style-name="P1"><text:span text:style-name="T9">　当該機能は以下のとおり</text:span></text:p>
              <text:p text:style-name="P1"><text:span text:style-name="T9">　　</text:span><text:span text:style-name="T12">①支払プロセス要求の取消</text:span></text:p>
              <text:p text:style-name="P1"><text:span text:style-name="T12">　</text:span></text:p>
              <text:p text:style-name="P1"><text:span text:style-name="T8">システム利用者</text:span></text:p>
              <text:p text:style-name="P1"><text:span text:style-name="T9">　システム利用者は財務経理部担当、各部門・拠点担当</text:span></text:p>
              <text:p text:style-name="P1"><text:span text:style-name="T9"/></text:p>
              <text:p text:style-name="P1"><text:span text:style-name="T8">処理タイミング、その他</text:span></text:p>
              <text:p text:style-name="P1"><text:span text:style-name="T9">　・処理タイミングはハンドにて随時とする。</text:span></text:p>
              <text:p text:style-name="P1"><text:span text:style-name="T9"/></text:p>
            </draw:text-box>
          </draw:frame>
        </draw:g>
        <draw:g>
          <draw:g>
            <draw:path draw:style-name="gr5" draw:text-style-name="P5" draw:layer="layout" svg:width="2.117cm" svg:height="0.794cm" svg:x="19.573cm" svg:y="26.344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6" draw:text-style-name="P3" draw:layer="layout" svg:width="2.117cm" svg:height="0.794cm" svg:x="19.573cm" svg:y="26.344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1" draw:text-style-name="P2" draw:layer="layout" svg:width="2.117cm" svg:height="0.794cm" svg:x="19.573cm" svg:y="26.344cm">
            <draw:text-box>
              <text:p text:style-name="P6"><text:span text:style-name="T6">START/END</text:span></text:p>
            </draw:text-box>
          </draw:frame>
        </draw:g>
        <draw:g>
          <draw:g>
            <draw:path draw:style-name="gr5" draw:text-style-name="P5" draw:layer="layout" svg:width="2.539cm" svg:height="0.953cm" svg:x="35.184cm" svg:y="12.132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6" draw:text-style-name="P3" draw:layer="layout" svg:width="2.539cm" svg:height="0.953cm" svg:x="35.184cm" svg:y="12.132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18" draw:text-style-name="P2" draw:layer="layout" svg:width="2.54cm" svg:height="0.953cm" svg:x="35.184cm" svg:y="12.132cm">
            <draw:text-box>
              <text:p text:style-name="P6"><text:span text:style-name="T5">END</text:span></text:p>
            </draw:text-box>
          </draw:frame>
        </draw:g>
        <draw:g>
          <draw:polygon draw:style-name="gr6" draw:text-style-name="P3" draw:layer="layout" svg:width="2.54cm" svg:height="1.905cm" svg:x="16.797cm" svg:y="11.277cm" svg:viewBox="0 0 2541 1906" draw:points="158,0 0,158 0,1747 158,1906 2382,1906 2541,1747 2541,158 2382,0">
            <text:p/>
          </draw:polygon>
        </draw:g>
        <draw:frame draw:style-name="gr27" draw:text-style-name="P9" draw:layer="layout" svg:width="2.54cm" svg:height="0.341cm" svg:x="16.797cm" svg:y="11.276cm">
          <draw:text-box>
            <text:p text:style-name="P1"><text:span text:style-name="T14">CFO_005_S12</text:span></text:p>
          </draw:text-box>
        </draw:frame>
        <draw:g>
          <draw:g>
            <draw:path draw:style-name="gr10" draw:text-style-name="P7" draw:layer="layout" svg:width="3.123cm" svg:height="0.601cm" svg:x="17.417cm" svg:y="13.012cm" svg:viewBox="0 0 3124 602" svg:d="M101 602h2921c68 0 102-34 102-101v-400c0-67-34-101-102-101h-2921c-67 0-101 34-101 101v400c0 67 34 101 101 101z">
              <text:p/>
            </draw:path>
            <draw:path draw:style-name="gr6" draw:text-style-name="P3" draw:layer="layout" svg:width="3.123cm" svg:height="0.601cm" svg:x="17.417cm" svg:y="13.012cm" svg:viewBox="0 0 3124 602" svg:d="M101 602h2921c68 0 102-34 102-101v-400c0-67-34-101-102-101h-2921c-67 0-101 34-101 101v400c0 67 34 101 101 101z">
              <text:p/>
            </draw:path>
          </draw:g>
          <draw:frame draw:style-name="gr30" draw:text-style-name="P2" draw:layer="layout" svg:width="3.123cm" svg:height="0.791cm" svg:x="17.417cm" svg:y="12.917cm">
            <draw:text-box>
              <text:p text:style-name="P1"><text:span text:style-name="T16">K0306_01_032</text:span><text:span text:style-name="T6">:</text:span><text:span text:style-name="T6">支払取消</text:span></text:p>
              <text:p text:style-name="P1"><text:span text:style-name="T6"/></text:p>
            </draw:text-box>
          </draw:frame>
        </draw:g>
        <draw:frame draw:style-name="gr28" draw:text-style-name="P9" draw:layer="layout" svg:width="2.54cm" svg:height="1.566cm" svg:x="16.797cm" svg:y="11.616cm">
          <draw:text-box>
            <text:p text:style-name="P10"><text:span text:style-name="T14">ERP</text:span><text:span text:style-name="T14">標準：支払プロセス要求の取消</text:span></text:p>
          </draw:text-box>
        </draw:frame>
        <draw:g>
          <draw:g>
            <draw:path draw:style-name="gr5" draw:text-style-name="P5" draw:layer="layout" svg:width="2.17cm" svg:height="1.752cm" svg:x="10.495cm" svg:y="11.354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10.495cm" svg:y="11.354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25" draw:text-style-name="P2" draw:layer="layout" svg:width="2.17cm" svg:height="1.303cm" svg:x="10.495cm" svg:y="11.714cm">
            <draw:text-box>
              <text:p text:style-name="P6"><text:span text:style-name="T14">ERP</text:span><text:span text:style-name="T14">標準：支払プロセス要求</text:span></text:p>
              <text:p text:style-name="P6"><text:span text:style-name="T14">テーブル</text:span></text:p>
            </draw:text-box>
          </draw:frame>
        </draw:g>
        <draw:g>
          <draw:line draw:style-name="gr24" draw:text-style-name="P3" draw:layer="layout" svg:x1="6.46cm" svg:y1="12.23cm" svg:x2="10.494cm" svg:y2="12.23cm">
            <text:p/>
          </draw:line>
          <draw:frame draw:style-name="gr8" draw:text-style-name="P3" draw:layer="layout" svg:width="1.058cm" svg:height="1.214cm" svg:x="7.875cm" svg:y="11.623cm">
            <draw:text-box>
              <text:p/>
            </draw:text-box>
          </draw:frame>
        </draw:g>
        <draw:g>
          <draw:g>
            <draw:path draw:style-name="gr5" draw:text-style-name="P5" draw:layer="layout" svg:width="2.17cm" svg:height="1.752cm" svg:x="10.495cm" svg:y="14.037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10.495cm" svg:y="14.037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25" draw:text-style-name="P2" draw:layer="layout" svg:width="2.17cm" svg:height="1.303cm" svg:x="10.495cm" svg:y="14.397cm">
            <draw:text-box>
              <text:p text:style-name="P6"><text:span text:style-name="T14">ERP</text:span><text:span text:style-name="T2">標準：請求書選択</text:span></text:p>
              <text:p text:style-name="P6"><text:span text:style-name="T2">テーブル</text:span></text:p>
            </draw:text-box>
          </draw:frame>
        </draw:g>
        <draw:g>
          <draw:path draw:style-name="gr24" draw:text-style-name="P3" draw:layer="layout" svg:width="4.133cm" svg:height="2.683cm" svg:x="12.665cm" svg:y="12.23cm" svg:viewBox="0 0 4134 2684" svg:d="M0 2684h934c107 0 160-53 160-159v-2367c0-105 53-158 159-158h2881">
            <text:p/>
          </draw:path>
          <draw:frame draw:style-name="gr8" draw:text-style-name="P3" draw:layer="layout" svg:width="1.058cm" svg:height="1.214cm" svg:x="13.229cm" svg:y="12.113cm">
            <draw:text-box>
              <text:p/>
            </draw:text-box>
          </draw:frame>
        </draw:g>
        <draw:g>
          <draw:line draw:style-name="gr24" draw:text-style-name="P3" draw:layer="layout" svg:x1="12.665cm" svg:y1="12.23cm" svg:x2="16.797cm" svg:y2="12.23cm">
            <text:p/>
          </draw:line>
          <draw:frame draw:style-name="gr8" draw:text-style-name="P3" draw:layer="layout" svg:width="1.058cm" svg:height="1.214cm" svg:x="14.126cm" svg:y="11.623cm">
            <draw:text-box>
              <text:p/>
            </draw:text-box>
          </draw:frame>
        </draw:g>
        <draw:g>
          <draw:path draw:style-name="gr24" draw:text-style-name="P3" draw:layer="layout" svg:width="9.179cm" svg:height="0.568cm" svg:x="19.337cm" svg:y="11.662cm" svg:viewBox="0 0 9180 569" svg:d="M0 569h6275c106 0 159-53 159-160v-250c0-106 53-159 158-159h2588">
            <text:p/>
          </draw:path>
          <draw:frame draw:style-name="gr8" draw:text-style-name="P3" draw:layer="layout" svg:width="1.058cm" svg:height="1.214cm" svg:x="23.413cm" svg:y="11.623cm">
            <draw:text-box>
              <text:p/>
            </draw:text-box>
          </draw:frame>
        </draw:g>
        <draw:g>
          <draw:path draw:style-name="gr24" draw:text-style-name="P3" draw:layer="layout" svg:width="9.179cm" svg:height="2.115cm" svg:x="19.337cm" svg:y="12.23cm" svg:viewBox="0 0 9180 2116" svg:d="M0 0h6275c106 0 159 53 159 158v1799c0 106 53 159 158 159h2588">
            <text:p/>
          </draw:path>
          <draw:frame draw:style-name="gr8" draw:text-style-name="P3" draw:layer="layout" svg:width="1.058cm" svg:height="1.214cm" svg:x="24.158cm" svg:y="11.623cm">
            <draw:text-box>
              <text:p/>
            </draw:text-box>
          </draw:frame>
        </draw:g>
        <draw:g>
          <draw:path draw:style-name="gr24" draw:text-style-name="P3" draw:layer="layout" svg:width="4.498cm" svg:height="0.945cm" svg:x="30.685cm" svg:y="11.662cm" svg:viewBox="0 0 4499 946" svg:d="M0 0h1726c106 0 159 53 159 158v629c0 106 53 159 159 159h2455">
            <text:p/>
          </draw:path>
          <draw:frame draw:style-name="gr8" draw:text-style-name="P3" draw:layer="layout" svg:width="1.058cm" svg:height="1.214cm" svg:x="32.041cm" svg:y="11.796cm">
            <draw:text-box>
              <text:p/>
            </draw:text-box>
          </draw:frame>
        </draw:g>
        <draw:g>
          <draw:path draw:style-name="gr24" draw:text-style-name="P3" draw:layer="layout" svg:width="4.498cm" svg:height="1.738cm" svg:x="30.685cm" svg:y="12.608cm" svg:viewBox="0 0 4499 1739" svg:d="M0 1739h1779c106 0 159-53 159-159v-1422c0-105 53-158 159-158h2402">
            <text:p/>
          </draw:path>
          <draw:frame draw:style-name="gr8" draw:text-style-name="P3" draw:layer="layout" svg:width="1.058cm" svg:height="1.214cm" svg:x="32.094cm" svg:y="12.669cm">
            <draw:text-box>
              <text:p/>
            </draw:text-box>
          </draw:frame>
        </draw:g>
        <draw:g>
          <draw:g>
            <draw:path draw:style-name="gr5" draw:text-style-name="P5" draw:layer="layout" svg:width="2.17cm" svg:height="1.752cm" svg:x="28.516cm" svg:y="10.786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28.516cm" svg:y="10.786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25" draw:text-style-name="P2" draw:layer="layout" svg:width="2.17cm" svg:height="1.303cm" svg:x="28.516cm" svg:y="11.146cm">
            <draw:text-box>
              <text:p text:style-name="P6"><text:span text:style-name="T14">ERP</text:span><text:span text:style-name="T14">標準：支払プロセス要求</text:span></text:p>
              <text:p text:style-name="P6"><text:span text:style-name="T14">テーブル</text:span></text:p>
            </draw:text-box>
          </draw:frame>
        </draw:g>
        <draw:g>
          <draw:g>
            <draw:path draw:style-name="gr5" draw:text-style-name="P5" draw:layer="layout" svg:width="2.17cm" svg:height="1.752cm" svg:x="28.516cm" svg:y="13.469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28.516cm" svg:y="13.469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25" draw:text-style-name="P2" draw:layer="layout" svg:width="2.17cm" svg:height="1.303cm" svg:x="28.516cm" svg:y="13.829cm">
            <draw:text-box>
              <text:p text:style-name="P6"><text:span text:style-name="T14">ERP</text:span><text:span text:style-name="T2">標準：請求書選択</text:span></text:p>
              <text:p text:style-name="P6"><text:span text:style-name="T2">テーブル</text:span></text:p>
            </draw:text-box>
          </draw:frame>
        </draw:g>
        <draw:g>
          <draw:g>
            <draw:path draw:style-name="gr5" draw:text-style-name="P5" draw:layer="layout" svg:width="0.976cm" svg:height="0.976cm" svg:x="5.484cm" svg:y="11.742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6" draw:text-style-name="P3" draw:layer="layout" svg:width="0.976cm" svg:height="0.976cm" svg:x="5.484cm" svg:y="11.742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6" draw:text-style-name="P2" draw:layer="layout" svg:width="0.976cm" svg:height="0.976cm" svg:x="5.484cm" svg:y="11.742cm">
            <draw:text-box>
              <text:p text:style-name="P6"><text:span text:style-name="T6">1</text:span></text:p>
            </draw:text-box>
          </draw:frame>
        </draw:g>
        <draw:g>
          <draw:g>
            <draw:path draw:style-name="gr10" draw:text-style-name="P7" draw:layer="layout" svg:width="2.778cm" svg:height="0.675cm" svg:x="17.909cm" svg:y="13.366cm" svg:viewBox="0 0 2779 676" svg:d="M76 676h2626c51 0 77-25 77-76v-524c0-51-26-76-77-76h-2626c-51 0-76 25-76 76v524c0 51 25 76 76 76z">
              <text:p/>
            </draw:path>
            <draw:path draw:style-name="gr6" draw:text-style-name="P3" draw:layer="layout" svg:width="2.778cm" svg:height="0.675cm" svg:x="17.909cm" svg:y="13.366cm" svg:viewBox="0 0 2779 676" svg:d="M76 676h2626c51 0 77-25 77-76v-524c0-51-26-76-77-76h-2626c-51 0-76 25-76 76v524c0 51 25 76 76 76z">
              <text:p/>
            </draw:path>
          </draw:g>
          <draw:frame draw:style-name="gr30" draw:text-style-name="P2" draw:layer="layout" svg:width="2.778cm" svg:height="0.791cm" svg:x="17.909cm" svg:y="13.308cm">
            <draw:text-box>
              <text:p text:style-name="P1"><text:span text:style-name="T16">K0307_01_027</text:span><text:span text:style-name="T6">:</text:span><text:span text:style-name="T6">支払取消</text:span></text:p>
              <text:p text:style-name="P1"><text:span text:style-name="T6"/></text:p>
            </draw:text-box>
          </draw:frame>
        </draw:g>
        <draw:g>
          <draw:g>
            <draw:path draw:style-name="gr10" draw:text-style-name="P7" draw:layer="layout" svg:width="2.778cm" svg:height="0.675cm" svg:x="18.607cm" svg:y="13.75cm" svg:viewBox="0 0 2779 676" svg:d="M76 676h2626c51 0 77-25 77-76v-524c0-51-26-76-77-76h-2626c-51 0-76 25-76 76v524c0 51 25 76 76 76z">
              <text:p/>
            </draw:path>
            <draw:path draw:style-name="gr6" draw:text-style-name="P3" draw:layer="layout" svg:width="2.778cm" svg:height="0.675cm" svg:x="18.607cm" svg:y="13.75cm" svg:viewBox="0 0 2779 676" svg:d="M76 676h2626c51 0 77-25 77-76v-524c0-51-26-76-77-76h-2626c-51 0-76 25-76 76v524c0 51 25 76 76 76z">
              <text:p/>
            </draw:path>
          </draw:g>
          <draw:frame draw:style-name="gr30" draw:text-style-name="P2" draw:layer="layout" svg:width="2.778cm" svg:height="0.791cm" svg:x="18.607cm" svg:y="13.692cm">
            <draw:text-box>
              <text:p text:style-name="P1"><text:span text:style-name="T16">K0308_01_028</text:span><text:span text:style-name="T6">:</text:span><text:span text:style-name="T6">支払取消</text:span></text:p>
              <text:p text:style-name="P1"><text:span text:style-name="T6"/></text:p>
            </draw:text-box>
          </draw:frame>
        </draw:g>
        <draw:g>
          <draw:g>
            <draw:path draw:style-name="gr10" draw:text-style-name="P7" draw:layer="layout" svg:width="2.778cm" svg:height="0.675cm" svg:x="19.298cm" svg:y="14.087cm" svg:viewBox="0 0 2779 676" svg:d="M76 676h2626c51 0 77-25 77-76v-524c0-51-26-76-77-76h-2626c-51 0-76 25-76 76v524c0 51 25 76 76 76z">
              <text:p/>
            </draw:path>
            <draw:path draw:style-name="gr6" draw:text-style-name="P3" draw:layer="layout" svg:width="2.778cm" svg:height="0.675cm" svg:x="19.298cm" svg:y="14.087cm" svg:viewBox="0 0 2779 676" svg:d="M76 676h2626c51 0 77-25 77-76v-524c0-51-26-76-77-76h-2626c-51 0-76 25-76 76v524c0 51 25 76 76 76z">
              <text:p/>
            </draw:path>
          </draw:g>
          <draw:frame draw:style-name="gr30" draw:text-style-name="P2" draw:layer="layout" svg:width="2.778cm" svg:height="0.791cm" svg:x="19.298cm" svg:y="14.029cm">
            <draw:text-box>
              <text:p text:style-name="P1"><text:span text:style-name="T16">K0309_01_035</text:span><text:span text:style-name="T6">:</text:span><text:span text:style-name="T6">支払取消</text:span></text:p>
              <text:p text:style-name="P1"><text:span text:style-name="T6"/></text:p>
            </draw:text-box>
          </draw:frame>
        </draw:g>
        <draw:g>
          <draw:g>
            <draw:path draw:style-name="gr10" draw:text-style-name="P7" draw:layer="layout" svg:width="2.778cm" svg:height="0.675cm" svg:x="19.996cm" svg:y="14.471cm" svg:viewBox="0 0 2779 676" svg:d="M76 676h2626c51 0 77-25 77-76v-524c0-51-26-76-77-76h-2626c-51 0-76 25-76 76v524c0 51 25 76 76 76z">
              <text:p/>
            </draw:path>
            <draw:path draw:style-name="gr6" draw:text-style-name="P3" draw:layer="layout" svg:width="2.778cm" svg:height="0.675cm" svg:x="19.996cm" svg:y="14.471cm" svg:viewBox="0 0 2779 676" svg:d="M76 676h2626c51 0 77-25 77-76v-524c0-51-26-76-77-76h-2626c-51 0-76 25-76 76v524c0 51 25 76 76 76z">
              <text:p/>
            </draw:path>
          </draw:g>
          <draw:frame draw:style-name="gr30" draw:text-style-name="P2" draw:layer="layout" svg:width="2.778cm" svg:height="0.791cm" svg:x="19.996cm" svg:y="14.413cm">
            <draw:text-box>
              <text:p text:style-name="P1"><text:span text:style-name="T16">K0311_01_027</text:span><text:span text:style-name="T6">:</text:span><text:span text:style-name="T6">支払取消</text:span></text:p>
              <text:p text:style-name="P1"><text:span text:style-name="T6"/></text:p>
            </draw:text-box>
          </draw:frame>
        </draw:g>
        <draw:g>
          <draw:g>
            <draw:path draw:style-name="gr10" draw:text-style-name="P7" draw:layer="layout" svg:width="2.778cm" svg:height="0.675cm" svg:x="20.687cm" svg:y="14.808cm" svg:viewBox="0 0 2779 676" svg:d="M76 676h2626c51 0 77-25 77-76v-524c0-51-26-76-77-76h-2626c-51 0-76 25-76 76v524c0 51 25 76 76 76z">
              <text:p/>
            </draw:path>
            <draw:path draw:style-name="gr6" draw:text-style-name="P3" draw:layer="layout" svg:width="2.778cm" svg:height="0.675cm" svg:x="20.687cm" svg:y="14.808cm" svg:viewBox="0 0 2779 676" svg:d="M76 676h2626c51 0 77-25 77-76v-524c0-51-26-76-77-76h-2626c-51 0-76 25-76 76v524c0 51 25 76 76 76z">
              <text:p/>
            </draw:path>
          </draw:g>
          <draw:frame draw:style-name="gr30" draw:text-style-name="P2" draw:layer="layout" svg:width="2.778cm" svg:height="0.791cm" svg:x="20.687cm" svg:y="14.75cm">
            <draw:text-box>
              <text:p text:style-name="P1"><text:span text:style-name="T16">K0313_01_034</text:span><text:span text:style-name="T6">:</text:span><text:span text:style-name="T6">支払取消</text:span></text:p>
              <text:p text:style-name="P1"><text:span text:style-name="T6"/></text:p>
            </draw:text-box>
          </draw:frame>
        </draw:g>
        <draw:frame draw:style-name="gr55" draw:text-style-name="P9" draw:layer="layout" svg:width="6.304cm" svg:height="0.926cm" svg:x="17.48cm" svg:y="15.886cm">
          <draw:text-box>
            <text:p text:style-name="P1"><text:span text:style-name="T14">・支払プロセス要求の取消により、支払対象となった請求書がリリースされる</text:span></text:p>
          </draw:text-box>
        </draw:frame>
        <draw:g>
          <draw:polygon draw:style-name="gr3" draw:text-style-name="P3" draw:layer="layout" svg:width="2.064cm" svg:height="0.953cm" svg:x="32.009cm" svg:y="0.785cm" svg:viewBox="0 0 2065 954" draw:points="0,954 2065,954 2065,0 0,0">
            <text:p/>
          </draw:polygon>
          <draw:frame draw:style-name="gr4" draw:text-style-name="P9" draw:layer="layout" svg:width="2.064cm" svg:height="0.953cm" svg:x="32.009cm" svg:y="0.785cm">
            <draw:text-box>
              <text:p text:style-name="P1"><text:span text:style-name="T4">2022/08/17</text:span></text:p>
            </draw:text-box>
          </draw:frame>
        </draw:g>
        <draw:g>
          <draw:polygon draw:style-name="gr3" draw:text-style-name="P3" draw:layer="layout" svg:width="2.143cm" svg:height="0.953cm" svg:x="35.58cm" svg:y="0.785cm" svg:viewBox="0 0 2144 954" draw:points="0,954 2144,954 2144,0 0,0">
            <text:p/>
          </draw:polygon>
          <draw:frame draw:style-name="gr4" draw:text-style-name="P9" draw:layer="layout" svg:width="2.143cm" svg:height="0.953cm" svg:x="35.58cm" svg:y="0.785cm">
            <draw:text-box>
              <text:p text:style-name="P1"><text:span text:style-name="T4">SCSK</text:span><text:span text:style-name="T4">村澤</text:span></text:p>
            </draw:text-box>
          </draw:frame>
        </draw:g>
        <draw:frame draw:style-name="gr15" draw:text-style-name="P2" draw:layer="layout" svg:width="10.358cm" svg:height="0.537cm" svg:x="16.351cm" svg:y="28.9cm">
          <draw:text-box>
            <text:p text:style-name="P12"><text:span text:style-name="T6">Copyright © 2022, SCSK Corporation. All rights reserved.</text:span></text:p>
          </draw:text-box>
        </draw:frame>
        <draw:frame draw:style-name="gr15" draw:text-style-name="P2" draw:layer="layout" svg:width="10.358cm" svg:height="0.537cm" svg:x="16.435cm" svg:y="28.61cm">
          <draw:text-box>
            <text:p text:style-name="P12"><text:span text:style-name="T6">CONFIDENTIAL</text:span><text:span text:style-name="T6">　株式会社伊藤園　</text:span><text:span text:style-name="T6">SCSK</text:span><text:span text:style-name="T6">株式会社</text:span></text:p>
          </draw:text-box>
        </draw:frame>
      </draw:page>
      <draw:page draw:name="CFO_005_06" draw:style-name="dp1" draw:master-page-name="PM5">
        <draw:frame draw:style-name="gr1" draw:text-style-name="P2" draw:layer="layout" svg:width="2.54cm" svg:height="0.79cm" svg:x="0.497cm" svg:y="25.155cm">
          <draw:text-box>
            <text:p text:style-name="P1"><text:span text:style-name="T1">凡例</text:span><text:span text:style-name="T1">:</text:span></text:p>
          </draw:text-box>
        </draw:frame>
        <draw:frame draw:style-name="gr2" draw:text-style-name="P2" draw:layer="layout" svg:width="11.591cm" svg:height="0.635cm" svg:x="1.234cm" svg:y="28.407cm">
          <draw:text-box>
            <text:p text:style-name="P1"><text:span text:style-name="T2">ＳＳ</text:span><text:span text:style-name="T2">MD050_SPF_CFO_005_</text:span><text:span text:style-name="T2">支払</text:span><text:span text:style-name="T2">.vsd</text:span></text:p>
          </draw:text-box>
        </draw:frame>
        <draw:g>
          <draw:polygon draw:style-name="gr3" draw:text-style-name="P3" draw:layer="layout" svg:width="13.152cm" svg:height="0.953cm" svg:x="9.887cm" svg:y="0.785cm" svg:viewBox="0 0 13153 954" draw:points="0,954 13153,954 13153,0 0,0">
            <text:p/>
          </draw:polygon>
          <draw:frame draw:style-name="gr4" draw:text-style-name="P2" draw:layer="layout" svg:width="13.152cm" svg:height="0.953cm" svg:x="9.887cm" svg:y="0.785cm">
            <draw:text-box>
              <text:p text:style-name="P1"><text:span text:style-name="T5">説明</text:span><text:span text:style-name="T5">: <text:s/></text:span><text:span text:style-name="T5">支払処理（クイック支払）の実行</text:span></text:p>
            </draw:text-box>
          </draw:frame>
        </draw:g>
        <draw:g>
          <draw:polygon draw:style-name="gr3" draw:text-style-name="P3" draw:layer="layout" svg:width="8.599cm" svg:height="0.953cm" svg:x="1.29cm" svg:y="0.785cm" svg:viewBox="0 0 8600 954" draw:points="0,954 8600,954 8600,0 0,0">
            <text:p/>
          </draw:polygon>
          <draw:frame draw:style-name="gr4" draw:text-style-name="P2" draw:layer="layout" svg:width="8.599cm" svg:height="0.953cm" svg:x="1.29cm" svg:y="0.785cm">
            <draw:text-box>
              <text:p text:style-name="P1"><text:span text:style-name="T5">MD050_SPF_CFO_005_</text:span><text:span text:style-name="T5">支払</text:span></text:p>
            </draw:text-box>
          </draw:frame>
        </draw:g>
        <draw:frame draw:style-name="gr2" draw:text-style-name="P2" draw:layer="layout" svg:width="3.971cm" svg:height="0.635cm" svg:x="37.324cm" svg:y="28.407cm">
          <draw:text-box>
            <text:p text:style-name="P4"><text:span text:style-name="T2">6 / 6</text:span></text:p>
          </draw:text-box>
        </draw:frame>
        <draw:g>
          <draw:g>
            <draw:polygon draw:style-name="gr5" draw:text-style-name="P5" draw:layer="layout" svg:width="1.588cm" svg:height="1.175cm" svg:x="4.227cm" svg:y="26.232cm" svg:viewBox="0 0 1589 1176" draw:points="0,0 0,1176 794,858 1589,1176 1589,0">
              <text:p/>
            </draw:polygon>
            <draw:polygon draw:style-name="gr6" draw:text-style-name="P3" draw:layer="layout" svg:width="1.588cm" svg:height="1.175cm" svg:x="4.227cm" svg:y="26.232cm" svg:viewBox="0 0 1589 1176" draw:points="0,0 0,1176 794,858 1589,1176 1589,0">
              <text:p/>
            </draw:polygon>
          </draw:g>
        </draw:g>
        <draw:frame draw:style-name="gr7" draw:text-style-name="P3" draw:layer="layout" svg:width="1.588cm" svg:height="0.932cm" svg:x="4.227cm" svg:y="25.936cm">
          <draw:text-box>
            <text:p/>
          </draw:text-box>
        </draw:frame>
        <draw:frame draw:style-name="gr8" draw:text-style-name="P3" draw:layer="layout" svg:width="1.588cm" svg:height="1.214cm" svg:x="4.862cm" svg:y="26.713cm">
          <draw:text-box>
            <text:p/>
          </draw:text-box>
        </draw:frame>
        <draw:frame draw:style-name="gr9" draw:text-style-name="P2" draw:layer="layout" svg:width="1.588cm" svg:height="0.677cm" svg:x="4.227cm" svg:y="26.571cm">
          <draw:text-box>
            <text:p text:style-name="P6"><text:span text:style-name="T6">帳票名称</text:span></text:p>
          </draw:text-box>
        </draw:frame>
        <draw:g>
          <draw:g>
            <draw:path draw:style-name="gr10" draw:text-style-name="P7" draw:layer="layout" svg:width="1.767cm" svg:height="0.615cm" svg:x="4.931cm" svg:y="27.236cm" svg:viewBox="0 0 1768 616" svg:d="M76 616h1616c51 0 76-26 76-77v-463c0-51-25-76-76-76h-1616c-51 0-76 25-76 76v463c0 51 25 77 76 77z">
              <text:p/>
            </draw:path>
            <draw:path draw:style-name="gr6" draw:text-style-name="P3" draw:layer="layout" svg:width="1.767cm" svg:height="0.615cm" svg:x="4.931cm" svg:y="27.236cm" svg:viewBox="0 0 1768 616" svg:d="M76 616h1616c51 0 76-26 76-77v-463c0-51-25-76-76-76h-1616c-51 0-76 25-76 76v463c0 51 25 77 76 77z">
              <text:p/>
            </draw:path>
          </draw:g>
          <draw:frame draw:style-name="gr11" draw:text-style-name="P2" draw:layer="layout" svg:width="1.767cm" svg:height="1.045cm" svg:x="4.931cm" svg:y="27.021cm">
            <draw:text-box>
              <text:p text:style-name="P1"><text:span text:style-name="T6">BP080_</text:span><text:span text:style-name="T6">システムプロセスステップ</text:span></text:p>
            </draw:text-box>
          </draw:frame>
        </draw:g>
        <draw:g>
          <draw:polygon draw:style-name="gr31" draw:text-style-name="P3" draw:layer="layout" svg:width="39.292cm" svg:height="22.543cm" svg:x="1.457cm" svg:y="2.456cm" svg:viewBox="0 0 39293 22544" draw:points="0,22544 39293,22544 39293,0 0,0">
            <text:p/>
          </draw:polygon>
          <draw:frame draw:style-name="gr32" draw:text-style-name="P3" draw:layer="layout" svg:width="39.292cm" svg:height="22.543cm" svg:x="1.457cm" svg:y="2.456cm">
            <draw:text-box>
              <text:p/>
            </draw:text-box>
          </draw:frame>
        </draw:g>
        <draw:g>
          <draw:g>
            <draw:polygon draw:style-name="gr5" draw:text-style-name="P5" draw:layer="layout" svg:width="2.442cm" svg:height="1.127cm" svg:x="12.148cm" svg:y="26.222cm" svg:viewBox="0 0 2443 1128" draw:points="0,1128 1879,1128 2443,0 563,0">
              <text:p/>
            </draw:polygon>
            <draw:polygon draw:style-name="gr6" draw:text-style-name="P3" draw:layer="layout" svg:width="2.442cm" svg:height="1.127cm" svg:x="12.148cm" svg:y="26.222cm" svg:viewBox="0 0 2443 1128" draw:points="0,1128 1879,1128 2443,0 563,0">
              <text:p/>
            </draw:polygon>
          </draw:g>
          <draw:frame draw:style-name="gr12" draw:text-style-name="P2" draw:layer="layout" svg:width="1.252cm" svg:height="1.127cm" svg:x="12.742cm" svg:y="26.222cm">
            <draw:text-box>
              <text:p text:style-name="P6"><text:span text:style-name="T6">データ</text:span></text:p>
              <text:p text:style-name="P6"><text:span text:style-name="T6">ファイル名</text:span></text:p>
            </draw:text-box>
          </draw:frame>
        </draw:g>
        <draw:g>
          <draw:g>
            <draw:polygon draw:style-name="gr5" draw:text-style-name="P5" draw:layer="layout" svg:width="1.588cm" svg:height="1.016cm" svg:x="6.855cm" svg:y="26.173cm" svg:viewBox="0 0 1589 1017" draw:points="158,0 0,158 0,858 158,1017 1430,1017 1589,858 1589,158 1430,0">
              <text:p/>
            </draw:polygon>
            <draw:polygon draw:style-name="gr6" draw:text-style-name="P3" draw:layer="layout" svg:width="1.588cm" svg:height="1.016cm" svg:x="6.855cm" svg:y="26.173cm" svg:viewBox="0 0 1589 1017" draw:points="158,0 0,158 0,858 158,1017 1430,1017 1589,858 1589,158 1430,0">
              <text:p/>
            </draw:polygon>
          </draw:g>
        </draw:g>
        <draw:frame draw:style-name="gr7" draw:text-style-name="P3" draw:layer="layout" svg:width="1.588cm" svg:height="0.932cm" svg:x="6.855cm" svg:y="25.877cm">
          <draw:text-box>
            <text:p/>
          </draw:text-box>
        </draw:frame>
        <draw:frame draw:style-name="gr8" draw:text-style-name="P3" draw:layer="layout" svg:width="1.588cm" svg:height="1.214cm" svg:x="7.49cm" svg:y="26.653cm">
          <draw:text-box>
            <text:p/>
          </draw:text-box>
        </draw:frame>
        <draw:frame draw:style-name="gr9" draw:text-style-name="P2" draw:layer="layout" svg:width="1.588cm" svg:height="0.677cm" svg:x="6.855cm" svg:y="26.511cm">
          <draw:text-box>
            <text:p text:style-name="P6"><text:span text:style-name="T6">バッチ名称</text:span></text:p>
          </draw:text-box>
        </draw:frame>
        <draw:g>
          <draw:g>
            <draw:path draw:style-name="gr10" draw:text-style-name="P7" draw:layer="layout" svg:width="1.767cm" svg:height="0.615cm" svg:x="7.559cm" svg:y="27.177cm" svg:viewBox="0 0 1768 616" svg:d="M76 616h1616c51 0 76-26 76-77v-463c0-51-25-76-76-76h-1616c-51 0-76 25-76 76v463c0 51 25 77 76 77z">
              <text:p/>
            </draw:path>
            <draw:path draw:style-name="gr6" draw:text-style-name="P3" draw:layer="layout" svg:width="1.767cm" svg:height="0.615cm" svg:x="7.559cm" svg:y="27.177cm" svg:viewBox="0 0 1768 616" svg:d="M76 616h1616c51 0 76-26 76-77v-463c0-51-25-76-76-76h-1616c-51 0-76 25-76 76v463c0 51 25 77 76 77z">
              <text:p/>
            </draw:path>
          </draw:g>
          <draw:frame draw:style-name="gr11" draw:text-style-name="P2" draw:layer="layout" svg:width="1.767cm" svg:height="1.045cm" svg:x="7.559cm" svg:y="26.962cm">
            <draw:text-box>
              <text:p text:style-name="P1"><text:span text:style-name="T6">BP080_</text:span><text:span text:style-name="T6">システムプロセスステップ</text:span></text:p>
            </draw:text-box>
          </draw:frame>
        </draw:g>
        <draw:g>
          <draw:g>
            <draw:path draw:style-name="gr5" draw:text-style-name="P5" draw:layer="layout" svg:width="1.733cm" svg:height="1.399cm" svg:x="9.81cm" svg:y="26.055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3" draw:text-style-name="P3" draw:layer="layout" svg:width="1.733cm" svg:height="1.399cm" svg:x="9.81cm" svg:y="26.055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3" draw:text-style-name="P2" draw:layer="layout" svg:width="1.733cm" svg:height="0.75cm" svg:x="9.81cm" svg:y="26.488cm">
            <draw:text-box>
              <text:p text:style-name="P6"><text:span text:style-name="T6">テーブル名称</text:span></text:p>
            </draw:text-box>
          </draw:frame>
        </draw:g>
        <draw:g>
          <draw:polygon draw:style-name="gr5" draw:text-style-name="P5" draw:layer="layout" svg:width="1.283cm" svg:height="1.283cm" svg:x="1.475cm" svg:y="26.264cm" svg:viewBox="0 0 1284 1284" draw:points="280,843 0,843 0,1284 1284,1284 1284,843 1003,843 1003,782 1123,782 1123,0 160,0 160,782 280,782">
            <text:p/>
          </draw:polygon>
          <draw:path draw:style-name="gr3" draw:text-style-name="P3" draw:layer="layout" svg:width="1.283cm" svg:height="1.283cm" svg:x="1.475cm" svg:y="26.264cm" svg:viewBox="0 0 1284 1284" svg:d="M280 843h-280v441h1284v-441h-281v-61h120v-782h-963v782h120zM280 843h723M280 782h723">
            <text:p/>
          </draw:path>
        </draw:g>
        <draw:g>
          <draw:path draw:style-name="gr5" draw:text-style-name="P5" draw:layer="layout" svg:width="0.521cm" svg:height="0.361cm" svg:x="2.137cm" svg:y="27.146cm" svg:viewBox="0 0 522 362" svg:d="M0 362h422v-362h-422zM462 60h60v-60h-60z">
            <text:p/>
          </draw:path>
          <draw:path draw:style-name="gr6" draw:text-style-name="P3" draw:layer="layout" svg:width="0.521cm" svg:height="0.361cm" svg:x="2.137cm" svg:y="27.146cm" svg:viewBox="0 0 522 362" svg:d="M0 362h422v-362h-422zM0 121h422M0 241h422M20 181h382M240 221h121v-80h-121zM462 60h60v-60h-60z">
            <text:p/>
          </draw:path>
        </draw:g>
        <draw:g>
          <draw:path draw:style-name="gr14" draw:text-style-name="P8" draw:layer="layout" svg:width="1.203cm" svg:height="0.862cm" svg:x="1.516cm" svg:y="26.354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6" draw:text-style-name="P3" draw:layer="layout" svg:width="1.203cm" svg:height="0.862cm" svg:x="1.516cm" svg:y="26.354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5" draw:text-style-name="P2" draw:layer="layout" svg:width="2.117cm" svg:height="0.537cm" svg:x="1.059cm" svg:y="27.547cm">
          <draw:text-box>
            <text:p text:style-name="P6"><text:span text:style-name="T7">画面名称</text:span></text:p>
          </draw:text-box>
        </draw:frame>
        <draw:g>
          <draw:g>
            <draw:path draw:style-name="gr10" draw:text-style-name="P7" draw:layer="layout" svg:width="1.767cm" svg:height="0.615cm" svg:x="2.19cm" svg:y="26.972cm" svg:viewBox="0 0 1768 616" svg:d="M76 616h1616c51 0 76-26 76-77v-463c0-51-25-76-76-76h-1616c-51 0-76 25-76 76v463c0 51 25 77 76 77z">
              <text:p/>
            </draw:path>
            <draw:path draw:style-name="gr6" draw:text-style-name="P3" draw:layer="layout" svg:width="1.767cm" svg:height="0.615cm" svg:x="2.19cm" svg:y="26.972cm" svg:viewBox="0 0 1768 616" svg:d="M76 616h1616c51 0 76-26 76-77v-463c0-51-25-76-76-76h-1616c-51 0-76 25-76 76v463c0 51 25 77 76 77z">
              <text:p/>
            </draw:path>
          </draw:g>
          <draw:frame draw:style-name="gr11" draw:text-style-name="P2" draw:layer="layout" svg:width="1.767cm" svg:height="1.045cm" svg:x="2.19cm" svg:y="26.757cm">
            <draw:text-box>
              <text:p text:style-name="P1"><text:span text:style-name="T6">BP080_</text:span><text:span text:style-name="T6">システムプロセスステップ</text:span></text:p>
            </draw:text-box>
          </draw:frame>
        </draw:g>
        <draw:g>
          <draw:polygon draw:style-name="gr3" draw:text-style-name="P3" draw:layer="layout" svg:width="2.143cm" svg:height="0.953cm" svg:x="24.627cm" svg:y="0.785cm" svg:viewBox="0 0 2144 954" draw:points="0,954 2144,954 2144,0 0,0">
            <text:p/>
          </draw:polygon>
          <draw:frame draw:style-name="gr4" draw:text-style-name="P2" draw:layer="layout" svg:width="2.143cm" svg:height="0.953cm" svg:x="24.627cm" svg:y="0.785cm">
            <draw:text-box>
              <text:p text:style-name="P1"><text:span text:style-name="T5">2008/06/18</text:span></text:p>
            </draw:text-box>
          </draw:frame>
        </draw:g>
        <draw:g>
          <draw:polygon draw:style-name="gr3" draw:text-style-name="P3" draw:layer="layout" svg:width="1.59cm" svg:height="0.953cm" svg:x="23.039cm" svg:y="0.785cm" svg:viewBox="0 0 1591 954" draw:points="0,954 1591,954 1591,0 0,0">
            <text:p/>
          </draw:polygon>
          <draw:frame draw:style-name="gr4" draw:text-style-name="P2" draw:layer="layout" svg:width="1.59cm" svg:height="0.953cm" svg:x="23.039cm" svg:y="0.785cm">
            <draw:text-box>
              <text:p text:style-name="P1"><text:span text:style-name="T5">作成日</text:span></text:p>
            </draw:text-box>
          </draw:frame>
        </draw:g>
        <draw:polygon draw:style-name="gr3" draw:text-style-name="P3" draw:layer="layout" svg:width="2.064cm" svg:height="0.953cm" svg:x="32.009cm" svg:y="0.785cm" svg:viewBox="0 0 2065 954" draw:points="0,954 2065,954 2065,0 0,0">
          <text:p/>
        </draw:polygon>
        <draw:g>
          <draw:polygon draw:style-name="gr3" draw:text-style-name="P3" draw:layer="layout" svg:width="1.429cm" svg:height="0.953cm" svg:x="30.58cm" svg:y="0.785cm" svg:viewBox="0 0 1430 954" draw:points="0,954 1430,954 1430,0 0,0">
            <text:p/>
          </draw:polygon>
          <draw:frame draw:style-name="gr4" draw:text-style-name="P2" draw:layer="layout" svg:width="1.429cm" svg:height="0.953cm" svg:x="30.58cm" svg:y="0.785cm">
            <draw:text-box>
              <text:p text:style-name="P1"><text:span text:style-name="T5">更新日</text:span></text:p>
            </draw:text-box>
          </draw:frame>
        </draw:g>
        <draw:polygon draw:style-name="gr3" draw:text-style-name="P3" draw:layer="layout" svg:width="2.143cm" svg:height="0.953cm" svg:x="35.58cm" svg:y="0.785cm" svg:viewBox="0 0 2144 954" draw:points="0,954 2144,954 2144,0 0,0">
          <text:p/>
        </draw:polygon>
        <draw:g>
          <draw:polygon draw:style-name="gr3" draw:text-style-name="P3" draw:layer="layout" svg:width="1.508cm" svg:height="0.953cm" svg:x="34.072cm" svg:y="0.785cm" svg:viewBox="0 0 1509 954" draw:points="0,954 1509,954 1509,0 0,0">
            <text:p/>
          </draw:polygon>
          <draw:frame draw:style-name="gr4" draw:text-style-name="P2" draw:layer="layout" svg:width="1.508cm" svg:height="0.953cm" svg:x="34.072cm" svg:y="0.785cm">
            <draw:text-box>
              <text:p text:style-name="P1"><text:span text:style-name="T5">更新者</text:span></text:p>
            </draw:text-box>
          </draw:frame>
        </draw:g>
        <draw:g>
          <draw:polygon draw:style-name="gr3" draw:text-style-name="P3" draw:layer="layout" svg:width="2.223cm" svg:height="0.953cm" svg:x="28.357cm" svg:y="0.785cm" svg:viewBox="0 0 2224 954" draw:points="0,954 2224,954 2224,0 0,0">
            <text:p/>
          </draw:polygon>
          <draw:frame draw:style-name="gr4" draw:text-style-name="P2" draw:layer="layout" svg:width="2.223cm" svg:height="0.953cm" svg:x="28.357cm" svg:y="0.785cm">
            <draw:text-box>
              <text:p text:style-name="P1"><text:span text:style-name="T5">ORA</text:span><text:span text:style-name="T5">長岡</text:span></text:p>
            </draw:text-box>
          </draw:frame>
        </draw:g>
        <draw:g>
          <draw:polygon draw:style-name="gr3" draw:text-style-name="P3" draw:layer="layout" svg:width="1.588cm" svg:height="0.953cm" svg:x="26.77cm" svg:y="0.785cm" svg:viewBox="0 0 1589 954" draw:points="0,954 1589,954 1589,0 0,0">
            <text:p/>
          </draw:polygon>
          <draw:frame draw:style-name="gr4" draw:text-style-name="P2" draw:layer="layout" svg:width="1.588cm" svg:height="0.953cm" svg:x="26.77cm" svg:y="0.785cm">
            <draw:text-box>
              <text:p text:style-name="P1"><text:span text:style-name="T5">作成者</text:span></text:p>
            </draw:text-box>
          </draw:frame>
        </draw:g>
        <draw:g>
          <draw:polygon draw:style-name="gr3" draw:text-style-name="P3" draw:layer="layout" svg:width="1.866cm" svg:height="0.953cm" svg:x="38.755cm" svg:y="0.785cm" svg:viewBox="0 0 1867 954" draw:points="0,954 1867,954 1867,0 0,0">
            <text:p/>
          </draw:polygon>
          <draw:frame draw:style-name="gr4" draw:text-style-name="P9" draw:layer="layout" svg:width="1.866cm" svg:height="0.953cm" svg:x="38.755cm" svg:y="0.785cm">
            <draw:text-box>
              <text:p text:style-name="P1"><text:span text:style-name="T4">Issue3.2</text:span></text:p>
            </draw:text-box>
          </draw:frame>
        </draw:g>
        <draw:g>
          <draw:polygon draw:style-name="gr3" draw:text-style-name="P3" draw:layer="layout" svg:width="1.032cm" svg:height="0.953cm" svg:x="37.724cm" svg:y="0.785cm" svg:viewBox="0 0 1033 954" draw:points="0,954 1033,954 1033,0 0,0">
            <text:p/>
          </draw:polygon>
          <draw:frame draw:style-name="gr4" draw:text-style-name="P2" draw:layer="layout" svg:width="1.032cm" svg:height="0.953cm" svg:x="37.724cm" svg:y="0.785cm">
            <draw:text-box>
              <text:p text:style-name="P1"><text:span text:style-name="T5">Ver.</text:span></text:p>
            </draw:text-box>
          </draw:frame>
        </draw:g>
        <draw:g>
          <draw:g>
            <draw:path draw:style-name="gr5" draw:text-style-name="P5" draw:layer="layout" svg:width="0.976cm" svg:height="0.976cm" svg:x="15.26cm" svg:y="26.267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6" draw:text-style-name="P3" draw:layer="layout" svg:width="0.976cm" svg:height="0.976cm" svg:x="15.26cm" svg:y="26.267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6" draw:text-style-name="P2" draw:layer="layout" svg:width="0.976cm" svg:height="0.976cm" svg:x="15.26cm" svg:y="26.267cm">
            <draw:text-box>
              <text:p text:style-name="P6"><text:span text:style-name="T6">番号</text:span></text:p>
            </draw:text-box>
          </draw:frame>
        </draw:g>
        <draw:g>
          <draw:g>
            <draw:path draw:style-name="gr5" draw:text-style-name="P5" draw:layer="layout" svg:width="2.226cm" svg:height="1.887cm" svg:x="16.769cm" svg:y="25.687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6" draw:text-style-name="P3" draw:layer="layout" svg:width="2.226cm" svg:height="1.887cm" svg:x="16.769cm" svg:y="25.687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17" draw:text-style-name="P2" draw:layer="layout" svg:width="2.223cm" svg:height="1.883cm" svg:x="16.769cm" svg:y="25.687cm">
            <draw:text-box>
              <text:p text:style-name="P6"><text:span text:style-name="T6">他システム名</text:span></text:p>
              <text:p text:style-name="P6"><text:span text:style-name="T6">/</text:span><text:span text:style-name="T6">他領域名</text:span></text:p>
              <text:p text:style-name="P6"><text:span text:style-name="T6">(INBOUND</text:span><text:span text:style-name="T6">、</text:span><text:span text:style-name="T6">OUTBOUND)</text:span></text:p>
            </draw:text-box>
          </draw:frame>
        </draw:g>
        <draw:g>
          <draw:g>
            <draw:path draw:style-name="gr5" draw:text-style-name="P5" draw:layer="layout" svg:width="2.539cm" svg:height="0.953cm" svg:x="2.391cm" svg:y="16.701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6" draw:text-style-name="P3" draw:layer="layout" svg:width="2.539cm" svg:height="0.953cm" svg:x="2.391cm" svg:y="16.701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18" draw:text-style-name="P2" draw:layer="layout" svg:width="2.54cm" svg:height="0.953cm" svg:x="2.391cm" svg:y="16.701cm">
            <draw:text-box>
              <text:p text:style-name="P6"><text:span text:style-name="T5">START</text:span></text:p>
            </draw:text-box>
          </draw:frame>
        </draw:g>
        <draw:g>
          <draw:polygon draw:style-name="gr19" draw:text-style-name="P3" draw:layer="layout" svg:width="14.526cm" svg:height="4.639cm" svg:x="1.925cm" svg:y="3.007cm" svg:viewBox="0 0 14527 4640" draw:points="0,4640 14527,4640 14527,0 0,0">
            <text:p/>
          </draw:polygon>
          <draw:frame draw:style-name="gr20" draw:text-style-name="P2" draw:layer="layout" svg:width="14.526cm" svg:height="4.639cm" svg:x="1.925cm" svg:y="3.007cm">
            <draw:text-box>
              <text:p text:style-name="P1"><text:span text:style-name="T8">処理概要</text:span></text:p>
              <text:p text:style-name="P1"><text:span text:style-name="T9">　当該機能は以下のとおり</text:span></text:p>
              <text:p text:style-name="P1"><text:span text:style-name="T9">　　</text:span><text:span text:style-name="T12">①支払新規登録</text:span></text:p>
              <text:p text:style-name="P1"><text:span text:style-name="T12">　　②支払照会</text:span></text:p>
              <text:p text:style-name="P1"><text:span text:style-name="T9"/></text:p>
              <text:p text:style-name="P1"><text:span text:style-name="T8">システム利用者</text:span></text:p>
              <text:p text:style-name="P1"><text:span text:style-name="T9">　</text:span><text:span text:style-name="T12">システム利用者は財務経理部担当</text:span></text:p>
              <text:p text:style-name="P1"><text:span text:style-name="T9"/></text:p>
              <text:p text:style-name="P1"><text:span text:style-name="T8">処理タイミング、その他</text:span></text:p>
              <text:p text:style-name="P1"><text:span text:style-name="T9">　・処理タイミングはハンドにて随時とする。</text:span></text:p>
              <text:p text:style-name="P1"><text:span text:style-name="T9"/></text:p>
            </draw:text-box>
          </draw:frame>
        </draw:g>
        <draw:g>
          <draw:g>
            <draw:path draw:style-name="gr5" draw:text-style-name="P5" draw:layer="layout" svg:width="2.117cm" svg:height="0.794cm" svg:x="19.573cm" svg:y="26.344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6" draw:text-style-name="P3" draw:layer="layout" svg:width="2.117cm" svg:height="0.794cm" svg:x="19.573cm" svg:y="26.344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1" draw:text-style-name="P2" draw:layer="layout" svg:width="2.117cm" svg:height="0.794cm" svg:x="19.573cm" svg:y="26.344cm">
            <draw:text-box>
              <text:p text:style-name="P6"><text:span text:style-name="T6">START/END</text:span></text:p>
            </draw:text-box>
          </draw:frame>
        </draw:g>
        <draw:path draw:style-name="gr3" draw:text-style-name="P3" draw:layer="layout" svg:width="2.111cm" svg:height="2.111cm" svg:x="17.214cm" svg:y="15.513cm" svg:viewBox="0 0 2112 2112" svg:d="M461 1386h-461v726h2112v-726h-462v-99h198v-1287h-1585v1287h198zM461 1386h1189M461 1287h1189">
          <text:p/>
        </draw:path>
        <draw:path draw:style-name="gr6" draw:text-style-name="P3" draw:layer="layout" svg:width="0.858cm" svg:height="0.594cm" svg:x="18.302cm" svg:y="16.965cm" svg:viewBox="0 0 859 595" svg:d="M0 595h694v-595h-694zM0 198h694M0 396h694M32 297h629M396 363h198v-132h-198zM760 98h99v-98h-99z">
          <text:p/>
        </draw:path>
        <draw:path draw:style-name="gr6" draw:text-style-name="P3" draw:layer="layout" svg:width="1.979cm" svg:height="1.419cm" svg:x="17.28cm" svg:y="15.662cm" svg:viewBox="0 0 1980 1420" svg:d="M1658 1015h74v-25h-74zM445 842v-744h1089v744zM395 891h1189v-842h49v-49h-1287v941h49zM197 1064h1585M593 1140v-76M989 1140v-76M0 1371h197v-66h-197zM1155 1420h429v-33h-429zM1914 1338h66v-33h-66zM1914 1403h66v-32h-66z">
          <text:p/>
        </draw:path>
        <draw:frame draw:style-name="gr56" draw:text-style-name="P9" draw:layer="layout" svg:width="3.636cm" svg:height="1.475cm" svg:x="16.451cm" svg:y="17.48cm">
          <draw:text-box>
            <text:p text:style-name="P6"><text:span text:style-name="T13">CFO_005_S02</text:span><text:span text:style-name="T13">：</text:span></text:p>
            <text:p text:style-name="P10"><text:span text:style-name="T13">ERP</text:span><text:span text:style-name="T13">標準：支払画面</text:span></text:p>
          </draw:text-box>
        </draw:frame>
        <draw:g>
          <draw:g>
            <draw:path draw:style-name="gr10" draw:text-style-name="P7" draw:layer="layout" svg:width="2.778cm" svg:height="0.675cm" svg:x="15.908cm" svg:y="13.097cm" svg:viewBox="0 0 2779 676" svg:d="M76 676h2626c51 0 77-25 77-76v-524c0-51-26-76-77-76h-2626c-51 0-76 25-76 76v524c0 51 25 76 76 76z">
              <text:p/>
            </draw:path>
            <draw:path draw:style-name="gr6" draw:text-style-name="P3" draw:layer="layout" svg:width="2.778cm" svg:height="0.675cm" svg:x="15.908cm" svg:y="13.097cm" svg:viewBox="0 0 2779 676" svg:d="M76 676h2626c51 0 77-25 77-76v-524c0-51-26-76-77-76h-2626c-51 0-76 25-76 76v524c0 51 25 76 76 76z">
              <text:p/>
            </draw:path>
          </draw:g>
          <draw:frame draw:style-name="gr30" draw:text-style-name="P2" draw:layer="layout" svg:width="2.778cm" svg:height="0.791cm" svg:x="15.908cm" svg:y="13.039cm">
            <draw:text-box>
              <text:p text:style-name="P1"><text:span text:style-name="T16">K0307_02_018</text:span><text:span text:style-name="T6">:</text:span><text:span text:style-name="T6">支払</text:span></text:p>
              <text:p text:style-name="P1"><text:span text:style-name="T6"/></text:p>
            </draw:text-box>
          </draw:frame>
        </draw:g>
        <draw:g>
          <draw:g>
            <draw:path draw:style-name="gr5" draw:text-style-name="P5" draw:layer="layout" svg:width="2.17cm" svg:height="1.752cm" svg:x="8.958cm" svg:y="10.862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8.958cm" svg:y="10.862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25" draw:text-style-name="P2" draw:layer="layout" svg:width="2.17cm" svg:height="1.303cm" svg:x="8.958cm" svg:y="11.222cm">
            <draw:text-box>
              <text:p text:style-name="P6"><text:span text:style-name="T14">ERP</text:span><text:span text:style-name="T2">標準：支払</text:span></text:p>
              <text:p text:style-name="P6"><text:span text:style-name="T2">請求書</text:span></text:p>
              <text:p text:style-name="P6"><text:span text:style-name="T2">テーブル</text:span></text:p>
            </draw:text-box>
          </draw:frame>
        </draw:g>
        <draw:g>
          <draw:path draw:style-name="gr24" draw:text-style-name="P3" draw:layer="layout" svg:width="6.086cm" svg:height="5.465cm" svg:x="11.127cm" svg:y="11.738cm" svg:viewBox="0 0 6087 5466" svg:d="M0 0h3584c106 0 159 53 159 158v5149c0 106 52 159 158 159h2186">
            <text:p/>
          </draw:path>
          <draw:frame draw:style-name="gr8" draw:text-style-name="P3" draw:layer="layout" svg:width="1.058cm" svg:height="1.214cm" svg:x="14.34cm" svg:y="12.955cm">
            <draw:text-box>
              <text:p/>
            </draw:text-box>
          </draw:frame>
        </draw:g>
        <draw:g>
          <draw:path draw:style-name="gr24" draw:text-style-name="P3" draw:layer="layout" svg:width="4.026cm" svg:height="5.44cm" svg:x="4.931cm" svg:y="11.738cm" svg:viewBox="0 0 4027 5441" svg:d="M0 5441h1894c106 0 160-53 160-159v-5124c0-105 53-158 159-158h1814">
            <text:p/>
          </draw:path>
          <draw:frame draw:style-name="gr8" draw:text-style-name="P3" draw:layer="layout" svg:width="1.058cm" svg:height="1.214cm" svg:x="6.456cm" svg:y="14.062cm">
            <draw:text-box>
              <text:p/>
            </draw:text-box>
          </draw:frame>
        </draw:g>
        <draw:g>
          <draw:g>
            <draw:path draw:style-name="gr10" draw:text-style-name="P7" draw:layer="layout" svg:width="2.778cm" svg:height="0.675cm" svg:x="16.526cm" svg:y="13.481cm" svg:viewBox="0 0 2779 676" svg:d="M76 676h2626c51 0 77-25 77-76v-524c0-51-26-76-77-76h-2626c-51 0-76 25-76 76v524c0 51 25 76 76 76z">
              <text:p/>
            </draw:path>
            <draw:path draw:style-name="gr6" draw:text-style-name="P3" draw:layer="layout" svg:width="2.778cm" svg:height="0.675cm" svg:x="16.526cm" svg:y="13.481cm" svg:viewBox="0 0 2779 676" svg:d="M76 676h2626c51 0 77-25 77-76v-524c0-51-26-76-77-76h-2626c-51 0-76 25-76 76v524c0 51 25 76 76 76z">
              <text:p/>
            </draw:path>
          </draw:g>
          <draw:frame draw:style-name="gr30" draw:text-style-name="P2" draw:layer="layout" svg:width="2.778cm" svg:height="0.791cm" svg:x="16.526cm" svg:y="13.423cm">
            <draw:text-box>
              <text:p text:style-name="P1"><text:span text:style-name="T16">K0308_02_019</text:span><text:span text:style-name="T6">:</text:span><text:span text:style-name="T6">支払</text:span></text:p>
              <text:p text:style-name="P1"><text:span text:style-name="T6"/></text:p>
            </draw:text-box>
          </draw:frame>
        </draw:g>
        <draw:g>
          <draw:g>
            <draw:path draw:style-name="gr10" draw:text-style-name="P7" draw:layer="layout" svg:width="2.778cm" svg:height="0.675cm" svg:x="17.224cm" svg:y="13.864cm" svg:viewBox="0 0 2779 676" svg:d="M76 676h2626c51 0 77-25 77-76v-524c0-51-26-76-77-76h-2626c-51 0-76 25-76 76v524c0 51 25 76 76 76z">
              <text:p/>
            </draw:path>
            <draw:path draw:style-name="gr6" draw:text-style-name="P3" draw:layer="layout" svg:width="2.778cm" svg:height="0.675cm" svg:x="17.224cm" svg:y="13.864cm" svg:viewBox="0 0 2779 676" svg:d="M76 676h2626c51 0 77-25 77-76v-524c0-51-26-76-77-76h-2626c-51 0-76 25-76 76v524c0 51 25 76 76 76z">
              <text:p/>
            </draw:path>
          </draw:g>
          <draw:frame draw:style-name="gr30" draw:text-style-name="P2" draw:layer="layout" svg:width="2.778cm" svg:height="0.791cm" svg:x="17.224cm" svg:y="13.806cm">
            <draw:text-box>
              <text:p text:style-name="P1"><text:span text:style-name="T16">K0309_02_028</text:span><text:span text:style-name="T6">:</text:span><text:span text:style-name="T6">支払</text:span></text:p>
              <text:p text:style-name="P1"><text:span text:style-name="T6"/></text:p>
            </draw:text-box>
          </draw:frame>
        </draw:g>
        <draw:g>
          <draw:g>
            <draw:path draw:style-name="gr10" draw:text-style-name="P7" draw:layer="layout" svg:width="2.778cm" svg:height="0.675cm" svg:x="17.783cm" svg:y="14.228cm" svg:viewBox="0 0 2779 676" svg:d="M76 676h2626c51 0 77-25 77-76v-524c0-51-26-76-77-76h-2626c-51 0-76 25-76 76v524c0 51 25 76 76 76z">
              <text:p/>
            </draw:path>
            <draw:path draw:style-name="gr6" draw:text-style-name="P3" draw:layer="layout" svg:width="2.778cm" svg:height="0.675cm" svg:x="17.783cm" svg:y="14.228cm" svg:viewBox="0 0 2779 676" svg:d="M76 676h2626c51 0 77-25 77-76v-524c0-51-26-76-77-76h-2626c-51 0-76 25-76 76v524c0 51 25 76 76 76z">
              <text:p/>
            </draw:path>
          </draw:g>
          <draw:frame draw:style-name="gr30" draw:text-style-name="P2" draw:layer="layout" svg:width="2.778cm" svg:height="0.791cm" svg:x="17.783cm" svg:y="14.17cm">
            <draw:text-box>
              <text:p text:style-name="P1"><text:span text:style-name="T16">K0311_02_018</text:span><text:span text:style-name="T6">:</text:span><text:span text:style-name="T6">支払</text:span></text:p>
              <text:p text:style-name="P1"><text:span text:style-name="T6"/></text:p>
            </draw:text-box>
          </draw:frame>
        </draw:g>
        <draw:g>
          <draw:g>
            <draw:path draw:style-name="gr10" draw:text-style-name="P7" draw:layer="layout" svg:width="2.778cm" svg:height="0.675cm" svg:x="18.357cm" svg:y="14.631cm" svg:viewBox="0 0 2779 676" svg:d="M76 676h2626c51 0 77-25 77-76v-524c0-51-26-76-77-76h-2626c-51 0-76 25-76 76v524c0 51 25 76 76 76z">
              <text:p/>
            </draw:path>
            <draw:path draw:style-name="gr6" draw:text-style-name="P3" draw:layer="layout" svg:width="2.778cm" svg:height="0.675cm" svg:x="18.357cm" svg:y="14.631cm" svg:viewBox="0 0 2779 676" svg:d="M76 676h2626c51 0 77-25 77-76v-524c0-51-26-76-77-76h-2626c-51 0-76 25-76 76v524c0 51 25 76 76 76z">
              <text:p/>
            </draw:path>
          </draw:g>
          <draw:frame draw:style-name="gr30" draw:text-style-name="P2" draw:layer="layout" svg:width="2.778cm" svg:height="0.791cm" svg:x="18.357cm" svg:y="14.573cm">
            <draw:text-box>
              <text:p text:style-name="P1"><text:span text:style-name="T16">K0313_02_027</text:span><text:span text:style-name="T6">:</text:span><text:span text:style-name="T6">支払</text:span></text:p>
              <text:p text:style-name="P1"><text:span text:style-name="T6"/></text:p>
            </draw:text-box>
          </draw:frame>
        </draw:g>
        <draw:g>
          <draw:g>
            <draw:path draw:style-name="gr5" draw:text-style-name="P5" draw:layer="layout" svg:width="2.17cm" svg:height="1.752cm" svg:x="23.542cm" svg:y="14.095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23.542cm" svg:y="14.095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53" draw:text-style-name="P2" draw:layer="layout" svg:width="2.17cm" svg:height="0.963cm" svg:x="23.542cm" svg:y="14.626cm">
            <draw:text-box>
              <text:p text:style-name="P6"><text:span text:style-name="T14">ERP</text:span><text:span text:style-name="T2">標準：支払</text:span></text:p>
              <text:p text:style-name="P6"><text:span text:style-name="T2">テーブル</text:span></text:p>
            </draw:text-box>
          </draw:frame>
        </draw:g>
        <draw:g>
          <draw:path draw:style-name="gr24" draw:text-style-name="P3" draw:layer="layout" svg:width="4.217cm" svg:height="1.597cm" svg:x="19.325cm" svg:y="14.972cm" svg:viewBox="0 0 4218 1598" svg:d="M0 1598h2742c106 0 159-53 159-159v-1281c0-105 53-158 158-158h1159">
            <text:p/>
          </draw:path>
          <draw:frame draw:style-name="gr8" draw:text-style-name="P3" draw:layer="layout" svg:width="1.058cm" svg:height="1.214cm" svg:x="21.506cm" svg:y="15.962cm">
            <draw:text-box>
              <text:p/>
            </draw:text-box>
          </draw:frame>
        </draw:g>
        <draw:g>
          <draw:g>
            <draw:path draw:style-name="gr5" draw:text-style-name="P5" draw:layer="layout" svg:width="2.17cm" svg:height="1.752cm" svg:x="23.542cm" svg:y="17.197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23.542cm" svg:y="17.197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25" draw:text-style-name="P2" draw:layer="layout" svg:width="2.17cm" svg:height="1.303cm" svg:x="23.542cm" svg:y="17.557cm">
            <draw:text-box>
              <text:p text:style-name="P6"><text:span text:style-name="T14">ERP</text:span><text:span text:style-name="T2">標準：支払</text:span></text:p>
              <text:p text:style-name="P6"><text:span text:style-name="T2">請求書</text:span></text:p>
              <text:p text:style-name="P6"><text:span text:style-name="T2">テーブル</text:span></text:p>
            </draw:text-box>
          </draw:frame>
        </draw:g>
        <draw:g>
          <draw:path draw:style-name="gr24" draw:text-style-name="P3" draw:layer="layout" svg:width="4.217cm" svg:height="1.504cm" svg:x="19.325cm" svg:y="16.569cm" svg:viewBox="0 0 4218 1505" svg:d="M0 0h2742c106 0 159 53 159 158v1188c0 106 53 159 158 159h1159">
            <text:p/>
          </draw:path>
          <draw:frame draw:style-name="gr8" draw:text-style-name="P3" draw:layer="layout" svg:width="1.058cm" svg:height="1.214cm" svg:x="21.461cm" svg:y="15.962cm">
            <draw:text-box>
              <text:p/>
            </draw:text-box>
          </draw:frame>
        </draw:g>
        <draw:g>
          <draw:path draw:style-name="gr24" draw:text-style-name="P3" draw:layer="layout" svg:width="10.343cm" svg:height="7.255cm" svg:x="25.711cm" svg:y="14.972cm" svg:viewBox="0 0 10344 7256" svg:d="M0 0h1170c106 0 159 53 159 158v6939c0 106 53 159 158 159h8857">
            <text:p/>
          </draw:path>
          <draw:frame draw:style-name="gr8" draw:text-style-name="P3" draw:layer="layout" svg:width="1.058cm" svg:height="1.214cm" svg:x="26.549cm" svg:y="21.499cm">
            <draw:text-box>
              <text:p/>
            </draw:text-box>
          </draw:frame>
        </draw:g>
        <draw:g>
          <draw:path draw:style-name="gr24" draw:text-style-name="P3" draw:layer="layout" svg:width="10.343cm" svg:height="4.154cm" svg:x="25.711cm" svg:y="18.073cm" svg:viewBox="0 0 10344 4155" svg:d="M0 0h1170c106 0 159 53 159 158v3838c0 106 53 159 158 159h8857">
            <text:p/>
          </draw:path>
          <draw:frame draw:style-name="gr8" draw:text-style-name="P3" draw:layer="layout" svg:width="1.058cm" svg:height="1.214cm" svg:x="28.107cm" svg:y="21.62cm">
            <draw:text-box>
              <text:p/>
            </draw:text-box>
          </draw:frame>
        </draw:g>
        <draw:g>
          <draw:g>
            <draw:path draw:style-name="gr5" draw:text-style-name="P5" draw:layer="layout" svg:width="2.17cm" svg:height="1.752cm" svg:x="8.958cm" svg:y="8.557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8.958cm" svg:y="8.557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53" draw:text-style-name="P2" draw:layer="layout" svg:width="2.17cm" svg:height="0.963cm" svg:x="8.958cm" svg:y="9.087cm">
            <draw:text-box>
              <text:p text:style-name="P6"><text:span text:style-name="T14">ERP</text:span><text:span text:style-name="T2">標準：支払</text:span></text:p>
              <text:p text:style-name="P6"><text:span text:style-name="T2">テーブル</text:span></text:p>
            </draw:text-box>
          </draw:frame>
        </draw:g>
        <draw:g>
          <draw:path draw:style-name="gr24" draw:text-style-name="P3" draw:layer="layout" svg:width="6.086cm" svg:height="7.77cm" svg:x="11.127cm" svg:y="9.433cm" svg:viewBox="0 0 6087 7771" svg:d="M0 0h3584c106 0 159 53 159 158v7454c0 106 52 159 158 159h2186">
            <text:p/>
          </draw:path>
          <draw:frame draw:style-name="gr8" draw:text-style-name="P3" draw:layer="layout" svg:width="1.058cm" svg:height="1.214cm" svg:x="14.34cm" svg:y="11.76cm">
            <draw:text-box>
              <text:p/>
            </draw:text-box>
          </draw:frame>
        </draw:g>
        <draw:g>
          <draw:path draw:style-name="gr24" draw:text-style-name="P3" draw:layer="layout" svg:width="4.026cm" svg:height="7.745cm" svg:x="4.931cm" svg:y="9.433cm" svg:viewBox="0 0 4027 7746" svg:d="M0 7746h1894c106 0 160-53 160-159v-7429c0-105 53-158 159-158h1814">
            <text:p/>
          </draw:path>
          <draw:frame draw:style-name="gr8" draw:text-style-name="P3" draw:layer="layout" svg:width="1.058cm" svg:height="1.214cm" svg:x="6.456cm" svg:y="12.951cm">
            <draw:text-box>
              <text:p/>
            </draw:text-box>
          </draw:frame>
        </draw:g>
        <draw:g>
          <draw:g>
            <draw:polygon draw:style-name="gr5" draw:text-style-name="P5" draw:layer="layout" svg:width="2.442cm" svg:height="1.127cm" svg:x="34.339cm" svg:y="15.839cm" svg:viewBox="0 0 2443 1128" draw:points="0,1128 1879,1128 2443,0 563,0">
              <text:p/>
            </draw:polygon>
            <draw:polygon draw:style-name="gr6" draw:text-style-name="P3" draw:layer="layout" svg:width="2.442cm" svg:height="1.127cm" svg:x="34.339cm" svg:y="15.839cm" svg:viewBox="0 0 2443 1128" draw:points="0,1128 1879,1128 2443,0 563,0">
              <text:p/>
            </draw:polygon>
          </draw:g>
          <draw:frame draw:style-name="gr12" draw:text-style-name="P2" draw:layer="layout" svg:width="1.252cm" svg:height="1.127cm" svg:x="34.934cm" svg:y="15.839cm">
            <draw:text-box>
              <text:p text:style-name="P6"><text:span text:style-name="T6">振込依頼書</text:span></text:p>
            </draw:text-box>
          </draw:frame>
        </draw:g>
        <draw:frame draw:style-name="gr27" draw:text-style-name="P9" draw:layer="layout" svg:width="2.54cm" svg:height="0.341cm" svg:x="29.657cm" svg:y="15.449cm">
          <draw:text-box>
            <text:p text:style-name="P1"><text:span text:style-name="T14">CFO_005_S08</text:span></text:p>
          </draw:text-box>
        </draw:frame>
        <draw:g>
          <draw:g>
            <draw:path draw:style-name="gr10" draw:text-style-name="P7" draw:layer="layout" svg:width="3.281cm" svg:height="0.612cm" svg:x="30.438cm" svg:y="17.06cm" svg:viewBox="0 0 3282 613" svg:d="M101 613h3080c67 0 101-34 101-102v-410c0-67-34-101-101-101h-3080c-67 0-101 34-101 101v410c0 68 34 102 101 102z">
              <text:p/>
            </draw:path>
            <draw:path draw:style-name="gr6" draw:text-style-name="P3" draw:layer="layout" svg:width="3.281cm" svg:height="0.612cm" svg:x="30.438cm" svg:y="17.06cm" svg:viewBox="0 0 3282 613" svg:d="M101 613h3080c67 0 101-34 101-102v-410c0-67-34-101-101-101h-3080c-67 0-101 34-101 101v410c0 68 34 102 101 102z">
              <text:p/>
            </draw:path>
          </draw:g>
          <draw:frame draw:style-name="gr30" draw:text-style-name="P2" draw:layer="layout" svg:width="3.281cm" svg:height="0.791cm" svg:x="30.438cm" svg:y="16.971cm">
            <draw:text-box>
              <text:p text:style-name="P1"><text:span text:style-name="T16">K0307_02_019</text:span><text:span text:style-name="T6">:</text:span><text:span text:style-name="T6">銀行振込依頼データ印刷</text:span></text:p>
            </draw:text-box>
          </draw:frame>
        </draw:g>
        <draw:frame draw:style-name="gr28" draw:text-style-name="P2" draw:layer="layout" svg:width="2.54cm" svg:height="1.566cm" svg:x="29.5cm" svg:y="15.784cm">
          <draw:text-box>
            <text:p text:style-name="P6"><text:span text:style-name="T14">ERP</text:span><text:span text:style-name="T2">標準：銀行振込依頼</text:span></text:p>
          </draw:text-box>
        </draw:frame>
        <draw:g>
          <draw:line draw:style-name="gr24" draw:text-style-name="P3" draw:layer="layout" svg:x1="32.197cm" svg:y1="16.403cm" svg:x2="34.62cm" svg:y2="16.403cm">
            <text:p/>
          </draw:line>
          <draw:frame draw:style-name="gr8" draw:text-style-name="P3" draw:layer="layout" svg:width="1.058cm" svg:height="1.214cm" svg:x="32.835cm" svg:y="15.796cm">
            <draw:text-box>
              <text:p/>
            </draw:text-box>
          </draw:frame>
        </draw:g>
        <draw:g>
          <draw:polygon draw:style-name="gr6" draw:text-style-name="P3" draw:layer="layout" svg:width="2.54cm" svg:height="1.905cm" svg:x="29.55cm" svg:y="15.35cm" svg:viewBox="0 0 2541 1906" draw:points="158,0 0,158 0,1747 158,1906 2382,1906 2541,1747 2541,158 2382,0">
            <text:p/>
          </draw:polygon>
        </draw:g>
        <draw:g>
          <draw:path draw:style-name="gr24" draw:text-style-name="P3" draw:layer="layout" svg:width="3.946cm" svg:height="1.749cm" svg:x="25.711cm" svg:y="14.972cm" svg:viewBox="0 0 3947 1750" svg:d="M0 0h1171c106 0 159 53 159 158v1434c0 105 52 158 158 158h2459">
            <text:p/>
          </draw:path>
          <draw:frame draw:style-name="gr8" draw:text-style-name="P3" draw:layer="layout" svg:width="1.058cm" svg:height="1.214cm" svg:x="26.511cm" svg:y="15.782cm">
            <draw:text-box>
              <text:p/>
            </draw:text-box>
          </draw:frame>
        </draw:g>
        <draw:g>
          <draw:path draw:style-name="gr24" draw:text-style-name="P3" draw:layer="layout" svg:width="5.98cm" svg:height="5.824cm" svg:x="32.068cm" svg:y="16.403cm" svg:viewBox="0 0 5981 5825" svg:d="M4432 0h1390c106 0 159 53 159 158v2578c0 106-53 159-159 159h-5664c-105 0-158 53-158 159v2613c0 105 53 158 158 158h3829">
            <text:p/>
          </draw:path>
          <draw:frame draw:style-name="gr8" draw:text-style-name="P3" draw:layer="layout" svg:width="1.058cm" svg:height="1.214cm" svg:x="33.603cm" svg:y="18.69cm">
            <draw:text-box>
              <text:p/>
            </draw:text-box>
          </draw:frame>
        </draw:g>
        <draw:g>
          <draw:g>
            <draw:path draw:style-name="gr5" draw:text-style-name="P5" draw:layer="layout" svg:width="2.539cm" svg:height="0.953cm" svg:x="36.054cm" svg:y="21.751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6" draw:text-style-name="P3" draw:layer="layout" svg:width="2.539cm" svg:height="0.953cm" svg:x="36.054cm" svg:y="21.751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18" draw:text-style-name="P2" draw:layer="layout" svg:width="2.54cm" svg:height="0.953cm" svg:x="36.054cm" svg:y="21.751cm">
            <draw:text-box>
              <text:p text:style-name="P6"><text:span text:style-name="T5">END</text:span></text:p>
            </draw:text-box>
          </draw:frame>
        </draw:g>
        <draw:g>
          <draw:g>
            <draw:path draw:style-name="gr10" draw:text-style-name="P7" draw:layer="layout" svg:width="2.778cm" svg:height="0.675cm" svg:x="31.492cm" svg:y="17.478cm" svg:viewBox="0 0 2779 676" svg:d="M76 676h2626c51 0 77-25 77-76v-524c0-51-26-76-77-76h-2626c-51 0-76 25-76 76v524c0 51 25 76 76 76z">
              <text:p/>
            </draw:path>
            <draw:path draw:style-name="gr6" draw:text-style-name="P3" draw:layer="layout" svg:width="2.778cm" svg:height="0.675cm" svg:x="31.492cm" svg:y="17.478cm" svg:viewBox="0 0 2779 676" svg:d="M76 676h2626c51 0 77-25 77-76v-524c0-51-26-76-77-76h-2626c-51 0-76 25-76 76v524c0 51 25 76 76 76z">
              <text:p/>
            </draw:path>
          </draw:g>
          <draw:frame draw:style-name="gr30" draw:text-style-name="P2" draw:layer="layout" svg:width="2.778cm" svg:height="0.791cm" svg:x="31.492cm" svg:y="17.42cm">
            <draw:text-box>
              <text:p text:style-name="P1"><text:span text:style-name="T16">K0311_02_019</text:span><text:span text:style-name="T6">:</text:span><text:span text:style-name="T6">銀行振込依頼データ印刷</text:span></text:p>
            </draw:text-box>
          </draw:frame>
        </draw:g>
        <draw:frame draw:style-name="gr57" draw:text-style-name="P16" draw:layer="layout" svg:width="6.304cm" svg:height="1.192cm" svg:x="16.02cm" svg:y="18.758cm">
          <draw:text-box>
            <text:p text:style-name="P1"><text:span text:style-name="T14">・支払画面にて</text:span><text:span text:style-name="T14">AP</text:span><text:span text:style-name="T14">に計上された債務の支払処理（クイック支払）する</text:span></text:p>
            <text:p text:style-name="P1"><text:span text:style-name="T2"/></text:p>
          </draw:text-box>
        </draw:frame>
        <draw:frame draw:style-name="gr48" draw:text-style-name="P9" draw:layer="layout" svg:width="6.304cm" svg:height="1.163cm" svg:x="29.045cm" svg:y="18.38cm">
          <draw:text-box>
            <text:p text:style-name="P1"><text:span text:style-name="T14">・支払ファイルの管理画面より、「銀行振込依頼」をダウンロード</text:span></text:p>
          </draw:text-box>
        </draw:frame>
        <draw:g>
          <draw:polygon draw:style-name="gr3" draw:text-style-name="P3" draw:layer="layout" svg:width="2.064cm" svg:height="0.953cm" svg:x="32.009cm" svg:y="0.785cm" svg:viewBox="0 0 2065 954" draw:points="0,954 2065,954 2065,0 0,0">
            <text:p/>
          </draw:polygon>
          <draw:frame draw:style-name="gr4" draw:text-style-name="P9" draw:layer="layout" svg:width="2.064cm" svg:height="0.953cm" svg:x="32.009cm" svg:y="0.785cm">
            <draw:text-box>
              <text:p text:style-name="P1"><text:span text:style-name="T4">2022/08/17</text:span></text:p>
            </draw:text-box>
          </draw:frame>
        </draw:g>
        <draw:g>
          <draw:polygon draw:style-name="gr3" draw:text-style-name="P3" draw:layer="layout" svg:width="2.143cm" svg:height="0.953cm" svg:x="35.58cm" svg:y="0.785cm" svg:viewBox="0 0 2144 954" draw:points="0,954 2144,954 2144,0 0,0">
            <text:p/>
          </draw:polygon>
          <draw:frame draw:style-name="gr4" draw:text-style-name="P9" draw:layer="layout" svg:width="2.143cm" svg:height="0.953cm" svg:x="35.58cm" svg:y="0.785cm">
            <draw:text-box>
              <text:p text:style-name="P1"><text:span text:style-name="T4">SCSK</text:span><text:span text:style-name="T4">村澤</text:span></text:p>
            </draw:text-box>
          </draw:frame>
        </draw:g>
        <draw:frame draw:style-name="gr15" draw:text-style-name="P2" draw:layer="layout" svg:width="10.358cm" svg:height="0.537cm" svg:x="16.351cm" svg:y="28.9cm">
          <draw:text-box>
            <text:p text:style-name="P12"><text:span text:style-name="T6">Copyright © 2022, SCSK Corporation. All rights reserved.</text:span></text:p>
          </draw:text-box>
        </draw:frame>
        <draw:frame draw:style-name="gr15" draw:text-style-name="P2" draw:layer="layout" svg:width="10.358cm" svg:height="0.537cm" svg:x="16.435cm" svg:y="28.61cm">
          <draw:text-box>
            <text:p text:style-name="P12"><text:span text:style-name="T6">CONFIDENTIAL</text:span><text:span text:style-name="T6">　株式会社伊藤園　</text:span><text:span text:style-name="T6">SCSK</text:span><text:span text:style-name="T6">株式会社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system" style:font-pitch="variable"/>
    <style:font-face style:name="Ｍ" svg:font-family="Ｍ" style:font-pitch="variable"/>
    <style:font-face style:name="Ｍ1" svg:font-family="Ｍ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opacity draw:name="Transparency_20_1" draw:display-name="Transparency 1" draw:style="linear" draw:start="100%" draw:end="0%" draw:angle="0deg" draw:border="0%"/>
    <draw:marker draw:name="Arrow" svg:viewBox="0 0 20 30" svg:d="M10 0l-10 30h20z"/>
    <draw:marker draw:name="Marker_5f_0" draw:display-name="Marker_0" svg:viewBox="0 0 20 30" svg:d="M10 0l-10 30h20z"/>
    <draw:marker draw:name="線の終点_20_1" draw:display-name="線の終点 1" svg:viewBox="0 0 20 20" svg:d="M0 20l10-20 10 20z"/>
    <draw:marker draw:name="線の終点_20_2" draw:display-name="線の終点 2" svg:viewBox="0 0 20 20" svg:d="M0 20l10-20 10 20z"/>
    <draw:marker draw:name="線の終点_20_3" draw:display-name="線の終点 3" svg:viewBox="0 0 20 20" svg:d="M0 20l10-20 10 20z"/>
    <draw:stroke-dash draw:name="Dash_5f_0" draw:display-name="Dash_0" draw:style="round" draw:dots1="1" draw:dots1-length="100%" draw:dots2="1" draw:dots2-length="100%" draw:distance="2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1" style:font-family-asian="游ゴシック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  <style:master-page style:name="PM3" style:page-layout-name="PM0" draw:style-name="Mdp1"/>
    <style:master-page style:name="PM4" style:page-layout-name="PM0" draw:style-name="Mdp1"/>
    <style:master-page style:name="PM5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8-22T17:06:09.511000000</dc:date>
    <meta:creation-date>2009-09-14T14:28:32Z</meta:creation-date>
    <meta:generator>LibreOffice/7.2.5.2$Windows_X86_64 LibreOffice_project/499f9727c189e6ef3471021d6132d4c694f357e5</meta:generator>
    <meta:editing-duration>PT12H17M9S</meta:editing-duration>
    <meta:editing-cycles>19</meta:editing-cycles>
    <meta:document-statistic meta:object-count="1444"/>
  </office:meta>
</office:document-meta>
</file>